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6000001693450829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6" svg:font-family="'Century Gothic'" style:font-adornments="Normal"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16.986cm" fo:margin-left="0.011cm" fo:margin-right="0.002cm" style:page-number="auto" fo:break-before="page" table:align="margins" style:may-break-between-rows="false"/>
    </style:style>
    <style:style style:name="Table1.A" style:family="table-column">
      <style:table-column-properties style:column-width="1.111cm" style:rel-column-width="4287*"/>
    </style:style>
    <style:style style:name="Table1.B" style:family="table-column">
      <style:table-column-properties style:column-width="14.764cm" style:rel-column-width="56960*"/>
    </style:style>
    <style:style style:name="Table1.C" style:family="table-column">
      <style:table-column-properties style:column-width="1.111cm" style:rel-column-width="4288*"/>
    </style:style>
    <style:style style:name="Table1.1" style:family="table-row">
      <style:table-row-properties style:min-row-height="5.556cm"/>
    </style:style>
    <style:style style:name="Table1.A1" style:family="table-cell">
      <style:table-cell-properties style:vertical-align="bottom" fo:background-color="transparent" fo:padding="0.097cm" fo:border="none">
        <style:background-image/>
      </style:table-cell-properties>
    </style:style>
    <style:style style:name="Table1.2" style:family="table-row">
      <style:table-row-properties style:row-height="0.6cm"/>
    </style:style>
    <style:style style:name="Table1.A2" style:family="table-cell">
      <style:table-cell-properties fo:background-color="transparent" fo:padding="0.097cm" fo:border="none">
        <style:background-image/>
      </style:table-cell-properties>
    </style:style>
    <style:style style:name="Table1.3" style:family="table-row">
      <style:table-row-properties style:row-height="0.049cm"/>
    </style:style>
    <style:style style:name="Table1.A3" style:family="table-cell">
      <style:table-cell-properties fo:background-color="transparent" fo:padding="0.097cm" fo:border="none">
        <style:background-image/>
      </style:table-cell-properties>
    </style:style>
    <style:style style:name="Table1.B3" style:family="table-cell">
      <style:table-cell-properties fo:background-color="#000080" fo:padding="0.097cm" fo:border="none">
        <style:background-image/>
      </style:table-cell-properties>
    </style:style>
    <style:style style:name="Table1.C3" style:family="table-cell">
      <style:table-cell-properties fo:background-color="transparent" fo:padding="0.097cm" fo:border="none">
        <style:background-image/>
      </style:table-cell-properties>
    </style:style>
    <style:style style:name="Table1.A4" style:family="table-cell">
      <style:table-cell-properties fo:background-color="transparent" fo:padding="0.097cm" fo:border="none">
        <style:background-image/>
      </style:table-cell-properties>
    </style:style>
    <style:style style:name="Table1.5" style:family="table-row">
      <style:table-row-properties style:min-row-height="8.038cm"/>
    </style:style>
    <style:style style:name="Table1.A5" style:family="table-cell">
      <style:table-cell-properties fo:background-color="transparent" fo:padding="0.097cm" fo:border="none">
        <style:background-image/>
      </style:table-cell-properties>
    </style:style>
    <style:style style:name="Table1.6" style:family="table-row">
      <style:table-row-properties style:min-row-height="4.683cm"/>
    </style:style>
    <style:style style:name="Table1.A6" style:family="table-cell">
      <style:table-cell-properties fo:background-color="transparent" fo:padding="0.097cm" fo:border="none">
        <style:background-image/>
      </style:table-cell-properties>
    </style:style>
    <style:style style:name="Table1.7" style:family="table-row">
      <style:table-row-properties style:min-row-height="2.011cm"/>
    </style:style>
    <style:style style:name="Table1.A7" style:family="table-cell">
      <style:table-cell-properties fo:background-color="transparent"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1" style:family="table-row">
      <style:table-row-properties style:min-row-height="21.669cm"/>
    </style:style>
    <style:style style:name="Tableau31.A1" style:family="table-cell">
      <style:table-cell-properties style:vertical-align="bottom" fo:padding="0.097cm" fo:border="none"/>
    </style:style>
    <style:style style:name="Tableau30" style:family="table">
      <style:table-properties style:width="17.013cm" fo:margin-left="0cm" fo:margin-right="-0.014cm" fo:break-before="auto" fo:break-after="auto" table:align="margins"/>
    </style:style>
    <style:style style:name="Tableau30.A" style:family="table-column">
      <style:table-column-properties style:column-width="1.588cm" style:rel-column-width="6115*"/>
    </style:style>
    <style:style style:name="Tableau30.B" style:family="table-column">
      <style:table-column-properties style:column-width="2.06cm" style:rel-column-width="7936*"/>
    </style:style>
    <style:style style:name="Tableau30.C" style:family="table-column">
      <style:table-column-properties style:column-width="7.574cm" style:rel-column-width="29176*"/>
    </style:style>
    <style:style style:name="Tableau30.D" style:family="table-column">
      <style:table-column-properties style:column-width="1.785cm" style:rel-column-width="6876*"/>
    </style:style>
    <style:style style:name="Tableau30.E" style:family="table-column">
      <style:table-column-properties style:column-width="2.051cm" style:rel-column-width="7902*"/>
    </style:style>
    <style:style style:name="Tableau30.F" style:family="table-column">
      <style:table-column-properties style:column-width="1.954cm" style:rel-column-width="7530*"/>
    </style:style>
    <style:style style:name="Tableau30.A1" style:family="table-cell" style:data-style-name="N100">
      <style:table-cell-properties fo:background-color="#e6e6ff" fo:padding="0.097cm"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97cm"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97cm" fo:border-left="0.05pt solid #000000" fo:border-right="none" fo:border-top="none" fo:border-bottom="0.05pt solid #000000"/>
    </style:style>
    <style:style style:name="Tableau30.B2" style:family="table-cell" style:data-style-name="N100">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none" fo:border-top="none" fo:border-bottom="0.05pt solid #000000"/>
    </style:style>
    <style:style style:name="Tableau30.D2" style:family="table-cell">
      <style:table-cell-properties fo:padding="0.097cm" fo:border-left="0.05pt solid #000000" fo:border-right="none" fo:border-top="none" fo:border-bottom="0.05pt solid #000000"/>
    </style:style>
    <style:style style:name="Tableau30.E2" style:family="table-cell">
      <style:table-cell-properties fo:padding="0.097cm" fo:border-left="0.05pt solid #000000" fo:border-right="none" fo:border-top="none" fo:border-bottom="0.05pt solid #000000"/>
    </style:style>
    <style:style style:name="Tableau30.F2" style:family="table-cell">
      <style:table-cell-properties fo:padding="0.097cm" fo:border-left="0.05pt solid #000000" fo:border-right="0.05pt solid #000000" fo:border-top="none" fo:border-bottom="0.05pt solid #000000"/>
    </style:style>
    <style:style style:name="Tableau30.3" style:family="table-row">
      <style:table-row-properties style:min-row-height="0.471cm"/>
    </style:style>
    <style:style style:name="Tableau30.A3" style:family="table-cell" style:data-style-name="N100">
      <style:table-cell-properties fo:padding="0.097cm" fo:border-left="0.05pt solid #000000" fo:border-right="none" fo:border-top="none" fo:border-bottom="1pt solid #000000"/>
    </style:style>
    <style:style style:name="Tableau30.B3" style:family="table-cell">
      <style:table-cell-properties fo:padding="0.097cm" fo:border-left="0.05pt solid #000000" fo:border-right="none" fo:border-top="none" fo:border-bottom="1pt solid #000000"/>
    </style:style>
    <style:style style:name="Tableau30.C3" style:family="table-cell">
      <style:table-cell-properties fo:padding="0.097cm" fo:border-left="0.05pt solid #000000" fo:border-right="none" fo:border-top="none" fo:border-bottom="1pt solid #000000"/>
    </style:style>
    <style:style style:name="Tableau30.D3" style:family="table-cell">
      <style:table-cell-properties fo:padding="0.097cm" fo:border-left="0.05pt solid #000000" fo:border-right="none" fo:border-top="none" fo:border-bottom="1pt solid #000000"/>
    </style:style>
    <style:style style:name="Tableau30.E3" style:family="table-cell">
      <style:table-cell-properties fo:padding="0.097cm" fo:border-left="0.05pt solid #000000" fo:border-right="none" fo:border-top="none" fo:border-bottom="1pt solid #000000"/>
    </style:style>
    <style:style style:name="Tableau30.F3" style:family="table-cell">
      <style:table-cell-properties fo:padding="0.097cm" fo:border-left="0.05pt solid #000000" fo:border-right="0.05pt solid #000000" fo:border-top="none" fo:border-bottom="1pt solid #000000"/>
    </style:style>
    <style:style style:name="Tableau30.A4" style:family="table-cell" style:data-style-name="N100">
      <style:table-cell-properties fo:padding="0.097cm" fo:border-left="0.05pt solid #000000" fo:border-right="none" fo:border-top="none" fo:border-bottom="1pt solid #000000"/>
    </style:style>
    <style:style style:name="Tableau30.B4" style:family="table-cell">
      <style:table-cell-properties fo:padding="0.097cm" fo:border-left="0.05pt solid #000000" fo:border-right="none" fo:border-top="none" fo:border-bottom="1pt solid #000000"/>
    </style:style>
    <style:style style:name="Tableau30.C4" style:family="table-cell">
      <style:table-cell-properties fo:padding="0.097cm" fo:border-left="0.05pt solid #000000" fo:border-right="none" fo:border-top="none" fo:border-bottom="1pt solid #000000"/>
    </style:style>
    <style:style style:name="Tableau30.D4" style:family="table-cell">
      <style:table-cell-properties fo:padding="0.097cm" fo:border-left="0.05pt solid #000000" fo:border-right="none" fo:border-top="none" fo:border-bottom="1pt solid #000000"/>
    </style:style>
    <style:style style:name="Tableau30.E4" style:family="table-cell">
      <style:table-cell-properties fo:padding="0.097cm" fo:border-left="0.05pt solid #000000" fo:border-right="none" fo:border-top="none" fo:border-bottom="1pt solid #000000"/>
    </style:style>
    <style:style style:name="Tableau30.F4" style:family="table-cell">
      <style:table-cell-properties fo:padding="0.097cm" fo:border-left="0.05pt solid #000000" fo:border-right="0.05pt solid #000000" fo:border-top="none" fo:border-bottom="1pt solid #000000"/>
    </style:style>
    <style:style style:name="Tableau30.A5" style:family="table-cell" style:data-style-name="N100">
      <style:table-cell-properties fo:padding="0.097cm" fo:border-left="0.05pt solid #000000" fo:border-right="none" fo:border-top="none" fo:border-bottom="1pt solid #000000"/>
    </style:style>
    <style:style style:name="Tableau30.B5" style:family="table-cell">
      <style:table-cell-properties fo:padding="0.097cm" fo:border-left="0.05pt solid #000000" fo:border-right="none" fo:border-top="none" fo:border-bottom="1pt solid #000000"/>
    </style:style>
    <style:style style:name="Tableau30.C5" style:family="table-cell">
      <style:table-cell-properties fo:padding="0.097cm" fo:border-left="0.05pt solid #000000" fo:border-right="none" fo:border-top="none" fo:border-bottom="1pt solid #000000"/>
    </style:style>
    <style:style style:name="Tableau30.D5" style:family="table-cell">
      <style:table-cell-properties fo:padding="0.097cm" fo:border-left="0.05pt solid #000000" fo:border-right="none" fo:border-top="none" fo:border-bottom="1pt solid #000000"/>
    </style:style>
    <style:style style:name="Tableau30.E5" style:family="table-cell">
      <style:table-cell-properties fo:padding="0.097cm" fo:border-left="0.05pt solid #000000" fo:border-right="none" fo:border-top="none" fo:border-bottom="1pt solid #000000"/>
    </style:style>
    <style:style style:name="Tableau30.F5" style:family="table-cell">
      <style:table-cell-properties fo:padding="0.097cm" fo:border-left="0.05pt solid #000000" fo:border-right="0.05pt solid #000000" fo:border-top="none" fo:border-bottom="1pt solid #000000"/>
    </style:style>
    <style:style style:name="Tableau30.A6" style:family="table-cell" style:data-style-name="N100">
      <style:table-cell-properties fo:padding="0.097cm" fo:border-left="0.05pt solid #000000" fo:border-right="none" fo:border-top="none" fo:border-bottom="1pt solid #000000"/>
    </style:style>
    <style:style style:name="Tableau30.B6" style:family="table-cell">
      <style:table-cell-properties fo:padding="0.097cm" fo:border-left="0.05pt solid #000000" fo:border-right="none" fo:border-top="none" fo:border-bottom="1pt solid #000000"/>
    </style:style>
    <style:style style:name="Tableau30.C6" style:family="table-cell">
      <style:table-cell-properties fo:padding="0.097cm" fo:border-left="0.05pt solid #000000" fo:border-right="none" fo:border-top="none" fo:border-bottom="1pt solid #000000"/>
    </style:style>
    <style:style style:name="Tableau30.D6" style:family="table-cell">
      <style:table-cell-properties fo:padding="0.097cm" fo:border-left="0.05pt solid #000000" fo:border-right="none" fo:border-top="none" fo:border-bottom="1pt solid #000000"/>
    </style:style>
    <style:style style:name="Tableau30.E6" style:family="table-cell">
      <style:table-cell-properties fo:padding="0.097cm" fo:border-left="0.05pt solid #000000" fo:border-right="none" fo:border-top="none" fo:border-bottom="1pt solid #000000"/>
    </style:style>
    <style:style style:name="Tableau30.F6" style:family="table-cell">
      <style:table-cell-properties fo:padding="0.097cm" fo:border-left="0.05pt solid #000000" fo:border-right="0.05pt solid #000000" fo:border-top="none" fo:border-bottom="1pt solid #000000"/>
    </style:style>
    <style:style style:name="Tableau30.A7" style:family="table-cell" style:data-style-name="N100">
      <style:table-cell-properties fo:padding="0.097cm" fo:border-left="0.05pt solid #000000" fo:border-right="none" fo:border-top="none" fo:border-bottom="1pt solid #000000"/>
    </style:style>
    <style:style style:name="Tableau30.B7" style:family="table-cell">
      <style:table-cell-properties fo:padding="0.097cm" fo:border-left="0.05pt solid #000000" fo:border-right="none" fo:border-top="none" fo:border-bottom="1pt solid #000000"/>
    </style:style>
    <style:style style:name="Tableau30.C7" style:family="table-cell">
      <style:table-cell-properties fo:padding="0.097cm" fo:border-left="0.05pt solid #000000" fo:border-right="none" fo:border-top="none" fo:border-bottom="1pt solid #000000"/>
    </style:style>
    <style:style style:name="Tableau30.D7" style:family="table-cell">
      <style:table-cell-properties fo:padding="0.097cm" fo:border-left="0.05pt solid #000000" fo:border-right="none" fo:border-top="none" fo:border-bottom="1pt solid #000000"/>
    </style:style>
    <style:style style:name="Tableau30.E7" style:family="table-cell">
      <style:table-cell-properties fo:padding="0.097cm" fo:border-left="0.05pt solid #000000" fo:border-right="none" fo:border-top="none" fo:border-bottom="1pt solid #000000"/>
    </style:style>
    <style:style style:name="Tableau30.F7" style:family="table-cell">
      <style:table-cell-properties fo:padding="0.097cm" fo:border-left="0.05pt solid #000000" fo:border-right="0.05pt solid #000000" fo:border-top="none" fo:border-bottom="1pt solid #000000"/>
    </style:style>
    <style:style style:name="Tableau30.A8" style:family="table-cell" style:data-style-name="N100">
      <style:table-cell-properties fo:padding="0.097cm" fo:border-left="0.05pt solid #000000" fo:border-right="none" fo:border-top="none" fo:border-bottom="1pt solid #000000"/>
    </style:style>
    <style:style style:name="Tableau30.B8" style:family="table-cell">
      <style:table-cell-properties fo:padding="0.097cm" fo:border-left="0.05pt solid #000000" fo:border-right="none" fo:border-top="none" fo:border-bottom="1pt solid #000000"/>
    </style:style>
    <style:style style:name="Tableau30.C8" style:family="table-cell">
      <style:table-cell-properties fo:padding="0.097cm" fo:border-left="0.05pt solid #000000" fo:border-right="none" fo:border-top="none" fo:border-bottom="1pt solid #000000"/>
    </style:style>
    <style:style style:name="Tableau30.D8" style:family="table-cell">
      <style:table-cell-properties fo:padding="0.097cm" fo:border-left="0.05pt solid #000000" fo:border-right="none" fo:border-top="none" fo:border-bottom="1pt solid #000000"/>
    </style:style>
    <style:style style:name="Tableau30.E8" style:family="table-cell">
      <style:table-cell-properties fo:padding="0.097cm" fo:border-left="0.05pt solid #000000" fo:border-right="none" fo:border-top="none" fo:border-bottom="1pt solid #000000"/>
    </style:style>
    <style:style style:name="Tableau30.F8" style:family="table-cell">
      <style:table-cell-properties fo:padding="0.097cm" fo:border-left="0.05pt solid #000000" fo:border-right="0.05pt solid #000000" fo:border-top="none" fo:border-bottom="1pt solid #000000"/>
    </style:style>
    <style:style style:name="Tableau30.A9" style:family="table-cell" style:data-style-name="N100">
      <style:table-cell-properties fo:padding="0.097cm" fo:border-left="0.05pt solid #000000" fo:border-right="none" fo:border-top="none" fo:border-bottom="1pt solid #000000"/>
    </style:style>
    <style:style style:name="Tableau30.B9" style:family="table-cell">
      <style:table-cell-properties fo:padding="0.097cm" fo:border-left="0.05pt solid #000000" fo:border-right="none" fo:border-top="none" fo:border-bottom="1pt solid #000000"/>
    </style:style>
    <style:style style:name="Tableau30.C9" style:family="table-cell">
      <style:table-cell-properties fo:padding="0.097cm" fo:border-left="0.05pt solid #000000" fo:border-right="none" fo:border-top="none" fo:border-bottom="1pt solid #000000"/>
    </style:style>
    <style:style style:name="Tableau30.D9" style:family="table-cell">
      <style:table-cell-properties fo:padding="0.097cm" fo:border-left="0.05pt solid #000000" fo:border-right="none" fo:border-top="none" fo:border-bottom="1pt solid #000000"/>
    </style:style>
    <style:style style:name="Tableau30.E9" style:family="table-cell">
      <style:table-cell-properties fo:padding="0.097cm" fo:border-left="0.05pt solid #000000" fo:border-right="none" fo:border-top="none" fo:border-bottom="1pt solid #000000"/>
    </style:style>
    <style:style style:name="Tableau30.F9" style:family="table-cell">
      <style:table-cell-properties fo:padding="0.097cm" fo:border-left="0.05pt solid #000000" fo:border-right="0.05pt solid #000000" fo:border-top="none" fo:border-bottom="1pt solid #000000"/>
    </style:style>
    <style:style style:name="Tableau30.A10" style:family="table-cell" style:data-style-name="N100">
      <style:table-cell-properties fo:padding="0.097cm" fo:border-left="0.05pt solid #000000" fo:border-right="none" fo:border-top="none" fo:border-bottom="1pt solid #000000"/>
    </style:style>
    <style:style style:name="Tableau30.B10" style:family="table-cell">
      <style:table-cell-properties fo:padding="0.097cm" fo:border-left="0.05pt solid #000000" fo:border-right="none" fo:border-top="none" fo:border-bottom="1pt solid #000000"/>
    </style:style>
    <style:style style:name="Tableau30.C10" style:family="table-cell">
      <style:table-cell-properties fo:padding="0.097cm" fo:border-left="0.05pt solid #000000" fo:border-right="none" fo:border-top="none" fo:border-bottom="1pt solid #000000"/>
    </style:style>
    <style:style style:name="Tableau30.D10" style:family="table-cell">
      <style:table-cell-properties fo:padding="0.097cm" fo:border-left="0.05pt solid #000000" fo:border-right="none" fo:border-top="none" fo:border-bottom="1pt solid #000000"/>
    </style:style>
    <style:style style:name="Tableau30.E10" style:family="table-cell">
      <style:table-cell-properties fo:padding="0.097cm" fo:border-left="0.05pt solid #000000" fo:border-right="none" fo:border-top="none" fo:border-bottom="1pt solid #000000"/>
    </style:style>
    <style:style style:name="Tableau30.F10" style:family="table-cell">
      <style:table-cell-properties fo:padding="0.097cm" fo:border-left="0.05pt solid #000000" fo:border-right="0.05pt solid #000000" fo:border-top="none" fo:border-bottom="1pt solid #000000"/>
    </style:style>
    <style:style style:name="Tableau30.A11" style:family="table-cell" style:data-style-name="N100">
      <style:table-cell-properties fo:padding="0.097cm" fo:border-left="0.05pt solid #000000" fo:border-right="none" fo:border-top="none" fo:border-bottom="1pt solid #000000"/>
    </style:style>
    <style:style style:name="Tableau30.B11" style:family="table-cell">
      <style:table-cell-properties fo:padding="0.097cm" fo:border-left="0.05pt solid #000000" fo:border-right="none" fo:border-top="none" fo:border-bottom="1pt solid #000000"/>
    </style:style>
    <style:style style:name="Tableau30.C11" style:family="table-cell">
      <style:table-cell-properties fo:padding="0.097cm" fo:border-left="0.05pt solid #000000" fo:border-right="none" fo:border-top="none" fo:border-bottom="1pt solid #000000"/>
    </style:style>
    <style:style style:name="Tableau30.D11" style:family="table-cell">
      <style:table-cell-properties fo:padding="0.097cm" fo:border-left="0.05pt solid #000000" fo:border-right="none" fo:border-top="none" fo:border-bottom="1pt solid #000000"/>
    </style:style>
    <style:style style:name="Tableau30.E11" style:family="table-cell">
      <style:table-cell-properties fo:padding="0.097cm" fo:border-left="0.05pt solid #000000" fo:border-right="none" fo:border-top="none" fo:border-bottom="1pt solid #000000"/>
    </style:style>
    <style:style style:name="Tableau30.F11" style:family="table-cell">
      <style:table-cell-properties fo:padding="0.097cm" fo:border-left="0.05pt solid #000000" fo:border-right="0.05pt solid #000000" fo:border-top="none" fo:border-bottom="1pt solid #000000"/>
    </style:style>
    <style:style style:name="Table5" style:family="table">
      <style:table-properties style:width="17cm" fo:margin-left="0cm" fo:margin-right="-0.002cm" table:align="margins"/>
    </style:style>
    <style:style style:name="Table5.A" style:family="table-column">
      <style:table-column-properties style:column-width="1.543cm" style:rel-column-width="5949*"/>
    </style:style>
    <style:style style:name="Table5.B" style:family="table-column">
      <style:table-column-properties style:column-width="4.389cm" style:rel-column-width="16917*"/>
    </style:style>
    <style:style style:name="Table5.C" style:family="table-column">
      <style:table-column-properties style:column-width="4.828cm" style:rel-column-width="18610*"/>
    </style:style>
    <style:style style:name="Table5.D" style:family="table-column">
      <style:table-column-properties style:column-width="6.241cm" style:rel-column-width="24059*"/>
    </style:style>
    <style:style style:name="Table5.A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5.D1" style:family="table-cell">
      <style:table-cell-properties fo:background-color="#e6e6ff" fo:padding="0.097cm" fo:border-left="0.05pt solid #000000" fo:border-right="0.05pt solid #000000" fo:border-top="1pt solid #000000" fo:border-bottom="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au3" style:family="table">
      <style:table-properties style:width="15.034cm" fo:margin-left="0.982cm" fo:margin-right="0.982cm" table:align="margins" fo:keep-with-next="auto"/>
    </style:style>
    <style:style style:name="Tableau3.A" style:family="table-column">
      <style:table-column-properties style:column-width="3.078cm" style:rel-column-width="13417*"/>
    </style:style>
    <style:style style:name="Tableau3.B" style:family="table-column">
      <style:table-column-properties style:column-width="11.956cm" style:rel-column-width="52118*"/>
    </style:style>
    <style:style style:name="Tableau3.A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97cm" fo:border-left="0.05pt solid #000000" fo:border-right="0.05pt solid #000000" fo:border-top="1pt solid #000000" fo:border-bottom="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7" style:family="table">
      <style:table-properties style:width="15.489cm" fo:margin-left="1.501cm" table:align="left" fo:keep-with-next="always"/>
    </style:style>
    <style:style style:name="Table7.A" style:family="table-column">
      <style:table-column-properties style:column-width="2.919cm"/>
    </style:style>
    <style:style style:name="Table7.B" style:family="table-column">
      <style:table-column-properties style:column-width="6.461cm"/>
    </style:style>
    <style:style style:name="Table7.C" style:family="table-column">
      <style:table-column-properties style:column-width="1.644cm"/>
    </style:style>
    <style:style style:name="Table7.D" style:family="table-column">
      <style:table-column-properties style:column-width="2.184cm"/>
    </style:style>
    <style:style style:name="Table7.E" style:family="table-column">
      <style:table-column-properties style:column-width="2.281cm"/>
    </style:style>
    <style:style style:name="Table7.A1" style:family="table-cell">
      <style:table-cell-properties fo:background-color="#e5ecf9" fo:padding="0.097cm"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97cm" fo:border="0.05pt solid #29166f">
        <style:background-image/>
      </style:table-cell-properties>
    </style:style>
    <style:style style:name="Table7.A2" style:family="table-cell">
      <style:table-cell-properties fo:padding="0.097cm" fo:border-left="0.05pt solid #29166f" fo:border-right="none" fo:border-top="none" fo:border-bottom="0.05pt solid #29166f"/>
    </style:style>
    <style:style style:name="Table7.B2" style:family="table-cell">
      <style:table-cell-properties fo:padding="0.097cm" fo:border-left="0.05pt solid #29166f" fo:border-right="none" fo:border-top="none" fo:border-bottom="0.05pt solid #29166f"/>
    </style:style>
    <style:style style:name="Table7.C2" style:family="table-cell">
      <style:table-cell-properties fo:padding="0.097cm" fo:border-left="0.05pt solid #29166f" fo:border-right="none" fo:border-top="none" fo:border-bottom="0.05pt solid #29166f"/>
    </style:style>
    <style:style style:name="Table7.D2" style:family="table-cell">
      <style:table-cell-properties fo:padding="0.097cm" fo:border-left="0.05pt solid #29166f" fo:border-right="none" fo:border-top="none" fo:border-bottom="0.05pt solid #29166f"/>
    </style:style>
    <style:style style:name="Table7.E2" style:family="table-cell">
      <style:table-cell-properties fo:padding="0.097cm" fo:border-left="0.05pt solid #29166f" fo:border-right="0.05pt solid #29166f" fo:border-top="none" fo:border-bottom="0.05pt solid #29166f"/>
    </style:style>
    <style:style style:name="Table7.A3" style:family="table-cell">
      <style:table-cell-properties fo:padding="0.097cm" fo:border-left="0.05pt solid #29166f" fo:border-right="none" fo:border-top="none" fo:border-bottom="0.05pt solid #29166f"/>
    </style:style>
    <style:style style:name="Table7.B3" style:family="table-cell">
      <style:table-cell-properties fo:padding="0.097cm" fo:border-left="0.05pt solid #29166f" fo:border-right="none" fo:border-top="none" fo:border-bottom="0.05pt solid #29166f"/>
    </style:style>
    <style:style style:name="Table7.C3" style:family="table-cell">
      <style:table-cell-properties fo:padding="0.097cm" fo:border-left="0.05pt solid #29166f" fo:border-right="none" fo:border-top="none" fo:border-bottom="0.05pt solid #29166f"/>
    </style:style>
    <style:style style:name="Table7.D3" style:family="table-cell">
      <style:table-cell-properties fo:padding="0.097cm" fo:border-left="0.05pt solid #29166f" fo:border-right="none" fo:border-top="none" fo:border-bottom="0.05pt solid #29166f"/>
    </style:style>
    <style:style style:name="Table7.E3" style:family="table-cell">
      <style:table-cell-properties fo:padding="0.097cm" fo:border-left="0.05pt solid #29166f" fo:border-right="0.05pt solid #29166f" fo:border-top="none" fo:border-bottom="0.05pt solid #29166f"/>
    </style:style>
    <style:style style:name="Table7.A4" style:family="table-cell">
      <style:table-cell-properties fo:padding="0.097cm" fo:border-left="0.05pt solid #29166f" fo:border-right="none" fo:border-top="none" fo:border-bottom="0.05pt solid #29166f"/>
    </style:style>
    <style:style style:name="Table7.B4" style:family="table-cell">
      <style:table-cell-properties fo:padding="0.097cm" fo:border-left="0.05pt solid #29166f" fo:border-right="none" fo:border-top="none" fo:border-bottom="0.05pt solid #29166f"/>
    </style:style>
    <style:style style:name="Table7.C4" style:family="table-cell">
      <style:table-cell-properties fo:padding="0.097cm" fo:border-left="0.05pt solid #29166f" fo:border-right="none" fo:border-top="none" fo:border-bottom="0.05pt solid #29166f"/>
    </style:style>
    <style:style style:name="Table7.D4" style:family="table-cell">
      <style:table-cell-properties fo:padding="0.097cm" fo:border-left="0.05pt solid #29166f" fo:border-right="none" fo:border-top="none" fo:border-bottom="0.05pt solid #29166f"/>
    </style:style>
    <style:style style:name="Table7.E4" style:family="table-cell">
      <style:table-cell-properties fo:padding="0.097cm" fo:border-left="0.05pt solid #29166f" fo:border-right="0.05pt solid #29166f" fo:border-top="none" fo:border-bottom="0.05pt solid #29166f"/>
    </style:style>
    <style:style style:name="Table7.A5" style:family="table-cell">
      <style:table-cell-properties fo:padding="0.097cm" fo:border-left="0.05pt solid #29166f" fo:border-right="none" fo:border-top="none" fo:border-bottom="0.05pt solid #29166f"/>
    </style:style>
    <style:style style:name="Table7.B5" style:family="table-cell">
      <style:table-cell-properties fo:padding="0.097cm" fo:border-left="0.05pt solid #29166f" fo:border-right="none" fo:border-top="none" fo:border-bottom="0.05pt solid #29166f"/>
    </style:style>
    <style:style style:name="Table7.C5" style:family="table-cell">
      <style:table-cell-properties fo:padding="0.097cm" fo:border-left="0.05pt solid #29166f" fo:border-right="none" fo:border-top="none" fo:border-bottom="0.05pt solid #29166f"/>
    </style:style>
    <style:style style:name="Table7.D5" style:family="table-cell">
      <style:table-cell-properties fo:padding="0.097cm" fo:border-left="0.05pt solid #29166f" fo:border-right="none" fo:border-top="none" fo:border-bottom="0.05pt solid #29166f"/>
    </style:style>
    <style:style style:name="Table7.E5" style:family="table-cell">
      <style:table-cell-properties fo:padding="0.097cm" fo:border-left="0.05pt solid #29166f" fo:border-right="0.05pt solid #29166f" fo:border-top="none" fo:border-bottom="0.05pt solid #29166f"/>
    </style:style>
    <style:style style:name="Table7.A6" style:family="table-cell">
      <style:table-cell-properties fo:padding="0.097cm" fo:border-left="0.05pt solid #29166f" fo:border-right="none" fo:border-top="none" fo:border-bottom="0.05pt solid #29166f"/>
    </style:style>
    <style:style style:name="Table7.B6" style:family="table-cell">
      <style:table-cell-properties fo:padding="0.097cm" fo:border-left="0.05pt solid #29166f" fo:border-right="none" fo:border-top="none" fo:border-bottom="0.05pt solid #29166f"/>
    </style:style>
    <style:style style:name="Table7.C6" style:family="table-cell">
      <style:table-cell-properties fo:padding="0.097cm" fo:border-left="0.05pt solid #29166f" fo:border-right="none" fo:border-top="none" fo:border-bottom="0.05pt solid #29166f"/>
    </style:style>
    <style:style style:name="Table7.D6" style:family="table-cell">
      <style:table-cell-properties fo:padding="0.097cm" fo:border-left="0.05pt solid #29166f" fo:border-right="none" fo:border-top="none" fo:border-bottom="0.05pt solid #29166f"/>
    </style:style>
    <style:style style:name="Table7.E6" style:family="table-cell">
      <style:table-cell-properties fo:padding="0.097cm" fo:border-left="0.05pt solid #29166f" fo:border-right="0.05pt solid #29166f" fo:border-top="none" fo:border-bottom="0.05pt solid #29166f"/>
    </style:style>
    <style:style style:name="Table7.A7" style:family="table-cell">
      <style:table-cell-properties fo:padding="0.097cm" fo:border-left="0.05pt solid #29166f" fo:border-right="none" fo:border-top="none" fo:border-bottom="0.05pt solid #29166f"/>
    </style:style>
    <style:style style:name="Table7.B7" style:family="table-cell">
      <style:table-cell-properties fo:padding="0.097cm" fo:border-left="0.05pt solid #29166f" fo:border-right="none" fo:border-top="none" fo:border-bottom="0.05pt solid #29166f"/>
    </style:style>
    <style:style style:name="Table7.C7" style:family="table-cell">
      <style:table-cell-properties fo:padding="0.097cm" fo:border-left="0.05pt solid #29166f" fo:border-right="none" fo:border-top="none" fo:border-bottom="0.05pt solid #29166f"/>
    </style:style>
    <style:style style:name="Table7.D7" style:family="table-cell">
      <style:table-cell-properties fo:padding="0.097cm" fo:border-left="0.05pt solid #29166f" fo:border-right="none" fo:border-top="none" fo:border-bottom="0.05pt solid #29166f"/>
    </style:style>
    <style:style style:name="Table7.E7" style:family="table-cell">
      <style:table-cell-properties fo:padding="0.097cm" fo:border-left="0.05pt solid #29166f" fo:border-right="0.05pt solid #29166f" fo:border-top="none" fo:border-bottom="0.05pt solid #29166f"/>
    </style:style>
    <style:style style:name="Table63" style:family="table">
      <style:table-properties style:width="14.487cm" fo:margin-left="2.498cm" table:align="left"/>
    </style:style>
    <style:style style:name="Table63.A" style:family="table-column">
      <style:table-column-properties style:column-width="7.011cm"/>
    </style:style>
    <style:style style:name="Table63.B" style:family="table-column">
      <style:table-column-properties style:column-width="7.475cm"/>
    </style:style>
    <style:style style:name="Table63.A1" style:family="table-cell">
      <style:table-cell-properties fo:padding="0.097cm" fo:border="none"/>
    </style:style>
    <style:style style:name="Table19" style:family="table">
      <style:table-properties style:width="15.499cm" table:align="right"/>
    </style:style>
    <style:style style:name="Table19.A" style:family="table-column">
      <style:table-column-properties style:column-width="0.66cm"/>
    </style:style>
    <style:style style:name="Table19.B" style:family="table-column">
      <style:table-column-properties style:column-width="1.52cm"/>
    </style:style>
    <style:style style:name="Table19.C" style:family="table-column">
      <style:table-column-properties style:column-width="13.319cm"/>
    </style:style>
    <style:style style:name="Table19.A1" style:family="table-cell">
      <style:table-cell-properties fo:background-color="#ecf3ff" fo:padding="0.097cm" fo:border-left="0.05pt solid #000000" fo:border-right="none" fo:border-top="none" fo:border-bottom="none">
        <style:background-image/>
      </style:table-cell-properties>
    </style:style>
    <style:style style:name="Table19.B1" style:family="table-cell">
      <style:table-cell-properties fo:background-color="#ecf3ff" fo:padding="0.097cm" fo:border="none">
        <style:background-image/>
      </style:table-cell-properties>
    </style:style>
    <style:style style:name="Table19.C1" style:family="table-cell">
      <style:table-cell-properties fo:background-color="#ecf3ff" fo:padding="0.097cm" fo:border-left="none" fo:border-right="0.05pt solid #000000" fo:border-top="none" fo:border-bottom="none">
        <style:background-image/>
      </style:table-cell-properties>
    </style:style>
    <style:style style:name="Table2" style:family="table">
      <style:table-properties style:width="15.499cm" table:align="right"/>
    </style:style>
    <style:style style:name="Table2.A" style:family="table-column">
      <style:table-column-properties style:column-width="0.66cm"/>
    </style:style>
    <style:style style:name="Table2.B" style:family="table-column">
      <style:table-column-properties style:column-width="1.52cm"/>
    </style:style>
    <style:style style:name="Table2.C" style:family="table-column">
      <style:table-column-properties style:column-width="4.413cm"/>
    </style:style>
    <style:style style:name="Table2.D" style:family="table-column">
      <style:table-column-properties style:column-width="8.906cm"/>
    </style:style>
    <style:style style:name="Table2.A1" style:family="table-cell">
      <style:table-cell-properties fo:background-color="#ecf1ff" fo:padding="0.097cm" fo:border-left="0.05pt solid #000000" fo:border-right="none" fo:border-top="none" fo:border-bottom="none">
        <style:background-image/>
      </style:table-cell-properties>
    </style:style>
    <style:style style:name="Table2.B1" style:family="table-cell">
      <style:table-cell-properties fo:background-color="#ecf1ff" fo:padding="0.097cm" fo:border="none">
        <style:background-image/>
      </style:table-cell-properties>
    </style:style>
    <style:style style:name="Table2.C1" style:family="table-cell">
      <style:table-cell-properties fo:background-color="#ecf1ff" fo:padding="0.097cm" fo:border-left="none" fo:border-right="0.05pt solid #000000" fo:border-top="none" fo:border-bottom="none">
        <style:background-image/>
      </style:table-cell-properties>
    </style:style>
    <style:style style:name="Table14" style:family="table">
      <style:table-properties style:width="15.499cm" table:align="right"/>
    </style:style>
    <style:style style:name="Table14.A" style:family="table-column">
      <style:table-column-properties style:column-width="0.66cm"/>
    </style:style>
    <style:style style:name="Table14.B" style:family="table-column">
      <style:table-column-properties style:column-width="1.52cm"/>
    </style:style>
    <style:style style:name="Table14.C" style:family="table-column">
      <style:table-column-properties style:column-width="3.941cm"/>
    </style:style>
    <style:style style:name="Table14.D" style:family="table-column">
      <style:table-column-properties style:column-width="9.379cm"/>
    </style:style>
    <style:style style:name="Table14.A1" style:family="table-cell">
      <style:table-cell-properties fo:background-color="#ecf3ff" fo:padding="0.097cm" fo:border-left="0.05pt solid #000000" fo:border-right="none" fo:border-top="none" fo:border-bottom="none">
        <style:background-image/>
      </style:table-cell-properties>
    </style:style>
    <style:style style:name="Table14.B1" style:family="table-cell" style:data-style-name="N0">
      <style:table-cell-properties fo:background-color="#ecf3ff" fo:padding="0.097cm" fo:border="none">
        <style:background-image/>
      </style:table-cell-properties>
    </style:style>
    <style:style style:name="Table14.C1" style:family="table-cell">
      <style:table-cell-properties fo:background-color="#ecf3ff" fo:padding="0.097cm" fo:border-left="none" fo:border-right="0.05pt solid #000000" fo:border-top="none" fo:border-bottom="none">
        <style:background-image/>
      </style:table-cell-properties>
    </style:style>
    <style:style style:name="Table14.B2" style:family="table-cell">
      <style:table-cell-properties fo:background-color="#ecf3ff" fo:padding="0.097cm" fo:border="none">
        <style:background-image/>
      </style:table-cell-properties>
    </style:style>
    <style:style style:name="Table14.C2" style:family="table-cell">
      <style:table-cell-properties fo:background-color="#ecf3ff" fo:padding="0.097cm" fo:border="none">
        <style:background-image/>
      </style:table-cell-properties>
    </style:style>
    <style:style style:name="Table14.D2" style:family="table-cell">
      <style:table-cell-properties fo:background-color="#ecf3ff" fo:padding="0.097cm" fo:border-left="none" fo:border-right="0.05pt solid #000000" fo:border-top="none" fo:border-bottom="none">
        <style:background-image/>
      </style:table-cell-properties>
    </style:style>
    <style:style style:name="Table14.B3" style:family="table-cell">
      <style:table-cell-properties fo:background-color="#ecf3ff" fo:padding="0.097cm" fo:border="none">
        <style:background-image/>
      </style:table-cell-properties>
    </style:style>
    <style:style style:name="Table14.C3" style:family="table-cell">
      <style:table-cell-properties fo:background-color="#ecf3ff" fo:padding="0.097cm" fo:border="none">
        <style:background-image/>
      </style:table-cell-properties>
    </style:style>
    <style:style style:name="Table14.D3" style:family="table-cell">
      <style:table-cell-properties fo:background-color="#ecf3ff" fo:padding="0.097cm" fo:border-left="none" fo:border-right="0.05pt solid #000000" fo:border-top="none" fo:border-bottom="none">
        <style:background-image/>
      </style:table-cell-properties>
    </style:style>
    <style:style style:name="Table14.C4" style:family="table-cell">
      <style:table-cell-properties fo:background-color="#ecf3ff" fo:padding="0.097cm" fo:border-left="none" fo:border-right="0.05pt solid #000000" fo:border-top="none" fo:border-bottom="none">
        <style:background-image/>
      </style:table-cell-properties>
    </style:style>
    <style:style style:name="Table90" style:family="table">
      <style:table-properties style:width="15.499cm" table:align="right"/>
    </style:style>
    <style:style style:name="Table90.A" style:family="table-column">
      <style:table-column-properties style:column-width="0.66cm"/>
    </style:style>
    <style:style style:name="Table90.B" style:family="table-column">
      <style:table-column-properties style:column-width="1.52cm"/>
    </style:style>
    <style:style style:name="Table90.C" style:family="table-column">
      <style:table-column-properties style:column-width="4.523cm"/>
    </style:style>
    <style:style style:name="Table90.D" style:family="table-column">
      <style:table-column-properties style:column-width="8.797cm"/>
    </style:style>
    <style:style style:name="Table90.A1" style:family="table-cell">
      <style:table-cell-properties fo:background-color="#ecf1ff" fo:padding="0.097cm" fo:border-left="0.05pt solid #000000" fo:border-right="none" fo:border-top="none" fo:border-bottom="none">
        <style:background-image/>
      </style:table-cell-properties>
    </style:style>
    <style:style style:name="Table90.B1" style:family="table-cell">
      <style:table-cell-properties fo:background-color="#ecf1ff" fo:padding="0.097cm" fo:border="none">
        <style:background-image/>
      </style:table-cell-properties>
    </style:style>
    <style:style style:name="Table90.C1" style:family="table-cell">
      <style:table-cell-properties fo:background-color="#ecf1ff" fo:padding="0.097cm" fo:border-left="none" fo:border-right="0.05pt solid #000000" fo:border-top="none" fo:border-bottom="none">
        <style:background-image/>
      </style:table-cell-properties>
    </style:style>
    <style:style style:name="Table91" style:family="table">
      <style:table-properties style:width="15.499cm" table:align="right"/>
    </style:style>
    <style:style style:name="Table91.A" style:family="table-column">
      <style:table-column-properties style:column-width="0.66cm"/>
    </style:style>
    <style:style style:name="Table91.B" style:family="table-column">
      <style:table-column-properties style:column-width="1.52cm"/>
    </style:style>
    <style:style style:name="Table91.C" style:family="table-column">
      <style:table-column-properties style:column-width="3.941cm"/>
    </style:style>
    <style:style style:name="Table91.D" style:family="table-column">
      <style:table-column-properties style:column-width="9.379cm"/>
    </style:style>
    <style:style style:name="Table91.A1" style:family="table-cell">
      <style:table-cell-properties fo:background-color="#ecf3ff" fo:padding="0.097cm" fo:border-left="0.05pt solid #000000" fo:border-right="none" fo:border-top="none" fo:border-bottom="none">
        <style:background-image/>
      </style:table-cell-properties>
    </style:style>
    <style:style style:name="Table91.B1" style:family="table-cell" style:data-style-name="N0">
      <style:table-cell-properties fo:background-color="#ecf3ff" fo:padding="0.097cm" fo:border="none">
        <style:background-image/>
      </style:table-cell-properties>
    </style:style>
    <style:style style:name="Table91.C1" style:family="table-cell">
      <style:table-cell-properties fo:background-color="#ecf3ff" fo:padding="0.097cm" fo:border-left="none" fo:border-right="0.05pt solid #000000" fo:border-top="none" fo:border-bottom="none">
        <style:background-image/>
      </style:table-cell-properties>
    </style:style>
    <style:style style:name="Table91.B2" style:family="table-cell">
      <style:table-cell-properties fo:background-color="#ecf3ff" fo:padding="0.097cm" fo:border="none">
        <style:background-image/>
      </style:table-cell-properties>
    </style:style>
    <style:style style:name="Table91.C2" style:family="table-cell">
      <style:table-cell-properties fo:background-color="#ecf3ff" fo:padding="0.097cm" fo:border="none">
        <style:background-image/>
      </style:table-cell-properties>
    </style:style>
    <style:style style:name="Table91.D2" style:family="table-cell">
      <style:table-cell-properties fo:background-color="#ecf3ff" fo:padding="0.097cm" fo:border-left="none" fo:border-right="0.05pt solid #000000" fo:border-top="none" fo:border-bottom="none">
        <style:background-image/>
      </style:table-cell-properties>
    </style:style>
    <style:style style:name="Table91.B3" style:family="table-cell">
      <style:table-cell-properties fo:background-color="#ecf3ff" fo:padding="0.097cm" fo:border="none">
        <style:background-image/>
      </style:table-cell-properties>
    </style:style>
    <style:style style:name="Table91.C3" style:family="table-cell">
      <style:table-cell-properties fo:background-color="#ecf3ff" fo:padding="0.097cm" fo:border="none">
        <style:background-image/>
      </style:table-cell-properties>
    </style:style>
    <style:style style:name="Table91.D3" style:family="table-cell">
      <style:table-cell-properties fo:background-color="#ecf3ff" fo:padding="0.097cm" fo:border-left="none" fo:border-right="0.05pt solid #000000" fo:border-top="none" fo:border-bottom="none">
        <style:background-image/>
      </style:table-cell-properties>
    </style:style>
    <style:style style:name="Table91.B4" style:family="table-cell">
      <style:table-cell-properties fo:background-color="#ecf3ff" fo:padding="0.097cm" fo:border="none">
        <style:background-image/>
      </style:table-cell-properties>
    </style:style>
    <style:style style:name="Table91.C4" style:family="table-cell">
      <style:table-cell-properties fo:background-color="#ecf3ff" fo:padding="0.097cm" fo:border="none">
        <style:background-image/>
      </style:table-cell-properties>
    </style:style>
    <style:style style:name="Table91.D4" style:family="table-cell">
      <style:table-cell-properties fo:background-color="#ecf3ff" fo:padding="0.097cm" fo:border-left="none" fo:border-right="0.05pt solid #000000" fo:border-top="none" fo:border-bottom="none">
        <style:background-image/>
      </style:table-cell-properties>
    </style:style>
    <style:style style:name="Table91.B5" style:family="table-cell">
      <style:table-cell-properties fo:background-color="#ecf3ff" fo:padding="0.097cm" fo:border="none">
        <style:background-image/>
      </style:table-cell-properties>
    </style:style>
    <style:style style:name="Table91.C5" style:family="table-cell">
      <style:table-cell-properties fo:background-color="#ecf3ff" fo:padding="0.097cm" fo:border="none">
        <style:background-image/>
      </style:table-cell-properties>
    </style:style>
    <style:style style:name="Table91.D5" style:family="table-cell">
      <style:table-cell-properties fo:background-color="#ecf3ff" fo:padding="0.097cm" fo:border-left="none" fo:border-right="0.05pt solid #000000" fo:border-top="none" fo:border-bottom="none">
        <style:background-image/>
      </style:table-cell-properties>
    </style:style>
    <style:style style:name="Table91.B6" style:family="table-cell">
      <style:table-cell-properties fo:background-color="#ecf3ff" fo:padding="0.097cm" fo:border="none">
        <style:background-image/>
      </style:table-cell-properties>
    </style:style>
    <style:style style:name="Table91.C6" style:family="table-cell">
      <style:table-cell-properties fo:background-color="#ecf3ff" fo:padding="0.097cm" fo:border-left="none" fo:border-right="0.05pt solid #000000" fo:border-top="none" fo:border-bottom="none">
        <style:background-image/>
      </style:table-cell-properties>
    </style:style>
    <style:style style:name="Table15" style:family="table">
      <style:table-properties style:width="15.499cm" table:align="right"/>
    </style:style>
    <style:style style:name="Table15.A" style:family="table-column">
      <style:table-column-properties style:column-width="0.66cm"/>
    </style:style>
    <style:style style:name="Table15.B" style:family="table-column">
      <style:table-column-properties style:column-width="1.52cm"/>
    </style:style>
    <style:style style:name="Table15.C" style:family="table-column">
      <style:table-column-properties style:column-width="4.413cm"/>
    </style:style>
    <style:style style:name="Table15.D" style:family="table-column">
      <style:table-column-properties style:column-width="8.906cm"/>
    </style:style>
    <style:style style:name="Table15.A1" style:family="table-cell">
      <style:table-cell-properties fo:background-color="#ecf3ff" fo:padding="0.097cm" fo:border-left="0.05pt solid #000000" fo:border-right="none" fo:border-top="none" fo:border-bottom="none">
        <style:background-image/>
      </style:table-cell-properties>
    </style:style>
    <style:style style:name="Table15.B1" style:family="table-cell">
      <style:table-cell-properties fo:background-color="#ecf3ff" fo:padding="0.097cm" fo:border="none">
        <style:background-image/>
      </style:table-cell-properties>
    </style:style>
    <style:style style:name="Table15.C1" style:family="table-cell">
      <style:table-cell-properties fo:background-color="#ecf3ff" fo:padding="0.097cm" fo:border-left="none" fo:border-right="0.05pt solid #000000" fo:border-top="none" fo:border-bottom="none">
        <style:background-image/>
      </style:table-cell-properties>
    </style:style>
    <style:style style:name="Table16" style:family="table">
      <style:table-properties style:width="15.499cm" table:align="right"/>
    </style:style>
    <style:style style:name="Table16.A" style:family="table-column">
      <style:table-column-properties style:column-width="0.66cm"/>
    </style:style>
    <style:style style:name="Table16.B" style:family="table-column">
      <style:table-column-properties style:column-width="1.52cm"/>
    </style:style>
    <style:style style:name="Table16.C" style:family="table-column">
      <style:table-column-properties style:column-width="13.319cm"/>
    </style:style>
    <style:style style:name="Table16.A1" style:family="table-cell">
      <style:table-cell-properties fo:background-color="#ecf3ff" fo:padding="0.097cm" fo:border-left="0.05pt solid #000000" fo:border-right="none" fo:border-top="none" fo:border-bottom="none">
        <style:background-image/>
      </style:table-cell-properties>
    </style:style>
    <style:style style:name="Table16.B1" style:family="table-cell" style:data-style-name="N0">
      <style:table-cell-properties fo:background-color="#ecf3ff" fo:padding="0.097cm" fo:border="none">
        <style:background-image/>
      </style:table-cell-properties>
    </style:style>
    <style:style style:name="Table16.C1" style:family="table-cell">
      <style:table-cell-properties fo:background-color="#ecf3ff" fo:padding="0.097cm" fo:border-left="none" fo:border-right="0.05pt solid #000000" fo:border-top="none" fo:border-bottom="none">
        <style:background-image/>
      </style:table-cell-properties>
    </style:style>
    <style:style style:name="Table16.B2" style:family="table-cell">
      <style:table-cell-properties fo:background-color="#ecf3ff" fo:padding="0.097cm" fo:border="none">
        <style:background-image/>
      </style:table-cell-properties>
    </style:style>
    <style:style style:name="Table16.C2" style:family="table-cell">
      <style:table-cell-properties fo:background-color="#ecf3ff" fo:padding="0.097cm" fo:border-left="none" fo:border-right="0.05pt solid #000000" fo:border-top="none" fo:border-bottom="none">
        <style:background-image/>
      </style:table-cell-properties>
    </style:style>
    <style:style style:name="Table17" style:family="table">
      <style:table-properties style:width="15.501cm" fo:margin-left="1.499cm" table:align="left"/>
    </style:style>
    <style:style style:name="Table17.A" style:family="table-column">
      <style:table-column-properties style:column-width="0.66cm"/>
    </style:style>
    <style:style style:name="Table17.B" style:family="table-column">
      <style:table-column-properties style:column-width="1.52cm"/>
    </style:style>
    <style:style style:name="Table17.C" style:family="table-column">
      <style:table-column-properties style:column-width="4.523cm"/>
    </style:style>
    <style:style style:name="Table17.D" style:family="table-column">
      <style:table-column-properties style:column-width="8.798cm"/>
    </style:style>
    <style:style style:name="Table17.A1" style:family="table-cell">
      <style:table-cell-properties fo:background-color="#ecf3ff" fo:padding="0.097cm" fo:border-left="0.05pt solid #000000" fo:border-right="none" fo:border-top="none" fo:border-bottom="none">
        <style:background-image/>
      </style:table-cell-properties>
    </style:style>
    <style:style style:name="Table17.B1" style:family="table-cell">
      <style:table-cell-properties fo:background-color="#ecf3ff" fo:padding="0.097cm" fo:border="none">
        <style:background-image/>
      </style:table-cell-properties>
    </style:style>
    <style:style style:name="Table17.C1" style:family="table-cell">
      <style:table-cell-properties fo:background-color="#ecf3ff" fo:padding="0.097cm" fo:border-left="none" fo:border-right="0.05pt solid #000000" fo:border-top="none" fo:border-bottom="none">
        <style:background-image/>
      </style:table-cell-properties>
    </style:style>
    <style:style style:name="Table18" style:family="table">
      <style:table-properties style:width="15.499cm" table:align="right"/>
    </style:style>
    <style:style style:name="Table18.A" style:family="table-column">
      <style:table-column-properties style:column-width="0.66cm"/>
    </style:style>
    <style:style style:name="Table18.B" style:family="table-column">
      <style:table-column-properties style:column-width="1.52cm"/>
    </style:style>
    <style:style style:name="Table18.C" style:family="table-column">
      <style:table-column-properties style:column-width="13.319cm"/>
    </style:style>
    <style:style style:name="Table18.A1" style:family="table-cell">
      <style:table-cell-properties fo:background-color="#ecf3ff" fo:padding="0.097cm" fo:border-left="0.05pt solid #000000" fo:border-right="none" fo:border-top="none" fo:border-bottom="none">
        <style:background-image/>
      </style:table-cell-properties>
    </style:style>
    <style:style style:name="Table18.B1" style:family="table-cell" style:data-style-name="N0">
      <style:table-cell-properties fo:background-color="#ecf3ff" fo:padding="0.097cm" fo:border="none">
        <style:background-image/>
      </style:table-cell-properties>
    </style:style>
    <style:style style:name="Table18.C1" style:family="table-cell">
      <style:table-cell-properties fo:background-color="#ecf3ff" fo:padding="0.097cm" fo:border-left="none" fo:border-right="0.05pt solid #000000" fo:border-top="none" fo:border-bottom="none">
        <style:background-image/>
      </style:table-cell-properties>
    </style:style>
    <style:style style:name="Table18.B2" style:family="table-cell">
      <style:table-cell-properties fo:background-color="#ecf3ff" fo:padding="0.097cm" fo:border="none">
        <style:background-image/>
      </style:table-cell-properties>
    </style:style>
    <style:style style:name="Table18.C2" style:family="table-cell">
      <style:table-cell-properties fo:background-color="#ecf3ff" fo:padding="0.097cm" fo:border-left="none" fo:border-right="0.05pt solid #000000" fo:border-top="none" fo:border-bottom="none">
        <style:background-image/>
      </style:table-cell-properties>
    </style:style>
    <style:style style:name="Table20" style:family="table">
      <style:table-properties style:width="15.499cm" table:align="right"/>
    </style:style>
    <style:style style:name="Table20.A" style:family="table-column">
      <style:table-column-properties style:column-width="0.66cm"/>
    </style:style>
    <style:style style:name="Table20.B" style:family="table-column">
      <style:table-column-properties style:column-width="1.52cm"/>
    </style:style>
    <style:style style:name="Table20.C" style:family="table-column">
      <style:table-column-properties style:column-width="3.12cm"/>
    </style:style>
    <style:style style:name="Table20.D" style:family="table-column">
      <style:table-column-properties style:column-width="10.199cm"/>
    </style:style>
    <style:style style:name="Table20.A1" style:family="table-cell">
      <style:table-cell-properties fo:background-color="#ecf3ff" fo:padding="0.097cm" fo:border-left="0.05pt solid #000000" fo:border-right="none" fo:border-top="none" fo:border-bottom="none">
        <style:background-image/>
      </style:table-cell-properties>
    </style:style>
    <style:style style:name="Table20.B1" style:family="table-cell">
      <style:table-cell-properties fo:background-color="#ecf3ff" fo:padding="0.097cm" fo:border="none">
        <style:background-image/>
      </style:table-cell-properties>
    </style:style>
    <style:style style:name="Table20.C1" style:family="table-cell">
      <style:table-cell-properties fo:background-color="#ecf3ff" fo:padding="0.097cm" fo:border-left="none" fo:border-right="0.05pt solid #000000" fo:border-top="none" fo:border-bottom="none">
        <style:background-image/>
      </style:table-cell-properties>
    </style:style>
    <style:style style:name="Table22" style:family="table">
      <style:table-properties style:width="15.499cm" table:align="right"/>
    </style:style>
    <style:style style:name="Table22.A" style:family="table-column">
      <style:table-column-properties style:column-width="0.66cm"/>
    </style:style>
    <style:style style:name="Table22.B" style:family="table-column">
      <style:table-column-properties style:column-width="1.52cm"/>
    </style:style>
    <style:style style:name="Table22.C" style:family="table-column">
      <style:table-column-properties style:column-width="3.12cm"/>
    </style:style>
    <style:style style:name="Table22.D" style:family="table-column">
      <style:table-column-properties style:column-width="10.199cm"/>
    </style:style>
    <style:style style:name="Table22.A1" style:family="table-cell">
      <style:table-cell-properties fo:background-color="#ecf3ff" fo:padding="0.097cm" fo:border-left="0.05pt solid #000000" fo:border-right="none" fo:border-top="none" fo:border-bottom="none">
        <style:background-image/>
      </style:table-cell-properties>
    </style:style>
    <style:style style:name="Table22.B1" style:family="table-cell" style:data-style-name="N0">
      <style:table-cell-properties fo:background-color="#ecf3ff" fo:padding="0.097cm" fo:border="none">
        <style:background-image/>
      </style:table-cell-properties>
    </style:style>
    <style:style style:name="Table22.C1" style:family="table-cell">
      <style:table-cell-properties fo:background-color="#ecf3ff" fo:padding="0.097cm" fo:border-left="none" fo:border-right="0.05pt solid #000000" fo:border-top="none" fo:border-bottom="none">
        <style:background-image/>
      </style:table-cell-properties>
    </style:style>
    <style:style style:name="Table22.B2" style:family="table-cell">
      <style:table-cell-properties fo:background-color="#ecf3ff" fo:padding="0.097cm" fo:border="none">
        <style:background-image/>
      </style:table-cell-properties>
    </style:style>
    <style:style style:name="Table22.C2" style:family="table-cell">
      <style:table-cell-properties fo:background-color="#ecf3ff" fo:padding="0.097cm" fo:border="none">
        <style:background-image/>
      </style:table-cell-properties>
    </style:style>
    <style:style style:name="Table22.D2" style:family="table-cell">
      <style:table-cell-properties fo:background-color="#ecf3ff" fo:padding="0.097cm" fo:border-left="none" fo:border-right="0.05pt solid #000000" fo:border-top="none" fo:border-bottom="none">
        <style:background-image/>
      </style:table-cell-properties>
    </style:style>
    <style:style style:name="Table22.B3" style:family="table-cell">
      <style:table-cell-properties fo:background-color="#ecf3ff" fo:padding="0.097cm" fo:border="none">
        <style:background-image/>
      </style:table-cell-properties>
    </style:style>
    <style:style style:name="Table22.C3" style:family="table-cell">
      <style:table-cell-properties fo:background-color="#ecf3ff" fo:padding="0.097cm" fo:border="none">
        <style:background-image/>
      </style:table-cell-properties>
    </style:style>
    <style:style style:name="Table22.D3" style:family="table-cell">
      <style:table-cell-properties fo:background-color="#ecf3ff" fo:padding="0.097cm" fo:border-left="none" fo:border-right="0.05pt solid #000000" fo:border-top="none" fo:border-bottom="none">
        <style:background-image/>
      </style:table-cell-properties>
    </style:style>
    <style:style style:name="Table22.B4" style:family="table-cell">
      <style:table-cell-properties fo:background-color="#ecf3ff" fo:padding="0.097cm" fo:border="none">
        <style:background-image/>
      </style:table-cell-properties>
    </style:style>
    <style:style style:name="Table22.C4" style:family="table-cell">
      <style:table-cell-properties fo:background-color="#ecf3ff" fo:padding="0.097cm" fo:border="none">
        <style:background-image/>
      </style:table-cell-properties>
    </style:style>
    <style:style style:name="Table22.D4" style:family="table-cell">
      <style:table-cell-properties fo:background-color="#ecf3ff" fo:padding="0.097cm" fo:border-left="none" fo:border-right="0.05pt solid #000000" fo:border-top="none" fo:border-bottom="none">
        <style:background-image/>
      </style:table-cell-properties>
    </style:style>
    <style:style style:name="Table22.B5" style:family="table-cell">
      <style:table-cell-properties fo:background-color="#ecf3ff" fo:padding="0.097cm" fo:border="none">
        <style:background-image/>
      </style:table-cell-properties>
    </style:style>
    <style:style style:name="Table22.C5" style:family="table-cell">
      <style:table-cell-properties fo:background-color="#ecf3ff" fo:padding="0.097cm" fo:border="none">
        <style:background-image/>
      </style:table-cell-properties>
    </style:style>
    <style:style style:name="Table22.D5" style:family="table-cell">
      <style:table-cell-properties fo:background-color="#ecf3ff" fo:padding="0.097cm" fo:border-left="none" fo:border-right="0.05pt solid #000000" fo:border-top="none" fo:border-bottom="none">
        <style:background-image/>
      </style:table-cell-properties>
    </style:style>
    <style:style style:name="Table22.B6" style:family="table-cell">
      <style:table-cell-properties fo:background-color="#ecf3ff" fo:padding="0.097cm" fo:border="none">
        <style:background-image/>
      </style:table-cell-properties>
    </style:style>
    <style:style style:name="Table22.C6" style:family="table-cell">
      <style:table-cell-properties fo:background-color="#ecf3ff" fo:padding="0.097cm" fo:border-left="none" fo:border-right="0.05pt solid #000000" fo:border-top="none" fo:border-bottom="none">
        <style:background-image/>
      </style:table-cell-properties>
    </style:style>
    <style:style style:name="Table21" style:family="table">
      <style:table-properties style:width="15.499cm" table:align="right"/>
    </style:style>
    <style:style style:name="Table21.A" style:family="table-column">
      <style:table-column-properties style:column-width="0.66cm"/>
    </style:style>
    <style:style style:name="Table21.B" style:family="table-column">
      <style:table-column-properties style:column-width="1.52cm"/>
    </style:style>
    <style:style style:name="Table21.C" style:family="table-column">
      <style:table-column-properties style:column-width="3.12cm"/>
    </style:style>
    <style:style style:name="Table21.D" style:family="table-column">
      <style:table-column-properties style:column-width="10.199cm"/>
    </style:style>
    <style:style style:name="Table21.A1" style:family="table-cell">
      <style:table-cell-properties fo:background-color="#ecf3ff" fo:padding="0.097cm" fo:border-left="0.05pt solid #000000" fo:border-right="none" fo:border-top="none" fo:border-bottom="none">
        <style:background-image/>
      </style:table-cell-properties>
    </style:style>
    <style:style style:name="Table21.B1" style:family="table-cell">
      <style:table-cell-properties fo:background-color="#ecf3ff" fo:padding="0.097cm" fo:border="none">
        <style:background-image/>
      </style:table-cell-properties>
    </style:style>
    <style:style style:name="Table21.C1" style:family="table-cell">
      <style:table-cell-properties fo:background-color="#ecf3ff" fo:padding="0.097cm" fo:border-left="none" fo:border-right="0.05pt solid #000000" fo:border-top="none" fo:border-bottom="none">
        <style:background-image/>
      </style:table-cell-properties>
    </style:style>
    <style:style style:name="Table23" style:family="table">
      <style:table-properties style:width="15.499cm" table:align="right"/>
    </style:style>
    <style:style style:name="Table23.A" style:family="table-column">
      <style:table-column-properties style:column-width="0.66cm"/>
    </style:style>
    <style:style style:name="Table23.B" style:family="table-column">
      <style:table-column-properties style:column-width="1.52cm"/>
    </style:style>
    <style:style style:name="Table23.C" style:family="table-column">
      <style:table-column-properties style:column-width="13.319cm"/>
    </style:style>
    <style:style style:name="Table23.A1" style:family="table-cell">
      <style:table-cell-properties fo:background-color="#ecf3ff" fo:padding="0.097cm" fo:border-left="0.05pt solid #000000" fo:border-right="none" fo:border-top="none" fo:border-bottom="none">
        <style:background-image/>
      </style:table-cell-properties>
    </style:style>
    <style:style style:name="Table23.B1" style:family="table-cell" style:data-style-name="N0">
      <style:table-cell-properties fo:background-color="#ecf3ff" fo:padding="0.097cm" fo:border="none">
        <style:background-image/>
      </style:table-cell-properties>
    </style:style>
    <style:style style:name="Table23.C1" style:family="table-cell">
      <style:table-cell-properties fo:background-color="#ecf3ff" fo:padding="0.097cm" fo:border-left="none" fo:border-right="0.05pt solid #000000" fo:border-top="none" fo:border-bottom="none">
        <style:background-image/>
      </style:table-cell-properties>
    </style:style>
    <style:style style:name="Table23.C2" style:family="table-cell">
      <style:table-cell-properties fo:background-color="#ecf3ff" fo:padding="0.097cm" fo:border-left="none" fo:border-right="0.05pt solid #000000" fo:border-top="none" fo:border-bottom="none">
        <style:background-image/>
      </style:table-cell-properties>
    </style:style>
    <style:style style:name="Table8" style:family="table">
      <style:table-properties style:width="15.499cm" table:align="right"/>
    </style:style>
    <style:style style:name="Table8.A" style:family="table-column">
      <style:table-column-properties style:column-width="0.66cm"/>
    </style:style>
    <style:style style:name="Table8.B" style:family="table-column">
      <style:table-column-properties style:column-width="1.52cm"/>
    </style:style>
    <style:style style:name="Table8.C" style:family="table-column">
      <style:table-column-properties style:column-width="13.319cm"/>
    </style:style>
    <style:style style:name="Table8.A1" style:family="table-cell">
      <style:table-cell-properties fo:background-color="#ecf3ff" fo:padding="0.097cm" fo:border-left="0.05pt solid #000000" fo:border-right="none" fo:border-top="none" fo:border-bottom="none">
        <style:background-image/>
      </style:table-cell-properties>
    </style:style>
    <style:style style:name="Table8.B1" style:family="table-cell">
      <style:table-cell-properties fo:background-color="#ecf3ff" fo:padding="0.097cm" fo:border="none">
        <style:background-image/>
      </style:table-cell-properties>
    </style:style>
    <style:style style:name="Table8.C1" style:family="table-cell">
      <style:table-cell-properties fo:background-color="#ecf3ff" fo:padding="0.097cm" fo:border-left="none" fo:border-right="0.05pt solid #000000" fo:border-top="none" fo:border-bottom="none">
        <style:background-image/>
      </style:table-cell-properties>
    </style:style>
    <style:style style:name="Table9" style:family="table">
      <style:table-properties style:width="15.499cm" table:align="right"/>
    </style:style>
    <style:style style:name="Table9.A" style:family="table-column">
      <style:table-column-properties style:column-width="0.66cm"/>
    </style:style>
    <style:style style:name="Table9.B" style:family="table-column">
      <style:table-column-properties style:column-width="1.54cm"/>
    </style:style>
    <style:style style:name="Table9.C" style:family="table-column">
      <style:table-column-properties style:column-width="3.42cm"/>
    </style:style>
    <style:style style:name="Table9.D" style:family="table-column">
      <style:table-column-properties style:column-width="9.88cm"/>
    </style:style>
    <style:style style:name="Table9.A1" style:family="table-cell">
      <style:table-cell-properties fo:background-color="#ecf3ff" fo:padding="0.097cm" fo:border-left="0.05pt solid #000000" fo:border-right="none" fo:border-top="none" fo:border-bottom="none">
        <style:background-image/>
      </style:table-cell-properties>
    </style:style>
    <style:style style:name="Table9.B1" style:family="table-cell" style:data-style-name="N0">
      <style:table-cell-properties fo:background-color="#ecf3ff" fo:padding="0.097cm" fo:border="none">
        <style:background-image/>
      </style:table-cell-properties>
    </style:style>
    <style:style style:name="Table9.C1" style:family="table-cell">
      <style:table-cell-properties fo:background-color="#ecf3ff" fo:padding="0.097cm" fo:border-left="none" fo:border-right="0.05pt solid #000000" fo:border-top="none" fo:border-bottom="none">
        <style:background-image/>
      </style:table-cell-properties>
    </style:style>
    <style:style style:name="Table9.B2" style:family="table-cell">
      <style:table-cell-properties fo:background-color="#ecf3ff" fo:padding="0.097cm" fo:border="none">
        <style:background-image/>
      </style:table-cell-properties>
    </style:style>
    <style:style style:name="Table9.C2" style:family="table-cell">
      <style:table-cell-properties fo:background-color="#ecf3ff" fo:padding="0.097cm" fo:border="none">
        <style:background-image/>
      </style:table-cell-properties>
    </style:style>
    <style:style style:name="Table9.D2" style:family="table-cell">
      <style:table-cell-properties fo:background-color="#ecf3ff" fo:padding="0.097cm" fo:border-left="none" fo:border-right="0.05pt solid #000000" fo:border-top="none" fo:border-bottom="none">
        <style:background-image/>
      </style:table-cell-properties>
    </style:style>
    <style:style style:name="Table9.B3" style:family="table-cell">
      <style:table-cell-properties fo:background-color="#ecf3ff" fo:padding="0.097cm" fo:border="none">
        <style:background-image/>
      </style:table-cell-properties>
    </style:style>
    <style:style style:name="Table9.C3" style:family="table-cell">
      <style:table-cell-properties fo:background-color="#ecf3ff" fo:padding="0.097cm" fo:border-left="none" fo:border-right="0.05pt solid #000000" fo:border-top="none" fo:border-bottom="none">
        <style:background-image/>
      </style:table-cell-properties>
    </style:style>
    <style:style style:name="Table9.B4" style:family="table-cell">
      <style:table-cell-properties fo:background-color="#ecf3ff" fo:padding="0.097cm" fo:border="none">
        <style:background-image/>
      </style:table-cell-properties>
    </style:style>
    <style:style style:name="Table9.C4" style:family="table-cell">
      <style:table-cell-properties fo:background-color="#ecf3ff" fo:padding="0.097cm" fo:border="none">
        <style:background-image/>
      </style:table-cell-properties>
    </style:style>
    <style:style style:name="Table9.D4" style:family="table-cell">
      <style:table-cell-properties fo:background-color="#ecf3ff" fo:padding="0.097cm" fo:border-left="none" fo:border-right="0.05pt solid #000000" fo:border-top="none" fo:border-bottom="none">
        <style:background-image/>
      </style:table-cell-properties>
    </style:style>
    <style:style style:name="Table26" style:family="table">
      <style:table-properties style:width="15.499cm" table:align="right"/>
    </style:style>
    <style:style style:name="Table26.A" style:family="table-column">
      <style:table-column-properties style:column-width="0.66cm"/>
    </style:style>
    <style:style style:name="Table26.B" style:family="table-column">
      <style:table-column-properties style:column-width="1.52cm"/>
    </style:style>
    <style:style style:name="Table26.C" style:family="table-column">
      <style:table-column-properties style:column-width="13.319cm"/>
    </style:style>
    <style:style style:name="Table26.A1" style:family="table-cell">
      <style:table-cell-properties fo:background-color="#ecf3ff" fo:padding="0.097cm" fo:border-left="0.05pt solid #000000" fo:border-right="none" fo:border-top="none" fo:border-bottom="none">
        <style:background-image/>
      </style:table-cell-properties>
    </style:style>
    <style:style style:name="Table26.B1" style:family="table-cell">
      <style:table-cell-properties fo:background-color="#ecf3ff" fo:padding="0.097cm" fo:border="none">
        <style:background-image/>
      </style:table-cell-properties>
    </style:style>
    <style:style style:name="Table26.C1" style:family="table-cell">
      <style:table-cell-properties fo:background-color="#ecf3ff" fo:padding="0.097cm" fo:border-left="none" fo:border-right="0.05pt solid #000000" fo:border-top="none" fo:border-bottom="none">
        <style:background-image/>
      </style:table-cell-properties>
    </style:style>
    <style:style style:name="Table27" style:family="table">
      <style:table-properties style:width="15.499cm" table:align="right"/>
    </style:style>
    <style:style style:name="Table27.A" style:family="table-column">
      <style:table-column-properties style:column-width="0.66cm"/>
    </style:style>
    <style:style style:name="Table27.B" style:family="table-column">
      <style:table-column-properties style:column-width="1.54cm"/>
    </style:style>
    <style:style style:name="Table27.C" style:family="table-column">
      <style:table-column-properties style:column-width="3.42cm"/>
    </style:style>
    <style:style style:name="Table27.D" style:family="table-column">
      <style:table-column-properties style:column-width="9.88cm"/>
    </style:style>
    <style:style style:name="Table27.A1" style:family="table-cell">
      <style:table-cell-properties fo:background-color="#ecf3ff" fo:padding="0.097cm" fo:border-left="0.05pt solid #000000" fo:border-right="none" fo:border-top="none" fo:border-bottom="none">
        <style:background-image/>
      </style:table-cell-properties>
    </style:style>
    <style:style style:name="Table27.B1" style:family="table-cell" style:data-style-name="N0">
      <style:table-cell-properties fo:background-color="#ecf3ff" fo:padding="0.097cm" fo:border="none">
        <style:background-image/>
      </style:table-cell-properties>
    </style:style>
    <style:style style:name="Table27.C1" style:family="table-cell">
      <style:table-cell-properties fo:background-color="#ecf3ff" fo:padding="0.097cm" fo:border-left="none" fo:border-right="0.05pt solid #000000" fo:border-top="none" fo:border-bottom="none">
        <style:background-image/>
      </style:table-cell-properties>
    </style:style>
    <style:style style:name="Table27.B2" style:family="table-cell">
      <style:table-cell-properties fo:background-color="#ecf3ff" fo:padding="0.097cm" fo:border="none">
        <style:background-image/>
      </style:table-cell-properties>
    </style:style>
    <style:style style:name="Table27.C2" style:family="table-cell">
      <style:table-cell-properties fo:background-color="#ecf3ff" fo:padding="0.097cm" fo:border="none">
        <style:background-image/>
      </style:table-cell-properties>
    </style:style>
    <style:style style:name="Table27.D2" style:family="table-cell">
      <style:table-cell-properties fo:background-color="#ecf3ff" fo:padding="0.097cm" fo:border-left="none" fo:border-right="0.05pt solid #000000" fo:border-top="none" fo:border-bottom="none">
        <style:background-image/>
      </style:table-cell-properties>
    </style:style>
    <style:style style:name="Table27.B3" style:family="table-cell">
      <style:table-cell-properties fo:background-color="#ecf3ff" fo:padding="0.097cm" fo:border="none">
        <style:background-image/>
      </style:table-cell-properties>
    </style:style>
    <style:style style:name="Table27.C3" style:family="table-cell">
      <style:table-cell-properties fo:background-color="#ecf3ff" fo:padding="0.097cm" fo:border-left="none" fo:border-right="0.05pt solid #000000" fo:border-top="none" fo:border-bottom="none">
        <style:background-image/>
      </style:table-cell-properties>
    </style:style>
    <style:style style:name="Table27.B4" style:family="table-cell">
      <style:table-cell-properties fo:background-color="#ecf3ff" fo:padding="0.097cm" fo:border="none">
        <style:background-image/>
      </style:table-cell-properties>
    </style:style>
    <style:style style:name="Table27.C4" style:family="table-cell">
      <style:table-cell-properties fo:background-color="#ecf3ff" fo:padding="0.097cm" fo:border="none">
        <style:background-image/>
      </style:table-cell-properties>
    </style:style>
    <style:style style:name="Table27.D4" style:family="table-cell">
      <style:table-cell-properties fo:background-color="#ecf3ff" fo:padding="0.097cm" fo:border-left="none" fo:border-right="0.05pt solid #000000" fo:border-top="none" fo:border-bottom="none">
        <style:background-image/>
      </style:table-cell-properties>
    </style:style>
    <style:style style:name="Table24" style:family="table">
      <style:table-properties style:width="15.499cm" table:align="right"/>
    </style:style>
    <style:style style:name="Table24.A" style:family="table-column">
      <style:table-column-properties style:column-width="0.66cm"/>
    </style:style>
    <style:style style:name="Table24.B" style:family="table-column">
      <style:table-column-properties style:column-width="1.52cm"/>
    </style:style>
    <style:style style:name="Table24.C" style:family="table-column">
      <style:table-column-properties style:column-width="13.319cm"/>
    </style:style>
    <style:style style:name="Table24.A1" style:family="table-cell">
      <style:table-cell-properties fo:background-color="#ecf3ff" fo:padding="0.097cm" fo:border-left="0.05pt solid #000000" fo:border-right="none" fo:border-top="none" fo:border-bottom="none">
        <style:background-image/>
      </style:table-cell-properties>
    </style:style>
    <style:style style:name="Table24.B1" style:family="table-cell">
      <style:table-cell-properties fo:background-color="#ecf3ff" fo:padding="0.097cm" fo:border="none">
        <style:background-image/>
      </style:table-cell-properties>
    </style:style>
    <style:style style:name="Table24.C1" style:family="table-cell">
      <style:table-cell-properties fo:background-color="#ecf3ff" fo:padding="0.097cm" fo:border-left="none" fo:border-right="0.05pt solid #000000" fo:border-top="none" fo:border-bottom="none">
        <style:background-image/>
      </style:table-cell-properties>
    </style:style>
    <style:style style:name="Table25" style:family="table">
      <style:table-properties style:width="15.499cm" table:align="right"/>
    </style:style>
    <style:style style:name="Table25.A" style:family="table-column">
      <style:table-column-properties style:column-width="0.66cm"/>
    </style:style>
    <style:style style:name="Table25.B" style:family="table-column">
      <style:table-column-properties style:column-width="1.54cm"/>
    </style:style>
    <style:style style:name="Table25.C" style:family="table-column">
      <style:table-column-properties style:column-width="3.42cm"/>
    </style:style>
    <style:style style:name="Table25.D" style:family="table-column">
      <style:table-column-properties style:column-width="9.88cm"/>
    </style:style>
    <style:style style:name="Table25.A1" style:family="table-cell">
      <style:table-cell-properties fo:background-color="#ecf3ff" fo:padding="0.097cm" fo:border-left="0.05pt solid #000000" fo:border-right="none" fo:border-top="none" fo:border-bottom="none">
        <style:background-image/>
      </style:table-cell-properties>
    </style:style>
    <style:style style:name="Table25.B1" style:family="table-cell" style:data-style-name="N0">
      <style:table-cell-properties fo:background-color="#ecf3ff" fo:padding="0.097cm" fo:border="none">
        <style:background-image/>
      </style:table-cell-properties>
    </style:style>
    <style:style style:name="Table25.C1" style:family="table-cell">
      <style:table-cell-properties fo:background-color="#ecf3ff" fo:padding="0.097cm" fo:border-left="none" fo:border-right="0.05pt solid #000000" fo:border-top="none" fo:border-bottom="none">
        <style:background-image/>
      </style:table-cell-properties>
    </style:style>
    <style:style style:name="Table25.B2" style:family="table-cell">
      <style:table-cell-properties fo:background-color="#ecf3ff" fo:padding="0.097cm" fo:border="none">
        <style:background-image/>
      </style:table-cell-properties>
    </style:style>
    <style:style style:name="Table25.C2" style:family="table-cell">
      <style:table-cell-properties fo:background-color="#ecf3ff" fo:padding="0.097cm" fo:border="none">
        <style:background-image/>
      </style:table-cell-properties>
    </style:style>
    <style:style style:name="Table25.D2" style:family="table-cell">
      <style:table-cell-properties fo:background-color="#ecf3ff" fo:padding="0.097cm" fo:border-left="none" fo:border-right="0.05pt solid #000000" fo:border-top="none" fo:border-bottom="none">
        <style:background-image/>
      </style:table-cell-properties>
    </style:style>
    <style:style style:name="Table25.B3" style:family="table-cell">
      <style:table-cell-properties fo:background-color="#ecf3ff" fo:padding="0.097cm" fo:border="none">
        <style:background-image/>
      </style:table-cell-properties>
    </style:style>
    <style:style style:name="Table25.C3" style:family="table-cell">
      <style:table-cell-properties fo:background-color="#ecf3ff" fo:padding="0.097cm" fo:border-left="none" fo:border-right="0.05pt solid #000000" fo:border-top="none" fo:border-bottom="none">
        <style:background-image/>
      </style:table-cell-properties>
    </style:style>
    <style:style style:name="Table25.B4" style:family="table-cell">
      <style:table-cell-properties fo:background-color="#ecf3ff" fo:padding="0.097cm" fo:border="none">
        <style:background-image/>
      </style:table-cell-properties>
    </style:style>
    <style:style style:name="Table25.C4" style:family="table-cell">
      <style:table-cell-properties fo:background-color="#ecf3ff" fo:padding="0.097cm" fo:border="none">
        <style:background-image/>
      </style:table-cell-properties>
    </style:style>
    <style:style style:name="Table25.D4" style:family="table-cell">
      <style:table-cell-properties fo:background-color="#ecf3ff" fo:padding="0.097cm" fo:border-left="none" fo:border-right="0.05pt solid #000000" fo:border-top="none" fo:border-bottom="none">
        <style:background-image/>
      </style:table-cell-properties>
    </style:style>
    <style:style style:name="Table10" style:family="table">
      <style:table-properties style:width="15.499cm" table:align="right"/>
    </style:style>
    <style:style style:name="Table10.A" style:family="table-column">
      <style:table-column-properties style:column-width="0.66cm"/>
    </style:style>
    <style:style style:name="Table10.B" style:family="table-column">
      <style:table-column-properties style:column-width="1.52cm"/>
    </style:style>
    <style:style style:name="Table10.C" style:family="table-column">
      <style:table-column-properties style:column-width="13.319cm"/>
    </style:style>
    <style:style style:name="Table10.A1" style:family="table-cell">
      <style:table-cell-properties fo:background-color="#ecf3ff" fo:padding="0.097cm" fo:border-left="0.05pt solid #000000" fo:border-right="none" fo:border-top="none" fo:border-bottom="none">
        <style:background-image/>
      </style:table-cell-properties>
    </style:style>
    <style:style style:name="Table10.B1" style:family="table-cell">
      <style:table-cell-properties fo:background-color="#ecf3ff" fo:padding="0.097cm" fo:border="none">
        <style:background-image/>
      </style:table-cell-properties>
    </style:style>
    <style:style style:name="Table10.C1" style:family="table-cell">
      <style:table-cell-properties fo:background-color="#ecf3ff" fo:padding="0.097cm" fo:border-left="none" fo:border-right="0.05pt solid #000000" fo:border-top="none" fo:border-bottom="none">
        <style:background-image/>
      </style:table-cell-properties>
    </style:style>
    <style:style style:name="Table11" style:family="table">
      <style:table-properties style:width="15.499cm" table:align="right"/>
    </style:style>
    <style:style style:name="Table11.A" style:family="table-column">
      <style:table-column-properties style:column-width="0.66cm"/>
    </style:style>
    <style:style style:name="Table11.B" style:family="table-column">
      <style:table-column-properties style:column-width="1.54cm"/>
    </style:style>
    <style:style style:name="Table11.C" style:family="table-column">
      <style:table-column-properties style:column-width="3.42cm"/>
    </style:style>
    <style:style style:name="Table11.D" style:family="table-column">
      <style:table-column-properties style:column-width="9.88cm"/>
    </style:style>
    <style:style style:name="Table11.A1" style:family="table-cell">
      <style:table-cell-properties fo:background-color="#ecf3ff" fo:padding="0.097cm" fo:border-left="0.05pt solid #000000" fo:border-right="none" fo:border-top="none" fo:border-bottom="none">
        <style:background-image/>
      </style:table-cell-properties>
    </style:style>
    <style:style style:name="Table11.B1" style:family="table-cell" style:data-style-name="N0">
      <style:table-cell-properties fo:background-color="#ecf3ff" fo:padding="0.097cm" fo:border="none">
        <style:background-image/>
      </style:table-cell-properties>
    </style:style>
    <style:style style:name="Table11.C1" style:family="table-cell">
      <style:table-cell-properties fo:background-color="#ecf3ff" fo:padding="0.097cm" fo:border-left="none" fo:border-right="0.05pt solid #000000" fo:border-top="none" fo:border-bottom="none">
        <style:background-image/>
      </style:table-cell-properties>
    </style:style>
    <style:style style:name="Table11.B2" style:family="table-cell">
      <style:table-cell-properties fo:background-color="#ecf3ff" fo:padding="0.097cm" fo:border="none">
        <style:background-image/>
      </style:table-cell-properties>
    </style:style>
    <style:style style:name="Table11.C2" style:family="table-cell">
      <style:table-cell-properties fo:background-color="#ecf3ff" fo:padding="0.097cm" fo:border="none">
        <style:background-image/>
      </style:table-cell-properties>
    </style:style>
    <style:style style:name="Table11.D2" style:family="table-cell">
      <style:table-cell-properties fo:background-color="#ecf3ff" fo:padding="0.097cm" fo:border-left="none" fo:border-right="0.05pt solid #000000" fo:border-top="none" fo:border-bottom="none">
        <style:background-image/>
      </style:table-cell-properties>
    </style:style>
    <style:style style:name="Table11.B3" style:family="table-cell">
      <style:table-cell-properties fo:background-color="#ecf3ff" fo:padding="0.097cm" fo:border="none">
        <style:background-image/>
      </style:table-cell-properties>
    </style:style>
    <style:style style:name="Table11.C3" style:family="table-cell">
      <style:table-cell-properties fo:background-color="#ecf3ff" fo:padding="0.097cm" fo:border-left="none" fo:border-right="0.05pt solid #000000" fo:border-top="none" fo:border-bottom="none">
        <style:background-image/>
      </style:table-cell-properties>
    </style:style>
    <style:style style:name="Table11.B4" style:family="table-cell">
      <style:table-cell-properties fo:background-color="#ecf3ff" fo:padding="0.097cm" fo:border="none">
        <style:background-image/>
      </style:table-cell-properties>
    </style:style>
    <style:style style:name="Table11.C4" style:family="table-cell">
      <style:table-cell-properties fo:background-color="#ecf3ff" fo:padding="0.097cm" fo:border="none">
        <style:background-image/>
      </style:table-cell-properties>
    </style:style>
    <style:style style:name="Table11.D4" style:family="table-cell">
      <style:table-cell-properties fo:background-color="#ecf3ff" fo:padding="0.097cm" fo:border-left="none" fo:border-right="0.05pt solid #000000" fo:border-top="none" fo:border-bottom="none">
        <style:background-image/>
      </style:table-cell-properties>
    </style:style>
    <style:style style:name="Table29" style:family="table">
      <style:table-properties style:width="15.499cm" table:align="right"/>
    </style:style>
    <style:style style:name="Table29.A" style:family="table-column">
      <style:table-column-properties style:column-width="0.66cm"/>
    </style:style>
    <style:style style:name="Table29.B" style:family="table-column">
      <style:table-column-properties style:column-width="1.52cm"/>
    </style:style>
    <style:style style:name="Table29.C" style:family="table-column">
      <style:table-column-properties style:column-width="13.319cm"/>
    </style:style>
    <style:style style:name="Table29.A1" style:family="table-cell">
      <style:table-cell-properties fo:background-color="#ecf3ff" fo:padding="0.097cm" fo:border-left="0.05pt solid #000000" fo:border-right="none" fo:border-top="none" fo:border-bottom="none">
        <style:background-image/>
      </style:table-cell-properties>
    </style:style>
    <style:style style:name="Table29.B1" style:family="table-cell">
      <style:table-cell-properties fo:background-color="#ecf3ff" fo:padding="0.097cm" fo:border="none">
        <style:background-image/>
      </style:table-cell-properties>
    </style:style>
    <style:style style:name="Table29.C1" style:family="table-cell">
      <style:table-cell-properties fo:background-color="#ecf3ff" fo:padding="0.097cm" fo:border-left="none" fo:border-right="0.05pt solid #000000" fo:border-top="none" fo:border-bottom="none">
        <style:background-image/>
      </style:table-cell-properties>
    </style:style>
    <style:style style:name="Table30" style:family="table">
      <style:table-properties style:width="15.499cm" table:align="right"/>
    </style:style>
    <style:style style:name="Table30.A" style:family="table-column">
      <style:table-column-properties style:column-width="0.66cm"/>
    </style:style>
    <style:style style:name="Table30.B" style:family="table-column">
      <style:table-column-properties style:column-width="1.54cm"/>
    </style:style>
    <style:style style:name="Table30.C" style:family="table-column">
      <style:table-column-properties style:column-width="3.798cm"/>
    </style:style>
    <style:style style:name="Table30.D" style:family="table-column">
      <style:table-column-properties style:column-width="9.502cm"/>
    </style:style>
    <style:style style:name="Table30.A1" style:family="table-cell">
      <style:table-cell-properties fo:background-color="#ecf3ff" fo:padding="0.097cm" fo:border-left="0.05pt solid #000000" fo:border-right="none" fo:border-top="none" fo:border-bottom="none">
        <style:background-image/>
      </style:table-cell-properties>
    </style:style>
    <style:style style:name="Table30.B1" style:family="table-cell" style:data-style-name="N0">
      <style:table-cell-properties fo:background-color="#ecf3ff" fo:padding="0.097cm" fo:border="none">
        <style:background-image/>
      </style:table-cell-properties>
    </style:style>
    <style:style style:name="Table30.C1" style:family="table-cell">
      <style:table-cell-properties fo:background-color="#ecf3ff" fo:padding="0.097cm" fo:border-left="none" fo:border-right="0.05pt solid #000000" fo:border-top="none" fo:border-bottom="none">
        <style:background-image/>
      </style:table-cell-properties>
    </style:style>
    <style:style style:name="Table30.B2" style:family="table-cell">
      <style:table-cell-properties fo:background-color="#ecf3ff" fo:padding="0.097cm" fo:border="none">
        <style:background-image/>
      </style:table-cell-properties>
    </style:style>
    <style:style style:name="Table30.C2" style:family="table-cell">
      <style:table-cell-properties fo:background-color="#ecf3ff" fo:padding="0.097cm" fo:border="none">
        <style:background-image/>
      </style:table-cell-properties>
    </style:style>
    <style:style style:name="Table30.D2" style:family="table-cell">
      <style:table-cell-properties fo:background-color="#ecf3ff" fo:padding="0.097cm" fo:border-left="none" fo:border-right="0.05pt solid #000000" fo:border-top="none" fo:border-bottom="none">
        <style:background-image/>
      </style:table-cell-properties>
    </style:style>
    <style:style style:name="Table30.B3" style:family="table-cell">
      <style:table-cell-properties fo:background-color="#ecf3ff" fo:padding="0.097cm" fo:border="none">
        <style:background-image/>
      </style:table-cell-properties>
    </style:style>
    <style:style style:name="Table30.C3" style:family="table-cell">
      <style:table-cell-properties fo:background-color="#ecf3ff" fo:padding="0.097cm" fo:border="none">
        <style:background-image/>
      </style:table-cell-properties>
    </style:style>
    <style:style style:name="Table30.D3" style:family="table-cell">
      <style:table-cell-properties fo:background-color="#ecf3ff" fo:padding="0.097cm" fo:border-left="none" fo:border-right="0.05pt solid #000000" fo:border-top="none" fo:border-bottom="none">
        <style:background-image/>
      </style:table-cell-properties>
    </style:style>
    <style:style style:name="Table30.B4" style:family="table-cell">
      <style:table-cell-properties fo:background-color="#ecf3ff" fo:padding="0.097cm" fo:border="none">
        <style:background-image/>
      </style:table-cell-properties>
    </style:style>
    <style:style style:name="Table30.C4" style:family="table-cell">
      <style:table-cell-properties fo:background-color="#ecf3ff" fo:padding="0.097cm" fo:border="none">
        <style:background-image/>
      </style:table-cell-properties>
    </style:style>
    <style:style style:name="Table30.D4" style:family="table-cell">
      <style:table-cell-properties fo:background-color="#ecf3ff" fo:padding="0.097cm" fo:border-left="none" fo:border-right="0.05pt solid #000000" fo:border-top="none" fo:border-bottom="none">
        <style:background-image/>
      </style:table-cell-properties>
    </style:style>
    <style:style style:name="Table30.B5" style:family="table-cell">
      <style:table-cell-properties fo:background-color="#ecf3ff" fo:padding="0.097cm" fo:border="none">
        <style:background-image/>
      </style:table-cell-properties>
    </style:style>
    <style:style style:name="Table30.C5" style:family="table-cell">
      <style:table-cell-properties fo:background-color="#ecf3ff" fo:padding="0.097cm" fo:border="none">
        <style:background-image/>
      </style:table-cell-properties>
    </style:style>
    <style:style style:name="Table30.D5" style:family="table-cell">
      <style:table-cell-properties fo:background-color="#ecf3ff" fo:padding="0.097cm" fo:border-left="none" fo:border-right="0.05pt solid #000000" fo:border-top="none" fo:border-bottom="none">
        <style:background-image/>
      </style:table-cell-properties>
    </style:style>
    <style:style style:name="Table30.B6" style:family="table-cell">
      <style:table-cell-properties fo:background-color="#ecf3ff" fo:padding="0.097cm" fo:border="none">
        <style:background-image/>
      </style:table-cell-properties>
    </style:style>
    <style:style style:name="Table30.C6" style:family="table-cell">
      <style:table-cell-properties fo:background-color="#ecf3ff" fo:padding="0.097cm" fo:border="none">
        <style:background-image/>
      </style:table-cell-properties>
    </style:style>
    <style:style style:name="Table30.D6" style:family="table-cell">
      <style:table-cell-properties fo:background-color="#ecf3ff" fo:padding="0.097cm" fo:border-left="none" fo:border-right="0.05pt solid #000000" fo:border-top="none" fo:border-bottom="none">
        <style:background-image/>
      </style:table-cell-properties>
    </style:style>
    <style:style style:name="Table30.B7" style:family="table-cell">
      <style:table-cell-properties fo:background-color="#ecf3ff" fo:padding="0.097cm" fo:border="none">
        <style:background-image/>
      </style:table-cell-properties>
    </style:style>
    <style:style style:name="Table30.C7" style:family="table-cell">
      <style:table-cell-properties fo:background-color="#ecf3ff" fo:padding="0.097cm" fo:border="none">
        <style:background-image/>
      </style:table-cell-properties>
    </style:style>
    <style:style style:name="Table30.D7" style:family="table-cell">
      <style:table-cell-properties fo:background-color="#ecf3ff" fo:padding="0.097cm" fo:border-left="none" fo:border-right="0.05pt solid #000000" fo:border-top="none" fo:border-bottom="none">
        <style:background-image/>
      </style:table-cell-properties>
    </style:style>
    <style:style style:name="Table30.B8" style:family="table-cell">
      <style:table-cell-properties fo:background-color="#ecf3ff" fo:padding="0.097cm" fo:border="none">
        <style:background-image/>
      </style:table-cell-properties>
    </style:style>
    <style:style style:name="Table30.C8" style:family="table-cell">
      <style:table-cell-properties fo:background-color="#ecf3ff" fo:padding="0.097cm" fo:border="none">
        <style:background-image/>
      </style:table-cell-properties>
    </style:style>
    <style:style style:name="Table30.D8" style:family="table-cell">
      <style:table-cell-properties fo:background-color="#ecf3ff" fo:padding="0.097cm" fo:border-left="none" fo:border-right="0.05pt solid #000000" fo:border-top="none" fo:border-bottom="none">
        <style:background-image/>
      </style:table-cell-properties>
    </style:style>
    <style:style style:name="Table30.B9" style:family="table-cell">
      <style:table-cell-properties fo:background-color="#ecf3ff" fo:padding="0.097cm" fo:border="none">
        <style:background-image/>
      </style:table-cell-properties>
    </style:style>
    <style:style style:name="Table30.C9" style:family="table-cell">
      <style:table-cell-properties fo:background-color="#ecf3ff" fo:padding="0.097cm" fo:border="none">
        <style:background-image/>
      </style:table-cell-properties>
    </style:style>
    <style:style style:name="Table30.D9" style:family="table-cell">
      <style:table-cell-properties fo:background-color="#ecf3ff" fo:padding="0.097cm" fo:border-left="none" fo:border-right="0.05pt solid #000000" fo:border-top="none" fo:border-bottom="none">
        <style:background-image/>
      </style:table-cell-properties>
    </style:style>
    <style:style style:name="Table3" style:family="table">
      <style:table-properties style:width="15.499cm" table:align="right"/>
    </style:style>
    <style:style style:name="Table3.A" style:family="table-column">
      <style:table-column-properties style:column-width="0.66cm"/>
    </style:style>
    <style:style style:name="Table3.B" style:family="table-column">
      <style:table-column-properties style:column-width="1.52cm"/>
    </style:style>
    <style:style style:name="Table3.C" style:family="table-column">
      <style:table-column-properties style:column-width="13.319cm"/>
    </style:style>
    <style:style style:name="Table3.A1" style:family="table-cell">
      <style:table-cell-properties fo:background-color="#ecf3ff" fo:padding="0.097cm" fo:border-left="0.05pt solid #000000" fo:border-right="none" fo:border-top="none" fo:border-bottom="none">
        <style:background-image/>
      </style:table-cell-properties>
    </style:style>
    <style:style style:name="Table3.B1" style:family="table-cell">
      <style:table-cell-properties fo:background-color="#ecf3ff" fo:padding="0.097cm" fo:border="none">
        <style:background-image/>
      </style:table-cell-properties>
    </style:style>
    <style:style style:name="Table3.C1" style:family="table-cell">
      <style:table-cell-properties fo:background-color="#ecf3ff" fo:padding="0.097cm" fo:border-left="none" fo:border-right="0.05pt solid #000000" fo:border-top="none" fo:border-bottom="none">
        <style:background-image/>
      </style:table-cell-properties>
    </style:style>
    <style:style style:name="Table4" style:family="table">
      <style:table-properties style:width="15.499cm" table:align="right"/>
    </style:style>
    <style:style style:name="Table4.A" style:family="table-column">
      <style:table-column-properties style:column-width="0.66cm"/>
    </style:style>
    <style:style style:name="Table4.B" style:family="table-column">
      <style:table-column-properties style:column-width="1.54cm"/>
    </style:style>
    <style:style style:name="Table4.C" style:family="table-column">
      <style:table-column-properties style:column-width="3.798cm"/>
    </style:style>
    <style:style style:name="Table4.D" style:family="table-column">
      <style:table-column-properties style:column-width="9.502cm"/>
    </style:style>
    <style:style style:name="Table4.A1" style:family="table-cell">
      <style:table-cell-properties fo:background-color="#ecf3ff" fo:padding="0.097cm" fo:border-left="0.05pt solid #000000" fo:border-right="none" fo:border-top="none" fo:border-bottom="none">
        <style:background-image/>
      </style:table-cell-properties>
    </style:style>
    <style:style style:name="Table4.B1" style:family="table-cell" style:data-style-name="N0">
      <style:table-cell-properties fo:background-color="#ecf3ff" fo:padding="0.097cm" fo:border="none">
        <style:background-image/>
      </style:table-cell-properties>
    </style:style>
    <style:style style:name="Table4.C1" style:family="table-cell">
      <style:table-cell-properties fo:background-color="#ecf3ff" fo:padding="0.097cm" fo:border-left="none" fo:border-right="0.05pt solid #000000" fo:border-top="none" fo:border-bottom="none">
        <style:background-image/>
      </style:table-cell-properties>
    </style:style>
    <style:style style:name="Table4.B2" style:family="table-cell">
      <style:table-cell-properties fo:background-color="#ecf3ff" fo:padding="0.097cm" fo:border="none">
        <style:background-image/>
      </style:table-cell-properties>
    </style:style>
    <style:style style:name="Table4.C2" style:family="table-cell">
      <style:table-cell-properties fo:background-color="#ecf3ff" fo:padding="0.097cm" fo:border="none">
        <style:background-image/>
      </style:table-cell-properties>
    </style:style>
    <style:style style:name="Table4.D2" style:family="table-cell">
      <style:table-cell-properties fo:background-color="#ecf3ff" fo:padding="0.097cm" fo:border-left="none" fo:border-right="0.05pt solid #000000" fo:border-top="none" fo:border-bottom="none">
        <style:background-image/>
      </style:table-cell-properties>
    </style:style>
    <style:style style:name="Table4.B3" style:family="table-cell">
      <style:table-cell-properties fo:background-color="#ecf3ff" fo:padding="0.097cm" fo:border="none">
        <style:background-image/>
      </style:table-cell-properties>
    </style:style>
    <style:style style:name="Table4.C3" style:family="table-cell">
      <style:table-cell-properties fo:background-color="#ecf3ff" fo:padding="0.097cm" fo:border="none">
        <style:background-image/>
      </style:table-cell-properties>
    </style:style>
    <style:style style:name="Table4.D3" style:family="table-cell">
      <style:table-cell-properties fo:background-color="#ecf3ff" fo:padding="0.097cm" fo:border-left="none" fo:border-right="0.05pt solid #000000" fo:border-top="none" fo:border-bottom="none">
        <style:background-image/>
      </style:table-cell-properties>
    </style:style>
    <style:style style:name="Table4.B4" style:family="table-cell">
      <style:table-cell-properties fo:background-color="#ecf3ff" fo:padding="0.097cm" fo:border="none">
        <style:background-image/>
      </style:table-cell-properties>
    </style:style>
    <style:style style:name="Table4.C4" style:family="table-cell">
      <style:table-cell-properties fo:background-color="#ecf3ff" fo:padding="0.097cm" fo:border="none">
        <style:background-image/>
      </style:table-cell-properties>
    </style:style>
    <style:style style:name="Table4.D4" style:family="table-cell">
      <style:table-cell-properties fo:background-color="#ecf3ff" fo:padding="0.097cm" fo:border-left="none" fo:border-right="0.05pt solid #000000" fo:border-top="none" fo:border-bottom="none">
        <style:background-image/>
      </style:table-cell-properties>
    </style:style>
    <style:style style:name="Table4.B5" style:family="table-cell">
      <style:table-cell-properties fo:background-color="#ecf3ff" fo:padding="0.097cm" fo:border="none">
        <style:background-image/>
      </style:table-cell-properties>
    </style:style>
    <style:style style:name="Table4.C5" style:family="table-cell">
      <style:table-cell-properties fo:background-color="#ecf3ff" fo:padding="0.097cm" fo:border="none">
        <style:background-image/>
      </style:table-cell-properties>
    </style:style>
    <style:style style:name="Table4.D5" style:family="table-cell">
      <style:table-cell-properties fo:background-color="#ecf3ff" fo:padding="0.097cm" fo:border-left="none" fo:border-right="0.05pt solid #000000" fo:border-top="none" fo:border-bottom="none">
        <style:background-image/>
      </style:table-cell-properties>
    </style:style>
    <style:style style:name="Table4.B6" style:family="table-cell">
      <style:table-cell-properties fo:background-color="#ecf3ff" fo:padding="0.097cm" fo:border="none">
        <style:background-image/>
      </style:table-cell-properties>
    </style:style>
    <style:style style:name="Table4.C6" style:family="table-cell">
      <style:table-cell-properties fo:background-color="#ecf3ff" fo:padding="0.097cm" fo:border="none">
        <style:background-image/>
      </style:table-cell-properties>
    </style:style>
    <style:style style:name="Table4.D6" style:family="table-cell">
      <style:table-cell-properties fo:background-color="#ecf3ff" fo:padding="0.097cm" fo:border-left="none" fo:border-right="0.05pt solid #000000" fo:border-top="none" fo:border-bottom="none">
        <style:background-image/>
      </style:table-cell-properties>
    </style:style>
    <style:style style:name="Table4.B7" style:family="table-cell">
      <style:table-cell-properties fo:background-color="#ecf3ff" fo:padding="0.097cm" fo:border="none">
        <style:background-image/>
      </style:table-cell-properties>
    </style:style>
    <style:style style:name="Table4.C7" style:family="table-cell">
      <style:table-cell-properties fo:background-color="#ecf3ff" fo:padding="0.097cm" fo:border="none">
        <style:background-image/>
      </style:table-cell-properties>
    </style:style>
    <style:style style:name="Table4.D7" style:family="table-cell">
      <style:table-cell-properties fo:background-color="#ecf3ff" fo:padding="0.097cm" fo:border-left="none" fo:border-right="0.05pt solid #000000" fo:border-top="none" fo:border-bottom="none">
        <style:background-image/>
      </style:table-cell-properties>
    </style:style>
    <style:style style:name="Table4.B8" style:family="table-cell">
      <style:table-cell-properties fo:background-color="#ecf3ff" fo:padding="0.097cm" fo:border="none">
        <style:background-image/>
      </style:table-cell-properties>
    </style:style>
    <style:style style:name="Table4.C8" style:family="table-cell">
      <style:table-cell-properties fo:background-color="#ecf3ff" fo:padding="0.097cm" fo:border="none">
        <style:background-image/>
      </style:table-cell-properties>
    </style:style>
    <style:style style:name="Table4.D8" style:family="table-cell">
      <style:table-cell-properties fo:background-color="#ecf3ff" fo:padding="0.097cm" fo:border-left="none" fo:border-right="0.05pt solid #000000" fo:border-top="none" fo:border-bottom="none">
        <style:background-image/>
      </style:table-cell-properties>
    </style:style>
    <style:style style:name="Table4.B9" style:family="table-cell">
      <style:table-cell-properties fo:background-color="#ecf3ff" fo:padding="0.097cm" fo:border="none">
        <style:background-image/>
      </style:table-cell-properties>
    </style:style>
    <style:style style:name="Table4.C9" style:family="table-cell">
      <style:table-cell-properties fo:background-color="#ecf3ff" fo:padding="0.097cm" fo:border="none">
        <style:background-image/>
      </style:table-cell-properties>
    </style:style>
    <style:style style:name="Table4.D9" style:family="table-cell">
      <style:table-cell-properties fo:background-color="#ecf3ff" fo:padding="0.097cm" fo:border-left="none" fo:border-right="0.05pt solid #000000" fo:border-top="none" fo:border-bottom="none">
        <style:background-image/>
      </style:table-cell-properties>
    </style:style>
    <style:style style:name="Table6" style:family="table">
      <style:table-properties style:width="15.499cm" table:align="right"/>
    </style:style>
    <style:style style:name="Table6.A" style:family="table-column">
      <style:table-column-properties style:column-width="0.66cm"/>
    </style:style>
    <style:style style:name="Table6.B" style:family="table-column">
      <style:table-column-properties style:column-width="2.362cm"/>
    </style:style>
    <style:style style:name="Table6.C" style:family="table-column">
      <style:table-column-properties style:column-width="12.478cm"/>
    </style:style>
    <style:style style:name="Table6.A1" style:family="table-cell">
      <style:table-cell-properties fo:background-color="#ecf3ff" fo:padding="0.097cm" fo:border-left="0.05pt solid #000000" fo:border-right="none" fo:border-top="none" fo:border-bottom="none">
        <style:background-image/>
      </style:table-cell-properties>
    </style:style>
    <style:style style:name="Table6.B1" style:family="table-cell">
      <style:table-cell-properties fo:background-color="#ecf3ff" fo:padding="0.097cm" fo:border="none">
        <style:background-image/>
      </style:table-cell-properties>
    </style:style>
    <style:style style:name="Table6.C1" style:family="table-cell">
      <style:table-cell-properties fo:background-color="#ecf3ff" fo:padding="0.097cm" fo:border-left="none" fo:border-right="0.05pt solid #000000" fo:border-top="none" fo:border-bottom="none">
        <style:background-image/>
      </style:table-cell-properties>
    </style:style>
    <style:style style:name="Table36" style:family="table">
      <style:table-properties style:width="15.499cm" table:align="right"/>
    </style:style>
    <style:style style:name="Table36.A" style:family="table-column">
      <style:table-column-properties style:column-width="0.66cm"/>
    </style:style>
    <style:style style:name="Table36.B" style:family="table-column">
      <style:table-column-properties style:column-width="1.52cm"/>
    </style:style>
    <style:style style:name="Table36.C" style:family="table-column">
      <style:table-column-properties style:column-width="13.319cm"/>
    </style:style>
    <style:style style:name="Table36.A1" style:family="table-cell">
      <style:table-cell-properties fo:background-color="#ecf3ff" fo:padding="0.097cm" fo:border-left="0.05pt solid #000000" fo:border-right="none" fo:border-top="none" fo:border-bottom="none">
        <style:background-image/>
      </style:table-cell-properties>
    </style:style>
    <style:style style:name="Table36.B1" style:family="table-cell" style:data-style-name="N0">
      <style:table-cell-properties fo:background-color="#ecf3ff" fo:padding="0.097cm" fo:border="none">
        <style:background-image/>
      </style:table-cell-properties>
    </style:style>
    <style:style style:name="Table36.C1" style:family="table-cell">
      <style:table-cell-properties fo:background-color="#ecf3ff" fo:padding="0.097cm" fo:border-left="none" fo:border-right="0.05pt solid #000000" fo:border-top="none" fo:border-bottom="none">
        <style:background-image/>
      </style:table-cell-properties>
    </style:style>
    <style:style style:name="Table36.B2" style:family="table-cell">
      <style:table-cell-properties fo:background-color="#ecf3ff" fo:padding="0.097cm" fo:border="none">
        <style:background-image/>
      </style:table-cell-properties>
    </style:style>
    <style:style style:name="Table36.C2" style:family="table-cell">
      <style:table-cell-properties fo:background-color="#ecf3ff" fo:padding="0.097cm" fo:border-left="none" fo:border-right="0.05pt solid #000000" fo:border-top="none" fo:border-bottom="none">
        <style:background-image/>
      </style:table-cell-properties>
    </style:style>
    <style:style style:name="Table43" style:family="table">
      <style:table-properties style:width="15.499cm" table:align="right"/>
    </style:style>
    <style:style style:name="Table43.A" style:family="table-column">
      <style:table-column-properties style:column-width="0.66cm"/>
    </style:style>
    <style:style style:name="Table43.B" style:family="table-column">
      <style:table-column-properties style:column-width="2.362cm"/>
    </style:style>
    <style:style style:name="Table43.C" style:family="table-column">
      <style:table-column-properties style:column-width="12.478cm"/>
    </style:style>
    <style:style style:name="Table43.A1" style:family="table-cell">
      <style:table-cell-properties fo:background-color="#ecf3ff" fo:padding="0.097cm" fo:border-left="0.05pt solid #000000" fo:border-right="none" fo:border-top="none" fo:border-bottom="none">
        <style:background-image/>
      </style:table-cell-properties>
    </style:style>
    <style:style style:name="Table43.B1" style:family="table-cell">
      <style:table-cell-properties fo:background-color="#ecf3ff" fo:padding="0.097cm" fo:border="none">
        <style:background-image/>
      </style:table-cell-properties>
    </style:style>
    <style:style style:name="Table43.C1" style:family="table-cell">
      <style:table-cell-properties fo:background-color="#ecf3ff" fo:padding="0.097cm" fo:border-left="none" fo:border-right="0.05pt solid #000000" fo:border-top="none" fo:border-bottom="none">
        <style:background-image/>
      </style:table-cell-properties>
    </style:style>
    <style:style style:name="Table44" style:family="table">
      <style:table-properties style:width="15.499cm" table:align="right"/>
    </style:style>
    <style:style style:name="Table44.A" style:family="table-column">
      <style:table-column-properties style:column-width="0.66cm"/>
    </style:style>
    <style:style style:name="Table44.B" style:family="table-column">
      <style:table-column-properties style:column-width="1.52cm"/>
    </style:style>
    <style:style style:name="Table44.C" style:family="table-column">
      <style:table-column-properties style:column-width="13.319cm"/>
    </style:style>
    <style:style style:name="Table44.A1" style:family="table-cell">
      <style:table-cell-properties fo:background-color="#ecf3ff" fo:padding="0.097cm" fo:border-left="0.05pt solid #000000" fo:border-right="none" fo:border-top="none" fo:border-bottom="none">
        <style:background-image/>
      </style:table-cell-properties>
    </style:style>
    <style:style style:name="Table44.B1" style:family="table-cell" style:data-style-name="N0">
      <style:table-cell-properties fo:background-color="#ecf3ff" fo:padding="0.097cm" fo:border="none">
        <style:background-image/>
      </style:table-cell-properties>
    </style:style>
    <style:style style:name="Table44.C1" style:family="table-cell">
      <style:table-cell-properties fo:background-color="#ecf3ff" fo:padding="0.097cm" fo:border-left="none" fo:border-right="0.05pt solid #000000" fo:border-top="none" fo:border-bottom="none">
        <style:background-image/>
      </style:table-cell-properties>
    </style:style>
    <style:style style:name="Table44.B2" style:family="table-cell">
      <style:table-cell-properties fo:background-color="#ecf3ff" fo:padding="0.097cm" fo:border="none">
        <style:background-image/>
      </style:table-cell-properties>
    </style:style>
    <style:style style:name="Table44.C2" style:family="table-cell">
      <style:table-cell-properties fo:background-color="#ecf3ff" fo:padding="0.097cm" fo:border-left="none" fo:border-right="0.05pt solid #000000" fo:border-top="none" fo:border-bottom="none">
        <style:background-image/>
      </style:table-cell-properties>
    </style:style>
    <style:style style:name="Table80" style:family="table">
      <style:table-properties style:width="15.499cm" table:align="right"/>
    </style:style>
    <style:style style:name="Table80.A" style:family="table-column">
      <style:table-column-properties style:column-width="0.66cm"/>
    </style:style>
    <style:style style:name="Table80.B" style:family="table-column">
      <style:table-column-properties style:column-width="1.52cm"/>
    </style:style>
    <style:style style:name="Table80.C" style:family="table-column">
      <style:table-column-properties style:column-width="13.319cm"/>
    </style:style>
    <style:style style:name="Table80.A1" style:family="table-cell">
      <style:table-cell-properties fo:background-color="#ecf3ff" fo:padding="0.097cm" fo:border-left="0.05pt solid #000000" fo:border-right="none" fo:border-top="none" fo:border-bottom="none">
        <style:background-image/>
      </style:table-cell-properties>
    </style:style>
    <style:style style:name="Table80.B1" style:family="table-cell">
      <style:table-cell-properties fo:background-color="#ecf3ff" fo:padding="0.097cm" fo:border="none">
        <style:background-image/>
      </style:table-cell-properties>
    </style:style>
    <style:style style:name="Table80.C1" style:family="table-cell">
      <style:table-cell-properties fo:background-color="#ecf3ff" fo:padding="0.097cm" fo:border-left="none" fo:border-right="0.05pt solid #000000" fo:border-top="none" fo:border-bottom="none">
        <style:background-image/>
      </style:table-cell-properties>
    </style:style>
    <style:style style:name="Table81" style:family="table">
      <style:table-properties style:width="15.499cm" table:align="right"/>
    </style:style>
    <style:style style:name="Table81.A" style:family="table-column">
      <style:table-column-properties style:column-width="0.66cm"/>
    </style:style>
    <style:style style:name="Table81.B" style:family="table-column">
      <style:table-column-properties style:column-width="1.54cm"/>
    </style:style>
    <style:style style:name="Table81.C" style:family="table-column">
      <style:table-column-properties style:column-width="13.3cm"/>
    </style:style>
    <style:style style:name="Table81.A1" style:family="table-cell">
      <style:table-cell-properties fo:background-color="#ecf3ff" fo:padding="0.097cm" fo:border-left="0.05pt solid #000000" fo:border-right="none" fo:border-top="none" fo:border-bottom="none">
        <style:background-image/>
      </style:table-cell-properties>
    </style:style>
    <style:style style:name="Table81.B1" style:family="table-cell" style:data-style-name="N0">
      <style:table-cell-properties fo:background-color="#ecf3ff" fo:padding="0.097cm" fo:border="none">
        <style:background-image/>
      </style:table-cell-properties>
    </style:style>
    <style:style style:name="Table81.C1" style:family="table-cell">
      <style:table-cell-properties fo:background-color="#ecf3ff" fo:padding="0.097cm" fo:border-left="none" fo:border-right="0.05pt solid #000000" fo:border-top="none" fo:border-bottom="none">
        <style:background-image/>
      </style:table-cell-properties>
    </style:style>
    <style:style style:name="Table81.B2" style:family="table-cell">
      <style:table-cell-properties fo:background-color="#ecf3ff" fo:padding="0.097cm" fo:border="none">
        <style:background-image/>
      </style:table-cell-properties>
    </style:style>
    <style:style style:name="Table81.C2" style:family="table-cell">
      <style:table-cell-properties fo:background-color="#ecf3ff" fo:padding="0.097cm" fo:border-left="none" fo:border-right="0.05pt solid #000000" fo:border-top="none" fo:border-bottom="none">
        <style:background-image/>
      </style:table-cell-properties>
    </style:style>
    <style:style style:name="Table82" style:family="table">
      <style:table-properties style:width="15.499cm" table:align="right"/>
    </style:style>
    <style:style style:name="Table82.A" style:family="table-column">
      <style:table-column-properties style:column-width="0.66cm"/>
    </style:style>
    <style:style style:name="Table82.B" style:family="table-column">
      <style:table-column-properties style:column-width="1.52cm"/>
    </style:style>
    <style:style style:name="Table82.C" style:family="table-column">
      <style:table-column-properties style:column-width="13.319cm"/>
    </style:style>
    <style:style style:name="Table82.A1" style:family="table-cell">
      <style:table-cell-properties fo:background-color="#ecf3ff" fo:padding="0.097cm" fo:border-left="0.05pt solid #000000" fo:border-right="none" fo:border-top="none" fo:border-bottom="none">
        <style:background-image/>
      </style:table-cell-properties>
    </style:style>
    <style:style style:name="Table82.B1" style:family="table-cell">
      <style:table-cell-properties fo:background-color="#ecf3ff" fo:padding="0.097cm" fo:border="none">
        <style:background-image/>
      </style:table-cell-properties>
    </style:style>
    <style:style style:name="Table82.C1" style:family="table-cell">
      <style:table-cell-properties fo:background-color="#ecf3ff" fo:padding="0.097cm" fo:border-left="none" fo:border-right="0.05pt solid #000000" fo:border-top="none" fo:border-bottom="none">
        <style:background-image/>
      </style:table-cell-properties>
    </style:style>
    <style:style style:name="Table83" style:family="table">
      <style:table-properties style:width="15.492cm" fo:margin-left="1.499cm" fo:margin-right="0.009cm" table:align="margins"/>
    </style:style>
    <style:style style:name="Table83.A" style:family="table-column">
      <style:table-column-properties style:column-width="0.66cm" style:rel-column-width="2790*"/>
    </style:style>
    <style:style style:name="Table83.B" style:family="table-column">
      <style:table-column-properties style:column-width="1.54cm" style:rel-column-width="6514*"/>
    </style:style>
    <style:style style:name="Table83.C" style:family="table-column">
      <style:table-column-properties style:column-width="2.515cm" style:rel-column-width="10641*"/>
    </style:style>
    <style:style style:name="Table83.D" style:family="table-column">
      <style:table-column-properties style:column-width="10.777cm" style:rel-column-width="45590*"/>
    </style:style>
    <style:style style:name="Table83.A1" style:family="table-cell">
      <style:table-cell-properties fo:background-color="#ecf3ff" fo:padding="0.097cm" fo:border-left="0.05pt solid #000000" fo:border-right="none" fo:border-top="none" fo:border-bottom="none">
        <style:background-image/>
      </style:table-cell-properties>
    </style:style>
    <style:style style:name="Table83.B1" style:family="table-cell">
      <style:table-cell-properties fo:background-color="#ecf3ff" fo:padding="0.097cm" fo:border="none">
        <style:background-image/>
      </style:table-cell-properties>
    </style:style>
    <style:style style:name="Table83.C1" style:family="table-cell">
      <style:table-cell-properties fo:background-color="#ecf3ff" fo:padding="0.097cm" fo:border-left="none" fo:border-right="0.05pt solid #000000" fo:border-top="none" fo:border-bottom="none">
        <style:background-image/>
      </style:table-cell-properties>
    </style:style>
    <style:style style:name="Table28" style:family="table">
      <style:table-properties style:width="15.499cm" table:align="right"/>
    </style:style>
    <style:style style:name="Table28.A" style:family="table-column">
      <style:table-column-properties style:column-width="0.66cm"/>
    </style:style>
    <style:style style:name="Table28.B" style:family="table-column">
      <style:table-column-properties style:column-width="1.52cm"/>
    </style:style>
    <style:style style:name="Table28.C" style:family="table-column">
      <style:table-column-properties style:column-width="13.319cm"/>
    </style:style>
    <style:style style:name="Table28.A1" style:family="table-cell">
      <style:table-cell-properties fo:background-color="#ecf3ff" fo:padding="0.097cm" fo:border-left="0.05pt solid #000000" fo:border-right="none" fo:border-top="none" fo:border-bottom="none">
        <style:background-image/>
      </style:table-cell-properties>
    </style:style>
    <style:style style:name="Table28.B1" style:family="table-cell">
      <style:table-cell-properties fo:background-color="#ecf3ff" fo:padding="0.097cm" fo:border="none">
        <style:background-image/>
      </style:table-cell-properties>
    </style:style>
    <style:style style:name="Table28.C1" style:family="table-cell">
      <style:table-cell-properties fo:background-color="#ecf3ff" fo:padding="0.097cm" fo:border-left="none" fo:border-right="0.05pt solid #000000" fo:border-top="none" fo:border-bottom="none">
        <style:background-image/>
      </style:table-cell-properties>
    </style:style>
    <style:style style:name="Table31" style:family="table">
      <style:table-properties style:width="15.49cm" fo:margin-left="1.499cm" fo:margin-right="0.009cm" table:align="margins"/>
    </style:style>
    <style:style style:name="Table31.A" style:family="table-column">
      <style:table-column-properties style:column-width="0.66cm" style:rel-column-width="2790*"/>
    </style:style>
    <style:style style:name="Table31.B" style:family="table-column">
      <style:table-column-properties style:column-width="1.54cm" style:rel-column-width="6514*"/>
    </style:style>
    <style:style style:name="Table31.C" style:family="table-column">
      <style:table-column-properties style:column-width="13.291cm" style:rel-column-width="56231*"/>
    </style:style>
    <style:style style:name="Table31.A1" style:family="table-cell">
      <style:table-cell-properties fo:background-color="#ecf3ff" fo:padding="0.097cm" fo:border-left="0.05pt solid #000000" fo:border-right="none" fo:border-top="none" fo:border-bottom="none">
        <style:background-image/>
      </style:table-cell-properties>
    </style:style>
    <style:style style:name="Table31.B1" style:family="table-cell">
      <style:table-cell-properties fo:background-color="#ecf3ff" fo:padding="0.097cm" fo:border="none">
        <style:background-image/>
      </style:table-cell-properties>
    </style:style>
    <style:style style:name="Table31.C1" style:family="table-cell">
      <style:table-cell-properties fo:background-color="#ecf3ff" fo:padding="0.097cm" fo:border-left="none" fo:border-right="0.05pt solid #000000" fo:border-top="none" fo:border-bottom="none">
        <style:background-image/>
      </style:table-cell-properties>
    </style:style>
    <style:style style:name="Table52" style:family="table">
      <style:table-properties style:width="15.499cm" table:align="right"/>
    </style:style>
    <style:style style:name="Table52.A" style:family="table-column">
      <style:table-column-properties style:column-width="0.66cm"/>
    </style:style>
    <style:style style:name="Table52.B" style:family="table-column">
      <style:table-column-properties style:column-width="1.52cm"/>
    </style:style>
    <style:style style:name="Table52.C" style:family="table-column">
      <style:table-column-properties style:column-width="13.319cm"/>
    </style:style>
    <style:style style:name="Table52.A1" style:family="table-cell">
      <style:table-cell-properties fo:background-color="#ecf3ff" fo:padding="0.097cm" fo:border-left="0.05pt solid #000000" fo:border-right="none" fo:border-top="none" fo:border-bottom="none">
        <style:background-image/>
      </style:table-cell-properties>
    </style:style>
    <style:style style:name="Table52.B1" style:family="table-cell">
      <style:table-cell-properties fo:background-color="#ecf3ff" fo:padding="0.097cm" fo:border="none">
        <style:background-image/>
      </style:table-cell-properties>
    </style:style>
    <style:style style:name="Table52.C1" style:family="table-cell">
      <style:table-cell-properties fo:background-color="#ecf3ff" fo:padding="0.097cm" fo:border-left="none" fo:border-right="0.05pt solid #000000" fo:border-top="none" fo:border-bottom="none">
        <style:background-image/>
      </style:table-cell-properties>
    </style:style>
    <style:style style:name="Table53" style:family="table">
      <style:table-properties style:width="15.499cm" table:align="right"/>
    </style:style>
    <style:style style:name="Table53.A" style:family="table-column">
      <style:table-column-properties style:column-width="0.66cm"/>
    </style:style>
    <style:style style:name="Table53.B" style:family="table-column">
      <style:table-column-properties style:column-width="1.54cm"/>
    </style:style>
    <style:style style:name="Table53.C" style:family="table-column">
      <style:table-column-properties style:column-width="13.3cm"/>
    </style:style>
    <style:style style:name="Table53.A1" style:family="table-cell">
      <style:table-cell-properties fo:background-color="#ecf3ff" fo:padding="0.097cm" fo:border-left="0.05pt solid #000000" fo:border-right="none" fo:border-top="none" fo:border-bottom="none">
        <style:background-image/>
      </style:table-cell-properties>
    </style:style>
    <style:style style:name="Table53.B1" style:family="table-cell">
      <style:table-cell-properties fo:background-color="#ecf3ff" fo:padding="0.097cm" fo:border="none">
        <style:background-image/>
      </style:table-cell-properties>
    </style:style>
    <style:style style:name="Table53.C1" style:family="table-cell">
      <style:table-cell-properties fo:background-color="#ecf3ff" fo:padding="0.097cm" fo:border-left="none" fo:border-right="0.05pt solid #000000" fo:border-top="none" fo:border-bottom="none">
        <style:background-image/>
      </style:table-cell-properties>
    </style:style>
    <style:style style:name="Table54" style:family="table">
      <style:table-properties style:width="15.499cm" table:align="right"/>
    </style:style>
    <style:style style:name="Table54.A" style:family="table-column">
      <style:table-column-properties style:column-width="0.66cm"/>
    </style:style>
    <style:style style:name="Table54.B" style:family="table-column">
      <style:table-column-properties style:column-width="1.52cm"/>
    </style:style>
    <style:style style:name="Table54.C" style:family="table-column">
      <style:table-column-properties style:column-width="13.319cm"/>
    </style:style>
    <style:style style:name="Table54.A1" style:family="table-cell">
      <style:table-cell-properties fo:background-color="#ecf3ff" fo:padding="0.097cm" fo:border-left="0.05pt solid #000000" fo:border-right="none" fo:border-top="none" fo:border-bottom="none">
        <style:background-image/>
      </style:table-cell-properties>
    </style:style>
    <style:style style:name="Table54.B1" style:family="table-cell">
      <style:table-cell-properties fo:background-color="#ecf3ff" fo:padding="0.097cm" fo:border="none">
        <style:background-image/>
      </style:table-cell-properties>
    </style:style>
    <style:style style:name="Table54.C1" style:family="table-cell">
      <style:table-cell-properties fo:background-color="#ecf3ff" fo:padding="0.097cm" fo:border-left="none" fo:border-right="0.05pt solid #000000" fo:border-top="none" fo:border-bottom="none">
        <style:background-image/>
      </style:table-cell-properties>
    </style:style>
    <style:style style:name="Table55" style:family="table">
      <style:table-properties style:width="15.499cm" table:align="right"/>
    </style:style>
    <style:style style:name="Table55.A" style:family="table-column">
      <style:table-column-properties style:column-width="0.66cm"/>
    </style:style>
    <style:style style:name="Table55.B" style:family="table-column">
      <style:table-column-properties style:column-width="1.54cm"/>
    </style:style>
    <style:style style:name="Table55.C" style:family="table-column">
      <style:table-column-properties style:column-width="13.3cm"/>
    </style:style>
    <style:style style:name="Table55.A1" style:family="table-cell">
      <style:table-cell-properties fo:background-color="#ecf3ff" fo:padding="0.097cm" fo:border-left="0.05pt solid #000000" fo:border-right="none" fo:border-top="none" fo:border-bottom="none">
        <style:background-image/>
      </style:table-cell-properties>
    </style:style>
    <style:style style:name="Table55.B1" style:family="table-cell" style:data-style-name="N0">
      <style:table-cell-properties fo:background-color="#ecf3ff" fo:padding="0.097cm" fo:border="none">
        <style:background-image/>
      </style:table-cell-properties>
    </style:style>
    <style:style style:name="Table55.C1" style:family="table-cell">
      <style:table-cell-properties fo:background-color="#ecf3ff" fo:padding="0.097cm" fo:border-left="none" fo:border-right="0.05pt solid #000000" fo:border-top="none" fo:border-bottom="none">
        <style:background-image/>
      </style:table-cell-properties>
    </style:style>
    <style:style style:name="Table55.B2" style:family="table-cell">
      <style:table-cell-properties fo:background-color="#ecf3ff" fo:padding="0.097cm" fo:border="none">
        <style:background-image/>
      </style:table-cell-properties>
    </style:style>
    <style:style style:name="Table55.C2" style:family="table-cell">
      <style:table-cell-properties fo:background-color="#ecf3ff" fo:padding="0.097cm" fo:border-left="none" fo:border-right="0.05pt solid #000000" fo:border-top="none" fo:border-bottom="none">
        <style:background-image/>
      </style:table-cell-properties>
    </style:style>
    <style:style style:name="Table56" style:family="table">
      <style:table-properties style:width="15.499cm" table:align="right"/>
    </style:style>
    <style:style style:name="Table56.A" style:family="table-column">
      <style:table-column-properties style:column-width="0.66cm"/>
    </style:style>
    <style:style style:name="Table56.B" style:family="table-column">
      <style:table-column-properties style:column-width="1.52cm"/>
    </style:style>
    <style:style style:name="Table56.C" style:family="table-column">
      <style:table-column-properties style:column-width="13.319cm"/>
    </style:style>
    <style:style style:name="Table56.A1" style:family="table-cell">
      <style:table-cell-properties fo:background-color="#ecf3ff" fo:padding="0.097cm" fo:border-left="0.05pt solid #000000" fo:border-right="none" fo:border-top="none" fo:border-bottom="none">
        <style:background-image/>
      </style:table-cell-properties>
    </style:style>
    <style:style style:name="Table56.B1" style:family="table-cell">
      <style:table-cell-properties fo:background-color="#ecf3ff" fo:padding="0.097cm" fo:border="none">
        <style:background-image/>
      </style:table-cell-properties>
    </style:style>
    <style:style style:name="Table56.C1" style:family="table-cell">
      <style:table-cell-properties fo:background-color="#ecf3ff" fo:padding="0.097cm" fo:border-left="none" fo:border-right="0.05pt solid #000000" fo:border-top="none" fo:border-bottom="none">
        <style:background-image/>
      </style:table-cell-properties>
    </style:style>
    <style:style style:name="Table57" style:family="table">
      <style:table-properties style:width="15.499cm" table:align="right"/>
    </style:style>
    <style:style style:name="Table57.A" style:family="table-column">
      <style:table-column-properties style:column-width="0.66cm"/>
    </style:style>
    <style:style style:name="Table57.B" style:family="table-column">
      <style:table-column-properties style:column-width="1.54cm"/>
    </style:style>
    <style:style style:name="Table57.C" style:family="table-column">
      <style:table-column-properties style:column-width="13.3cm"/>
    </style:style>
    <style:style style:name="Table57.A1" style:family="table-cell">
      <style:table-cell-properties fo:background-color="#ecf3ff" fo:padding="0.097cm" fo:border-left="0.05pt solid #000000" fo:border-right="none" fo:border-top="none" fo:border-bottom="none">
        <style:background-image/>
      </style:table-cell-properties>
    </style:style>
    <style:style style:name="Table57.B1" style:family="table-cell" style:data-style-name="N0">
      <style:table-cell-properties fo:background-color="#ecf3ff" fo:padding="0.097cm" fo:border="none">
        <style:background-image/>
      </style:table-cell-properties>
    </style:style>
    <style:style style:name="Table57.C1" style:family="table-cell">
      <style:table-cell-properties fo:background-color="#ecf3ff" fo:padding="0.097cm" fo:border-left="none" fo:border-right="0.05pt solid #000000" fo:border-top="none" fo:border-bottom="none">
        <style:background-image/>
      </style:table-cell-properties>
    </style:style>
    <style:style style:name="Table57.B2" style:family="table-cell">
      <style:table-cell-properties fo:background-color="#ecf3ff" fo:padding="0.097cm" fo:border="none">
        <style:background-image/>
      </style:table-cell-properties>
    </style:style>
    <style:style style:name="Table57.C2" style:family="table-cell">
      <style:table-cell-properties fo:background-color="#ecf3ff" fo:padding="0.097cm" fo:border-left="none" fo:border-right="0.05pt solid #000000" fo:border-top="none" fo:border-bottom="none">
        <style:background-image/>
      </style:table-cell-properties>
    </style:style>
    <style:style style:name="Table32" style:family="table">
      <style:table-properties style:width="15.499cm" table:align="right"/>
    </style:style>
    <style:style style:name="Table32.A" style:family="table-column">
      <style:table-column-properties style:column-width="0.66cm"/>
    </style:style>
    <style:style style:name="Table32.B" style:family="table-column">
      <style:table-column-properties style:column-width="1.52cm"/>
    </style:style>
    <style:style style:name="Table32.C" style:family="table-column">
      <style:table-column-properties style:column-width="13.319cm"/>
    </style:style>
    <style:style style:name="Table32.A1" style:family="table-cell">
      <style:table-cell-properties fo:background-color="#ecf3ff" fo:padding="0.097cm" fo:border-left="0.05pt solid #000000" fo:border-right="none" fo:border-top="none" fo:border-bottom="none">
        <style:background-image/>
      </style:table-cell-properties>
    </style:style>
    <style:style style:name="Table32.B1" style:family="table-cell">
      <style:table-cell-properties fo:background-color="#ecf3ff" fo:padding="0.097cm" fo:border="none">
        <style:background-image/>
      </style:table-cell-properties>
    </style:style>
    <style:style style:name="Table32.C1" style:family="table-cell">
      <style:table-cell-properties fo:background-color="#ecf3ff" fo:padding="0.097cm" fo:border-left="none" fo:border-right="0.05pt solid #000000" fo:border-top="none" fo:border-bottom="none">
        <style:background-image/>
      </style:table-cell-properties>
    </style:style>
    <style:style style:name="Table33" style:family="table">
      <style:table-properties style:width="15.499cm" table:align="right"/>
    </style:style>
    <style:style style:name="Table33.A" style:family="table-column">
      <style:table-column-properties style:column-width="0.66cm"/>
    </style:style>
    <style:style style:name="Table33.B" style:family="table-column">
      <style:table-column-properties style:column-width="1.54cm"/>
    </style:style>
    <style:style style:name="Table33.C" style:family="table-column">
      <style:table-column-properties style:column-width="13.3cm"/>
    </style:style>
    <style:style style:name="Table33.A1" style:family="table-cell">
      <style:table-cell-properties fo:background-color="#ecf3ff" fo:padding="0.097cm" fo:border-left="0.05pt solid #000000" fo:border-right="none" fo:border-top="none" fo:border-bottom="none">
        <style:background-image/>
      </style:table-cell-properties>
    </style:style>
    <style:style style:name="Table33.B1" style:family="table-cell" style:data-style-name="N0">
      <style:table-cell-properties fo:background-color="#ecf3ff" fo:padding="0.097cm" fo:border="none">
        <style:background-image/>
      </style:table-cell-properties>
    </style:style>
    <style:style style:name="Table33.C1" style:family="table-cell">
      <style:table-cell-properties fo:background-color="#ecf3ff" fo:padding="0.097cm" fo:border-left="none" fo:border-right="0.05pt solid #000000" fo:border-top="none" fo:border-bottom="none">
        <style:background-image/>
      </style:table-cell-properties>
    </style:style>
    <style:style style:name="Table33.B2" style:family="table-cell">
      <style:table-cell-properties fo:background-color="#ecf3ff" fo:padding="0.097cm" fo:border="none">
        <style:background-image/>
      </style:table-cell-properties>
    </style:style>
    <style:style style:name="Table33.C2" style:family="table-cell">
      <style:table-cell-properties fo:background-color="#ecf3ff" fo:padding="0.097cm" fo:border-left="none" fo:border-right="0.05pt solid #000000" fo:border-top="none" fo:border-bottom="none">
        <style:background-image/>
      </style:table-cell-properties>
    </style:style>
    <style:style style:name="Table58" style:family="table">
      <style:table-properties style:width="15.499cm" table:align="right"/>
    </style:style>
    <style:style style:name="Table58.A" style:family="table-column">
      <style:table-column-properties style:column-width="0.66cm"/>
    </style:style>
    <style:style style:name="Table58.B" style:family="table-column">
      <style:table-column-properties style:column-width="1.52cm"/>
    </style:style>
    <style:style style:name="Table58.C" style:family="table-column">
      <style:table-column-properties style:column-width="13.319cm"/>
    </style:style>
    <style:style style:name="Table58.A1" style:family="table-cell">
      <style:table-cell-properties fo:background-color="#ecf3ff" fo:padding="0.097cm" fo:border-left="0.05pt solid #000000" fo:border-right="none" fo:border-top="none" fo:border-bottom="none">
        <style:background-image/>
      </style:table-cell-properties>
    </style:style>
    <style:style style:name="Table58.B1" style:family="table-cell">
      <style:table-cell-properties fo:background-color="#ecf3ff" fo:padding="0.097cm" fo:border="none">
        <style:background-image/>
      </style:table-cell-properties>
    </style:style>
    <style:style style:name="Table58.C1" style:family="table-cell">
      <style:table-cell-properties fo:background-color="#ecf3ff" fo:padding="0.097cm" fo:border-left="none" fo:border-right="0.05pt solid #000000" fo:border-top="none" fo:border-bottom="none">
        <style:background-image/>
      </style:table-cell-properties>
    </style:style>
    <style:style style:name="Table59" style:family="table">
      <style:table-properties style:width="15.499cm" table:align="right"/>
    </style:style>
    <style:style style:name="Table59.A" style:family="table-column">
      <style:table-column-properties style:column-width="0.66cm"/>
    </style:style>
    <style:style style:name="Table59.B" style:family="table-column">
      <style:table-column-properties style:column-width="1.54cm"/>
    </style:style>
    <style:style style:name="Table59.C" style:family="table-column">
      <style:table-column-properties style:column-width="13.3cm"/>
    </style:style>
    <style:style style:name="Table59.A1" style:family="table-cell">
      <style:table-cell-properties fo:background-color="#ecf3ff" fo:padding="0.097cm" fo:border-left="0.05pt solid #000000" fo:border-right="none" fo:border-top="none" fo:border-bottom="none">
        <style:background-image/>
      </style:table-cell-properties>
    </style:style>
    <style:style style:name="Table59.B1" style:family="table-cell" style:data-style-name="N0">
      <style:table-cell-properties fo:background-color="#ecf3ff" fo:padding="0.097cm" fo:border="none">
        <style:background-image/>
      </style:table-cell-properties>
    </style:style>
    <style:style style:name="Table59.C1" style:family="table-cell">
      <style:table-cell-properties fo:background-color="#ecf3ff" fo:padding="0.097cm" fo:border-left="none" fo:border-right="0.05pt solid #000000" fo:border-top="none" fo:border-bottom="none">
        <style:background-image/>
      </style:table-cell-properties>
    </style:style>
    <style:style style:name="Table59.B2" style:family="table-cell">
      <style:table-cell-properties fo:background-color="#ecf3ff" fo:padding="0.097cm" fo:border="none">
        <style:background-image/>
      </style:table-cell-properties>
    </style:style>
    <style:style style:name="Table59.C2" style:family="table-cell">
      <style:table-cell-properties fo:background-color="#ecf3ff" fo:padding="0.097cm" fo:border-left="none" fo:border-right="0.05pt solid #000000" fo:border-top="none" fo:border-bottom="none">
        <style:background-image/>
      </style:table-cell-properties>
    </style:style>
    <style:style style:name="Table60" style:family="table">
      <style:table-properties style:width="15.499cm" table:align="right"/>
    </style:style>
    <style:style style:name="Table60.A" style:family="table-column">
      <style:table-column-properties style:column-width="0.66cm"/>
    </style:style>
    <style:style style:name="Table60.B" style:family="table-column">
      <style:table-column-properties style:column-width="1.52cm"/>
    </style:style>
    <style:style style:name="Table60.C" style:family="table-column">
      <style:table-column-properties style:column-width="13.319cm"/>
    </style:style>
    <style:style style:name="Table60.A1" style:family="table-cell">
      <style:table-cell-properties fo:background-color="#ecf3ff" fo:padding="0.097cm" fo:border-left="0.05pt solid #000000" fo:border-right="none" fo:border-top="none" fo:border-bottom="none">
        <style:background-image/>
      </style:table-cell-properties>
    </style:style>
    <style:style style:name="Table60.B1" style:family="table-cell">
      <style:table-cell-properties fo:background-color="#ecf3ff" fo:padding="0.097cm" fo:border="none">
        <style:background-image/>
      </style:table-cell-properties>
    </style:style>
    <style:style style:name="Table60.C1" style:family="table-cell">
      <style:table-cell-properties fo:background-color="#ecf3ff" fo:padding="0.097cm" fo:border-left="none" fo:border-right="0.05pt solid #000000" fo:border-top="none" fo:border-bottom="none">
        <style:background-image/>
      </style:table-cell-properties>
    </style:style>
    <style:style style:name="Table61" style:family="table">
      <style:table-properties style:width="15.499cm" table:align="right"/>
    </style:style>
    <style:style style:name="Table61.A" style:family="table-column">
      <style:table-column-properties style:column-width="0.66cm"/>
    </style:style>
    <style:style style:name="Table61.B" style:family="table-column">
      <style:table-column-properties style:column-width="1.54cm"/>
    </style:style>
    <style:style style:name="Table61.C" style:family="table-column">
      <style:table-column-properties style:column-width="13.3cm"/>
    </style:style>
    <style:style style:name="Table61.A1" style:family="table-cell">
      <style:table-cell-properties fo:background-color="#ecf3ff" fo:padding="0.097cm" fo:border-left="0.05pt solid #000000" fo:border-right="none" fo:border-top="none" fo:border-bottom="none">
        <style:background-image/>
      </style:table-cell-properties>
    </style:style>
    <style:style style:name="Table61.B1" style:family="table-cell" style:data-style-name="N0">
      <style:table-cell-properties fo:background-color="#ecf3ff" fo:padding="0.097cm" fo:border="none">
        <style:background-image/>
      </style:table-cell-properties>
    </style:style>
    <style:style style:name="Table61.C1" style:family="table-cell">
      <style:table-cell-properties fo:background-color="#ecf3ff" fo:padding="0.097cm" fo:border-left="none" fo:border-right="0.05pt solid #000000" fo:border-top="none" fo:border-bottom="none">
        <style:background-image/>
      </style:table-cell-properties>
    </style:style>
    <style:style style:name="Table61.B2" style:family="table-cell">
      <style:table-cell-properties fo:background-color="#ecf3ff" fo:padding="0.097cm" fo:border="none">
        <style:background-image/>
      </style:table-cell-properties>
    </style:style>
    <style:style style:name="Table61.C2" style:family="table-cell">
      <style:table-cell-properties fo:background-color="#ecf3ff" fo:padding="0.097cm" fo:border-left="none" fo:border-right="0.05pt solid #000000" fo:border-top="none" fo:border-bottom="none">
        <style:background-image/>
      </style:table-cell-properties>
    </style:style>
    <style:style style:name="Table34" style:family="table">
      <style:table-properties style:width="15.499cm" table:align="right"/>
    </style:style>
    <style:style style:name="Table34.A" style:family="table-column">
      <style:table-column-properties style:column-width="0.66cm"/>
    </style:style>
    <style:style style:name="Table34.B" style:family="table-column">
      <style:table-column-properties style:column-width="1.52cm"/>
    </style:style>
    <style:style style:name="Table34.C" style:family="table-column">
      <style:table-column-properties style:column-width="13.319cm"/>
    </style:style>
    <style:style style:name="Table34.A1" style:family="table-cell">
      <style:table-cell-properties fo:background-color="#ecf3ff" fo:padding="0.097cm" fo:border-left="0.05pt solid #000000" fo:border-right="none" fo:border-top="none" fo:border-bottom="none">
        <style:background-image/>
      </style:table-cell-properties>
    </style:style>
    <style:style style:name="Table34.B1" style:family="table-cell">
      <style:table-cell-properties fo:background-color="#ecf3ff" fo:padding="0.097cm" fo:border="none">
        <style:background-image/>
      </style:table-cell-properties>
    </style:style>
    <style:style style:name="Table34.C1" style:family="table-cell">
      <style:table-cell-properties fo:background-color="#ecf3ff" fo:padding="0.097cm" fo:border-left="none" fo:border-right="0.05pt solid #000000" fo:border-top="none" fo:border-bottom="none">
        <style:background-image/>
      </style:table-cell-properties>
    </style:style>
    <style:style style:name="Table35" style:family="table">
      <style:table-properties style:width="15.499cm" table:align="right"/>
    </style:style>
    <style:style style:name="Table35.A" style:family="table-column">
      <style:table-column-properties style:column-width="0.66cm"/>
    </style:style>
    <style:style style:name="Table35.B" style:family="table-column">
      <style:table-column-properties style:column-width="1.54cm"/>
    </style:style>
    <style:style style:name="Table35.C" style:family="table-column">
      <style:table-column-properties style:column-width="13.3cm"/>
    </style:style>
    <style:style style:name="Table35.A1" style:family="table-cell">
      <style:table-cell-properties fo:background-color="#ecf3ff" fo:padding="0.097cm" fo:border-left="0.05pt solid #000000" fo:border-right="none" fo:border-top="none" fo:border-bottom="none">
        <style:background-image/>
      </style:table-cell-properties>
    </style:style>
    <style:style style:name="Table35.B1" style:family="table-cell" style:data-style-name="N0">
      <style:table-cell-properties fo:background-color="#ecf3ff" fo:padding="0.097cm" fo:border="none">
        <style:background-image/>
      </style:table-cell-properties>
    </style:style>
    <style:style style:name="Table35.C1" style:family="table-cell">
      <style:table-cell-properties fo:background-color="#ecf3ff" fo:padding="0.097cm" fo:border-left="none" fo:border-right="0.05pt solid #000000" fo:border-top="none" fo:border-bottom="none">
        <style:background-image/>
      </style:table-cell-properties>
    </style:style>
    <style:style style:name="Table35.B2" style:family="table-cell">
      <style:table-cell-properties fo:background-color="#ecf3ff" fo:padding="0.097cm" fo:border="none">
        <style:background-image/>
      </style:table-cell-properties>
    </style:style>
    <style:style style:name="Table35.C2" style:family="table-cell">
      <style:table-cell-properties fo:background-color="#ecf3ff" fo:padding="0.097cm" fo:border-left="none" fo:border-right="0.05pt solid #000000" fo:border-top="none" fo:border-bottom="none">
        <style:background-image/>
      </style:table-cell-properties>
    </style:style>
    <style:style style:name="Table45" style:family="table">
      <style:table-properties style:width="15.499cm" table:align="right"/>
    </style:style>
    <style:style style:name="Table45.A" style:family="table-column">
      <style:table-column-properties style:column-width="0.66cm"/>
    </style:style>
    <style:style style:name="Table45.B" style:family="table-column">
      <style:table-column-properties style:column-width="1.52cm"/>
    </style:style>
    <style:style style:name="Table45.C" style:family="table-column">
      <style:table-column-properties style:column-width="3.12cm"/>
    </style:style>
    <style:style style:name="Table45.D" style:family="table-column">
      <style:table-column-properties style:column-width="10.199cm"/>
    </style:style>
    <style:style style:name="Table45.A1" style:family="table-cell">
      <style:table-cell-properties fo:background-color="#ecf3ff" fo:padding="0.097cm" fo:border-left="0.05pt solid #000000" fo:border-right="none" fo:border-top="none" fo:border-bottom="none">
        <style:background-image/>
      </style:table-cell-properties>
    </style:style>
    <style:style style:name="Table45.B1" style:family="table-cell">
      <style:table-cell-properties fo:background-color="#ecf3ff" fo:padding="0.097cm" fo:border="none">
        <style:background-image/>
      </style:table-cell-properties>
    </style:style>
    <style:style style:name="Table45.C1" style:family="table-cell">
      <style:table-cell-properties fo:background-color="#ecf3ff" fo:padding="0.097cm" fo:border-left="none" fo:border-right="0.05pt solid #000000" fo:border-top="none" fo:border-bottom="none">
        <style:background-image/>
      </style:table-cell-properties>
    </style:style>
    <style:style style:name="Table46" style:family="table">
      <style:table-properties style:width="15.506cm" fo:margin-left="1.499cm" fo:margin-right="-0.005cm" table:align="margins"/>
    </style:style>
    <style:style style:name="Table46.A" style:family="table-column">
      <style:table-column-properties style:column-width="0.66cm" style:rel-column-width="2788*"/>
    </style:style>
    <style:style style:name="Table46.B" style:family="table-column">
      <style:table-column-properties style:column-width="1.52cm" style:rel-column-width="6426*"/>
    </style:style>
    <style:style style:name="Table46.C" style:family="table-column">
      <style:table-column-properties style:column-width="3.164cm" style:rel-column-width="13375*"/>
    </style:style>
    <style:style style:name="Table46.D" style:family="table-column">
      <style:table-column-properties style:column-width="10.162cm" style:rel-column-width="42946*"/>
    </style:style>
    <style:style style:name="Table46.A1" style:family="table-cell">
      <style:table-cell-properties fo:background-color="#ecf3ff" fo:padding="0.097cm" fo:border-left="0.05pt solid #000000" fo:border-right="none" fo:border-top="none" fo:border-bottom="none">
        <style:background-image/>
      </style:table-cell-properties>
    </style:style>
    <style:style style:name="Table46.B1" style:family="table-cell">
      <style:table-cell-properties fo:background-color="#ecf3ff" fo:padding="0.097cm" fo:border="none">
        <style:background-image/>
      </style:table-cell-properties>
    </style:style>
    <style:style style:name="Table46.C1" style:family="table-cell">
      <style:table-cell-properties fo:background-color="#ecf3ff" fo:padding="0.097cm" fo:border-left="none" fo:border-right="0.05pt solid #000000" fo:border-top="none" fo:border-bottom="none">
        <style:background-image/>
      </style:table-cell-properties>
    </style:style>
    <style:style style:name="Table47" style:family="table">
      <style:table-properties style:width="15.499cm" table:align="right"/>
    </style:style>
    <style:style style:name="Table47.A" style:family="table-column">
      <style:table-column-properties style:column-width="0.66cm"/>
    </style:style>
    <style:style style:name="Table47.B" style:family="table-column">
      <style:table-column-properties style:column-width="1.52cm"/>
    </style:style>
    <style:style style:name="Table47.C" style:family="table-column">
      <style:table-column-properties style:column-width="3.12cm"/>
    </style:style>
    <style:style style:name="Table47.D" style:family="table-column">
      <style:table-column-properties style:column-width="10.199cm"/>
    </style:style>
    <style:style style:name="Table47.A1" style:family="table-cell">
      <style:table-cell-properties fo:background-color="#ecf3ff" fo:padding="0.097cm" fo:border-left="0.05pt solid #000000" fo:border-right="none" fo:border-top="none" fo:border-bottom="none">
        <style:background-image/>
      </style:table-cell-properties>
    </style:style>
    <style:style style:name="Table47.B1" style:family="table-cell">
      <style:table-cell-properties fo:background-color="#ecf3ff" fo:padding="0.097cm" fo:border="none">
        <style:background-image/>
      </style:table-cell-properties>
    </style:style>
    <style:style style:name="Table47.C1" style:family="table-cell">
      <style:table-cell-properties fo:background-color="#ecf3ff" fo:padding="0.097cm" fo:border-left="none" fo:border-right="0.05pt solid #000000" fo:border-top="none" fo:border-bottom="none">
        <style:background-image/>
      </style:table-cell-properties>
    </style:style>
    <style:style style:name="Table48" style:family="table">
      <style:table-properties style:width="15.499cm" table:align="right"/>
    </style:style>
    <style:style style:name="Table48.A" style:family="table-column">
      <style:table-column-properties style:column-width="0.66cm"/>
    </style:style>
    <style:style style:name="Table48.B" style:family="table-column">
      <style:table-column-properties style:column-width="1.52cm"/>
    </style:style>
    <style:style style:name="Table48.C" style:family="table-column">
      <style:table-column-properties style:column-width="13.319cm"/>
    </style:style>
    <style:style style:name="Table48.A1" style:family="table-cell">
      <style:table-cell-properties fo:background-color="#ecf3ff" fo:padding="0.097cm" fo:border-left="0.05pt solid #000000" fo:border-right="none" fo:border-top="none" fo:border-bottom="none">
        <style:background-image/>
      </style:table-cell-properties>
    </style:style>
    <style:style style:name="Table48.B1" style:family="table-cell" style:data-style-name="N0">
      <style:table-cell-properties fo:background-color="#ecf3ff" fo:padding="0.097cm" fo:border="none">
        <style:background-image/>
      </style:table-cell-properties>
    </style:style>
    <style:style style:name="Table48.C1" style:family="table-cell">
      <style:table-cell-properties fo:background-color="#ecf3ff" fo:padding="0.097cm" fo:border-left="none" fo:border-right="0.05pt solid #000000" fo:border-top="none" fo:border-bottom="none">
        <style:background-image/>
      </style:table-cell-properties>
    </style:style>
    <style:style style:name="Table48.B2" style:family="table-cell">
      <style:table-cell-properties fo:background-color="#ecf3ff" fo:padding="0.097cm" fo:border="none">
        <style:background-image/>
      </style:table-cell-properties>
    </style:style>
    <style:style style:name="Table48.C2" style:family="table-cell">
      <style:table-cell-properties fo:background-color="#ecf3ff" fo:padding="0.097cm" fo:border-left="none" fo:border-right="0.05pt solid #000000" fo:border-top="none" fo:border-bottom="none">
        <style:background-image/>
      </style:table-cell-properties>
    </style:style>
    <style:style style:name="Table49" style:family="table">
      <style:table-properties style:width="15.499cm" table:align="right"/>
    </style:style>
    <style:style style:name="Table49.A" style:family="table-column">
      <style:table-column-properties style:column-width="0.66cm"/>
    </style:style>
    <style:style style:name="Table49.B" style:family="table-column">
      <style:table-column-properties style:column-width="2.362cm"/>
    </style:style>
    <style:style style:name="Table49.C" style:family="table-column">
      <style:table-column-properties style:column-width="12.478cm"/>
    </style:style>
    <style:style style:name="Table49.A1" style:family="table-cell">
      <style:table-cell-properties fo:background-color="#ecf3ff" fo:padding="0.097cm" fo:border-left="0.05pt solid #000000" fo:border-right="none" fo:border-top="none" fo:border-bottom="none">
        <style:background-image/>
      </style:table-cell-properties>
    </style:style>
    <style:style style:name="Table49.B1" style:family="table-cell">
      <style:table-cell-properties fo:background-color="#ecf3ff" fo:padding="0.097cm" fo:border="none">
        <style:background-image/>
      </style:table-cell-properties>
    </style:style>
    <style:style style:name="Table49.C1" style:family="table-cell">
      <style:table-cell-properties fo:background-color="#ecf3ff" fo:padding="0.097cm" fo:border-left="none" fo:border-right="0.05pt solid #000000" fo:border-top="none" fo:border-bottom="none">
        <style:background-image/>
      </style:table-cell-properties>
    </style:style>
    <style:style style:name="Table50" style:family="table">
      <style:table-properties style:width="15.499cm" table:align="right"/>
    </style:style>
    <style:style style:name="Table50.A" style:family="table-column">
      <style:table-column-properties style:column-width="0.66cm"/>
    </style:style>
    <style:style style:name="Table50.B" style:family="table-column">
      <style:table-column-properties style:column-width="1.52cm"/>
    </style:style>
    <style:style style:name="Table50.C" style:family="table-column">
      <style:table-column-properties style:column-width="13.319cm"/>
    </style:style>
    <style:style style:name="Table50.A1" style:family="table-cell">
      <style:table-cell-properties fo:background-color="#ecf3ff" fo:padding="0.097cm" fo:border-left="0.05pt solid #000000" fo:border-right="none" fo:border-top="none" fo:border-bottom="none">
        <style:background-image/>
      </style:table-cell-properties>
    </style:style>
    <style:style style:name="Table50.B1" style:family="table-cell" style:data-style-name="N0">
      <style:table-cell-properties fo:background-color="#ecf3ff" fo:padding="0.097cm" fo:border="none">
        <style:background-image/>
      </style:table-cell-properties>
    </style:style>
    <style:style style:name="Table50.C1" style:family="table-cell">
      <style:table-cell-properties fo:background-color="#ecf3ff" fo:padding="0.097cm" fo:border-left="none" fo:border-right="0.05pt solid #000000" fo:border-top="none" fo:border-bottom="none">
        <style:background-image/>
      </style:table-cell-properties>
    </style:style>
    <style:style style:name="Table50.B2" style:family="table-cell">
      <style:table-cell-properties fo:background-color="#ecf3ff" fo:padding="0.097cm" fo:border="none">
        <style:background-image/>
      </style:table-cell-properties>
    </style:style>
    <style:style style:name="Table50.C2" style:family="table-cell">
      <style:table-cell-properties fo:background-color="#ecf3ff" fo:padding="0.097cm" fo:border-left="none" fo:border-right="0.05pt solid #000000" fo:border-top="none" fo:border-bottom="none">
        <style:background-image/>
      </style:table-cell-properties>
    </style:style>
    <style:style style:name="Table51" style:family="table">
      <style:table-properties style:width="15.499cm" table:align="right"/>
    </style:style>
    <style:style style:name="Table51.A" style:family="table-column">
      <style:table-column-properties style:column-width="0.66cm"/>
    </style:style>
    <style:style style:name="Table51.B" style:family="table-column">
      <style:table-column-properties style:column-width="2.362cm"/>
    </style:style>
    <style:style style:name="Table51.C" style:family="table-column">
      <style:table-column-properties style:column-width="12.478cm"/>
    </style:style>
    <style:style style:name="Table51.A1" style:family="table-cell">
      <style:table-cell-properties fo:background-color="#ecf3ff" fo:padding="0.097cm" fo:border-left="0.05pt solid #000000" fo:border-right="none" fo:border-top="none" fo:border-bottom="none">
        <style:background-image/>
      </style:table-cell-properties>
    </style:style>
    <style:style style:name="Table51.B1" style:family="table-cell">
      <style:table-cell-properties fo:background-color="#ecf3ff" fo:padding="0.097cm" fo:border="none">
        <style:background-image/>
      </style:table-cell-properties>
    </style:style>
    <style:style style:name="Table51.C1" style:family="table-cell">
      <style:table-cell-properties fo:background-color="#ecf3ff" fo:padding="0.097cm" fo:border-left="none" fo:border-right="0.05pt solid #000000" fo:border-top="none" fo:border-bottom="none">
        <style:background-image/>
      </style:table-cell-properties>
    </style:style>
    <style:style style:name="Table62" style:family="table">
      <style:table-properties style:width="15.499cm" table:align="right"/>
    </style:style>
    <style:style style:name="Table62.A" style:family="table-column">
      <style:table-column-properties style:column-width="0.66cm"/>
    </style:style>
    <style:style style:name="Table62.B" style:family="table-column">
      <style:table-column-properties style:column-width="1.52cm"/>
    </style:style>
    <style:style style:name="Table62.C" style:family="table-column">
      <style:table-column-properties style:column-width="13.319cm"/>
    </style:style>
    <style:style style:name="Table62.A1" style:family="table-cell">
      <style:table-cell-properties fo:background-color="#ecf3ff" fo:padding="0.097cm" fo:border-left="0.05pt solid #000000" fo:border-right="none" fo:border-top="none" fo:border-bottom="none">
        <style:background-image/>
      </style:table-cell-properties>
    </style:style>
    <style:style style:name="Table62.B1" style:family="table-cell" style:data-style-name="N0">
      <style:table-cell-properties fo:background-color="#ecf3ff" fo:padding="0.097cm" fo:border="none">
        <style:background-image/>
      </style:table-cell-properties>
    </style:style>
    <style:style style:name="Table62.C1" style:family="table-cell">
      <style:table-cell-properties fo:background-color="#ecf3ff" fo:padding="0.097cm" fo:border-left="none" fo:border-right="0.05pt solid #000000" fo:border-top="none" fo:border-bottom="none">
        <style:background-image/>
      </style:table-cell-properties>
    </style:style>
    <style:style style:name="Table62.B2" style:family="table-cell">
      <style:table-cell-properties fo:background-color="#ecf3ff" fo:padding="0.097cm" fo:border="none">
        <style:background-image/>
      </style:table-cell-properties>
    </style:style>
    <style:style style:name="Table62.C2" style:family="table-cell">
      <style:table-cell-properties fo:background-color="#ecf3ff" fo:padding="0.097cm" fo:border-left="none" fo:border-right="0.05pt solid #000000" fo:border-top="none" fo:border-bottom="none">
        <style:background-image/>
      </style:table-cell-properties>
    </style:style>
    <style:style style:name="Table41" style:family="table">
      <style:table-properties style:width="15.505cm" fo:margin-left="1.499cm" fo:margin-right="-0.005cm" table:align="margins"/>
    </style:style>
    <style:style style:name="Table41.A" style:family="table-column">
      <style:table-column-properties style:column-width="0.656cm" style:rel-column-width="2773*"/>
    </style:style>
    <style:style style:name="Table41.B" style:family="table-column">
      <style:table-column-properties style:column-width="1.52cm" style:rel-column-width="6426*"/>
    </style:style>
    <style:style style:name="Table41.C" style:family="table-column">
      <style:table-column-properties style:column-width="3.644cm" style:rel-column-width="15403*"/>
    </style:style>
    <style:style style:name="Table41.D" style:family="table-column">
      <style:table-column-properties style:column-width="9.684cm" style:rel-column-width="40933*"/>
    </style:style>
    <style:style style:name="Table41.A1" style:family="table-cell">
      <style:table-cell-properties fo:background-color="#ecf3ff" fo:padding="0.097cm" fo:border-left="0.05pt solid #000000" fo:border-right="none" fo:border-top="none" fo:border-bottom="none">
        <style:background-image/>
      </style:table-cell-properties>
    </style:style>
    <style:style style:name="Table41.B1" style:family="table-cell">
      <style:table-cell-properties fo:background-color="#ecf3ff" fo:padding="0.097cm" fo:border="none">
        <style:background-image/>
      </style:table-cell-properties>
    </style:style>
    <style:style style:name="Table41.C1" style:family="table-cell">
      <style:table-cell-properties fo:background-color="#ecf3ff" fo:padding="0.097cm" fo:border-left="none" fo:border-right="0.05pt solid #000000" fo:border-top="none" fo:border-bottom="none">
        <style:background-image/>
      </style:table-cell-properties>
    </style:style>
    <style:style style:name="Table42" style:family="table">
      <style:table-properties style:width="15.499cm" table:align="right"/>
    </style:style>
    <style:style style:name="Table42.A" style:family="table-column">
      <style:table-column-properties style:column-width="0.66cm"/>
    </style:style>
    <style:style style:name="Table42.B" style:family="table-column">
      <style:table-column-properties style:column-width="1.52cm"/>
    </style:style>
    <style:style style:name="Table42.C" style:family="table-column">
      <style:table-column-properties style:column-width="13.319cm"/>
    </style:style>
    <style:style style:name="Table42.A1" style:family="table-cell">
      <style:table-cell-properties fo:background-color="#ecf3ff" fo:padding="0.097cm" fo:border-left="0.05pt solid #000000" fo:border-right="none" fo:border-top="none" fo:border-bottom="none">
        <style:background-image/>
      </style:table-cell-properties>
    </style:style>
    <style:style style:name="Table42.B1" style:family="table-cell" style:data-style-name="N0">
      <style:table-cell-properties fo:background-color="#ecf3ff" fo:padding="0.097cm" fo:border="none">
        <style:background-image/>
      </style:table-cell-properties>
    </style:style>
    <style:style style:name="Table42.C1" style:family="table-cell">
      <style:table-cell-properties fo:background-color="#ecf3ff" fo:padding="0.097cm" fo:border-left="none" fo:border-right="0.05pt solid #000000" fo:border-top="none" fo:border-bottom="none">
        <style:background-image/>
      </style:table-cell-properties>
    </style:style>
    <style:style style:name="Table42.B2" style:family="table-cell">
      <style:table-cell-properties fo:background-color="#ecf3ff" fo:padding="0.097cm" fo:border="none">
        <style:background-image/>
      </style:table-cell-properties>
    </style:style>
    <style:style style:name="Table42.C2" style:family="table-cell">
      <style:table-cell-properties fo:background-color="#ecf3ff" fo:padding="0.097cm" fo:border-left="none" fo:border-right="0.05pt solid #000000" fo:border-top="none" fo:border-bottom="none">
        <style:background-image/>
      </style:table-cell-properties>
    </style:style>
    <style:style style:name="Table70" style:family="table">
      <style:table-properties style:width="15.499cm" table:align="right"/>
    </style:style>
    <style:style style:name="Table70.A" style:family="table-column">
      <style:table-column-properties style:column-width="0.66cm"/>
    </style:style>
    <style:style style:name="Table70.B" style:family="table-column">
      <style:table-column-properties style:column-width="1.52cm"/>
    </style:style>
    <style:style style:name="Table70.C" style:family="table-column">
      <style:table-column-properties style:column-width="13.319cm"/>
    </style:style>
    <style:style style:name="Table70.A1" style:family="table-cell">
      <style:table-cell-properties fo:background-color="#ecf3ff" fo:padding="0.097cm" fo:border-left="0.05pt solid #000000" fo:border-right="none" fo:border-top="none" fo:border-bottom="none">
        <style:background-image/>
      </style:table-cell-properties>
    </style:style>
    <style:style style:name="Table70.B1" style:family="table-cell">
      <style:table-cell-properties fo:background-color="#ecf3ff" fo:padding="0.097cm" fo:border="none">
        <style:background-image/>
      </style:table-cell-properties>
    </style:style>
    <style:style style:name="Table70.C1" style:family="table-cell">
      <style:table-cell-properties fo:background-color="#ecf3ff" fo:padding="0.097cm" fo:border-left="none" fo:border-right="0.05pt solid #000000" fo:border-top="none" fo:border-bottom="none">
        <style:background-image/>
      </style:table-cell-properties>
    </style:style>
    <style:style style:name="Table71" style:family="table">
      <style:table-properties style:width="15.499cm" table:align="right"/>
    </style:style>
    <style:style style:name="Table71.A" style:family="table-column">
      <style:table-column-properties style:column-width="0.66cm"/>
    </style:style>
    <style:style style:name="Table71.B" style:family="table-column">
      <style:table-column-properties style:column-width="1.54cm"/>
    </style:style>
    <style:style style:name="Table71.C" style:family="table-column">
      <style:table-column-properties style:column-width="3.798cm"/>
    </style:style>
    <style:style style:name="Table71.D" style:family="table-column">
      <style:table-column-properties style:column-width="9.502cm"/>
    </style:style>
    <style:style style:name="Table71.A1" style:family="table-cell">
      <style:table-cell-properties fo:background-color="#ecf3ff" fo:padding="0.097cm" fo:border-left="0.05pt solid #000000" fo:border-right="none" fo:border-top="none" fo:border-bottom="none">
        <style:background-image/>
      </style:table-cell-properties>
    </style:style>
    <style:style style:name="Table71.B1" style:family="table-cell" style:data-style-name="N0">
      <style:table-cell-properties fo:background-color="#ecf3ff" fo:padding="0.097cm" fo:border="none">
        <style:background-image/>
      </style:table-cell-properties>
    </style:style>
    <style:style style:name="Table71.C1" style:family="table-cell">
      <style:table-cell-properties fo:background-color="#ecf3ff" fo:padding="0.097cm" fo:border-left="none" fo:border-right="0.05pt solid #000000" fo:border-top="none" fo:border-bottom="none">
        <style:background-image/>
      </style:table-cell-properties>
    </style:style>
    <style:style style:name="Table71.C2" style:family="table-cell">
      <style:table-cell-properties fo:background-color="#ecf3ff" fo:padding="0.097cm" fo:border="none">
        <style:background-image/>
      </style:table-cell-properties>
    </style:style>
    <style:style style:name="Table71.D2" style:family="table-cell">
      <style:table-cell-properties fo:background-color="#ecf3ff" fo:padding="0.097cm" fo:border-left="none" fo:border-right="0.05pt solid #000000" fo:border-top="none" fo:border-bottom="none">
        <style:background-image/>
      </style:table-cell-properties>
    </style:style>
    <style:style style:name="Table71.C3" style:family="table-cell">
      <style:table-cell-properties fo:background-color="#ecf3ff" fo:padding="0.097cm" fo:border="none">
        <style:background-image/>
      </style:table-cell-properties>
    </style:style>
    <style:style style:name="Table71.D3" style:family="table-cell">
      <style:table-cell-properties fo:background-color="#ecf3ff" fo:padding="0.097cm" fo:border-left="none" fo:border-right="0.05pt solid #000000" fo:border-top="none" fo:border-bottom="none">
        <style:background-image/>
      </style:table-cell-properties>
    </style:style>
    <style:style style:name="Table71.C4" style:family="table-cell">
      <style:table-cell-properties fo:background-color="#ecf3ff" fo:padding="0.097cm" fo:border="none">
        <style:background-image/>
      </style:table-cell-properties>
    </style:style>
    <style:style style:name="Table71.D4" style:family="table-cell">
      <style:table-cell-properties fo:background-color="#ecf3ff" fo:padding="0.097cm" fo:border-left="none" fo:border-right="0.05pt solid #000000" fo:border-top="none" fo:border-bottom="none">
        <style:background-image/>
      </style:table-cell-properties>
    </style:style>
    <style:style style:name="Table71.C5" style:family="table-cell">
      <style:table-cell-properties fo:background-color="#ecf3ff" fo:padding="0.097cm" fo:border="none">
        <style:background-image/>
      </style:table-cell-properties>
    </style:style>
    <style:style style:name="Table71.D5" style:family="table-cell">
      <style:table-cell-properties fo:background-color="#ecf3ff" fo:padding="0.097cm" fo:border-left="none" fo:border-right="0.05pt solid #000000" fo:border-top="none" fo:border-bottom="none">
        <style:background-image/>
      </style:table-cell-properties>
    </style:style>
    <style:style style:name="Table71.C6" style:family="table-cell">
      <style:table-cell-properties fo:background-color="#ecf3ff" fo:padding="0.097cm" fo:border="none">
        <style:background-image/>
      </style:table-cell-properties>
    </style:style>
    <style:style style:name="Table71.D6" style:family="table-cell">
      <style:table-cell-properties fo:background-color="#ecf3ff" fo:padding="0.097cm" fo:border-left="none" fo:border-right="0.05pt solid #000000" fo:border-top="none" fo:border-bottom="none">
        <style:background-image/>
      </style:table-cell-properties>
    </style:style>
    <style:style style:name="Table71.C7" style:family="table-cell">
      <style:table-cell-properties fo:background-color="#ecf3ff" fo:padding="0.097cm" fo:border="none">
        <style:background-image/>
      </style:table-cell-properties>
    </style:style>
    <style:style style:name="Table71.D7" style:family="table-cell">
      <style:table-cell-properties fo:background-color="#ecf3ff" fo:padding="0.097cm" fo:border-left="none" fo:border-right="0.05pt solid #000000" fo:border-top="none" fo:border-bottom="none">
        <style:background-image/>
      </style:table-cell-properties>
    </style:style>
    <style:style style:name="Table71.C8" style:family="table-cell">
      <style:table-cell-properties fo:background-color="#ecf3ff" fo:padding="0.097cm" fo:border="none">
        <style:background-image/>
      </style:table-cell-properties>
    </style:style>
    <style:style style:name="Table71.D8" style:family="table-cell">
      <style:table-cell-properties fo:background-color="#ecf3ff" fo:padding="0.097cm" fo:border-left="none" fo:border-right="0.05pt solid #000000" fo:border-top="none" fo:border-bottom="none">
        <style:background-image/>
      </style:table-cell-properties>
    </style:style>
    <style:style style:name="Table71.C9" style:family="table-cell">
      <style:table-cell-properties fo:background-color="#ecf3ff" fo:padding="0.097cm" fo:border="none">
        <style:background-image/>
      </style:table-cell-properties>
    </style:style>
    <style:style style:name="Table71.D9" style:family="table-cell">
      <style:table-cell-properties fo:background-color="#ecf3ff" fo:padding="0.097cm" fo:border-left="none" fo:border-right="0.05pt solid #000000" fo:border-top="none" fo:border-bottom="none">
        <style:background-image/>
      </style:table-cell-properties>
    </style:style>
    <style:style style:name="Table71.C10" style:family="table-cell">
      <style:table-cell-properties fo:background-color="#ecf3ff" fo:padding="0.097cm" fo:border="none">
        <style:background-image/>
      </style:table-cell-properties>
    </style:style>
    <style:style style:name="Table71.D10" style:family="table-cell">
      <style:table-cell-properties fo:background-color="#ecf3ff" fo:padding="0.097cm" fo:border-left="none" fo:border-right="0.05pt solid #000000" fo:border-top="none" fo:border-bottom="none">
        <style:background-image/>
      </style:table-cell-properties>
    </style:style>
    <style:style style:name="Table71.C11" style:family="table-cell">
      <style:table-cell-properties fo:background-color="#ecf3ff" fo:padding="0.097cm" fo:border="none">
        <style:background-image/>
      </style:table-cell-properties>
    </style:style>
    <style:style style:name="Table71.D11" style:family="table-cell">
      <style:table-cell-properties fo:background-color="#ecf3ff" fo:padding="0.097cm" fo:border-left="none" fo:border-right="0.05pt solid #000000" fo:border-top="none" fo:border-bottom="none">
        <style:background-image/>
      </style:table-cell-properties>
    </style:style>
    <style:style style:name="Table71.B12" style:family="table-cell">
      <style:table-cell-properties fo:background-color="#ecf3ff" fo:padding="0.097cm" fo:border="none">
        <style:background-image/>
      </style:table-cell-properties>
    </style:style>
    <style:style style:name="Table71.C12" style:family="table-cell">
      <style:table-cell-properties fo:background-color="#ecf3ff" fo:padding="0.097cm" fo:border-left="none" fo:border-right="0.05pt solid #000000" fo:border-top="none" fo:border-bottom="none">
        <style:background-image/>
      </style:table-cell-properties>
    </style:style>
    <style:style style:name="Table37" style:family="table">
      <style:table-properties style:width="15.492cm" fo:margin-left="1.499cm" fo:margin-right="0.009cm" table:align="margins"/>
    </style:style>
    <style:style style:name="Table37.A" style:family="table-column">
      <style:table-column-properties style:column-width="0.66cm" style:rel-column-width="2790*"/>
    </style:style>
    <style:style style:name="Table37.B" style:family="table-column">
      <style:table-column-properties style:column-width="1.52cm" style:rel-column-width="6432*"/>
    </style:style>
    <style:style style:name="Table37.C" style:family="table-column">
      <style:table-column-properties style:column-width="13.312cm" style:rel-column-width="56313*"/>
    </style:style>
    <style:style style:name="Table37.A1" style:family="table-cell">
      <style:table-cell-properties fo:background-color="#ecf3ff" fo:padding="0.097cm" fo:border-left="0.05pt solid #000000" fo:border-right="none" fo:border-top="none" fo:border-bottom="none">
        <style:background-image/>
      </style:table-cell-properties>
    </style:style>
    <style:style style:name="Table37.B1" style:family="table-cell">
      <style:table-cell-properties fo:background-color="#ecf3ff" fo:padding="0.097cm" fo:border="none">
        <style:background-image/>
      </style:table-cell-properties>
    </style:style>
    <style:style style:name="Table37.C1" style:family="table-cell">
      <style:table-cell-properties fo:background-color="#ecf3ff" fo:padding="0.097cm" fo:border-left="none" fo:border-right="0.05pt solid #000000" fo:border-top="none" fo:border-bottom="none">
        <style:background-image/>
      </style:table-cell-properties>
    </style:style>
    <style:style style:name="Table38" style:family="table">
      <style:table-properties style:width="15.499cm" table:align="right"/>
    </style:style>
    <style:style style:name="Table38.A" style:family="table-column">
      <style:table-column-properties style:column-width="0.66cm"/>
    </style:style>
    <style:style style:name="Table38.B" style:family="table-column">
      <style:table-column-properties style:column-width="1.54cm"/>
    </style:style>
    <style:style style:name="Table38.C" style:family="table-column">
      <style:table-column-properties style:column-width="13.3cm"/>
    </style:style>
    <style:style style:name="Table38.A1" style:family="table-cell">
      <style:table-cell-properties fo:background-color="#ecf3ff" fo:padding="0.097cm" fo:border-left="0.05pt solid #000000" fo:border-right="none" fo:border-top="none" fo:border-bottom="none">
        <style:background-image/>
      </style:table-cell-properties>
    </style:style>
    <style:style style:name="Table38.B1" style:family="table-cell" style:data-style-name="N0">
      <style:table-cell-properties fo:background-color="#ecf3ff" fo:padding="0.097cm" fo:border="none">
        <style:background-image/>
      </style:table-cell-properties>
    </style:style>
    <style:style style:name="Table38.C1" style:family="table-cell">
      <style:table-cell-properties fo:background-color="#ecf3ff" fo:padding="0.097cm" fo:border-left="none" fo:border-right="0.05pt solid #000000" fo:border-top="none" fo:border-bottom="none">
        <style:background-image/>
      </style:table-cell-properties>
    </style:style>
    <style:style style:name="Table38.B2" style:family="table-cell">
      <style:table-cell-properties fo:background-color="#ecf3ff" fo:padding="0.097cm" fo:border="none">
        <style:background-image/>
      </style:table-cell-properties>
    </style:style>
    <style:style style:name="Table38.C2" style:family="table-cell">
      <style:table-cell-properties fo:background-color="#ecf3ff" fo:padding="0.097cm" fo:border-left="none" fo:border-right="0.05pt solid #000000" fo:border-top="none" fo:border-bottom="none">
        <style:background-image/>
      </style:table-cell-properties>
    </style:style>
    <style:style style:name="Table86" style:family="table">
      <style:table-properties style:width="15.499cm" table:align="right"/>
    </style:style>
    <style:style style:name="Table86.A" style:family="table-column">
      <style:table-column-properties style:column-width="0.66cm"/>
    </style:style>
    <style:style style:name="Table86.B" style:family="table-column">
      <style:table-column-properties style:column-width="1.52cm"/>
    </style:style>
    <style:style style:name="Table86.C" style:family="table-column">
      <style:table-column-properties style:column-width="13.319cm"/>
    </style:style>
    <style:style style:name="Table86.A1" style:family="table-cell">
      <style:table-cell-properties fo:background-color="#ecf3ff" fo:padding="0.097cm" fo:border-left="0.05pt solid #000000" fo:border-right="none" fo:border-top="none" fo:border-bottom="none">
        <style:background-image/>
      </style:table-cell-properties>
    </style:style>
    <style:style style:name="Table86.B1" style:family="table-cell">
      <style:table-cell-properties fo:background-color="#ecf3ff" fo:padding="0.097cm" fo:border="none">
        <style:background-image/>
      </style:table-cell-properties>
    </style:style>
    <style:style style:name="Table86.C1" style:family="table-cell">
      <style:table-cell-properties fo:background-color="#ecf3ff" fo:padding="0.097cm" fo:border-left="none" fo:border-right="0.05pt solid #000000" fo:border-top="none" fo:border-bottom="none">
        <style:background-image/>
      </style:table-cell-properties>
    </style:style>
    <style:style style:name="Table87" style:family="table">
      <style:table-properties style:width="15.499cm" table:align="right"/>
    </style:style>
    <style:style style:name="Table87.A" style:family="table-column">
      <style:table-column-properties style:column-width="0.66cm"/>
    </style:style>
    <style:style style:name="Table87.B" style:family="table-column">
      <style:table-column-properties style:column-width="1.54cm"/>
    </style:style>
    <style:style style:name="Table87.C" style:family="table-column">
      <style:table-column-properties style:column-width="13.3cm"/>
    </style:style>
    <style:style style:name="Table87.A1" style:family="table-cell">
      <style:table-cell-properties fo:background-color="#ecf3ff" fo:padding="0.097cm" fo:border-left="0.05pt solid #000000" fo:border-right="none" fo:border-top="none" fo:border-bottom="none">
        <style:background-image/>
      </style:table-cell-properties>
    </style:style>
    <style:style style:name="Table87.B1" style:family="table-cell" style:data-style-name="N0">
      <style:table-cell-properties fo:background-color="#ecf3ff" fo:padding="0.097cm" fo:border="none">
        <style:background-image/>
      </style:table-cell-properties>
    </style:style>
    <style:style style:name="Table87.C1" style:family="table-cell">
      <style:table-cell-properties fo:background-color="#ecf3ff" fo:padding="0.097cm" fo:border-left="none" fo:border-right="0.05pt solid #000000" fo:border-top="none" fo:border-bottom="none">
        <style:background-image/>
      </style:table-cell-properties>
    </style:style>
    <style:style style:name="Table87.B2" style:family="table-cell">
      <style:table-cell-properties fo:background-color="#ecf3ff" fo:padding="0.097cm" fo:border="none">
        <style:background-image/>
      </style:table-cell-properties>
    </style:style>
    <style:style style:name="Table87.C2" style:family="table-cell">
      <style:table-cell-properties fo:background-color="#ecf3ff" fo:padding="0.097cm" fo:border-left="none" fo:border-right="0.05pt solid #000000" fo:border-top="none" fo:border-bottom="none">
        <style:background-image/>
      </style:table-cell-properties>
    </style:style>
    <style:style style:name="Table39" style:family="table">
      <style:table-properties style:width="15.499cm" table:align="right"/>
    </style:style>
    <style:style style:name="Table39.A" style:family="table-column">
      <style:table-column-properties style:column-width="0.66cm"/>
    </style:style>
    <style:style style:name="Table39.B" style:family="table-column">
      <style:table-column-properties style:column-width="1.52cm"/>
    </style:style>
    <style:style style:name="Table39.C" style:family="table-column">
      <style:table-column-properties style:column-width="13.319cm"/>
    </style:style>
    <style:style style:name="Table39.A1" style:family="table-cell">
      <style:table-cell-properties fo:background-color="#ecf3ff" fo:padding="0.097cm" fo:border-left="0.05pt solid #000000" fo:border-right="none" fo:border-top="none" fo:border-bottom="none">
        <style:background-image/>
      </style:table-cell-properties>
    </style:style>
    <style:style style:name="Table39.B1" style:family="table-cell">
      <style:table-cell-properties fo:background-color="#ecf3ff" fo:padding="0.097cm" fo:border="none">
        <style:background-image/>
      </style:table-cell-properties>
    </style:style>
    <style:style style:name="Table39.C1" style:family="table-cell">
      <style:table-cell-properties fo:background-color="#ecf3ff" fo:padding="0.097cm" fo:border-left="none" fo:border-right="0.05pt solid #000000" fo:border-top="none" fo:border-bottom="none">
        <style:background-image/>
      </style:table-cell-properties>
    </style:style>
    <style:style style:name="Table40" style:family="table">
      <style:table-properties style:width="15.499cm" table:align="right"/>
    </style:style>
    <style:style style:name="Table40.A" style:family="table-column">
      <style:table-column-properties style:column-width="0.66cm"/>
    </style:style>
    <style:style style:name="Table40.B" style:family="table-column">
      <style:table-column-properties style:column-width="1.54cm"/>
    </style:style>
    <style:style style:name="Table40.C" style:family="table-column">
      <style:table-column-properties style:column-width="13.3cm"/>
    </style:style>
    <style:style style:name="Table40.A1" style:family="table-cell">
      <style:table-cell-properties fo:background-color="#ecf3ff" fo:padding="0.097cm" fo:border-left="0.05pt solid #000000" fo:border-right="none" fo:border-top="none" fo:border-bottom="none">
        <style:background-image/>
      </style:table-cell-properties>
    </style:style>
    <style:style style:name="Table40.B1" style:family="table-cell" style:data-style-name="N0">
      <style:table-cell-properties fo:background-color="#ecf3ff" fo:padding="0.097cm" fo:border="none">
        <style:background-image/>
      </style:table-cell-properties>
    </style:style>
    <style:style style:name="Table40.C1" style:family="table-cell">
      <style:table-cell-properties fo:background-color="#ecf3ff" fo:padding="0.097cm" fo:border-left="none" fo:border-right="0.05pt solid #000000" fo:border-top="none" fo:border-bottom="none">
        <style:background-image/>
      </style:table-cell-properties>
    </style:style>
    <style:style style:name="Table40.B2" style:family="table-cell">
      <style:table-cell-properties fo:background-color="#ecf3ff" fo:padding="0.097cm" fo:border="none">
        <style:background-image/>
      </style:table-cell-properties>
    </style:style>
    <style:style style:name="Table40.C2" style:family="table-cell">
      <style:table-cell-properties fo:background-color="#ecf3ff" fo:padding="0.097cm" fo:border-left="none" fo:border-right="0.05pt solid #000000" fo:border-top="none" fo:border-bottom="none">
        <style:background-image/>
      </style:table-cell-properties>
    </style:style>
    <style:style style:name="Table64" style:family="table">
      <style:table-properties style:width="15.499cm" table:align="right"/>
    </style:style>
    <style:style style:name="Table64.A" style:family="table-column">
      <style:table-column-properties style:column-width="0.66cm"/>
    </style:style>
    <style:style style:name="Table64.B" style:family="table-column">
      <style:table-column-properties style:column-width="1.52cm"/>
    </style:style>
    <style:style style:name="Table64.C" style:family="table-column">
      <style:table-column-properties style:column-width="3.701cm"/>
    </style:style>
    <style:style style:name="Table64.D" style:family="table-column">
      <style:table-column-properties style:column-width="9.618cm"/>
    </style:style>
    <style:style style:name="Table64.A1" style:family="table-cell">
      <style:table-cell-properties fo:background-color="#ecf3ff" fo:padding="0.097cm" fo:border-left="0.05pt solid #000000" fo:border-right="none" fo:border-top="none" fo:border-bottom="none">
        <style:background-image/>
      </style:table-cell-properties>
    </style:style>
    <style:style style:name="Table64.B1" style:family="table-cell">
      <style:table-cell-properties fo:background-color="#ecf3ff" fo:padding="0.097cm" fo:border="none">
        <style:background-image/>
      </style:table-cell-properties>
    </style:style>
    <style:style style:name="Table64.C1" style:family="table-cell">
      <style:table-cell-properties fo:background-color="#ecf3ff" fo:padding="0.097cm" fo:border-left="none" fo:border-right="0.05pt solid #000000" fo:border-top="none" fo:border-bottom="none">
        <style:background-image/>
      </style:table-cell-properties>
    </style:style>
    <style:style style:name="Table65" style:family="table">
      <style:table-properties style:width="15.499cm" table:align="right"/>
    </style:style>
    <style:style style:name="Table65.A" style:family="table-column">
      <style:table-column-properties style:column-width="0.66cm"/>
    </style:style>
    <style:style style:name="Table65.B" style:family="table-column">
      <style:table-column-properties style:column-width="1.52cm"/>
    </style:style>
    <style:style style:name="Table65.C" style:family="table-column">
      <style:table-column-properties style:column-width="13.319cm"/>
    </style:style>
    <style:style style:name="Table65.A1" style:family="table-cell">
      <style:table-cell-properties fo:background-color="#ecf3ff" fo:padding="0.097cm" fo:border-left="0.05pt solid #000000" fo:border-right="none" fo:border-top="none" fo:border-bottom="none">
        <style:background-image/>
      </style:table-cell-properties>
    </style:style>
    <style:style style:name="Table65.B1" style:family="table-cell">
      <style:table-cell-properties fo:background-color="#ecf3ff" fo:padding="0.097cm" fo:border="none">
        <style:background-image/>
      </style:table-cell-properties>
    </style:style>
    <style:style style:name="Table65.C1" style:family="table-cell">
      <style:table-cell-properties fo:background-color="#ecf3ff" fo:padding="0.097cm" fo:border-left="none" fo:border-right="0.05pt solid #000000" fo:border-top="none" fo:border-bottom="none">
        <style:background-image/>
      </style:table-cell-properties>
    </style:style>
    <style:style style:name="Table66" style:family="table">
      <style:table-properties style:width="15.499cm" table:align="right"/>
    </style:style>
    <style:style style:name="Table66.A" style:family="table-column">
      <style:table-column-properties style:column-width="0.66cm"/>
    </style:style>
    <style:style style:name="Table66.B" style:family="table-column">
      <style:table-column-properties style:column-width="1.54cm"/>
    </style:style>
    <style:style style:name="Table66.C" style:family="table-column">
      <style:table-column-properties style:column-width="3.42cm"/>
    </style:style>
    <style:style style:name="Table66.D" style:family="table-column">
      <style:table-column-properties style:column-width="9.88cm"/>
    </style:style>
    <style:style style:name="Table66.A1" style:family="table-cell">
      <style:table-cell-properties fo:background-color="#ecf3ff" fo:padding="0.097cm" fo:border-left="0.05pt solid #000000" fo:border-right="none" fo:border-top="none" fo:border-bottom="none">
        <style:background-image/>
      </style:table-cell-properties>
    </style:style>
    <style:style style:name="Table66.B1" style:family="table-cell">
      <style:table-cell-properties fo:background-color="#ecf3ff" fo:padding="0.097cm" fo:border="none">
        <style:background-image/>
      </style:table-cell-properties>
    </style:style>
    <style:style style:name="Table66.C1" style:family="table-cell">
      <style:table-cell-properties fo:background-color="#ecf3ff" fo:padding="0.097cm" fo:border-left="none" fo:border-right="0.05pt solid #000000" fo:border-top="none" fo:border-bottom="none">
        <style:background-image/>
      </style:table-cell-properties>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9pt" style:font-size-asian="9pt" style:font-size-complex="9pt"/>
    </style:style>
    <style:style style:name="P3" style:family="paragraph" style:parent-style-name="Table_20_Heading">
      <style:text-properties fo:color="#004586" style:font-name="Century Gothic4" fo:font-size="8pt" style:font-size-asian="8pt" style:font-size-complex="8pt"/>
    </style:style>
    <style:style style:name="P4"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5" style:family="paragraph" style:parent-style-name="Table_20_Heading">
      <style:paragraph-properties fo:text-align="center" style:justify-single-word="false">
        <style:tab-stops>
          <style:tab-stop style:position="0.889cm"/>
        </style:tab-stops>
      </style:paragraph-properties>
      <style:text-properties fo:color="#004586" style:font-name="Century Gothic4" fo:font-size="10pt" style:font-size-asian="10pt" style:font-size-complex="10pt"/>
    </style:style>
    <style:style style:name="P6" style:family="paragraph" style:parent-style-name="Table_20_Heading">
      <style:text-properties fo:color="#004586" style:font-name="Century Gothic4" fo:font-size="9pt" style:font-size-asian="9pt" style:font-size-complex="9pt"/>
    </style:style>
    <style:style style:name="P7"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8" style:family="paragraph" style:parent-style-name="Footer">
      <style:paragraph-properties fo:text-align="start" style:justify-single-word="false"/>
      <style:text-properties style:font-name="Century Gothic4"/>
    </style:style>
    <style:style style:name="P9"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0" style:family="paragraph" style:parent-style-name="Footer">
      <style:paragraph-properties fo:text-align="end" style:justify-single-word="false"/>
      <style:text-properties style:font-name="Century Gothic4" fo:font-size="8pt" style:font-size-asian="8pt" style:font-size-complex="8pt"/>
    </style:style>
    <style:style style:name="P11" style:family="paragraph" style:parent-style-name="Footer">
      <style:paragraph-properties fo:text-align="start" style:justify-single-word="false"/>
      <style:text-properties style:font-name="Century Gothic4" fo:font-size="8pt" style:font-size-asian="8pt" style:font-size-complex="8pt"/>
    </style:style>
    <style:style style:name="P12" style:family="paragraph" style:parent-style-name="Standard">
      <style:text-properties fo:font-size="2pt" style:font-size-asian="2pt" style:font-size-complex="2pt"/>
    </style:style>
    <style:style style:name="P13" style:family="paragraph" style:parent-style-name="Standard">
      <style:text-properties style:font-name="Century Gothic4" fo:font-size="10.5pt" style:font-size-asian="10.5pt" style:font-size-complex="10.5pt"/>
    </style:style>
    <style:style style:name="P14" style:family="paragraph" style:parent-style-name="Standard">
      <style:text-properties style:font-name="Century Gothic4" fo:font-size="10pt" style:font-size-asian="10pt" style:font-size-complex="10pt"/>
    </style:style>
    <style:style style:name="P15"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fo:background-color="#ffff00" style:font-size-asian="10pt" style:font-size-complex="10pt"/>
    </style:style>
    <style:style style:name="P19"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0" style:family="paragraph" style:parent-style-name="Standard">
      <style:text-properties officeooo:paragraph-rsid="00448c33"/>
    </style:style>
    <style:style style:name="P21" style:family="paragraph" style:parent-style-name="Standard">
      <style:text-properties officeooo:paragraph-rsid="0049c484"/>
    </style:style>
    <style:style style:name="P22"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3" style:family="paragraph" style:parent-style-name="Table_20_Contents">
      <style:paragraph-properties fo:text-align="start" style:justify-single-word="false"/>
      <style:text-properties style:font-name="Century Gothic4" fo:font-size="10pt" style:font-size-asian="10pt" style:font-size-complex="10pt"/>
    </style:style>
    <style:style style:name="P24"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5"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style:font-name="Century Gothic4" fo:font-size="8pt" style:font-size-asian="8pt" style:font-size-complex="8pt"/>
    </style:style>
    <style:style style:name="P27" style:family="paragraph" style:parent-style-name="Table_20_Contents">
      <style:paragraph-properties fo:text-align="center" style:justify-single-word="false"/>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rsid="006cd90f" officeooo:paragraph-rsid="006cd90f" style:font-size-asian="8pt" style:font-size-complex="8pt"/>
    </style:style>
    <style:style style:name="P30" style:family="paragraph" style:parent-style-name="Table_20_Contents">
      <style:text-properties style:font-name="Century Gothic4" fo:font-size="8pt" officeooo:rsid="006cd90f" officeooo:paragraph-rsid="006cd90f" style:font-size-asian="8pt" style:font-size-complex="8pt"/>
    </style:style>
    <style:style style:name="P31"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32" style:family="paragraph" style:parent-style-name="Table_20_Contents">
      <style:paragraph-properties fo:text-align="center" style:justify-single-word="false"/>
      <style:text-properties style:font-name="Century Gothic4" fo:font-size="8pt" officeooo:rsid="00874854" officeooo:paragraph-rsid="00874854" style:font-size-asian="8pt" style:font-size-complex="8pt"/>
    </style:style>
    <style:style style:name="P33" style:family="paragraph" style:parent-style-name="Table_20_Contents">
      <style:text-properties style:font-name="Century Gothic4" fo:font-size="8pt" officeooo:rsid="00874854" officeooo:paragraph-rsid="00874854" style:font-size-asian="8pt" style:font-size-complex="8pt"/>
    </style:style>
    <style:style style:name="P34" style:family="paragraph" style:parent-style-name="Table_20_Contents">
      <style:paragraph-properties fo:text-align="center" style:justify-single-word="false"/>
      <style:text-properties style:font-name="Century Gothic4" fo:font-size="8pt" officeooo:rsid="008891da" officeooo:paragraph-rsid="008891da" style:font-size-asian="8pt" style:font-size-complex="8pt"/>
    </style:style>
    <style:style style:name="P35" style:family="paragraph" style:parent-style-name="Table_20_Contents">
      <style:text-properties style:font-name="Century Gothic4" fo:font-size="8pt" officeooo:rsid="008891da" officeooo:paragraph-rsid="008891da" style:font-size-asian="8pt" style:font-size-complex="8pt"/>
    </style:style>
    <style:style style:name="P36" style:family="paragraph" style:parent-style-name="Table_20_Contents">
      <style:paragraph-properties fo:text-align="center" style:justify-single-word="false"/>
      <style:text-properties style:font-name="Century Gothic4" fo:font-size="8pt" officeooo:rsid="008d887d" officeooo:paragraph-rsid="008d887d" style:font-size-asian="8pt" style:font-size-complex="8pt"/>
    </style:style>
    <style:style style:name="P37" style:family="paragraph" style:parent-style-name="Table_20_Contents">
      <style:text-properties style:font-name="Century Gothic4" fo:font-size="8pt" officeooo:rsid="008d887d" officeooo:paragraph-rsid="008d887d" style:font-size-asian="8pt" style:font-size-complex="8pt"/>
    </style:style>
    <style:style style:name="P38" style:family="paragraph" style:parent-style-name="Table_20_Contents">
      <style:text-properties style:font-name="Century Gothic4" fo:font-size="12pt" style:font-size-asian="12pt" style:font-size-complex="12pt"/>
    </style:style>
    <style:style style:name="P39" style:family="paragraph" style:parent-style-name="Table_20_Contents">
      <style:paragraph-properties fo:text-align="center" style:justify-single-word="false"/>
      <style:text-properties style:font-name="Century Gothic4" fo:font-size="13pt" style:font-size-asian="13pt" style:font-size-complex="13pt"/>
    </style:style>
    <style:style style:name="P40" style:family="paragraph" style:parent-style-name="Table_20_Contents">
      <style:text-properties style:font-name="Century Gothic4" fo:font-size="9pt" style:font-size-asian="9pt" style:font-size-complex="9pt"/>
    </style:style>
    <style:style style:name="P41" style:family="paragraph" style:parent-style-name="Table_20_Contents">
      <style:text-properties style:font-name="Century Gothic4" fo:font-size="9pt" fo:font-weight="normal" style:font-size-asian="9pt" style:font-weight-asian="normal" style:font-size-complex="9pt" style:font-weight-complex="normal"/>
    </style:style>
    <style:style style:name="P42"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43"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44" style:family="paragraph" style:parent-style-name="Table_20_Contents">
      <style:text-properties style:font-name="Courier 10 Pitch1" style:font-name-asian="DejaVu Sans Mono" style:font-size-asian="9pt" style:font-name-complex="DejaVu Sans Mono" style:font-size-complex="9pt"/>
    </style:style>
    <style:style style:name="P45" style:family="paragraph" style:parent-style-name="Table_20_Contents">
      <style:paragraph-properties fo:text-align="center" style:justify-single-word="false"/>
      <style:text-properties style:font-name="Courier 10 Pitch1" style:font-name-asian="DejaVu Sans Mono" style:font-size-asian="9pt" style:font-name-complex="DejaVu Sans Mono" style:font-size-complex="9pt"/>
    </style:style>
    <style:style style:name="P46" style:family="paragraph" style:parent-style-name="Table_20_Contents">
      <style:text-properties style:font-name="Courier 10 Pitch1" officeooo:paragraph-rsid="0042ffdf" style:font-name-asian="DejaVu Sans Mono" style:font-size-asian="9pt" style:font-name-complex="DejaVu Sans Mono" style:font-size-complex="9pt"/>
    </style:style>
    <style:style style:name="P47" style:family="paragraph" style:parent-style-name="Table_20_Contents">
      <style:text-properties style:font-name="Courier 10 Pitch1" officeooo:paragraph-rsid="004db64b" style:font-name-asian="DejaVu Sans Mono" style:font-size-asian="9pt" style:font-name-complex="DejaVu Sans Mono" style:font-size-complex="9pt"/>
    </style:style>
    <style:style style:name="P48" style:family="paragraph" style:parent-style-name="Table_20_Contents">
      <style:text-properties style:font-name="Courier 10 Pitch1" officeooo:paragraph-rsid="004f1c0e" style:font-name-asian="DejaVu Sans Mono" style:font-size-asian="9pt" style:font-name-complex="DejaVu Sans Mono" style:font-size-complex="9pt"/>
    </style:style>
    <style:style style:name="P49" style:family="paragraph" style:parent-style-name="Table_20_Contents">
      <style:text-properties style:font-name="Courier 10 Pitch1" officeooo:paragraph-rsid="00518a6c" style:font-name-asian="DejaVu Sans Mono" style:font-size-asian="9pt" style:font-name-complex="DejaVu Sans Mono" style:font-size-complex="9pt"/>
    </style:style>
    <style:style style:name="P50" style:family="paragraph" style:parent-style-name="Table_20_Contents">
      <style:text-properties style:font-name="Courier 10 Pitch1" officeooo:paragraph-rsid="007b879a" style:font-name-asian="DejaVu Sans Mono" style:font-size-asian="9pt" style:font-name-complex="DejaVu Sans Mono" style:font-size-complex="9pt"/>
    </style:style>
    <style:style style:name="P51" style:family="paragraph" style:parent-style-name="Table_20_Contents">
      <style:text-properties style:font-name="Courier 10 Pitch1" fo:font-size="9pt" style:font-name-asian="DejaVu Sans Mono" style:font-size-asian="9pt" style:font-name-complex="DejaVu Sans Mono" style:font-size-complex="9pt"/>
    </style:style>
    <style:style style:name="P52" style:family="paragraph" style:parent-style-name="Table_20_Contents">
      <style:paragraph-properties fo:text-align="start" style:justify-single-word="false"/>
      <style:text-properties style:font-name="Courier 10 Pitch1" fo:font-size="9pt" officeooo:rsid="0025fd4e" officeooo:paragraph-rsid="0025fd4e" style:font-name-asian="DejaVu Sans Mono" style:font-size-asian="9pt" style:font-name-complex="DejaVu Sans Mono" style:font-size-complex="9pt"/>
    </style:style>
    <style:style style:name="P53" style:family="paragraph" style:parent-style-name="Table_20_Contents">
      <style:text-properties style:font-name="Courier 10 Pitch1" fo:font-size="9pt" officeooo:rsid="00261ac4" officeooo:paragraph-rsid="00261ac4" style:font-name-asian="DejaVu Sans Mono" style:font-size-asian="9pt" style:font-name-complex="DejaVu Sans Mono" style:font-size-complex="9pt"/>
    </style:style>
    <style:style style:name="P54" style:family="paragraph" style:parent-style-name="Table_20_Contents">
      <style:paragraph-properties fo:text-align="start" style:justify-single-word="false"/>
      <style:text-properties style:font-name="Courier 10 Pitch1" fo:font-size="9pt" officeooo:rsid="00279555" officeooo:paragraph-rsid="00279555" style:font-name-asian="DejaVu Sans Mono" style:font-size-asian="9pt" style:font-name-complex="DejaVu Sans Mono" style:font-size-complex="9pt"/>
    </style:style>
    <style:style style:name="P55" style:family="paragraph" style:parent-style-name="Table_20_Contents">
      <style:paragraph-properties fo:text-align="start" style:justify-single-word="false"/>
      <style:text-properties style:font-name="Courier 10 Pitch1" fo:font-size="9pt" officeooo:paragraph-rsid="004db64b" style:font-name-asian="DejaVu Sans Mono" style:font-size-asian="9pt" style:font-name-complex="DejaVu Sans Mono" style:font-size-complex="9pt"/>
    </style:style>
    <style:style style:name="P56" style:family="paragraph" style:parent-style-name="Table_20_Contents">
      <style:paragraph-properties fo:text-align="start" style:justify-single-word="false"/>
      <style:text-properties style:font-name="Courier 10 Pitch1" fo:font-size="9pt" officeooo:paragraph-rsid="00518a6c" style:font-name-asian="DejaVu Sans Mono" style:font-size-asian="9pt" style:font-name-complex="DejaVu Sans Mono" style:font-size-complex="9pt"/>
    </style:style>
    <style:style style:name="P57" style:family="paragraph" style:parent-style-name="Table_20_Contents">
      <style:paragraph-properties fo:text-align="center" style:justify-single-word="false"/>
      <style:text-properties style:font-name="Courier 10 Pitch1" fo:font-size="10pt" officeooo:rsid="002a6fb4" officeooo:paragraph-rsid="002a6fb4" style:font-name-asian="DejaVu Sans Mono" style:font-size-asian="10pt" style:font-name-complex="DejaVu Sans Mono" style:font-size-complex="10pt"/>
    </style:style>
    <style:style style:name="P58" style:family="paragraph" style:parent-style-name="Table_20_Contents">
      <style:text-properties style:font-name="Courier 10 Pitch1" fo:font-size="10pt" officeooo:paragraph-rsid="0042ffdf" style:font-name-asian="DejaVu Sans Mono" style:font-size-asian="10pt" style:font-name-complex="DejaVu Sans Mono" style:font-size-complex="10pt"/>
    </style:style>
    <style:style style:name="P59" style:family="paragraph" style:parent-style-name="Table_20_Contents">
      <style:paragraph-properties fo:text-align="start" style:justify-single-word="false"/>
      <style:text-properties style:font-name="Courier 10 Pitch1" fo:font-size="10pt" officeooo:paragraph-rsid="0042ffdf" style:font-name-asian="DejaVu Sans Mono" style:font-size-asian="10pt" style:font-name-complex="DejaVu Sans Mono" style:font-size-complex="10pt"/>
    </style:style>
    <style:style style:name="P60" style:family="paragraph" style:parent-style-name="Table_20_Contents">
      <style:paragraph-properties fo:text-align="start" style:justify-single-word="false"/>
      <style:text-properties style:font-name="Courier 10 Pitch1" fo:font-size="10pt" officeooo:paragraph-rsid="004f1c0e" style:font-name-asian="DejaVu Sans Mono" style:font-size-asian="10pt" style:font-name-complex="DejaVu Sans Mono" style:font-size-complex="10pt"/>
    </style:style>
    <style:style style:name="P61" style:family="paragraph" style:parent-style-name="Table_20_Contents">
      <style:paragraph-properties fo:text-align="center" style:justify-single-word="false"/>
      <style:text-properties style:font-name="Courier 10 Pitch1" fo:font-size="10pt" officeooo:paragraph-rsid="004db64b" style:font-name-asian="DejaVu Sans Mono" style:font-size-asian="10pt" style:font-name-complex="DejaVu Sans Mono" style:font-size-complex="10pt"/>
    </style:style>
    <style:style style:name="P62" style:family="paragraph" style:parent-style-name="Table_20_Contents">
      <style:text-properties style:font-name="Courier 10 Pitch1" fo:font-size="10pt" officeooo:paragraph-rsid="004f1c0e" style:font-name-asian="DejaVu Sans Mono" style:font-size-asian="10pt" style:font-name-complex="DejaVu Sans Mono" style:font-size-complex="10pt"/>
    </style:style>
    <style:style style:name="P63" style:family="paragraph" style:parent-style-name="Table_20_Contents">
      <style:text-properties fo:font-size="8pt" style:font-size-asian="8pt" style:font-size-complex="8pt"/>
    </style:style>
    <style:style style:name="P64" style:family="paragraph" style:parent-style-name="Table_20_Contents">
      <style:paragraph-properties fo:text-align="center" style:justify-single-word="false"/>
      <style:text-properties fo:font-size="8pt" style:font-size-asian="8pt" style:font-size-complex="8pt"/>
    </style:style>
    <style:style style:name="P65" style:family="paragraph" style:parent-style-name="Table_20_Contents">
      <style:text-properties fo:font-size="8pt" style:font-name-asian="PPBION+Palatino-BoldItalic" style:font-size-asian="8pt" style:font-name-complex="PPBION+Palatino-BoldItalic" style:font-size-complex="8pt"/>
    </style:style>
    <style:style style:name="P66" style:family="paragraph" style:parent-style-name="Table">
      <style:paragraph-properties fo:text-align="center" style:justify-single-word="false"/>
    </style:style>
    <style:style style:name="P67" style:family="paragraph" style:parent-style-name="Standard">
      <style:paragraph-properties fo:break-before="page"/>
      <style:text-properties fo:font-size="10pt" style:font-size-asian="10pt" style:font-size-complex="10pt"/>
    </style:style>
    <style:style style:name="P68" style:family="paragraph" style:parent-style-name="Text_20_body">
      <style:paragraph-properties fo:break-before="page"/>
    </style:style>
    <style:style style:name="P69" style:family="paragraph" style:parent-style-name="FunctionParameters">
      <style:text-properties fo:font-style="italic" style:font-style-asian="italic" style:font-style-complex="italic"/>
    </style:style>
    <style:style style:name="P70" style:family="paragraph" style:parent-style-name="FunctionParameters">
      <style:paragraph-properties fo:text-align="start" style:justify-single-word="false"/>
      <style:text-properties fo:font-style="italic" style:font-style-asian="italic" style:font-style-complex="italic"/>
    </style:style>
    <style:style style:name="P71" style:family="paragraph" style:parent-style-name="FunctionParameters">
      <style:paragraph-properties fo:text-align="start" style:justify-single-word="false"/>
      <style:text-properties fo:font-style="italic" officeooo:paragraph-rsid="004db64b" style:font-style-asian="italic" style:font-style-complex="italic"/>
    </style:style>
    <style:style style:name="P72" style:family="paragraph" style:parent-style-name="FunctionParameters">
      <style:paragraph-properties fo:text-align="start" style:justify-single-word="false"/>
      <style:text-properties fo:font-style="italic" officeooo:paragraph-rsid="004f1c0e" style:font-style-asian="italic" style:font-style-complex="italic"/>
    </style:style>
    <style:style style:name="P73" style:family="paragraph" style:parent-style-name="FunctionParameters">
      <style:paragraph-properties fo:text-align="start" style:justify-single-word="false"/>
      <style:text-properties fo:font-style="italic" officeooo:paragraph-rsid="00518a6c" style:font-style-asian="italic" style:font-style-complex="italic"/>
    </style:style>
    <style:style style:name="P74" style:family="paragraph" style:parent-style-name="FunctionParameters">
      <style:paragraph-properties fo:text-align="center" style:justify-single-word="false"/>
      <style:text-properties fo:font-style="italic" style:font-style-asian="italic" style:font-style-complex="italic"/>
    </style:style>
    <style:style style:name="P75" style:family="paragraph" style:parent-style-name="FunctionParameters">
      <style:paragraph-properties fo:text-align="center" style:justify-single-word="false"/>
      <style:text-properties fo:font-style="italic" officeooo:paragraph-rsid="004db64b" style:font-style-asian="italic" style:font-style-complex="italic"/>
    </style:style>
    <style:style style:name="P76" style:family="paragraph" style:parent-style-name="FunctionParameters">
      <style:text-properties fo:font-style="italic" officeooo:paragraph-rsid="0042ffdf" style:font-style-asian="italic" style:font-style-complex="italic"/>
    </style:style>
    <style:style style:name="P77" style:family="paragraph" style:parent-style-name="FunctionParameters">
      <style:text-properties fo:font-style="italic" officeooo:paragraph-rsid="004db64b" style:font-style-asian="italic" style:font-style-complex="italic"/>
    </style:style>
    <style:style style:name="P78" style:family="paragraph" style:parent-style-name="FunctionParameters">
      <style:text-properties fo:font-style="italic" officeooo:paragraph-rsid="004f1c0e" style:font-style-asian="italic" style:font-style-complex="italic"/>
    </style:style>
    <style:style style:name="P79" style:family="paragraph" style:parent-style-name="FunctionParameters">
      <style:text-properties fo:font-style="italic" officeooo:rsid="004f1c0e" officeooo:paragraph-rsid="004f1c0e" style:font-style-asian="italic" style:font-style-complex="italic"/>
    </style:style>
    <style:style style:name="P80" style:family="paragraph" style:parent-style-name="FunctionParameters">
      <style:text-properties fo:font-style="italic" officeooo:paragraph-rsid="00518a6c" style:font-style-asian="italic" style:font-style-complex="italic"/>
    </style:style>
    <style:style style:name="P81" style:family="paragraph" style:parent-style-name="FunctionParameters">
      <style:text-properties fo:font-style="italic" officeooo:paragraph-rsid="007b879a" style:font-style-asian="italic" style:font-style-complex="italic"/>
    </style:style>
    <style:style style:name="P82" style:family="paragraph" style:parent-style-name="FunctionParameters">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83" style:family="paragraph" style:parent-style-name="FunctionParameters">
      <style:text-properties style:font-name="Courier 10 Pitch1" fo:font-style="normal" style:font-name-asian="DejaVu Sans Mono" style:font-size-asian="9pt" style:font-style-asian="normal" style:font-name-complex="DejaVu Sans Mono" style:font-size-complex="9pt" style:font-style-complex="normal"/>
    </style:style>
    <style:style style:name="P84" style:family="paragraph" style:parent-style-name="FunctionParameters">
      <style:text-properties style:font-name="Courier 10 Pitch1" fo:font-style="normal" officeooo:paragraph-rsid="0042ffdf" style:font-name-asian="DejaVu Sans Mono" style:font-size-asian="9pt" style:font-style-asian="normal" style:font-name-complex="DejaVu Sans Mono" style:font-size-complex="9pt" style:font-style-complex="normal"/>
    </style:style>
    <style:style style:name="P85" style:family="paragraph" style:parent-style-name="FunctionParameters">
      <style:text-properties style:font-name="Courier 10 Pitch1" fo:font-style="normal" officeooo:paragraph-rsid="004db64b" style:font-name-asian="DejaVu Sans Mono" style:font-size-asian="9pt" style:font-style-asian="normal" style:font-name-complex="DejaVu Sans Mono" style:font-size-complex="9pt" style:font-style-complex="normal"/>
    </style:style>
    <style:style style:name="P86" style:family="paragraph" style:parent-style-name="FunctionParameters">
      <style:text-properties style:font-name="Courier 10 Pitch1" fo:font-style="normal" officeooo:paragraph-rsid="004f1c0e" style:font-name-asian="DejaVu Sans Mono" style:font-size-asian="9pt" style:font-style-asian="normal" style:font-name-complex="DejaVu Sans Mono" style:font-size-complex="9pt" style:font-style-complex="normal"/>
    </style:style>
    <style:style style:name="P87" style:family="paragraph" style:parent-style-name="FunctionParameters">
      <style:text-properties style:font-name="Courier 10 Pitch1" fo:font-style="normal" officeooo:paragraph-rsid="00518a6c" style:font-name-asian="DejaVu Sans Mono" style:font-size-asian="9pt" style:font-style-asian="normal" style:font-name-complex="DejaVu Sans Mono" style:font-size-complex="9pt" style:font-style-complex="normal"/>
    </style:style>
    <style:style style:name="P88" style:family="paragraph" style:parent-style-name="FunctionParameters">
      <style:text-properties style:font-name="Courier 10 Pitch1" style:font-name-asian="DejaVu Sans Mono" style:font-size-asian="9pt" style:font-name-complex="DejaVu Sans Mono" style:font-size-complex="9pt"/>
    </style:style>
    <style:style style:name="P89" style:family="paragraph" style:parent-style-name="FunctionParameters">
      <style:text-properties style:font-name="Courier 10 Pitch1" officeooo:paragraph-rsid="0042ffdf" style:font-name-asian="DejaVu Sans Mono" style:font-size-asian="9pt" style:font-name-complex="DejaVu Sans Mono" style:font-size-complex="9pt"/>
    </style:style>
    <style:style style:name="P90" style:family="paragraph" style:parent-style-name="FunctionParameters">
      <style:text-properties style:font-name="Courier 10 Pitch1" officeooo:paragraph-rsid="004f1c0e" style:font-name-asian="DejaVu Sans Mono" style:font-size-asian="9pt" style:font-name-complex="DejaVu Sans Mono" style:font-size-complex="9pt"/>
    </style:style>
    <style:style style:name="P91" style:family="paragraph" style:parent-style-name="FunctionParameters">
      <style:text-properties style:font-name="Courier 10 Pitch1" officeooo:paragraph-rsid="007b879a" style:font-name-asian="DejaVu Sans Mono" style:font-size-asian="9pt" style:font-name-complex="DejaVu Sans Mono" style:font-size-complex="9pt"/>
    </style:style>
    <style:style style:name="P92" style:family="paragraph" style:parent-style-name="FunctionParameters">
      <style:text-properties style:font-name="Courier 10 Pitch1" fo:font-style="italic" style:font-name-asian="DejaVu Sans Mono" style:font-size-asian="9pt" style:font-style-asian="italic" style:font-name-complex="DejaVu Sans Mono" style:font-size-complex="9pt" style:font-style-complex="italic"/>
    </style:style>
    <style:style style:name="P93" style:family="paragraph" style:parent-style-name="FunctionParameters">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94" style:family="paragraph" style:parent-style-name="FunctionParameters">
      <style:text-properties style:font-name="Courier 10 Pitch1" fo:font-style="italic" officeooo:paragraph-rsid="004f1c0e" style:font-name-asian="DejaVu Sans Mono" style:font-size-asian="9pt" style:font-style-asian="italic" style:font-name-complex="DejaVu Sans Mono" style:font-size-complex="9pt" style:font-style-complex="italic"/>
    </style:style>
    <style:style style:name="P95" style:family="paragraph" style:parent-style-name="FunctionParameters">
      <style:text-properties style:font-name="Courier 10 Pitch1" fo:font-style="italic" officeooo:paragraph-rsid="007b879a" style:font-name-asian="DejaVu Sans Mono" style:font-size-asian="9pt" style:font-style-asian="italic" style:font-name-complex="DejaVu Sans Mono" style:font-size-complex="9pt" style:font-style-complex="italic"/>
    </style:style>
    <style:style style:name="P96" style:family="paragraph" style:parent-style-name="FunctionParameters">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97" style:family="paragraph" style:parent-style-name="FunctionParameters">
      <style:text-properties style:font-name="Courier 10 Pitch1" fo:font-size="9pt"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98" style:family="paragraph" style:parent-style-name="FunctionParameters">
      <style:text-properties style:font-name="Courier 10 Pitch1" fo:font-weight="normal" style:font-name-asian="DejaVu Sans Mono" style:font-size-asian="9pt" style:font-weight-asian="normal" style:font-name-complex="DejaVu Sans Mono" style:font-size-complex="9pt" style:font-weight-complex="normal"/>
    </style:style>
    <style:style style:name="P99" style:family="paragraph" style:parent-style-name="FunctionParameters">
      <style:text-properties fo:font-style="normal" fo:font-weight="normal" style:font-style-asian="normal" style:font-weight-asian="normal" style:font-style-complex="normal" style:font-weight-complex="normal"/>
    </style:style>
    <style:style style:name="P100" style:family="paragraph" style:parent-style-name="FunctionParameters">
      <style:text-properties fo:font-style="normal" fo:font-weight="normal" officeooo:paragraph-rsid="002d0589" style:font-style-asian="normal" style:font-weight-asian="normal" style:font-style-complex="normal" style:font-weight-complex="normal"/>
    </style:style>
    <style:style style:name="P101" style:family="paragraph" style:parent-style-name="FunctionParameters">
      <style:text-properties fo:font-style="normal" fo:font-weight="normal" officeooo:paragraph-rsid="00336ff3" style:font-style-asian="normal" style:font-weight-asian="normal" style:font-style-complex="normal" style:font-weight-complex="normal"/>
    </style:style>
    <style:style style:name="P102" style:family="paragraph" style:parent-style-name="FunctionParameters">
      <style:text-properties fo:font-style="normal" fo:font-weight="normal" officeooo:rsid="003566c4" officeooo:paragraph-rsid="003566c4" style:font-style-asian="normal" style:font-weight-asian="normal" style:font-style-complex="normal" style:font-weight-complex="normal"/>
    </style:style>
    <style:style style:name="P103" style:family="paragraph" style:parent-style-name="FunctionParameters">
      <style:text-properties fo:font-style="normal" fo:font-weight="normal" officeooo:paragraph-rsid="00382505" style:font-style-asian="normal" style:font-weight-asian="normal" style:font-style-complex="normal" style:font-weight-complex="normal"/>
    </style:style>
    <style:style style:name="P104" style:family="paragraph" style:parent-style-name="FunctionParameters">
      <style:text-properties fo:font-style="normal" fo:font-weight="normal" officeooo:paragraph-rsid="003b3e05" style:font-style-asian="normal" style:font-weight-asian="normal" style:font-style-complex="normal" style:font-weight-complex="normal"/>
    </style:style>
    <style:style style:name="P105" style:family="paragraph" style:parent-style-name="FunctionParameters">
      <style:text-properties fo:font-style="normal" fo:font-weight="normal" officeooo:paragraph-rsid="00448c33" style:font-style-asian="normal" style:font-weight-asian="normal" style:font-style-complex="normal" style:font-weight-complex="normal"/>
    </style:style>
    <style:style style:name="P106" style:family="paragraph" style:parent-style-name="FunctionParameters">
      <style:text-properties fo:font-style="normal" fo:font-weight="normal" officeooo:rsid="00448c33" officeooo:paragraph-rsid="00448c33" style:font-style-asian="normal" style:font-weight-asian="normal" style:font-style-complex="normal" style:font-weight-complex="normal"/>
    </style:style>
    <style:style style:name="P107" style:family="paragraph" style:parent-style-name="FunctionParameters">
      <style:text-properties fo:font-style="normal" fo:font-weight="normal" officeooo:rsid="0049729b" officeooo:paragraph-rsid="0049729b" style:font-style-asian="normal" style:font-weight-asian="normal" style:font-style-complex="normal" style:font-weight-complex="normal"/>
    </style:style>
    <style:style style:name="P108" style:family="paragraph" style:parent-style-name="FunctionParameters">
      <style:text-properties fo:font-style="normal" fo:font-weight="normal" officeooo:paragraph-rsid="0049c484" style:font-style-asian="normal" style:font-weight-asian="normal" style:font-style-complex="normal" style:font-weight-complex="normal"/>
    </style:style>
    <style:style style:name="P109" style:family="paragraph" style:parent-style-name="FunctionParameters">
      <style:text-properties fo:font-style="normal" fo:font-weight="normal" officeooo:paragraph-rsid="004db64b" style:font-style-asian="normal" style:font-weight-asian="normal" style:font-style-complex="normal" style:font-weight-complex="normal"/>
    </style:style>
    <style:style style:name="P110" style:family="paragraph" style:parent-style-name="FunctionParameters">
      <style:text-properties fo:font-style="normal" fo:font-weight="normal" officeooo:paragraph-rsid="00518a6c" style:font-style-asian="normal" style:font-weight-asian="normal" style:font-style-complex="normal" style:font-weight-complex="normal"/>
    </style:style>
    <style:style style:name="P111" style:family="paragraph" style:parent-style-name="FunctionParameters">
      <style:text-properties fo:font-style="normal" fo:font-weight="normal" officeooo:paragraph-rsid="007b879a" style:font-style-asian="normal" style:font-weight-asian="normal" style:font-style-complex="normal" style:font-weight-complex="normal"/>
    </style:style>
    <style:style style:name="P112" style:family="paragraph" style:parent-style-name="FunctionParameters">
      <style:text-properties fo:font-style="normal" officeooo:paragraph-rsid="0042ffdf" style:font-style-asian="normal" style:font-style-complex="normal"/>
    </style:style>
    <style:style style:name="P113" style:family="paragraph" style:parent-style-name="FunctionParameters">
      <style:paragraph-properties fo:text-align="start" style:justify-single-word="false"/>
      <style:text-properties fo:font-style="normal" officeooo:rsid="0043052c" officeooo:paragraph-rsid="0043052c" style:font-style-asian="normal" style:font-style-complex="normal"/>
    </style:style>
    <style:style style:name="P114" style:family="paragraph" style:parent-style-name="FunctionParameters">
      <style:text-properties fo:font-weight="normal" style:font-weight-asian="normal" style:font-weight-complex="normal"/>
    </style:style>
    <style:style style:name="P115" style:family="paragraph" style:parent-style-name="FunctionParameters">
      <style:text-properties officeooo:paragraph-rsid="002d0589"/>
    </style:style>
    <style:style style:name="P116" style:family="paragraph" style:parent-style-name="FunctionParameters">
      <style:paragraph-properties fo:text-align="center" style:justify-single-word="false"/>
      <style:text-properties officeooo:rsid="002efa5a" officeooo:paragraph-rsid="002efa5a"/>
    </style:style>
    <style:style style:name="P117" style:family="paragraph" style:parent-style-name="FunctionParameters">
      <style:text-properties officeooo:paragraph-rsid="00336ff3"/>
    </style:style>
    <style:style style:name="P118" style:family="paragraph" style:parent-style-name="FunctionParameters">
      <style:text-properties officeooo:rsid="003566c4" officeooo:paragraph-rsid="003566c4"/>
    </style:style>
    <style:style style:name="P119" style:family="paragraph" style:parent-style-name="FunctionParameters">
      <style:paragraph-properties fo:text-align="start" style:justify-single-word="false"/>
      <style:text-properties officeooo:rsid="00378ef9" officeooo:paragraph-rsid="00378ef9"/>
    </style:style>
    <style:style style:name="P120" style:family="paragraph" style:parent-style-name="FunctionParameters">
      <style:text-properties officeooo:rsid="00382505" officeooo:paragraph-rsid="00382505"/>
    </style:style>
    <style:style style:name="P121" style:family="paragraph" style:parent-style-name="FunctionParameters">
      <style:paragraph-properties fo:text-align="start" style:justify-single-word="false"/>
      <style:text-properties officeooo:rsid="00382505" officeooo:paragraph-rsid="00382505"/>
    </style:style>
    <style:style style:name="P122" style:family="paragraph" style:parent-style-name="FunctionParameters">
      <style:text-properties officeooo:rsid="00382505" officeooo:paragraph-rsid="003b3e05"/>
    </style:style>
    <style:style style:name="P123" style:family="paragraph" style:parent-style-name="FunctionParameters">
      <style:text-properties officeooo:paragraph-rsid="00382505"/>
    </style:style>
    <style:style style:name="P124" style:family="paragraph" style:parent-style-name="FunctionParameters">
      <style:paragraph-properties fo:text-align="start" style:justify-single-word="false"/>
      <style:text-properties officeooo:paragraph-rsid="00336ff3"/>
    </style:style>
    <style:style style:name="P125" style:family="paragraph" style:parent-style-name="FunctionParameters">
      <style:text-properties officeooo:rsid="003966dc" officeooo:paragraph-rsid="003966dc"/>
    </style:style>
    <style:style style:name="P126" style:family="paragraph" style:parent-style-name="FunctionParameters">
      <style:text-properties officeooo:paragraph-rsid="003b3e05"/>
    </style:style>
    <style:style style:name="P127" style:family="paragraph" style:parent-style-name="FunctionParameters">
      <style:text-properties officeooo:rsid="003b3e05" officeooo:paragraph-rsid="003b3e05"/>
    </style:style>
    <style:style style:name="P128" style:family="paragraph" style:parent-style-name="FunctionParameters">
      <style:text-properties officeooo:paragraph-rsid="0042ffdf"/>
    </style:style>
    <style:style style:name="P129" style:family="paragraph" style:parent-style-name="FunctionParameters">
      <style:text-properties officeooo:paragraph-rsid="00448c33"/>
    </style:style>
    <style:style style:name="P130" style:family="paragraph" style:parent-style-name="FunctionParameters">
      <style:text-properties officeooo:rsid="00448c33" officeooo:paragraph-rsid="00448c33"/>
    </style:style>
    <style:style style:name="P131" style:family="paragraph" style:parent-style-name="FunctionParameters">
      <style:text-properties officeooo:rsid="0049729b" officeooo:paragraph-rsid="0049729b"/>
    </style:style>
    <style:style style:name="P132" style:family="paragraph" style:parent-style-name="FunctionParameters">
      <style:text-properties officeooo:paragraph-rsid="0049c484"/>
    </style:style>
    <style:style style:name="P133" style:family="paragraph" style:parent-style-name="FunctionParameters">
      <style:text-properties officeooo:paragraph-rsid="004db64b"/>
    </style:style>
    <style:style style:name="P134" style:family="paragraph" style:parent-style-name="FunctionParameters">
      <style:text-properties officeooo:paragraph-rsid="004f1c0e"/>
    </style:style>
    <style:style style:name="P135" style:family="paragraph" style:parent-style-name="FunctionParameters">
      <style:text-properties officeooo:paragraph-rsid="00518a6c"/>
    </style:style>
    <style:style style:name="P136" style:family="paragraph" style:parent-style-name="FunctionParameters">
      <style:text-properties officeooo:rsid="00518a6c" officeooo:paragraph-rsid="00518a6c"/>
    </style:style>
    <style:style style:name="P137" style:family="paragraph" style:parent-style-name="FunctionParameters">
      <style:text-properties officeooo:paragraph-rsid="0053899c"/>
    </style:style>
    <style:style style:name="P138" style:family="paragraph" style:parent-style-name="FunctionParameters">
      <style:text-properties fo:font-size="9pt" fo:font-style="normal" fo:font-weight="normal" officeooo:rsid="0049729b" officeooo:paragraph-rsid="0049729b" style:font-size-asian="9pt" style:font-style-asian="normal" style:font-weight-asian="normal" style:font-size-complex="9pt" style:font-style-complex="normal" style:font-weight-complex="normal"/>
    </style:style>
    <style:style style:name="P139" style:family="paragraph" style:parent-style-name="FunctionParameters">
      <style:text-properties officeooo:paragraph-rsid="007b879a"/>
    </style:style>
    <style:style style:name="P140" style:family="paragraph" style:parent-style-name="FunctionParameters">
      <style:paragraph-properties fo:margin-left="0.504cm" fo:margin-right="0cm" fo:text-indent="0cm" style:auto-text-indent="false"/>
      <style:text-properties fo:font-style="normal" fo:font-weight="normal" style:font-style-asian="normal" style:font-weight-asian="normal" style:font-style-complex="normal" style:font-weight-complex="normal"/>
    </style:style>
    <style:style style:name="P141" style:family="paragraph" style:parent-style-name="FunctionStart">
      <style:text-properties style:text-underline-style="solid" style:text-underline-width="auto" style:text-underline-color="font-color"/>
    </style:style>
    <style:style style:name="P142" style:family="paragraph" style:parent-style-name="FunctionStart">
      <style:text-properties style:text-underline-style="solid" style:text-underline-width="auto" style:text-underline-color="font-color" officeooo:paragraph-rsid="00336ff3"/>
    </style:style>
    <style:style style:name="P143" style:family="paragraph" style:parent-style-name="FunctionStart">
      <style:text-properties style:text-underline-style="solid" style:text-underline-width="auto" style:text-underline-color="font-color" officeooo:paragraph-rsid="00382505"/>
    </style:style>
    <style:style style:name="P144" style:family="paragraph" style:parent-style-name="FunctionStart">
      <style:text-properties style:text-underline-style="solid" style:text-underline-width="auto" style:text-underline-color="font-color" officeooo:paragraph-rsid="003b3e05"/>
    </style:style>
    <style:style style:name="P145" style:family="paragraph" style:parent-style-name="FunctionStart">
      <style:text-properties style:text-underline-style="solid" style:text-underline-width="auto" style:text-underline-color="font-color" officeooo:paragraph-rsid="0042ffdf"/>
    </style:style>
    <style:style style:name="P146" style:family="paragraph" style:parent-style-name="FunctionStart">
      <style:text-properties style:text-underline-style="solid" style:text-underline-width="auto" style:text-underline-color="font-color" officeooo:paragraph-rsid="00448c33"/>
    </style:style>
    <style:style style:name="P147" style:family="paragraph" style:parent-style-name="FunctionStart">
      <style:text-properties style:text-underline-style="solid" style:text-underline-width="auto" style:text-underline-color="font-color" officeooo:paragraph-rsid="0049c484"/>
    </style:style>
    <style:style style:name="P148" style:family="paragraph" style:parent-style-name="FunctionStart">
      <style:text-properties style:text-underline-style="solid" style:text-underline-width="auto" style:text-underline-color="font-color" officeooo:paragraph-rsid="004db64b"/>
    </style:style>
    <style:style style:name="P149" style:family="paragraph" style:parent-style-name="FunctionStart">
      <style:text-properties style:text-underline-style="solid" style:text-underline-width="auto" style:text-underline-color="font-color" officeooo:paragraph-rsid="004f1c0e"/>
    </style:style>
    <style:style style:name="P150" style:family="paragraph" style:parent-style-name="FunctionStart">
      <style:text-properties style:text-underline-style="solid" style:text-underline-width="auto" style:text-underline-color="font-color" officeooo:paragraph-rsid="00518a6c"/>
    </style:style>
    <style:style style:name="P151" style:family="paragraph" style:parent-style-name="FunctionStart">
      <style:text-properties style:text-underline-style="solid" style:text-underline-width="auto" style:text-underline-color="font-color" officeooo:paragraph-rsid="007b879a"/>
    </style:style>
    <style:style style:name="P152" style:family="paragraph" style:parent-style-name="FunctionStart">
      <style:text-properties officeooo:paragraph-rsid="002d0589"/>
    </style:style>
    <style:style style:name="P153" style:family="paragraph" style:parent-style-name="FunctionStart">
      <style:text-properties officeooo:paragraph-rsid="00336ff3"/>
    </style:style>
    <style:style style:name="P154" style:family="paragraph" style:parent-style-name="FunctionStart">
      <style:text-properties officeooo:paragraph-rsid="00382505"/>
    </style:style>
    <style:style style:name="P155" style:family="paragraph" style:parent-style-name="FunctionStart">
      <style:text-properties officeooo:paragraph-rsid="003b3e05"/>
    </style:style>
    <style:style style:name="P156" style:family="paragraph" style:parent-style-name="FunctionStart">
      <style:text-properties officeooo:paragraph-rsid="0042ffdf"/>
    </style:style>
    <style:style style:name="P157" style:family="paragraph" style:parent-style-name="FunctionStart">
      <style:text-properties officeooo:paragraph-rsid="00448c33"/>
    </style:style>
    <style:style style:name="P158" style:family="paragraph" style:parent-style-name="FunctionStart">
      <style:text-properties officeooo:paragraph-rsid="0049c484"/>
    </style:style>
    <style:style style:name="P159" style:family="paragraph" style:parent-style-name="FunctionStart">
      <style:text-properties officeooo:paragraph-rsid="004db64b"/>
    </style:style>
    <style:style style:name="P160" style:family="paragraph" style:parent-style-name="FunctionStart">
      <style:text-properties officeooo:paragraph-rsid="004f1c0e"/>
    </style:style>
    <style:style style:name="P161" style:family="paragraph" style:parent-style-name="FunctionStart">
      <style:text-properties officeooo:paragraph-rsid="00518a6c"/>
    </style:style>
    <style:style style:name="P162" style:family="paragraph" style:parent-style-name="FunctionStart">
      <style:text-properties officeooo:paragraph-rsid="007b879a"/>
    </style:style>
    <style:style style:name="P163" style:family="paragraph" style:parent-style-name="Paragraph">
      <style:text-properties style:font-name="Thorndale AMT"/>
    </style:style>
    <style:style style:name="P164" style:family="paragraph" style:parent-style-name="Paragraph">
      <style:text-properties officeooo:paragraph-rsid="002d0589"/>
    </style:style>
    <style:style style:name="P165" style:family="paragraph" style:parent-style-name="Paragraph">
      <style:text-properties officeooo:paragraph-rsid="00336ff3"/>
    </style:style>
    <style:style style:name="P166" style:family="paragraph" style:parent-style-name="Paragraph">
      <style:text-properties officeooo:paragraph-rsid="00382505"/>
    </style:style>
    <style:style style:name="P167" style:family="paragraph" style:parent-style-name="Paragraph">
      <style:text-properties officeooo:paragraph-rsid="0042ffdf"/>
    </style:style>
    <style:style style:name="P168" style:family="paragraph" style:parent-style-name="Paragraph">
      <style:text-properties officeooo:paragraph-rsid="00448c33"/>
    </style:style>
    <style:style style:name="P169" style:family="paragraph" style:parent-style-name="Paragraph">
      <style:text-properties officeooo:paragraph-rsid="004db64b"/>
    </style:style>
    <style:style style:name="P170" style:family="paragraph" style:parent-style-name="Paragraph">
      <style:text-properties officeooo:paragraph-rsid="004f1c0e"/>
    </style:style>
    <style:style style:name="P171" style:family="paragraph" style:parent-style-name="Paragraph">
      <style:text-properties officeooo:paragraph-rsid="00518a6c"/>
    </style:style>
    <style:style style:name="P172" style:family="paragraph" style:parent-style-name="Paragraph">
      <style:text-properties officeooo:paragraph-rsid="0049c484"/>
    </style:style>
    <style:style style:name="P173" style:family="paragraph" style:parent-style-name="Paragraph">
      <style:text-properties officeooo:paragraph-rsid="007b879a"/>
    </style:style>
    <style:style style:name="P174" style:family="paragraph" style:parent-style-name="Paragraph">
      <style:paragraph-properties fo:margin-left="0.953cm" fo:margin-right="0cm" fo:margin-top="0cm" fo:margin-bottom="0cm" loext:contextual-spacing="false" fo:text-align="justify" style:justify-single-word="false" fo:text-indent="0cm" style:auto-text-indent="false"/>
      <style:text-properties style:font-name="Century Gothic4" fo:font-size="10pt" style:font-size-asian="10pt" style:font-size-complex="10pt"/>
    </style:style>
    <style:style style:name="P175" style:family="paragraph" style:parent-style-name="FunctionHeading">
      <style:text-properties style:text-underline-style="solid" style:text-underline-width="auto" style:text-underline-color="font-color"/>
    </style:style>
    <style:style style:name="P176" style:family="paragraph" style:parent-style-name="FunctionHeading">
      <style:text-properties style:text-underline-style="solid" style:text-underline-width="auto" style:text-underline-color="font-color" officeooo:paragraph-rsid="002d0589"/>
    </style:style>
    <style:style style:name="P177" style:family="paragraph" style:parent-style-name="FunctionHeading">
      <style:text-properties style:text-underline-style="solid" style:text-underline-width="auto" style:text-underline-color="font-color" officeooo:paragraph-rsid="00336ff3"/>
    </style:style>
    <style:style style:name="P178" style:family="paragraph" style:parent-style-name="FunctionHeading">
      <style:text-properties style:text-underline-style="solid" style:text-underline-width="auto" style:text-underline-color="font-color" officeooo:paragraph-rsid="00382505"/>
    </style:style>
    <style:style style:name="P179" style:family="paragraph" style:parent-style-name="FunctionHeading">
      <style:text-properties style:text-underline-style="solid" style:text-underline-width="auto" style:text-underline-color="font-color" officeooo:paragraph-rsid="003b3e05"/>
    </style:style>
    <style:style style:name="P180" style:family="paragraph" style:parent-style-name="FunctionHeading">
      <style:text-properties style:text-underline-style="solid" style:text-underline-width="auto" style:text-underline-color="font-color" officeooo:paragraph-rsid="0042ffdf"/>
    </style:style>
    <style:style style:name="P181" style:family="paragraph" style:parent-style-name="FunctionHeading">
      <style:text-properties style:text-underline-style="solid" style:text-underline-width="auto" style:text-underline-color="font-color" officeooo:paragraph-rsid="00448c33"/>
    </style:style>
    <style:style style:name="P182" style:family="paragraph" style:parent-style-name="FunctionHeading">
      <style:text-properties style:text-underline-style="solid" style:text-underline-width="auto" style:text-underline-color="font-color" officeooo:paragraph-rsid="0049c484"/>
    </style:style>
    <style:style style:name="P183" style:family="paragraph" style:parent-style-name="FunctionHeading">
      <style:text-properties style:text-underline-style="solid" style:text-underline-width="auto" style:text-underline-color="font-color" officeooo:paragraph-rsid="004db64b"/>
    </style:style>
    <style:style style:name="P184" style:family="paragraph" style:parent-style-name="FunctionHeading">
      <style:text-properties style:text-underline-style="solid" style:text-underline-width="auto" style:text-underline-color="font-color" officeooo:paragraph-rsid="004f1c0e"/>
    </style:style>
    <style:style style:name="P185" style:family="paragraph" style:parent-style-name="FunctionHeading">
      <style:text-properties style:text-underline-style="solid" style:text-underline-width="auto" style:text-underline-color="font-color" officeooo:paragraph-rsid="00518a6c"/>
    </style:style>
    <style:style style:name="P186" style:family="paragraph" style:parent-style-name="FunctionHeading">
      <style:text-properties style:text-underline-style="solid" style:text-underline-width="auto" style:text-underline-color="font-color" officeooo:paragraph-rsid="007b879a"/>
    </style:style>
    <style:style style:name="P187" style:family="paragraph" style:parent-style-name="FunctionHeading">
      <style:text-properties fo:font-style="italic" style:font-style-asian="italic" style:font-style-complex="italic"/>
    </style:style>
    <style:style style:name="P188" style:family="paragraph" style:parent-style-name="FunctionHeading">
      <style:text-properties fo:font-style="italic" officeooo:paragraph-rsid="002d0589" style:font-style-asian="italic" style:font-style-complex="italic"/>
    </style:style>
    <style:style style:name="P189" style:family="paragraph" style:parent-style-name="FunctionHeading">
      <style:text-properties fo:font-style="italic" officeooo:paragraph-rsid="00336ff3" style:font-style-asian="italic" style:font-style-complex="italic"/>
    </style:style>
    <style:style style:name="P190" style:family="paragraph" style:parent-style-name="FunctionHeading">
      <style:text-properties fo:font-style="italic" officeooo:paragraph-rsid="00382505" style:font-style-asian="italic" style:font-style-complex="italic"/>
    </style:style>
    <style:style style:name="P191" style:family="paragraph" style:parent-style-name="FunctionHeading">
      <style:text-properties fo:font-style="italic" officeooo:paragraph-rsid="003b3e05" style:font-style-asian="italic" style:font-style-complex="italic"/>
    </style:style>
    <style:style style:name="P192" style:family="paragraph" style:parent-style-name="FunctionHeading">
      <style:text-properties fo:font-style="italic" officeooo:paragraph-rsid="00448c33" style:font-style-asian="italic" style:font-style-complex="italic"/>
    </style:style>
    <style:style style:name="P193" style:family="paragraph" style:parent-style-name="FunctionHeading">
      <style:text-properties fo:font-style="italic" officeooo:paragraph-rsid="0049c484" style:font-style-asian="italic" style:font-style-complex="italic"/>
    </style:style>
    <style:style style:name="P194" style:family="paragraph" style:parent-style-name="FunctionHeading">
      <style:text-properties fo:font-style="italic" officeooo:paragraph-rsid="004db64b" style:font-style-asian="italic" style:font-style-complex="italic"/>
    </style:style>
    <style:style style:name="P195" style:family="paragraph" style:parent-style-name="FunctionHeading">
      <style:text-properties fo:font-style="italic" officeooo:paragraph-rsid="00518a6c" style:font-style-asian="italic" style:font-style-complex="italic"/>
    </style:style>
    <style:style style:name="P196" style:family="paragraph" style:parent-style-name="FunctionHeading">
      <style:text-properties fo:font-style="italic" officeooo:paragraph-rsid="007b879a" style:font-style-asian="italic" style:font-style-complex="italic"/>
    </style:style>
    <style:style style:name="P197" style:family="paragraph" style:parent-style-name="FunctionHeading">
      <style:text-properties fo:font-style="normal" fo:font-weight="normal" style:font-style-asian="normal" style:font-weight-asian="normal" style:font-style-complex="normal" style:font-weight-complex="normal"/>
    </style:style>
    <style:style style:name="P198" style:family="paragraph" style:parent-style-name="FunctionHeading">
      <style:text-properties officeooo:paragraph-rsid="002d0589"/>
    </style:style>
    <style:style style:name="P199" style:family="paragraph" style:parent-style-name="FunctionHeading">
      <style:text-properties officeooo:paragraph-rsid="00336ff3"/>
    </style:style>
    <style:style style:name="P200" style:family="paragraph" style:parent-style-name="FunctionHeading">
      <style:text-properties officeooo:paragraph-rsid="00382505"/>
    </style:style>
    <style:style style:name="P201" style:family="paragraph" style:parent-style-name="FunctionHeading">
      <style:text-properties officeooo:paragraph-rsid="003b3e05"/>
    </style:style>
    <style:style style:name="P202" style:family="paragraph" style:parent-style-name="FunctionHeading">
      <style:text-properties officeooo:paragraph-rsid="0042ffdf"/>
    </style:style>
    <style:style style:name="P203" style:family="paragraph" style:parent-style-name="FunctionHeading">
      <style:text-properties officeooo:paragraph-rsid="00448c33"/>
    </style:style>
    <style:style style:name="P204" style:family="paragraph" style:parent-style-name="FunctionHeading">
      <style:text-properties officeooo:paragraph-rsid="0049c484"/>
    </style:style>
    <style:style style:name="P205" style:family="paragraph" style:parent-style-name="FunctionHeading">
      <style:text-properties officeooo:paragraph-rsid="004db64b"/>
    </style:style>
    <style:style style:name="P206" style:family="paragraph" style:parent-style-name="FunctionHeading">
      <style:text-properties officeooo:paragraph-rsid="004f1c0e"/>
    </style:style>
    <style:style style:name="P207" style:family="paragraph" style:parent-style-name="FunctionHeading">
      <style:text-properties officeooo:paragraph-rsid="00518a6c"/>
    </style:style>
    <style:style style:name="P208" style:family="paragraph" style:parent-style-name="FunctionHeading">
      <style:text-properties officeooo:paragraph-rsid="007b879a"/>
    </style:style>
    <style:style style:name="P209" style:family="paragraph" style:parent-style-name="FunctionDescription">
      <style:text-properties fo:font-weight="bold" style:font-weight-asian="bold" style:font-weight-complex="bold"/>
    </style:style>
    <style:style style:name="P210" style:family="paragraph" style:parent-style-name="FunctionDescription">
      <style:paragraph-properties>
        <style:tab-stops/>
      </style:paragraph-properties>
      <style:text-properties fo:font-weight="bold" style:font-weight-asian="bold" style:font-weight-complex="bold"/>
    </style:style>
    <style:style style:name="P211" style:family="paragraph" style:parent-style-name="FunctionDescription">
      <style:paragraph-properties>
        <style:tab-stops/>
      </style:paragraph-properties>
      <style:text-properties fo:font-weight="bold" officeooo:paragraph-rsid="002d0589" style:font-weight-asian="bold" style:font-weight-complex="bold"/>
    </style:style>
    <style:style style:name="P212" style:family="paragraph" style:parent-style-name="FunctionDescription">
      <style:paragraph-properties>
        <style:tab-stops/>
      </style:paragraph-properties>
      <style:text-properties fo:font-weight="bold" officeooo:paragraph-rsid="00336ff3" style:font-weight-asian="bold" style:font-weight-complex="bold"/>
    </style:style>
    <style:style style:name="P213" style:family="paragraph" style:parent-style-name="FunctionDescription">
      <style:paragraph-properties>
        <style:tab-stops/>
      </style:paragraph-properties>
      <style:text-properties fo:font-weight="bold" officeooo:paragraph-rsid="00382505" style:font-weight-asian="bold" style:font-weight-complex="bold"/>
    </style:style>
    <style:style style:name="P214" style:family="paragraph" style:parent-style-name="FunctionDescription">
      <style:paragraph-properties>
        <style:tab-stops/>
      </style:paragraph-properties>
      <style:text-properties fo:font-weight="bold" officeooo:paragraph-rsid="003b3e05" style:font-weight-asian="bold" style:font-weight-complex="bold"/>
    </style:style>
    <style:style style:name="P215" style:family="paragraph" style:parent-style-name="FunctionDescription">
      <style:paragraph-properties>
        <style:tab-stops/>
      </style:paragraph-properties>
      <style:text-properties fo:font-weight="bold" officeooo:paragraph-rsid="00448c33" style:font-weight-asian="bold" style:font-weight-complex="bold"/>
    </style:style>
    <style:style style:name="P216" style:family="paragraph" style:parent-style-name="FunctionDescription">
      <style:paragraph-properties>
        <style:tab-stops/>
      </style:paragraph-properties>
      <style:text-properties fo:font-weight="bold" officeooo:paragraph-rsid="0049c484" style:font-weight-asian="bold" style:font-weight-complex="bold"/>
    </style:style>
    <style:style style:name="P217" style:family="paragraph" style:parent-style-name="FunctionDescription">
      <style:paragraph-properties>
        <style:tab-stops/>
      </style:paragraph-properties>
      <style:text-properties fo:font-weight="bold" officeooo:paragraph-rsid="007b879a" style:font-weight-asian="bold" style:font-weight-complex="bold"/>
    </style:style>
    <style:style style:name="P218" style:family="paragraph" style:parent-style-name="FunctionDescription">
      <style:text-properties fo:font-size="9pt" style:font-size-asian="9pt" style:font-size-complex="9pt"/>
    </style:style>
    <style:style style:name="P219" style:family="paragraph" style:parent-style-name="FunctionDescription">
      <style:text-properties fo:font-size="9pt" officeooo:paragraph-rsid="002d0589" style:font-size-asian="9pt" style:font-size-complex="9pt"/>
    </style:style>
    <style:style style:name="P220" style:family="paragraph" style:parent-style-name="FunctionDescription">
      <style:text-properties fo:font-size="9pt" officeooo:rsid="002fee94" officeooo:paragraph-rsid="002fee94" style:font-size-asian="9pt" style:font-size-complex="9pt"/>
    </style:style>
    <style:style style:name="P221" style:family="paragraph" style:parent-style-name="FunctionDescription">
      <style:text-properties fo:font-size="9pt" officeooo:paragraph-rsid="00336ff3" style:font-size-asian="9pt" style:font-size-complex="9pt"/>
    </style:style>
    <style:style style:name="P222" style:family="paragraph" style:parent-style-name="FunctionDescription">
      <style:text-properties fo:font-size="9pt" officeooo:rsid="00378ef9" officeooo:paragraph-rsid="00378ef9" style:font-size-asian="9pt" style:font-size-complex="9pt"/>
    </style:style>
    <style:style style:name="P223" style:family="paragraph" style:parent-style-name="FunctionDescription">
      <style:text-properties fo:font-size="9pt" officeooo:paragraph-rsid="00382505" style:font-size-asian="9pt" style:font-size-complex="9pt"/>
    </style:style>
    <style:style style:name="P224" style:family="paragraph" style:parent-style-name="FunctionDescription">
      <style:text-properties fo:font-size="9pt" officeooo:paragraph-rsid="003b3e05" style:font-size-asian="9pt" style:font-size-complex="9pt"/>
    </style:style>
    <style:style style:name="P225" style:family="paragraph" style:parent-style-name="FunctionDescription">
      <style:text-properties fo:font-size="9pt" officeooo:paragraph-rsid="003ca158" style:font-size-asian="9pt" style:font-size-complex="9pt"/>
    </style:style>
    <style:style style:name="P226" style:family="paragraph" style:parent-style-name="FunctionDescription">
      <style:text-properties fo:font-size="9pt" officeooo:paragraph-rsid="00448c33" style:font-size-asian="9pt" style:font-size-complex="9pt"/>
    </style:style>
    <style:style style:name="P227" style:family="paragraph" style:parent-style-name="FunctionDescription">
      <style:text-properties fo:font-size="9pt" officeooo:paragraph-rsid="0049c484" style:font-size-asian="9pt" style:font-size-complex="9pt"/>
    </style:style>
    <style:style style:name="P228" style:family="paragraph" style:parent-style-name="FunctionDescription">
      <style:paragraph-properties fo:text-align="justify" style:justify-single-word="false"/>
      <style:text-properties fo:font-size="9pt" officeooo:paragraph-rsid="004db64b" style:font-size-asian="9pt" style:font-size-complex="9pt"/>
    </style:style>
    <style:style style:name="P229" style:family="paragraph" style:parent-style-name="FunctionDescription">
      <style:paragraph-properties fo:text-align="justify" style:justify-single-word="false"/>
      <style:text-properties fo:font-size="9pt" officeooo:paragraph-rsid="00518a6c" style:font-size-asian="9pt" style:font-size-complex="9pt"/>
    </style:style>
    <style:style style:name="P230" style:family="paragraph" style:parent-style-name="FunctionDescription">
      <style:text-properties fo:font-size="9pt" officeooo:paragraph-rsid="007b879a" style:font-size-asian="9pt" style:font-size-complex="9pt"/>
    </style:style>
    <style:style style:name="P231" style:family="paragraph" style:parent-style-name="FunctionDescription">
      <style:text-properties fo:font-size="9pt" fo:font-style="normal" fo:font-weight="normal" officeooo:paragraph-rsid="00336ff3" style:font-size-asian="9pt" style:font-style-asian="normal" style:font-weight-asian="normal" style:font-size-complex="9pt" style:font-style-complex="normal" style:font-weight-complex="normal"/>
    </style:style>
    <style:style style:name="P232" style:family="paragraph" style:parent-style-name="FunctionDescription">
      <style:paragraph-properties fo:text-align="justify" style:justify-single-word="false"/>
      <style:text-properties fo:font-size="9pt" fo:font-style="normal" fo:font-weight="normal" officeooo:paragraph-rsid="004db64b" style:font-size-asian="9pt" style:font-style-asian="normal" style:font-weight-asian="normal" style:font-size-complex="9pt" style:font-style-complex="normal" style:font-weight-complex="normal"/>
    </style:style>
    <style:style style:name="P233" style:family="paragraph" style:parent-style-name="FunctionDescription">
      <style:text-properties fo:font-size="9pt" fo:font-style="normal" fo:font-weight="normal" officeooo:rsid="003b3e05" officeooo:paragraph-rsid="003ca158" style:font-size-asian="9pt" style:font-style-asian="normal" style:font-weight-asian="normal" style:font-size-complex="9pt" style:font-style-complex="normal" style:font-weight-complex="normal"/>
    </style:style>
    <style:style style:name="P234" style:family="paragraph" style:parent-style-name="FunctionDescription">
      <style:text-properties fo:font-size="9pt" fo:font-weight="normal" officeooo:paragraph-rsid="0042ffdf" style:font-size-asian="9pt" style:font-weight-asian="normal" style:font-size-complex="9pt" style:font-weight-complex="normal"/>
    </style:style>
    <style:style style:name="P235" style:family="paragraph" style:parent-style-name="FunctionDescription">
      <style:text-properties fo:font-style="italic" fo:font-weight="bold" style:font-style-asian="italic" style:font-weight-asian="bold" style:font-style-complex="italic" style:font-weight-complex="bold"/>
    </style:style>
    <style:style style:name="P236" style:family="paragraph" style:parent-style-name="FunctionDescription">
      <style:text-properties fo:font-weight="normal" style:font-weight-asian="normal" style:font-weight-complex="normal"/>
    </style:style>
    <style:style style:name="P237" style:family="paragraph" style:parent-style-name="FunctionDescription">
      <style:text-properties fo:font-weight="normal" officeooo:paragraph-rsid="0042ffdf" style:font-weight-asian="normal" style:font-weight-complex="normal"/>
    </style:style>
    <style:style style:name="P238" style:family="paragraph" style:parent-style-name="FunctionDescription">
      <style:text-properties officeooo:paragraph-rsid="00190888"/>
    </style:style>
    <style:style style:name="P239" style:family="paragraph" style:parent-style-name="FunctionDescription">
      <style:text-properties officeooo:paragraph-rsid="002d0589"/>
    </style:style>
    <style:style style:name="P240" style:family="paragraph" style:parent-style-name="FunctionDescription">
      <style:text-properties officeooo:paragraph-rsid="00336ff3"/>
    </style:style>
    <style:style style:name="P241" style:family="paragraph" style:parent-style-name="FunctionDescription">
      <style:text-properties officeooo:paragraph-rsid="00382505"/>
    </style:style>
    <style:style style:name="P242" style:family="paragraph" style:parent-style-name="FunctionDescription">
      <style:text-properties officeooo:paragraph-rsid="003b3e05"/>
    </style:style>
    <style:style style:name="P243" style:family="paragraph" style:parent-style-name="FunctionDescription">
      <style:text-properties officeooo:paragraph-rsid="0042ffdf"/>
    </style:style>
    <style:style style:name="P244" style:family="paragraph" style:parent-style-name="FunctionDescription">
      <style:text-properties officeooo:paragraph-rsid="00448c33"/>
    </style:style>
    <style:style style:name="P245" style:family="paragraph" style:parent-style-name="FunctionDescription">
      <style:text-properties officeooo:paragraph-rsid="0049c484"/>
    </style:style>
    <style:style style:name="P246" style:family="paragraph" style:parent-style-name="FunctionDescription">
      <style:text-properties officeooo:paragraph-rsid="004db64b"/>
    </style:style>
    <style:style style:name="P247" style:family="paragraph" style:parent-style-name="FunctionDescription">
      <style:text-properties officeooo:paragraph-rsid="004f1c0e"/>
    </style:style>
    <style:style style:name="P248" style:family="paragraph" style:parent-style-name="FunctionDescription">
      <style:text-properties officeooo:paragraph-rsid="00518a6c"/>
    </style:style>
    <style:style style:name="P249" style:family="paragraph" style:parent-style-name="FunctionDescription">
      <style:text-properties officeooo:paragraph-rsid="007b879a"/>
    </style:style>
    <style:style style:name="P250" style:family="paragraph" style:parent-style-name="FunctionPrototype">
      <style:text-properties fo:font-style="italic" style:font-style-asian="italic" style:font-style-complex="italic"/>
    </style:style>
    <style:style style:name="P251" style:family="paragraph" style:parent-style-name="FunctionPrototype">
      <style:text-properties fo:font-style="italic" officeooo:rsid="0017b03c" officeooo:paragraph-rsid="0017b03c" style:font-style-asian="italic" style:font-style-complex="italic"/>
    </style:style>
    <style:style style:name="P252" style:family="paragraph" style:parent-style-name="FunctionPrototype">
      <style:text-properties fo:font-style="italic" officeooo:rsid="00209831" officeooo:paragraph-rsid="00209831" style:font-style-asian="italic" style:font-style-complex="italic"/>
    </style:style>
    <style:style style:name="P253" style:family="paragraph" style:parent-style-name="FunctionPrototype">
      <style:text-properties fo:font-style="italic" officeooo:paragraph-rsid="002d0589" style:font-style-asian="italic" style:font-style-complex="italic"/>
    </style:style>
    <style:style style:name="P254" style:family="paragraph" style:parent-style-name="FunctionPrototype">
      <style:text-properties fo:font-style="italic" officeooo:paragraph-rsid="00336ff3" style:font-style-asian="italic" style:font-style-complex="italic"/>
    </style:style>
    <style:style style:name="P255" style:family="paragraph" style:parent-style-name="FunctionPrototype">
      <style:text-properties fo:font-style="italic" officeooo:paragraph-rsid="00382505" style:font-style-asian="italic" style:font-style-complex="italic"/>
    </style:style>
    <style:style style:name="P256" style:family="paragraph" style:parent-style-name="FunctionPrototype">
      <style:text-properties fo:font-style="italic" officeooo:paragraph-rsid="003b3e05" style:font-style-asian="italic" style:font-style-complex="italic"/>
    </style:style>
    <style:style style:name="P257" style:family="paragraph" style:parent-style-name="FunctionPrototype">
      <style:text-properties fo:font-style="italic" officeooo:paragraph-rsid="0042ffdf" style:font-style-asian="italic" style:font-style-complex="italic"/>
    </style:style>
    <style:style style:name="P258" style:family="paragraph" style:parent-style-name="FunctionPrototype">
      <style:text-properties fo:font-style="italic" officeooo:paragraph-rsid="00448c33" style:font-style-asian="italic" style:font-style-complex="italic"/>
    </style:style>
    <style:style style:name="P259" style:family="paragraph" style:parent-style-name="FunctionPrototype">
      <style:text-properties fo:font-style="italic" officeooo:paragraph-rsid="0049729b" style:font-style-asian="italic" style:font-style-complex="italic"/>
    </style:style>
    <style:style style:name="P260" style:family="paragraph" style:parent-style-name="FunctionPrototype">
      <style:text-properties fo:font-style="italic" officeooo:paragraph-rsid="0049c484" style:font-style-asian="italic" style:font-style-complex="italic"/>
    </style:style>
    <style:style style:name="P261" style:family="paragraph" style:parent-style-name="FunctionPrototype">
      <style:text-properties fo:font-style="italic" officeooo:paragraph-rsid="004db64b" style:font-style-asian="italic" style:font-style-complex="italic"/>
    </style:style>
    <style:style style:name="P262" style:family="paragraph" style:parent-style-name="FunctionPrototype">
      <style:text-properties fo:font-style="italic" officeooo:paragraph-rsid="004f1c0e" style:font-style-asian="italic" style:font-style-complex="italic"/>
    </style:style>
    <style:style style:name="P263" style:family="paragraph" style:parent-style-name="FunctionPrototype">
      <style:text-properties fo:font-style="italic" officeooo:paragraph-rsid="00518a6c" style:font-style-asian="italic" style:font-style-complex="italic"/>
    </style:style>
    <style:style style:name="P264" style:family="paragraph" style:parent-style-name="FunctionPrototype">
      <style:text-properties fo:font-style="italic" officeooo:paragraph-rsid="007b879a" style:font-style-asian="italic" style:font-style-complex="italic"/>
    </style:style>
    <style:style style:name="P265" style:family="paragraph" style:parent-style-name="FunctionPrototype">
      <style:text-properties fo:font-size="9pt" fo:font-style="italic" fo:font-weight="bold" style:font-size-asian="9pt" style:font-style-asian="italic" style:font-weight-asian="bold" style:font-size-complex="9pt" style:font-style-complex="italic" style:font-weight-complex="bold"/>
    </style:style>
    <style:style style:name="P266" style:family="paragraph" style:parent-style-name="FunctionPrototype">
      <style:text-properties fo:font-size="9pt" fo:font-style="italic" fo:font-weight="bold" officeooo:paragraph-rsid="0042ffdf" style:font-size-asian="9pt" style:font-style-asian="italic" style:font-weight-asian="bold" style:font-size-complex="9pt" style:font-style-complex="italic" style:font-weight-complex="bold"/>
    </style:style>
    <style:style style:name="P267" style:family="paragraph" style:parent-style-name="FunctionPrototype">
      <style:text-properties fo:font-size="9pt" fo:font-style="italic" fo:font-weight="bold" officeooo:paragraph-rsid="004f1c0e" style:font-size-asian="9pt" style:font-style-asian="italic" style:font-weight-asian="bold" style:font-size-complex="9pt" style:font-style-complex="italic" style:font-weight-complex="bold"/>
    </style:style>
    <style:style style:name="P268" style:family="paragraph" style:parent-style-name="FunctionPrototype">
      <style:text-properties officeooo:rsid="00191034" officeooo:paragraph-rsid="00191034"/>
    </style:style>
    <style:style style:name="P269" style:family="paragraph" style:parent-style-name="FunctionPrototype">
      <style:text-properties officeooo:rsid="001a058f" officeooo:paragraph-rsid="001a058f"/>
    </style:style>
    <style:style style:name="P270" style:family="paragraph" style:parent-style-name="FunctionPrototype">
      <style:text-properties officeooo:paragraph-rsid="004db64b"/>
    </style:style>
    <style:style style:name="P271" style:family="paragraph" style:parent-style-name="FunctionPrototype">
      <style:text-properties officeooo:paragraph-rsid="00518a6c"/>
    </style:style>
    <style:style style:name="P272" style:family="paragraph" style:parent-style-name="Text_20_body_20_indent_5f_2">
      <style:text-properties fo:font-style="normal" fo:font-weight="normal" style:font-style-asian="normal" style:font-weight-asian="normal" style:font-style-complex="normal" style:font-weight-complex="normal"/>
    </style:style>
    <style:style style:name="P273" style:family="paragraph" style:parent-style-name="Text_20_body_20_indent_5f_2">
      <style:text-properties fo:font-style="normal" fo:font-weight="normal" officeooo:rsid="001bf8b0" officeooo:paragraph-rsid="00006513" style:font-style-asian="normal" style:font-weight-asian="normal" style:font-style-complex="normal" style:font-weight-complex="normal"/>
    </style:style>
    <style:style style:name="P274" style:family="paragraph" style:parent-style-name="Text_20_body_20_indent_5f_2">
      <style:text-properties officeooo:paragraph-rsid="00006513"/>
    </style:style>
    <style:style style:name="P275" style:family="paragraph" style:parent-style-name="Text_20_body_20_indent_5f_2">
      <style:text-properties officeooo:paragraph-rsid="00017da6"/>
    </style:style>
    <style:style style:name="P276" style:family="paragraph" style:parent-style-name="Text_20_body_20_indent_5f_2">
      <style:text-properties officeooo:rsid="001b70da" officeooo:paragraph-rsid="00017da6"/>
    </style:style>
    <style:style style:name="P277" style:family="paragraph" style:parent-style-name="Text_20_body_20_indent_5f_2">
      <style:text-properties officeooo:rsid="001b70da" officeooo:paragraph-rsid="00565f2e"/>
    </style:style>
    <style:style style:name="P278" style:family="paragraph" style:parent-style-name="Text_20_body_20_indent_5f_2">
      <style:text-properties officeooo:rsid="000379ad" officeooo:paragraph-rsid="000379ad"/>
    </style:style>
    <style:style style:name="P279" style:family="paragraph" style:parent-style-name="Text_20_body_20_indent_5f_2">
      <style:text-properties officeooo:rsid="00037fa2" officeooo:paragraph-rsid="00037fa2"/>
    </style:style>
    <style:style style:name="P280" style:family="paragraph" style:parent-style-name="Text_20_body_20_indent_5f_2">
      <style:text-properties officeooo:rsid="000411c5" officeooo:paragraph-rsid="000411c5"/>
    </style:style>
    <style:style style:name="P281" style:family="paragraph" style:parent-style-name="Text_20_body_20_indent_5f_2">
      <style:text-properties officeooo:rsid="00043fcb" officeooo:paragraph-rsid="00043fcb"/>
    </style:style>
    <style:style style:name="P282" style:family="paragraph" style:parent-style-name="Text_20_body_20_indent_5f_2">
      <style:text-properties officeooo:rsid="00057a28" officeooo:paragraph-rsid="00057a28"/>
    </style:style>
    <style:style style:name="P283" style:family="paragraph" style:parent-style-name="Text_20_body_20_indent_5f_2">
      <style:text-properties officeooo:rsid="0006b6de" officeooo:paragraph-rsid="0006b6de"/>
    </style:style>
    <style:style style:name="P284" style:family="paragraph" style:parent-style-name="Text_20_body_20_indent_5f_2">
      <style:text-properties officeooo:rsid="00084b6a" officeooo:paragraph-rsid="00084b6a"/>
    </style:style>
    <style:style style:name="P285" style:family="paragraph" style:parent-style-name="Text_20_body_20_indent_5f_2">
      <style:text-properties officeooo:rsid="0009a38b" officeooo:paragraph-rsid="0009a38b"/>
    </style:style>
    <style:style style:name="P286" style:family="paragraph" style:parent-style-name="Text_20_body_20_indent_5f_2">
      <style:text-properties officeooo:rsid="000bbf87" officeooo:paragraph-rsid="000bbf87"/>
    </style:style>
    <style:style style:name="P287" style:family="paragraph" style:parent-style-name="Text_20_body_20_indent_5f_2">
      <style:text-properties officeooo:paragraph-rsid="003a2430"/>
    </style:style>
    <style:style style:name="P288" style:family="paragraph" style:parent-style-name="Text_20_body_20_indent_5f_2">
      <style:text-properties officeooo:paragraph-rsid="003b3e05"/>
    </style:style>
    <style:style style:name="P289" style:family="paragraph" style:parent-style-name="Text_20_body_20_indent_5f_2">
      <style:text-properties officeooo:paragraph-rsid="004db64b"/>
    </style:style>
    <style:style style:name="P290" style:family="paragraph" style:parent-style-name="Text_20_body_20_indent_5f_2">
      <style:text-properties officeooo:paragraph-rsid="00518a6c"/>
    </style:style>
    <style:style style:name="P291" style:family="paragraph" style:parent-style-name="Text_20_body_20_indent_5f_2">
      <style:text-properties officeooo:paragraph-rsid="0054dab7"/>
    </style:style>
    <style:style style:name="P292" style:family="paragraph" style:parent-style-name="Text_20_body_20_indent_5f_2">
      <style:text-properties officeooo:paragraph-rsid="00565f2e"/>
    </style:style>
    <style:style style:name="P293" style:family="paragraph" style:parent-style-name="Text_20_body_20_indent_5f_2">
      <style:text-properties officeooo:paragraph-rsid="005849b0"/>
    </style:style>
    <style:style style:name="P294" style:family="paragraph" style:parent-style-name="Text_20_body_20_indent_5f_2">
      <style:text-properties officeooo:rsid="005849b0" officeooo:paragraph-rsid="005849b0"/>
    </style:style>
    <style:style style:name="P295" style:family="paragraph" style:parent-style-name="Text_20_body_20_indent_5f_2">
      <style:text-properties officeooo:rsid="005a39df" officeooo:paragraph-rsid="005a39df"/>
    </style:style>
    <style:style style:name="P296" style:family="paragraph" style:parent-style-name="Text_20_body_20_indent_5f_2">
      <style:text-properties officeooo:paragraph-rsid="005eeba7"/>
    </style:style>
    <style:style style:name="P297" style:family="paragraph" style:parent-style-name="Text_20_body_20_indent_5f_2">
      <style:text-properties officeooo:rsid="0056a350" officeooo:paragraph-rsid="005eeba7"/>
    </style:style>
    <style:style style:name="P298" style:family="paragraph" style:parent-style-name="Text_20_body_20_indent_5f_2">
      <style:text-properties officeooo:rsid="001c9121" officeooo:paragraph-rsid="00669f9b"/>
    </style:style>
    <style:style style:name="P299" style:family="paragraph" style:parent-style-name="Text_20_body_20_indent_5f_2">
      <style:paragraph-properties fo:text-align="justify" style:justify-single-word="false"/>
      <style:text-properties officeooo:paragraph-rsid="00669f9b"/>
    </style:style>
    <style:style style:name="P300" style:family="paragraph" style:parent-style-name="Text_20_body_20_indent_5f_2">
      <style:text-properties officeooo:rsid="000fc388" officeooo:paragraph-rsid="00669f9b"/>
    </style:style>
    <style:style style:name="P301" style:family="paragraph" style:parent-style-name="Text_20_body_20_indent_5f_2">
      <style:text-properties officeooo:rsid="0014cae7" officeooo:paragraph-rsid="00669f9b"/>
    </style:style>
    <style:style style:name="P302" style:family="paragraph" style:parent-style-name="Text_20_body_20_indent_5f_2">
      <style:text-properties officeooo:rsid="001ebb78" officeooo:paragraph-rsid="00669f9b"/>
    </style:style>
    <style:style style:name="P303" style:family="paragraph" style:parent-style-name="Text_20_body_20_indent_5f_2">
      <style:text-properties officeooo:rsid="00243c5b" officeooo:paragraph-rsid="00669f9b"/>
    </style:style>
    <style:style style:name="P304" style:family="paragraph" style:parent-style-name="Text_20_body_20_indent_5f_2">
      <style:paragraph-properties fo:text-align="start" style:justify-single-word="false"/>
      <style:text-properties style:font-name="Century gothic" fo:font-weight="normal" officeooo:paragraph-rsid="00669f9b" style:font-weight-asian="normal" style:font-weight-complex="normal"/>
    </style:style>
    <style:style style:name="P305" style:family="paragraph" style:parent-style-name="Text_20_body_20_indent_5f_2">
      <style:text-properties style:font-name="Century gothic" fo:font-weight="normal" officeooo:paragraph-rsid="00669f9b" style:font-weight-asian="normal" style:font-weight-complex="normal"/>
    </style:style>
    <style:style style:name="P306" style:family="paragraph" style:parent-style-name="Text_20_body_20_indent_5f_2">
      <style:text-properties style:font-name="Century Gothic5" fo:font-size="10pt" fo:font-weight="normal" officeooo:rsid="00257202" officeooo:paragraph-rsid="00669f9b" style:font-weight-asian="normal" style:font-weight-complex="normal"/>
    </style:style>
    <style:style style:name="P307" style:family="paragraph" style:parent-style-name="Text_20_body_20_indent_5f_2">
      <style:text-properties style:font-name="Century Gothic5" fo:font-size="10pt" fo:font-weight="normal" officeooo:rsid="00269322" officeooo:paragraph-rsid="00669f9b" style:font-weight-asian="normal" style:font-weight-complex="normal"/>
    </style:style>
    <style:style style:name="P308" style:family="paragraph" style:parent-style-name="Text_20_body_20_indent_5f_2">
      <style:text-properties style:font-name="Century Gothic5" fo:font-size="10pt" fo:font-weight="normal" officeooo:rsid="001ebb78" officeooo:paragraph-rsid="00669f9b" style:font-weight-asian="normal" style:font-weight-complex="normal"/>
    </style:style>
    <style:style style:name="P309" style:family="paragraph" style:parent-style-name="Text_20_body_20_indent_5f_2">
      <style:text-properties style:font-name="Century Gothic5" fo:font-size="10pt" fo:font-weight="normal" officeooo:rsid="00192659" officeooo:paragraph-rsid="00669f9b" style:font-weight-asian="normal" style:font-weight-complex="normal"/>
    </style:style>
    <style:style style:name="P310" style:family="paragraph" style:parent-style-name="Text_20_body_20_indent_5f_2">
      <style:text-properties officeooo:paragraph-rsid="00669f9b"/>
    </style:style>
    <style:style style:name="P311" style:family="paragraph" style:parent-style-name="Text_20_body_20_indent_5f_2">
      <style:text-properties officeooo:rsid="0011bd0b" officeooo:paragraph-rsid="00669f9b"/>
    </style:style>
    <style:style style:name="P312" style:family="paragraph" style:parent-style-name="Text_20_body_20_indent_5f_2">
      <style:text-properties officeooo:paragraph-rsid="0081706c"/>
    </style:style>
    <style:style style:name="P313" style:family="paragraph" style:parent-style-name="Text_20_body_20_indent_5f_2">
      <style:text-properties officeooo:paragraph-rsid="0083277d"/>
    </style:style>
    <style:style style:name="P314" style:family="paragraph" style:parent-style-name="Preformatted_20_Start">
      <style:text-properties fo:font-style="normal" fo:font-weight="normal" style:font-style-asian="normal" style:font-weight-asian="normal" style:font-style-complex="normal" style:font-weight-complex="normal"/>
    </style:style>
    <style:style style:name="P315" style:family="paragraph" style:parent-style-name="Preformatted_20_Start">
      <style:text-properties fo:font-style="normal" fo:font-weight="normal" officeooo:rsid="001bf8b0" officeooo:paragraph-rsid="00006513" style:font-style-asian="normal" style:font-weight-asian="normal" style:font-style-complex="normal" style:font-weight-complex="normal"/>
    </style:style>
    <style:style style:name="P316" style:family="paragraph" style:parent-style-name="Preformatted_20_Start">
      <style:text-properties fo:font-style="normal" fo:font-weight="normal" officeooo:rsid="0006b6de" officeooo:paragraph-rsid="0006b6de" style:font-style-asian="normal" style:font-weight-asian="normal" style:font-style-complex="normal" style:font-weight-complex="normal"/>
    </style:style>
    <style:style style:name="P317" style:family="paragraph" style:parent-style-name="Preformatted_20_Start">
      <style:text-properties officeooo:rsid="001c8537" officeooo:paragraph-rsid="00006513"/>
    </style:style>
    <style:style style:name="P318" style:family="paragraph" style:parent-style-name="Preformatted_20_Start">
      <style:text-properties officeooo:rsid="000411c5" officeooo:paragraph-rsid="000411c5"/>
    </style:style>
    <style:style style:name="P319" style:family="paragraph" style:parent-style-name="Preformatted_20_Start">
      <style:text-properties officeooo:rsid="0006b6de" officeooo:paragraph-rsid="0006b6de"/>
    </style:style>
    <style:style style:name="P320" style:family="paragraph" style:parent-style-name="Preformatted_20_Start">
      <style:text-properties officeooo:paragraph-rsid="0054dab7"/>
    </style:style>
    <style:style style:name="P321" style:family="paragraph" style:parent-style-name="Preformatted_20_Start">
      <style:text-properties officeooo:paragraph-rsid="00565f2e"/>
    </style:style>
    <style:style style:name="P322" style:family="paragraph" style:parent-style-name="Preformatted_20_Start">
      <style:text-properties officeooo:rsid="0056a350" officeooo:paragraph-rsid="0056a350"/>
    </style:style>
    <style:style style:name="P323" style:family="paragraph" style:parent-style-name="Preformatted_20_Start">
      <style:text-properties officeooo:rsid="0056a350" officeooo:paragraph-rsid="005eeba7"/>
    </style:style>
    <style:style style:name="P324" style:family="paragraph" style:parent-style-name="Preformatted_20_Start">
      <style:text-properties officeooo:paragraph-rsid="005849b0"/>
    </style:style>
    <style:style style:name="P325" style:family="paragraph" style:parent-style-name="Preformatted_20_Start">
      <style:text-properties officeooo:paragraph-rsid="005d75ed"/>
    </style:style>
    <style:style style:name="P326" style:family="paragraph" style:parent-style-name="Preformatted_20_Start">
      <style:text-properties officeooo:rsid="005d75ed" officeooo:paragraph-rsid="005d75ed"/>
    </style:style>
    <style:style style:name="P327" style:family="paragraph" style:parent-style-name="Preformatted_20_Start">
      <style:text-properties officeooo:paragraph-rsid="005dc4fd"/>
    </style:style>
    <style:style style:name="P328" style:family="paragraph" style:parent-style-name="Preformatted_20_Start">
      <style:text-properties officeooo:paragraph-rsid="006455eb"/>
    </style:style>
    <style:style style:name="P329" style:family="paragraph" style:parent-style-name="Preformatted_20_Start">
      <style:text-properties officeooo:rsid="006455eb" officeooo:paragraph-rsid="006455eb"/>
    </style:style>
    <style:style style:name="P330" style:family="paragraph" style:parent-style-name="Preformatted_20_Start">
      <style:text-properties officeooo:paragraph-rsid="0080425c"/>
    </style:style>
    <style:style style:name="P331" style:family="paragraph" style:parent-style-name="Preformatted_20_Start">
      <style:text-properties officeooo:paragraph-rsid="0081706c"/>
    </style:style>
    <style:style style:name="P332" style:family="paragraph" style:parent-style-name="Preformatted_20_Start" style:master-page-name="">
      <style:paragraph-properties fo:margin-left="1.427cm" fo:margin-right="0cm" fo:margin-top="0.199cm" fo:margin-bottom="0cm" loext:contextual-spacing="false" fo:text-indent="0cm" style:auto-text-indent="false" style:page-number="auto" fo:background-color="transparent" fo:padding="0.25cm" fo:border="0.06pt solid #000000" style:shadow="none">
        <style:background-image/>
      </style:paragraph-properties>
    </style:style>
    <style:style style:name="P333" style:family="paragraph" style:parent-style-name="FunctionParameters">
      <style:paragraph-properties fo:margin-left="0.933cm" fo:margin-right="0cm" fo:margin-top="0cm" fo:margin-bottom="0cm" loext:contextual-spacing="false" fo:text-indent="0cm" style:auto-text-indent="false"/>
    </style:style>
    <style:style style:name="P334" style:family="paragraph" style:parent-style-name="FunctionParameters">
      <style:paragraph-properties fo:margin-left="1.517cm" fo:margin-right="0cm" fo:margin-top="0cm" fo:margin-bottom="0cm" loext:contextual-spacing="false" fo:text-indent="0cm" style:auto-text-indent="false"/>
    </style:style>
    <style:style style:name="P335" style:family="paragraph" style:parent-style-name="Preformatted_20_Start" style:master-page-name="">
      <style:paragraph-properties fo:margin-top="0.3cm" fo:margin-bottom="0cm" loext:contextual-spacing="false" style:page-number="auto"/>
    </style:style>
    <style:style style:name="P336" style:family="paragraph" style:parent-style-name="FunctionParameters">
      <style:paragraph-properties fo:margin-left="1.184cm" fo:margin-right="-0.018cm" fo:text-indent="0cm" style:auto-text-indent="false"/>
      <style:text-properties style:font-name="Courier 10 Pitch1" fo:font-weight="normal" style:font-name-asian="DejaVu Sans Mono" style:font-size-asian="9pt" style:font-weight-asian="normal" style:font-name-complex="DejaVu Sans Mono" style:font-size-complex="9pt" style:font-weight-complex="normal"/>
    </style:style>
    <style:style style:name="P337" style:family="paragraph" style:parent-style-name="FunctionParameters">
      <style:paragraph-properties fo:margin-left="1.184cm" fo:margin-right="-0.018cm" fo:text-indent="0cm" style:auto-text-indent="false"/>
      <style:text-properties style:font-name="Courier 10 Pitch1" fo:font-weight="normal" officeooo:paragraph-rsid="004db64b" style:font-name-asian="DejaVu Sans Mono" style:font-size-asian="9pt" style:font-weight-asian="normal" style:font-name-complex="DejaVu Sans Mono" style:font-size-complex="9pt" style:font-weight-complex="normal"/>
    </style:style>
    <style:style style:name="P338" style:family="paragraph" style:parent-style-name="FunctionParameters">
      <style:paragraph-properties fo:margin-left="1.184cm" fo:margin-right="-0.018cm" fo:text-indent="0cm" style:auto-text-indent="false"/>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39" style:family="paragraph" style:parent-style-name="FunctionParameters">
      <style:paragraph-properties fo:margin-left="1.109cm" fo:margin-right="0cm" fo:margin-top="0cm" fo:margin-bottom="0cm" loext:contextual-spacing="false" fo:text-indent="0cm" style:auto-text-indent="false"/>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340" style:family="paragraph" style:parent-style-name="FunctionParameters">
      <style:paragraph-properties fo:margin-left="0.3cm" fo:margin-right="0cm" fo:margin-top="0cm" fo:margin-bottom="0cm" loext:contextual-spacing="false" fo:text-align="start" style:justify-single-word="false" fo:text-indent="0cm" style:auto-text-indent="false" style:text-autospace="none"/>
      <style:text-properties fo:font-style="normal" fo:font-weight="normal" officeooo:rsid="002efa5a" officeooo:paragraph-rsid="002efa5a" style:font-style-asian="normal" style:font-weight-asian="normal" style:font-style-complex="normal" style:font-weight-complex="normal"/>
    </style:style>
    <style:style style:name="P341" style:family="paragraph" style:parent-style-name="FunctionParameters">
      <style:paragraph-properties fo:margin-left="1.199cm" fo:margin-right="0.009cm" fo:text-indent="0cm"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342" style:family="paragraph" style:parent-style-name="FunctionParameters">
      <style:paragraph-properties fo:margin-left="1.199cm" fo:margin-right="0.009cm" fo:text-indent="0cm" style:auto-text-indent="false"/>
      <style:text-properties officeooo:paragraph-rsid="0042ffdf"/>
    </style:style>
    <style:style style:name="P343" style:family="paragraph" style:parent-style-name="FunctionParameters">
      <style:paragraph-properties fo:margin-left="1.147cm" fo:margin-right="0.009cm" fo:text-indent="0cm"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344" style:family="paragraph" style:parent-style-name="FunctionParameters">
      <style:paragraph-properties fo:margin-left="1.252cm" fo:margin-right="0.009cm" fo:text-indent="0cm"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345" style:family="paragraph" style:parent-style-name="FunctionParameters">
      <style:paragraph-properties fo:margin-left="1.226cm" fo:margin-right="0.009cm" fo:text-indent="0cm" style:auto-text-indent="false"/>
      <style:text-properties fo:font-style="italic" officeooo:paragraph-rsid="0042ffdf" style:font-style-asian="italic" style:font-style-complex="italic"/>
    </style:style>
    <style:style style:name="P346" style:family="paragraph" style:parent-style-name="FunctionParameters">
      <style:paragraph-properties fo:margin-left="1.226cm" fo:margin-right="0.009cm" fo:text-indent="0cm" style:auto-text-indent="false"/>
      <style:text-properties officeooo:paragraph-rsid="0042ffdf"/>
    </style:style>
    <style:style style:name="P347" style:family="paragraph" style:parent-style-name="FunctionParameters">
      <style:paragraph-properties fo:margin-left="0.009cm" fo:margin-right="0.009cm" fo:text-indent="0cm"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348" style:family="paragraph" style:parent-style-name="FunctionParameters">
      <style:paragraph-properties fo:margin-left="0cm" fo:margin-right="0.009cm" fo:text-indent="0cm" style:auto-text-indent="false"/>
      <style:text-properties fo:font-style="italic" officeooo:paragraph-rsid="0049729b" style:font-style-asian="italic" style:font-style-complex="italic"/>
    </style:style>
    <style:style style:name="P349" style:family="paragraph" style:parent-style-name="FunctionParameters">
      <style:paragraph-properties fo:margin-left="0cm" fo:margin-right="0.009cm" fo:text-indent="0cm" style:auto-text-indent="false"/>
      <style:text-properties fo:font-style="normal" fo:font-weight="normal" officeooo:paragraph-rsid="0049729b" style:font-style-asian="normal" style:font-weight-asian="normal" style:font-style-complex="normal" style:font-weight-complex="normal"/>
    </style:style>
    <style:style style:name="P350" style:family="paragraph" style:parent-style-name="FunctionParameters">
      <style:paragraph-properties fo:margin-left="0.6cm" fo:margin-right="0cm" fo:margin-top="0cm" fo:margin-bottom="0cm" loext:contextual-spacing="false" fo:text-align="start" style:justify-single-word="false" fo:text-indent="0cm"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351" style:family="paragraph" style:parent-style-name="FunctionParameters">
      <style:paragraph-properties fo:margin-left="0.6cm" fo:margin-right="0cm" fo:margin-top="0cm" fo:margin-bottom="0cm" loext:contextual-spacing="false" fo:text-align="start" style:justify-single-word="false" fo:text-indent="0cm" style:auto-text-indent="false" style:text-autospace="none"/>
      <style:text-properties fo:font-style="normal" fo:font-weight="normal" officeooo:rsid="0047e383" officeooo:paragraph-rsid="0047e383" style:font-style-asian="normal" style:font-weight-asian="normal" style:font-style-complex="normal" style:font-weight-complex="normal"/>
    </style:style>
    <style:style style:name="P352" style:family="paragraph" style:parent-style-name="FunctionParameters">
      <style:paragraph-properties fo:margin-left="0cm" fo:margin-right="0cm" fo:margin-top="0cm" fo:margin-bottom="0cm" loext:contextual-spacing="false" fo:text-align="start" style:justify-single-word="false" fo:text-indent="0cm"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353" style:family="paragraph" style:parent-style-name="FunctionParameters">
      <style:paragraph-properties fo:margin-left="0cm" fo:margin-right="0cm" fo:margin-top="0cm" fo:margin-bottom="0cm" loext:contextual-spacing="false" fo:text-align="start" style:justify-single-word="false" fo:text-indent="0cm" style:auto-text-indent="false" style:text-autospace="none"/>
      <style:text-properties style:font-name="Courier 10 Pitch1" fo:font-style="italic" officeooo:paragraph-rsid="0049729b" style:font-name-asian="DejaVu Sans Mono" style:font-size-asian="9pt" style:font-style-asian="italic" style:font-name-complex="DejaVu Sans Mono" style:font-size-complex="9pt" style:font-style-complex="italic"/>
    </style:style>
    <style:style style:name="P354" style:family="paragraph" style:parent-style-name="Text_20_body_20_indent_5f_2">
      <style:paragraph-properties fo:margin-left="0cm" fo:margin-right="0cm" fo:text-align="start" style:justify-single-word="false" fo:text-indent="0cm" style:auto-text-indent="false"/>
      <style:text-properties style:font-name="Century Gothic" fo:font-size="10pt" officeooo:paragraph-rsid="00669f9b"/>
    </style:style>
    <style:style style:name="P355" style:family="paragraph" style:parent-style-name="Text_20_body_20_indent_5f_2">
      <style:paragraph-properties fo:margin-left="0cm" fo:margin-right="0cm" fo:text-align="justify" style:justify-single-word="false" fo:text-indent="0cm" style:auto-text-indent="false"/>
      <style:text-properties style:font-name="Century Gothic" fo:font-size="10pt" officeooo:rsid="00243c5b" officeooo:paragraph-rsid="00669f9b"/>
    </style:style>
    <style:style style:name="P356" style:family="paragraph" style:parent-style-name="Text_20_body_20_indent_5f_2">
      <style:paragraph-properties fo:margin-left="0cm" fo:margin-right="0cm" fo:text-indent="0cm" style:auto-text-indent="false"/>
      <style:text-properties officeooo:paragraph-rsid="00669f9b"/>
    </style:style>
    <style:style style:name="P357" style:family="paragraph" style:parent-style-name="FunctionParameters">
      <style:paragraph-properties fo:margin-left="1.244cm" fo:margin-right="-0.018cm" fo:margin-top="0cm" fo:margin-bottom="0cm" loext:contextual-spacing="false" fo:text-indent="0cm" style:auto-text-indent="false"/>
      <style:text-properties style:font-name="Courier 10 Pitch1" fo:font-style="italic" fo:font-weight="normal" officeooo:paragraph-rsid="004db64b" style:font-name-asian="DejaVu Sans Mono" style:font-size-asian="9pt" style:font-style-asian="italic" style:font-weight-asian="normal" style:font-name-complex="DejaVu Sans Mono" style:font-size-complex="9pt" style:font-style-complex="italic" style:font-weight-complex="normal"/>
    </style:style>
    <style:style style:name="P358" style:family="paragraph" style:parent-style-name="Text_20_body_20_indent_5f_1">
      <style:text-properties officeooo:rsid="00279e6e" officeooo:paragraph-rsid="00279e6e"/>
    </style:style>
    <style:style style:name="P359" style:family="paragraph" style:parent-style-name="Text_20_body_20_indent_5f_1">
      <style:paragraph-properties fo:text-align="justify" style:justify-single-word="false"/>
      <style:text-properties officeooo:paragraph-rsid="002d0589"/>
    </style:style>
    <style:style style:name="P360" style:family="paragraph" style:parent-style-name="FunctionEnd">
      <style:text-properties officeooo:paragraph-rsid="002d0589"/>
    </style:style>
    <style:style style:name="P361" style:family="paragraph" style:parent-style-name="FunctionEnd">
      <style:text-properties officeooo:paragraph-rsid="00336ff3"/>
    </style:style>
    <style:style style:name="P362" style:family="paragraph" style:parent-style-name="FunctionEnd">
      <style:text-properties officeooo:paragraph-rsid="00382505"/>
    </style:style>
    <style:style style:name="P363" style:family="paragraph" style:parent-style-name="FunctionEnd">
      <style:text-properties officeooo:paragraph-rsid="003b3e05"/>
    </style:style>
    <style:style style:name="P364" style:family="paragraph" style:parent-style-name="FunctionEnd">
      <style:text-properties officeooo:paragraph-rsid="0042ffdf"/>
    </style:style>
    <style:style style:name="P365" style:family="paragraph" style:parent-style-name="FunctionEnd">
      <style:text-properties officeooo:paragraph-rsid="00448c33"/>
    </style:style>
    <style:style style:name="P366" style:family="paragraph" style:parent-style-name="FunctionEnd">
      <style:text-properties officeooo:paragraph-rsid="0049c484"/>
    </style:style>
    <style:style style:name="P367" style:family="paragraph" style:parent-style-name="FunctionEnd">
      <style:text-properties officeooo:paragraph-rsid="004db64b"/>
    </style:style>
    <style:style style:name="P368" style:family="paragraph" style:parent-style-name="FunctionEnd">
      <style:text-properties officeooo:paragraph-rsid="004f1c0e"/>
    </style:style>
    <style:style style:name="P369" style:family="paragraph" style:parent-style-name="FunctionEnd">
      <style:text-properties officeooo:paragraph-rsid="00518a6c"/>
    </style:style>
    <style:style style:name="P370" style:family="paragraph" style:parent-style-name="FunctionEnd">
      <style:text-properties officeooo:paragraph-rsid="007b879a"/>
    </style:style>
    <style:style style:name="P371" style:family="paragraph" style:parent-style-name="Table_20_index_20_1">
      <style:paragraph-properties>
        <style:tab-stops>
          <style:tab-stop style:position="16.999cm" style:type="right" style:leader-style="dotted" style:leader-text="."/>
        </style:tab-stops>
      </style:paragraph-properties>
    </style:style>
    <style:style style:name="P372" style:family="paragraph" style:parent-style-name="FunctionParameters">
      <style:paragraph-properties fo:margin-left="0.503cm" fo:margin-right="0.004cm" fo:text-indent="0cm" style:auto-text-indent="false"/>
      <style:text-properties fo:font-style="italic" fo:font-weight="bold" officeooo:paragraph-rsid="007b879a" style:font-style-asian="italic" style:font-weight-asian="bold" style:font-style-complex="italic" style:font-weight-complex="bold"/>
    </style:style>
    <style:style style:name="P373" style:family="paragraph" style:parent-style-name="Contents_20_1">
      <style:paragraph-properties>
        <style:tab-stops>
          <style:tab-stop style:position="17cm" style:type="right" style:leader-style="dotted" style:leader-text="."/>
        </style:tab-stops>
      </style:paragraph-properties>
    </style:style>
    <style:style style:name="P374" style:family="paragraph" style:parent-style-name="Contents_20_2">
      <style:paragraph-properties>
        <style:tab-stops>
          <style:tab-stop style:position="16.701cm" style:type="right" style:leader-style="dotted" style:leader-text="."/>
        </style:tab-stops>
      </style:paragraph-properties>
    </style:style>
    <style:style style:name="P375" style:family="paragraph" style:parent-style-name="Contents_20_4">
      <style:paragraph-properties>
        <style:tab-stops>
          <style:tab-stop style:position="15.503cm" style:type="right" style:leader-style="dotted" style:leader-text="."/>
        </style:tab-stops>
      </style:paragraph-properties>
    </style:style>
    <style:style style:name="P376" style:family="paragraph" style:parent-style-name="Contents_20_3">
      <style:paragraph-properties>
        <style:tab-stops>
          <style:tab-stop style:position="16.203cm" style:type="right" style:leader-style="dotted" style:leader-text="."/>
        </style:tab-stops>
      </style:paragraph-properties>
    </style:style>
    <style:style style:name="P377" style:family="paragraph" style:parent-style-name="Contents_20_5">
      <style:paragraph-properties>
        <style:tab-stops>
          <style:tab-stop style:position="15.004cm" style:type="right" style:leader-style="dotted" style:leader-text="."/>
        </style:tab-stops>
      </style:paragraph-properties>
    </style:style>
    <style:style style:name="P378" style:family="paragraph" style:parent-style-name="Table_20_Contents">
      <style:paragraph-properties fo:text-align="center" style:justify-single-word="false"/>
      <style:text-properties style:font-name="Century Gothic4" fo:font-size="8pt" officeooo:rsid="008d887d" officeooo:paragraph-rsid="008d887d" style:font-size-asian="8pt" style:font-size-complex="8pt"/>
    </style:style>
    <style:style style:name="P379" style:family="paragraph" style:parent-style-name="Table_20_Contents">
      <style:text-properties style:font-name="Century Gothic4" fo:font-size="8pt" officeooo:rsid="008d887d" officeooo:paragraph-rsid="008d887d" style:font-size-asian="8pt" style:font-size-complex="8pt"/>
    </style:style>
    <style:style style:name="P380"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381" style:family="paragraph" style:parent-style-name="Table_20_Contents">
      <style:paragraph-properties fo:text-align="center" style:justify-single-word="false"/>
      <style:text-properties style:font-name="Century Gothic4" fo:font-size="8pt" officeooo:rsid="008fa4dd" officeooo:paragraph-rsid="008fa4dd" style:font-size-asian="8pt" style:font-size-complex="8pt"/>
    </style:style>
    <style:style style:name="P382" style:family="paragraph" style:parent-style-name="Table_20_Contents">
      <style:text-properties style:font-name="Century Gothic4" fo:font-size="8pt" officeooo:rsid="008fa4dd" officeooo:paragraph-rsid="008fa4dd" style:font-size-asian="8pt" style:font-size-complex="8pt"/>
    </style:style>
    <style:style style:name="P383" style:family="paragraph" style:parent-style-name="Heading_20_1" style:master-page-name="Right_20_Page">
      <style:paragraph-properties style:page-number="auto"/>
      <style:text-properties style:font-name="Century Gothic4"/>
    </style:style>
    <style:style style:name="P384" style:family="paragraph" style:parent-style-name="Heading_20_1" style:master-page-name="Right_20_Page">
      <style:paragraph-properties style:page-number="auto" fo:break-before="page"/>
    </style:style>
    <style:style style:name="P385" style:family="paragraph" style:parent-style-name="Heading_20_4">
      <style:text-properties officeooo:rsid="007806c7"/>
    </style:style>
    <style:style style:name="P386" style:family="paragraph" style:parent-style-name="Heading_20_4">
      <style:text-properties fo:font-style="normal" fo:font-weight="bold" style:font-style-asian="normal" style:font-weight-asian="bold" style:font-style-complex="normal" style:font-weight-complex="bold"/>
    </style:style>
    <style:style style:name="P387" style:family="paragraph" style:parent-style-name="Heading_20_4">
      <style:text-properties officeooo:paragraph-rsid="0054dab7"/>
    </style:style>
    <style:style style:name="P388" style:family="paragraph" style:parent-style-name="Heading_20_4">
      <style:text-properties officeooo:paragraph-rsid="00565f2e"/>
    </style:style>
    <style:style style:name="P389" style:family="paragraph" style:parent-style-name="Heading_20_4">
      <style:text-properties officeooo:paragraph-rsid="00336ff3"/>
    </style:style>
    <style:style style:name="P390" style:family="paragraph" style:parent-style-name="Heading_20_4">
      <style:text-properties officeooo:rsid="003a2430" officeooo:paragraph-rsid="003b3e05"/>
    </style:style>
    <style:style style:name="P391" style:family="paragraph" style:parent-style-name="Heading_20_4" style:master-page-name="">
      <style:paragraph-properties style:page-number="auto"/>
      <style:text-properties officeooo:paragraph-rsid="002d0589"/>
    </style:style>
    <style:style style:name="P392" style:family="paragraph" style:parent-style-name="Heading_20_2">
      <style:text-properties style:font-name="Century Gothic4"/>
    </style:style>
    <style:style style:name="P393" style:family="paragraph" style:parent-style-name="Heading_20_2">
      <style:paragraph-properties fo:text-align="justify" style:justify-single-word="false"/>
      <style:text-properties style:font-name="Century Gothic4"/>
    </style:style>
    <style:style style:name="P394" style:family="paragraph" style:parent-style-name="Heading_20_2">
      <style:text-properties officeooo:paragraph-rsid="007b879a"/>
    </style:style>
    <style:style style:name="P395" style:family="paragraph" style:parent-style-name="Heading_20_2">
      <style:paragraph-properties fo:break-before="page"/>
    </style:style>
    <style:style style:name="P396" style:family="paragraph" style:parent-style-name="Heading_20_3">
      <style:text-properties officeooo:paragraph-rsid="00669f9b"/>
    </style:style>
    <style:style style:name="P397" style:family="paragraph" style:parent-style-name="Heading_20_3">
      <style:text-properties officeooo:paragraph-rsid="004f1c0e"/>
    </style:style>
    <style:style style:name="P398" style:family="paragraph" style:parent-style-name="Heading_20_3">
      <style:text-properties officeooo:rsid="00518a6c" officeooo:paragraph-rsid="00518a6c"/>
    </style:style>
    <style:style style:name="P399" style:family="paragraph" style:parent-style-name="Heading_20_3">
      <style:text-properties officeooo:paragraph-rsid="00448c33"/>
    </style:style>
    <style:style style:name="P400" style:family="paragraph" style:parent-style-name="Heading_20_3">
      <style:text-properties officeooo:paragraph-rsid="0049c484"/>
    </style:style>
    <style:style style:name="P401" style:family="paragraph" style:parent-style-name="Heading_20_3">
      <style:text-properties officeooo:paragraph-rsid="007b879a"/>
    </style:style>
    <style:style style:name="P402" style:family="paragraph" style:parent-style-name="Text_20_body_20_indent_5f_2" style:list-style-name="L4">
      <style:text-properties officeooo:paragraph-rsid="00669f9b"/>
    </style:style>
    <style:style style:name="P403" style:family="paragraph" style:parent-style-name="Text_20_body_20_indent_5f_2" style:list-style-name="L4">
      <style:text-properties officeooo:rsid="00164744" officeooo:paragraph-rsid="00669f9b"/>
    </style:style>
    <style:style style:name="P404" style:family="paragraph" style:parent-style-name="Text_20_body_20_indent_5f_2" style:list-style-name="L5">
      <style:text-properties officeooo:rsid="001c9121" officeooo:paragraph-rsid="00669f9b"/>
    </style:style>
    <style:style style:name="P405" style:family="paragraph" style:parent-style-name="Text_20_body_20_indent_5f_2" style:list-style-name="L6"/>
    <style:style style:name="P406" style:family="paragraph" style:parent-style-name="Text_20_body_20_indent_5f_2" style:list-style-name="L7"/>
    <style:style style:name="P407" style:family="paragraph" style:parent-style-name="Text_20_body_20_indent_5f_2" style:list-style-name="L8"/>
    <style:style style:name="P408" style:family="paragraph" style:parent-style-name="Text_20_body_20_indent_5f_2" style:list-style-name="L10"/>
    <style:style style:name="P409" style:family="paragraph" style:parent-style-name="Preformatted_20_Start">
      <style:text-properties officeooo:rsid="0080425c" officeooo:paragraph-rsid="0080425c"/>
    </style:style>
    <style:style style:name="P410" style:family="paragraph" style:parent-style-name="Text_20_body_20_indent_5f_1" style:list-style-name="L1"/>
    <style:style style:name="P411" style:family="paragraph" style:parent-style-name="Text_20_body_20_indent_5f_1" style:list-style-name="L2"/>
    <style:style style:name="P412" style:family="paragraph" style:parent-style-name="Text_20_body_20_indent_5f_1" style:list-style-name="L3"/>
    <style:style style:name="P413" style:family="paragraph" style:parent-style-name="Text_20_body_20_indent_5f_1" style:list-style-name="L9"/>
    <style:style style:name="T1" style:family="text">
      <style:text-properties fo:font-size="8pt" style:font-size-asian="8pt" style:font-size-complex="8pt"/>
    </style:style>
    <style:style style:name="T2" style:family="text">
      <style:text-properties fo:color="#ff950e"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officeooo:rsid="00209831" style:font-size-asian="9pt" style:font-size-complex="9pt"/>
    </style:style>
    <style:style style:name="T5" style:family="text">
      <style:text-properties fo:font-size="9pt" officeooo:rsid="0021bcaa" style:font-size-asian="9pt" style:font-size-complex="9pt"/>
    </style:style>
    <style:style style:name="T6" style:family="text">
      <style:text-properties fo:font-size="9pt" officeooo:rsid="0025fd4e" style:font-size-asian="9pt" style:font-size-complex="9pt"/>
    </style:style>
    <style:style style:name="T7" style:family="text">
      <style:text-properties fo:font-size="9pt" officeooo:rsid="000fedd5" style:font-size-asian="9pt" style:font-size-complex="9pt"/>
    </style:style>
    <style:style style:name="T8" style:family="text">
      <style:text-properties fo:font-size="9pt" officeooo:rsid="004f1c0e"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officeooo:rsid="0049729b" style:font-size-asian="9pt" style:font-weight-asian="bold" style:font-size-complex="9pt" style:font-weight-complex="bold"/>
    </style:style>
    <style:style style:name="T11" style:family="text">
      <style:text-properties fo:font-size="9pt" fo:font-style="italic" style:font-size-asian="9pt" style:font-style-asian="italic" style:font-size-complex="9pt" style:font-style-complex="italic"/>
    </style:style>
    <style:style style:name="T12" style:family="text">
      <style:text-properties fo:font-size="9pt" fo:font-style="italic" fo:font-weight="bold"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021bcaa" style:font-size-asian="9pt" style:font-style-asian="italic" style:font-weight-asian="bold" style:font-size-complex="9pt" style:font-style-complex="italic" style:font-weight-complex="bold"/>
    </style:style>
    <style:style style:name="T14" style:family="text">
      <style:text-properties fo:font-size="9pt" fo:font-style="italic" fo:font-weight="bold" officeooo:rsid="0025fd4e" style:font-size-asian="9pt" style:font-style-asian="italic" style:font-weight-asian="bold" style:font-size-complex="9pt" style:font-style-complex="italic" style:font-weight-complex="bold"/>
    </style:style>
    <style:style style:name="T15" style:family="text">
      <style:text-properties fo:font-size="9pt" fo:font-style="italic" fo:font-weight="bold" officeooo:rsid="004f1c0e" style:font-size-asian="9pt" style:font-style-asian="italic" style:font-weight-asian="bold" style:font-size-complex="9pt" style:font-style-complex="italic" style:font-weight-complex="bold"/>
    </style:style>
    <style:style style:name="T16" style:family="text">
      <style:text-properties fo:font-size="9pt" fo:font-style="italic" fo:font-weight="normal" style:font-style-asian="italic" style:font-weight-asian="normal" style:font-style-complex="italic" style:font-weight-complex="normal"/>
    </style:style>
    <style:style style:name="T17" style:family="text">
      <style:text-properties fo:font-size="9pt" fo:font-style="normal" fo:font-weight="normal" style:font-size-asian="9pt" style:font-style-asian="normal" style:font-weight-asian="normal" style:font-size-complex="9pt" style:font-style-complex="normal" style:font-weight-complex="normal"/>
    </style:style>
    <style:style style:name="T18" style:family="text">
      <style:text-properties fo:font-size="9pt" fo:font-style="normal" fo:font-weight="normal" officeooo:rsid="004f1c0e" style:font-size-asian="9pt" style:font-style-asian="normal" style:font-weight-asian="normal" style:font-size-complex="9pt" style:font-style-complex="normal" style:font-weight-complex="normal"/>
    </style:style>
    <style:style style:name="T19" style:family="text">
      <style:text-properties fo:font-size="9pt" fo:font-style="normal" fo:font-weight="normal" style:font-style-asian="normal" style:font-weight-asian="normal" style:font-style-complex="normal" style:font-weight-complex="normal"/>
    </style:style>
    <style:style style:name="T20" style:family="text">
      <style:text-properties fo:color="#29166f"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2c0362"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bf8b0" style:font-style-asian="normal" style:font-weight-asian="normal" style:font-style-complex="normal" style:font-weight-complex="normal"/>
    </style:style>
    <style:style style:name="T25" style:family="text">
      <style:text-properties fo:font-style="normal" fo:font-weight="normal" officeooo:rsid="00043fcb" style:font-style-asian="normal" style:font-weight-asian="normal" style:font-style-complex="normal" style:font-weight-complex="normal"/>
    </style:style>
    <style:style style:name="T26" style:family="text">
      <style:text-properties fo:font-style="normal" fo:font-weight="normal" officeooo:rsid="000bbf87" style:font-style-asian="normal" style:font-weight-asian="normal" style:font-style-complex="normal" style:font-weight-complex="normal"/>
    </style:style>
    <style:style style:name="T27" style:family="text">
      <style:text-properties fo:font-style="normal" fo:font-weight="normal" officeooo:rsid="000d8f01" style:font-style-asian="normal" style:font-weight-asian="normal" style:font-style-complex="normal" style:font-weight-complex="normal"/>
    </style:style>
    <style:style style:name="T28" style:family="text">
      <style:text-properties fo:font-style="normal" fo:font-weight="normal" officeooo:rsid="000f298d" style:font-style-asian="normal" style:font-weight-asian="normal" style:font-style-complex="normal" style:font-weight-complex="normal"/>
    </style:style>
    <style:style style:name="T29" style:family="text">
      <style:text-properties fo:font-style="normal" fo:font-weight="normal" officeooo:rsid="002c0362" style:font-style-asian="normal" style:font-weight-asian="normal" style:font-style-complex="normal" style:font-weight-complex="normal"/>
    </style:style>
    <style:style style:name="T30" style:family="text">
      <style:text-properties fo:font-style="normal" fo:font-weight="normal" officeooo:rsid="00382505" style:font-style-asian="normal" style:font-weight-asian="normal" style:font-style-complex="normal" style:font-weight-complex="normal"/>
    </style:style>
    <style:style style:name="T31" style:family="text">
      <style:text-properties fo:font-style="normal" fo:font-weight="normal" officeooo:rsid="003ca158" style:font-style-asian="normal" style:font-weight-asian="normal" style:font-style-complex="normal" style:font-weight-complex="normal"/>
    </style:style>
    <style:style style:name="T32" style:family="text">
      <style:text-properties fo:font-style="normal" fo:font-weight="normal" officeooo:rsid="003dcb6b" style:font-style-asian="normal" style:font-weight-asian="normal" style:font-style-complex="normal" style:font-weight-complex="normal"/>
    </style:style>
    <style:style style:name="T33" style:family="text">
      <style:text-properties fo:font-style="normal" fo:font-weight="normal" officeooo:rsid="004f1c0e"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0411c5" style:font-style-asian="italic" style:font-weight-asian="bold" style:font-style-complex="italic" style:font-weight-complex="bold"/>
    </style:style>
    <style:style style:name="T37" style:family="text">
      <style:text-properties fo:font-style="italic" fo:font-weight="bold" officeooo:rsid="00043fcb" style:font-style-asian="italic" style:font-weight-asian="bold" style:font-style-complex="italic" style:font-weight-complex="bold"/>
    </style:style>
    <style:style style:name="T38" style:family="text">
      <style:text-properties fo:font-style="italic" fo:font-weight="bold" officeooo:rsid="000f298d" style:font-style-asian="italic" style:font-weight-asian="bold" style:font-style-complex="italic" style:font-weight-complex="bold"/>
    </style:style>
    <style:style style:name="T39" style:family="text">
      <style:text-properties fo:font-style="italic" fo:font-weight="bold" officeooo:rsid="002efa5a" style:font-style-asian="italic" style:font-weight-asian="bold" style:font-style-complex="italic" style:font-weight-complex="bold"/>
    </style:style>
    <style:style style:name="T40" style:family="text">
      <style:text-properties fo:font-style="italic" fo:font-weight="bold" officeooo:rsid="00382505" style:font-style-asian="italic" style:font-weight-asian="bold" style:font-style-complex="italic" style:font-weight-complex="bold"/>
    </style:style>
    <style:style style:name="T41" style:family="text">
      <style:text-properties fo:font-style="italic" fo:font-weight="bold" officeooo:rsid="003b3e05" style:font-style-asian="italic" style:font-weight-asian="bold" style:font-style-complex="italic" style:font-weight-complex="bold"/>
    </style:style>
    <style:style style:name="T42" style:family="text">
      <style:text-properties fo:font-style="italic" fo:font-weight="bold" officeooo:rsid="004f1c0e" style:font-style-asian="italic" style:font-weight-asian="bold" style:font-style-complex="italic" style:font-weight-complex="bold"/>
    </style:style>
    <style:style style:name="T43" style:family="text">
      <style:text-properties fo:font-style="italic" fo:font-weight="bold" officeooo:rsid="0054dab7" style:font-style-asian="italic" style:font-weight-asian="bold" style:font-style-complex="italic" style:font-weight-complex="bold"/>
    </style:style>
    <style:style style:name="T44" style:family="text">
      <style:text-properties fo:font-style="italic" fo:font-weight="bold" officeooo:rsid="00565f2e" style:font-style-asian="italic" style:font-weight-asian="bold" style:font-style-complex="italic" style:font-weight-complex="bold"/>
    </style:style>
    <style:style style:name="T45" style:family="text">
      <style:text-properties fo:font-style="italic" fo:font-weight="bold" officeooo:rsid="00583954" style:font-style-asian="italic" style:font-weight-asian="bold" style:font-style-complex="italic" style:font-weight-complex="bold"/>
    </style:style>
    <style:style style:name="T46" style:family="text">
      <style:text-properties fo:font-style="italic" fo:font-weight="bold" officeooo:rsid="005849b0" style:font-style-asian="italic" style:font-weight-asian="bold" style:font-style-complex="italic" style:font-weight-complex="bold"/>
    </style:style>
    <style:style style:name="T47" style:family="text">
      <style:text-properties fo:font-style="italic" fo:font-weight="bold" officeooo:rsid="005bd01a" style:font-style-asian="italic" style:font-weight-asian="bold" style:font-style-complex="italic" style:font-weight-complex="bold"/>
    </style:style>
    <style:style style:name="T48" style:family="text">
      <style:text-properties fo:font-style="italic" fo:font-weight="bold" officeooo:rsid="005c7b79" style:font-style-asian="italic" style:font-weight-asian="bold" style:font-style-complex="italic" style:font-weight-complex="bold"/>
    </style:style>
    <style:style style:name="T49" style:family="text">
      <style:text-properties fo:font-style="italic" fo:font-weight="bold" officeooo:rsid="005dc4fd" style:font-style-asian="italic" style:font-weight-asian="bold" style:font-style-complex="italic" style:font-weight-complex="bold"/>
    </style:style>
    <style:style style:name="T50" style:family="text">
      <style:text-properties fo:font-style="italic" fo:font-weight="bold" officeooo:rsid="0080425c" style:font-style-asian="italic" style:font-weight-asian="bold" style:font-style-complex="italic" style:font-weight-complex="bold"/>
    </style:style>
    <style:style style:name="T51" style:family="text">
      <style:text-properties fo:font-style="italic" fo:font-weight="bold" officeooo:rsid="0081706c" style:font-style-asian="italic" style:font-weight-asian="bold" style:font-style-complex="italic" style:font-weight-complex="bold"/>
    </style:style>
    <style:style style:name="T52" style:family="text">
      <style:text-properties fo:font-style="italic" fo:font-weight="bold" officeooo:rsid="0083277d" style:font-style-asian="italic" style:font-weight-asian="bold" style:font-style-complex="italic" style:font-weight-complex="bold"/>
    </style:style>
    <style:style style:name="T53" style:family="text">
      <style:text-properties fo:font-style="italic" fo:font-weight="bold" officeooo:rsid="00834afc" style:font-style-asian="italic" style:font-weight-asian="bold" style:font-style-complex="italic" style:font-weight-complex="bold"/>
    </style:style>
    <style:style style:name="T54" style:family="text">
      <style:text-properties fo:font-style="italic" fo:font-weight="bold" officeooo:rsid="008484a2"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fo:font-style="italic" officeooo:rsid="001cb853" style:font-style-asian="italic" style:font-style-complex="italic"/>
    </style:style>
    <style:style style:name="T57" style:family="text">
      <style:text-properties fo:font-style="italic" officeooo:rsid="002c0362" style:font-style-asian="italic" style:font-style-complex="italic"/>
    </style:style>
    <style:style style:name="T58" style:family="text">
      <style:text-properties fo:font-style="italic" officeooo:rsid="00291a02"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225475" style:font-style-asian="italic" style:font-weight-asian="normal" style:font-style-complex="italic" style:font-weight-complex="normal"/>
    </style:style>
    <style:style style:name="T61" style:family="text">
      <style:text-properties fo:font-style="italic" fo:font-weight="normal" officeooo:rsid="0014cae7" style:font-style-asian="italic" style:font-weight-asian="normal" style:font-style-complex="italic" style:font-weight-complex="normal"/>
    </style:style>
    <style:style style:name="T62" style:family="text">
      <style:text-properties fo:font-style="italic" fo:font-weight="normal" officeooo:rsid="00291a02" style:font-style-asian="italic" style:font-weight-asian="normal" style:font-style-complex="italic" style:font-weight-complex="normal"/>
    </style:style>
    <style:style style:name="T63" style:family="text">
      <style:text-properties fo:font-weight="bold" style:font-weight-asian="bold" style:font-weight-complex="bold"/>
    </style:style>
    <style:style style:name="T64" style:family="text">
      <style:text-properties fo:font-weight="bold" officeooo:rsid="001ebb78" style:font-weight-asian="bold" style:font-weight-complex="bold"/>
    </style:style>
    <style:style style:name="T65" style:family="text">
      <style:text-properties fo:font-weight="bold" officeooo:rsid="001c9121" style:font-weight-asian="bold" style:font-weight-complex="bold"/>
    </style:style>
    <style:style style:name="T66" style:family="text">
      <style:text-properties fo:font-weight="bold" officeooo:rsid="003b5519" style:font-weight-asian="bold" style:font-weight-complex="bold"/>
    </style:style>
    <style:style style:name="T67" style:family="text">
      <style:text-properties fo:font-weight="normal" style:font-weight-asian="normal" style:font-weight-complex="normal"/>
    </style:style>
    <style:style style:name="T68" style:family="text">
      <style:text-properties style:font-name="Century Gothic6" style:font-name-asian="Times New Roman" style:font-name-complex="Times New Roman"/>
    </style:style>
    <style:style style:name="T69" style:family="text">
      <style:text-properties officeooo:rsid="000379ad"/>
    </style:style>
    <style:style style:name="T70" style:family="text">
      <style:text-properties officeooo:rsid="00037fa2"/>
    </style:style>
    <style:style style:name="T71" style:family="text">
      <style:text-properties officeooo:rsid="000411c5"/>
    </style:style>
    <style:style style:name="T72" style:family="text">
      <style:text-properties officeooo:rsid="0009a38b"/>
    </style:style>
    <style:style style:name="T73" style:family="text">
      <style:text-properties officeooo:rsid="000bbf87"/>
    </style:style>
    <style:style style:name="T74" style:family="text">
      <style:text-properties officeooo:rsid="001077d2"/>
    </style:style>
    <style:style style:name="T75" style:family="text">
      <style:text-properties officeooo:rsid="0015a0b1"/>
    </style:style>
    <style:style style:name="T76" style:family="text">
      <style:text-properties officeooo:rsid="001626ef"/>
    </style:style>
    <style:style style:name="T77" style:family="text">
      <style:text-properties officeooo:rsid="0019002c"/>
    </style:style>
    <style:style style:name="T78" style:family="text">
      <style:text-properties officeooo:rsid="00190888"/>
    </style:style>
    <style:style style:name="T79" style:family="text">
      <style:text-properties officeooo:rsid="00191034"/>
    </style:style>
    <style:style style:name="T80" style:family="text">
      <style:text-properties officeooo:rsid="001a058f"/>
    </style:style>
    <style:style style:name="T81" style:family="text">
      <style:text-properties officeooo:rsid="001b5542"/>
    </style:style>
    <style:style style:name="T82" style:family="text">
      <style:text-properties officeooo:rsid="001cf58b"/>
    </style:style>
    <style:style style:name="T83" style:family="text">
      <style:text-properties officeooo:rsid="001e82e7"/>
    </style:style>
    <style:style style:name="T84" style:family="text">
      <style:text-properties officeooo:rsid="001f7b4e"/>
    </style:style>
    <style:style style:name="T85" style:family="text">
      <style:text-properties officeooo:rsid="00209831"/>
    </style:style>
    <style:style style:name="T86" style:family="text">
      <style:text-properties officeooo:rsid="00225475"/>
    </style:style>
    <style:style style:name="T87" style:family="text">
      <style:text-properties officeooo:rsid="0025fd4e"/>
    </style:style>
    <style:style style:name="T88" style:family="text">
      <style:text-properties officeooo:rsid="00261ac4"/>
    </style:style>
    <style:style style:name="T89" style:family="text">
      <style:text-properties officeooo:rsid="00279e6e"/>
    </style:style>
    <style:style style:name="T90" style:family="text">
      <style:text-properties officeooo:rsid="0028c9d6"/>
    </style:style>
    <style:style style:name="T91" style:family="text">
      <style:text-properties officeooo:rsid="002a6fb4"/>
    </style:style>
    <style:style style:name="T92" style:family="text">
      <style:text-properties officeooo:rsid="002bf978"/>
    </style:style>
    <style:style style:name="T93" style:family="text">
      <style:text-properties officeooo:rsid="002c0362"/>
    </style:style>
    <style:style style:name="T94" style:family="text">
      <style:text-properties officeooo:rsid="002d0589"/>
    </style:style>
    <style:style style:name="T95" style:family="text">
      <style:text-properties officeooo:rsid="002efa5a"/>
    </style:style>
    <style:style style:name="T96" style:family="text">
      <style:text-properties officeooo:rsid="00378ef9"/>
    </style:style>
    <style:style style:name="T97" style:family="text">
      <style:text-properties officeooo:rsid="00382505"/>
    </style:style>
    <style:style style:name="T98" style:family="text">
      <style:text-properties officeooo:rsid="003a2430"/>
    </style:style>
    <style:style style:name="T99" style:family="text">
      <style:text-properties officeooo:rsid="003b3e05"/>
    </style:style>
    <style:style style:name="T100" style:family="text">
      <style:text-properties officeooo:rsid="003dcb6b"/>
    </style:style>
    <style:style style:name="T101" style:family="text">
      <style:text-properties officeooo:rsid="003f5e63"/>
    </style:style>
    <style:style style:name="T102" style:family="text">
      <style:text-properties officeooo:rsid="00412301"/>
    </style:style>
    <style:style style:name="T103" style:family="text">
      <style:text-properties officeooo:rsid="00418b0a"/>
    </style:style>
    <style:style style:name="T104" style:family="text">
      <style:text-properties officeooo:rsid="0042ffdf"/>
    </style:style>
    <style:style style:name="T105" style:family="text">
      <style:text-properties officeooo:rsid="0043052c"/>
    </style:style>
    <style:style style:name="T106" style:family="text">
      <style:text-properties officeooo:rsid="0043ce7a"/>
    </style:style>
    <style:style style:name="T107" style:family="text">
      <style:text-properties officeooo:rsid="00448c33"/>
    </style:style>
    <style:style style:name="T108" style:family="text">
      <style:text-properties officeooo:rsid="00461767"/>
    </style:style>
    <style:style style:name="T109" style:family="text">
      <style:text-properties officeooo:rsid="0049729b"/>
    </style:style>
    <style:style style:name="T110" style:family="text">
      <style:text-properties officeooo:rsid="0049c484"/>
    </style:style>
    <style:style style:name="T111" style:family="text">
      <style:text-properties officeooo:rsid="004afb0b"/>
    </style:style>
    <style:style style:name="T112" style:family="text">
      <style:text-properties officeooo:rsid="004c291a"/>
    </style:style>
    <style:style style:name="T113" style:family="text">
      <style:text-properties officeooo:rsid="004f1c0e"/>
    </style:style>
    <style:style style:name="T114" style:family="text">
      <style:text-properties officeooo:rsid="004f5558"/>
    </style:style>
    <style:style style:name="T115" style:family="text">
      <style:text-properties officeooo:rsid="0050831d"/>
    </style:style>
    <style:style style:name="T116" style:family="text">
      <style:text-properties officeooo:rsid="00518a6c"/>
    </style:style>
    <style:style style:name="T117" style:family="text">
      <style:text-properties officeooo:rsid="0053899c"/>
    </style:style>
    <style:style style:name="T118" style:family="text">
      <style:text-properties officeooo:rsid="0054dab7"/>
    </style:style>
    <style:style style:name="T119" style:family="text">
      <style:text-properties officeooo:rsid="00565f2e"/>
    </style:style>
    <style:style style:name="T120" style:family="text">
      <style:text-properties officeooo:rsid="00583954"/>
    </style:style>
    <style:style style:name="T121" style:family="text">
      <style:text-properties officeooo:rsid="005849b0"/>
    </style:style>
    <style:style style:name="T122" style:family="text">
      <style:text-properties officeooo:rsid="005a39df"/>
    </style:style>
    <style:style style:name="T123" style:family="text">
      <style:text-properties officeooo:rsid="005bd01a"/>
    </style:style>
    <style:style style:name="T124" style:family="text">
      <style:text-properties officeooo:rsid="005c7b79"/>
    </style:style>
    <style:style style:name="T125" style:family="text">
      <style:text-properties officeooo:rsid="005cc811"/>
    </style:style>
    <style:style style:name="T126" style:family="text">
      <style:text-properties officeooo:rsid="005d75ed"/>
    </style:style>
    <style:style style:name="T127" style:family="text">
      <style:text-properties officeooo:rsid="005dc4fd"/>
    </style:style>
    <style:style style:name="T128" style:family="text">
      <style:text-properties officeooo:rsid="005eeba7"/>
    </style:style>
    <style:style style:name="T129" style:family="text">
      <style:text-properties officeooo:rsid="0060ab1b"/>
    </style:style>
    <style:style style:name="T130" style:family="text">
      <style:text-properties officeooo:rsid="00620116"/>
    </style:style>
    <style:style style:name="T131" style:family="text">
      <style:text-properties officeooo:rsid="0063166e"/>
    </style:style>
    <style:style style:name="T132" style:family="text">
      <style:text-properties officeooo:rsid="006577fb"/>
    </style:style>
    <style:style style:name="T133" style:family="text">
      <style:text-properties officeooo:rsid="003b5519"/>
    </style:style>
    <style:style style:name="T134" style:family="text">
      <style:text-properties officeooo:rsid="0013b086"/>
    </style:style>
    <style:style style:name="T135" style:family="text">
      <style:text-properties officeooo:rsid="0014cae7"/>
    </style:style>
    <style:style style:name="T136" style:family="text">
      <style:text-properties officeooo:rsid="00291a02"/>
    </style:style>
    <style:style style:name="T137" style:family="text">
      <style:text-properties officeooo:rsid="0025687c"/>
    </style:style>
    <style:style style:name="T138" style:family="text">
      <style:text-properties officeooo:rsid="002ea3f4"/>
    </style:style>
    <style:style style:name="T139" style:family="text">
      <style:text-properties officeooo:rsid="00164744"/>
    </style:style>
    <style:style style:name="T140" style:family="text">
      <style:text-properties officeooo:rsid="001ebb78"/>
    </style:style>
    <style:style style:name="T141" style:family="text">
      <style:text-properties officeooo:rsid="00243c5b"/>
    </style:style>
    <style:style style:name="T142" style:family="text">
      <style:text-properties style:font-name="Century Gothic5" fo:font-size="10pt" officeooo:rsid="00243c5b"/>
    </style:style>
    <style:style style:name="T143" style:family="text">
      <style:text-properties style:font-name="Century Gothic5" fo:font-size="10pt" officeooo:rsid="00269322"/>
    </style:style>
    <style:style style:name="T144" style:family="text">
      <style:text-properties style:font-name="Century Gothic5" fo:font-size="10pt" officeooo:rsid="00257202"/>
    </style:style>
    <style:style style:name="T145" style:family="text">
      <style:text-properties style:font-name="Century Gothic5" fo:font-size="10pt" fo:font-weight="normal" officeooo:rsid="001ebb78" style:font-weight-asian="normal" style:font-weight-complex="normal"/>
    </style:style>
    <style:style style:name="T146" style:family="text">
      <style:text-properties style:font-name="Century Gothic5" fo:font-size="10pt" fo:font-weight="normal" officeooo:rsid="00243c5b" style:font-weight-asian="normal" style:font-weight-complex="normal"/>
    </style:style>
    <style:style style:name="T147" style:family="text">
      <style:text-properties style:font-name="Century Gothic5" fo:font-size="10pt" officeooo:rsid="002bf783"/>
    </style:style>
    <style:style style:name="T148" style:family="text">
      <style:text-properties officeooo:rsid="001c9121"/>
    </style:style>
    <style:style style:name="T149" style:family="text">
      <style:text-properties officeooo:rsid="007b879a"/>
    </style:style>
    <style:style style:name="T150" style:family="text">
      <style:text-properties officeooo:rsid="007cb464"/>
    </style:style>
    <style:style style:name="T151" style:family="text">
      <style:text-properties officeooo:rsid="0080425c"/>
    </style:style>
    <style:style style:name="T152" style:family="text">
      <style:text-properties officeooo:rsid="0081706c"/>
    </style:style>
    <style:style style:name="T153" style:family="text">
      <style:text-properties officeooo:rsid="00834afc"/>
    </style:style>
    <style:style style:name="T154" style:family="text">
      <style:text-properties officeooo:rsid="0087ecd5"/>
    </style:style>
    <style:style style:name="T155" style:family="text">
      <style:text-properties officeooo:rsid="008891da"/>
    </style:style>
    <style:style style:name="T156" style:family="text">
      <style:text-properties officeooo:rsid="008a7c86"/>
    </style:style>
    <style:style style:name="T157" style:family="text">
      <style:text-properties officeooo:rsid="008fa4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9cm" fo:text-indent="-0.635cm" fo:margin-left="8.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4cm" fo:text-indent="-0.635cm" fo:margin-left="9.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8"/>
            <text:p text:style-name="P42">ALTHEA 7910</text:p>
            <text:p text:style-name="P42">Application Programming Interface</text:p>
            <text:p text:style-name="P42"/>
          </table:table-cell>
          <table:covered-table-cell/>
          <table:covered-table-cell/>
        </table:table-row>
        <table:table-row table:style-name="Table1.2">
          <table:table-cell table:style-name="Table1.A7" table:number-columns-spanned="3" office:value-type="string">
            <text:p text:style-name="P38"/>
          </table:table-cell>
          <table:covered-table-cell/>
          <table:covered-table-cell/>
        </table:table-row>
        <table:table-row table:style-name="Table1.3">
          <table:table-cell table:style-name="Table1.A3" office:value-type="string">
            <text:p text:style-name="P38"/>
          </table:table-cell>
          <table:table-cell table:style-name="Table1.B3" office:value-type="string">
            <text:p text:style-name="P38"/>
          </table:table-cell>
          <table:table-cell table:style-name="Table1.C3" office:value-type="string">
            <text:p text:style-name="P38"/>
          </table:table-cell>
        </table:table-row>
        <table:table-row table:style-name="Table1.2">
          <table:table-cell table:style-name="Table1.A7" table:number-columns-spanned="3" office:value-type="string">
            <text:p text:style-name="P43"/>
          </table:table-cell>
          <table:covered-table-cell/>
          <table:covered-table-cell/>
        </table:table-row>
        <table:table-row table:style-name="Table1.5">
          <table:table-cell table:style-name="Table1.A7" table:number-columns-spanned="3" office:value-type="string">
            <text:p text:style-name="P43">Software API for PCI Express to VME interface</text:p>
          </table:table-cell>
          <table:covered-table-cell/>
          <table:covered-table-cell/>
        </table:table-row>
        <table:table-row table:style-name="Table1.6">
          <table:table-cell table:style-name="Table1.A7" table:number-columns-spanned="3" office:value-type="string">
            <text:p text:style-name="P22"/>
            <text:p text:style-name="P22"/>
            <text:p text:style-name="P23"/>
            <text:p text:style-name="P23"/>
          </table:table-cell>
          <table:covered-table-cell/>
          <table:covered-table-cell/>
        </table:table-row>
        <table:table-row table:style-name="Table1.7">
          <table:table-cell table:style-name="Table1.A7" table:number-columns-spanned="3" office:value-type="string">
            <text:p text:style-name="P25">IOxOS Technologies SA </text:p>
            <text:p text:style-name="P24">4, Chemin des Fontenailles</text:p>
            <text:p text:style-name="P24">CH-1196 Gland</text:p>
            <text:p text:style-name="P24">SWITZERLAND</text:p>
          </table:table-cell>
          <table:covered-table-cell/>
          <table:covered-table-cell/>
        </table:table-row>
      </table:table>
      <text:p text:style-name="Standard"/>
      <text:p text:style-name="P67"/>
      <table:table table:name="Tableau31" table:style-name="Tableau31">
        <table:table-column table:style-name="Tableau31.A"/>
        <table:table-row table:style-name="Tableau31.1">
          <table:table-cell table:style-name="Tableau31.A1" office:value-type="string">
            <text:p text:style-name="P39"><text:span text:style-name="T20">IO</text:span><text:span text:style-name="T2">x</text:span><text:span text:style-name="T20">OS Technologies SA universal property</text:span></text:p>
            <text:p text:style-name="P16"/>
            <text:p text:style-name="P15">The content of this document is the property of <text:user-field-get text:name="Company">IOxOS Technologies SA</text:user-field-get>. <text:span text:style-name="T21">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21"><text:user-field-get text:name="Company">IOxOS Technologies SA</text:user-field-get></text:span><text:span text:style-name="T21">.</text:span></text:p>
          </table:table-cell>
        </table:table-row>
      </table:table>
      <text:p text:style-name="P14"><text:soft-page-break/></text:p>
      <text:p text:style-name="P13">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6">Version</text:p>
            </table:table-cell>
            <table:table-cell table:style-name="Tableau30.B1" office:value-type="string">
              <text:p text:style-name="P7">Date</text:p>
            </table:table-cell>
            <table:table-cell table:style-name="Tableau30.C1" office:value-type="string">
              <text:p text:style-name="P6">Chapter and section modifications</text:p>
            </table:table-cell>
            <table:table-cell table:style-name="Tableau30.D1" office:value-type="string">
              <text:p text:style-name="P6">Author</text:p>
            </table:table-cell>
            <table:table-cell table:style-name="Tableau30.E1" office:value-type="string">
              <text:p text:style-name="P6">Checked</text:p>
            </table:table-cell>
            <table:table-cell table:style-name="Tableau30.F1" office:value-type="string">
              <text:p text:style-name="P6">Approved</text:p>
            </table:table-cell>
          </table:table-row>
        </table:table-header-rows>
        <table:table-row>
          <table:table-cell table:style-name="Tableau30.A2" office:value-type="float" office:value="0">
            <text:p text:style-name="P27">0.0.1</text:p>
          </table:table-cell>
          <table:table-cell table:style-name="Tableau30.B2" office:value-type="float" office:value="42109">
            <text:p text:style-name="P27">29 Oct 2015</text:p>
          </table:table-cell>
          <table:table-cell table:style-name="Tableau30.C2" office:value-type="string">
            <text:p text:style-name="P26">Initial version (preliminary)</text:p>
          </table:table-cell>
          <table:table-cell table:style-name="Tableau30.D2" office:value-type="string">
            <text:p text:style-name="P27">JFG</text:p>
          </table:table-cell>
          <table:table-cell table:style-name="Tableau30.E2" office:value-type="string">
            <text:p text:style-name="P27">IGA</text:p>
          </table:table-cell>
          <table:table-cell table:style-name="Tableau30.F2" office:value-type="string">
            <text:p text:style-name="P27">JBO</text:p>
          </table:table-cell>
        </table:table-row>
        <table:table-row table:style-name="Tableau30.3">
          <table:table-cell table:style-name="Tableau30.A3" office:value-type="float" office:value="0">
            <text:p text:style-name="P27">0.0.2</text:p>
          </table:table-cell>
          <table:table-cell table:style-name="Tableau30.B3" office:value-type="string">
            <text:p text:style-name="P27">02 Nov 2015</text:p>
          </table:table-cell>
          <table:table-cell table:style-name="Tableau30.C3" office:value-type="string">
            <text:p text:style-name="P26">Add vme conf + vme igen API</text:p>
          </table:table-cell>
          <table:table-cell table:style-name="Tableau30.D3" office:value-type="string">
            <text:p text:style-name="P27">JFG</text:p>
          </table:table-cell>
          <table:table-cell table:style-name="Tableau30.E3" office:value-type="string">
            <text:p text:style-name="P27">IGA</text:p>
          </table:table-cell>
          <table:table-cell table:style-name="Tableau30.F3" office:value-type="string">
            <text:p text:style-name="P28">JBO</text:p>
          </table:table-cell>
        </table:table-row>
        <table:table-row table:style-name="Tableau30.3">
          <table:table-cell table:style-name="Tableau30.A4" office:value-type="float" office:value="0">
            <text:p text:style-name="P29">0.0.3</text:p>
          </table:table-cell>
          <table:table-cell table:style-name="Tableau30.B11" office:value-type="string">
            <text:p text:style-name="P29">11 Dec 2015</text:p>
          </table:table-cell>
          <table:table-cell table:style-name="Tableau30.C11" office:value-type="string">
            <text:p text:style-name="P30">Add VxWorks implementation</text:p>
          </table:table-cell>
          <table:table-cell table:style-name="Tableau30.D11" office:value-type="string">
            <text:p text:style-name="P29">XP</text:p>
          </table:table-cell>
          <table:table-cell table:style-name="Tableau30.E11" office:value-type="string">
            <text:p text:style-name="P31">JFG | IGA</text:p>
          </table:table-cell>
          <table:table-cell table:style-name="Tableau30.F11" office:value-type="string">
            <text:p text:style-name="P31">JBO</text:p>
          </table:table-cell>
        </table:table-row>
        <table:table-row table:style-name="Tableau30.3">
          <table:table-cell table:style-name="Tableau30.A5" office:value-type="float" office:value="0">
            <text:p text:style-name="P34">0.0.4</text:p>
          </table:table-cell>
          <table:table-cell table:style-name="Tableau30.B11" office:value-type="string">
            <text:p text:style-name="P34">18 Dec 2015</text:p>
          </table:table-cell>
          <table:table-cell table:style-name="Tableau30.C11" office:value-type="string">
            <text:p text:style-name="P35">§<text:bookmark-ref text:reference-format="chapter" text:ref-name="__RefHeading__9916_355716146">3.9</text:bookmark-ref> add <text:s/>timer functions</text:p>
          </table:table-cell>
          <table:table-cell table:style-name="Tableau30.D11" office:value-type="string">
            <text:p text:style-name="P34">JFG</text:p>
          </table:table-cell>
          <table:table-cell table:style-name="Tableau30.E11" office:value-type="string">
            <text:p text:style-name="P31"/>
          </table:table-cell>
          <table:table-cell table:style-name="Tableau30.F11" office:value-type="string">
            <text:p text:style-name="P31"/>
          </table:table-cell>
        </table:table-row>
        <table:table-row table:style-name="Tableau30.3">
          <table:table-cell table:style-name="Tableau30.A6" office:value-type="float" office:value="0">
            <text:p text:style-name="P32">0.0.<text:span text:style-name="T155">5</text:span></text:p>
          </table:table-cell>
          <table:table-cell table:style-name="Tableau30.B11" office:value-type="string">
            <text:p text:style-name="P32">26 <text:span text:style-name="T154">Jan</text:span>201<text:span text:style-name="T154">6</text:span></text:p>
          </table:table-cell>
          <table:table-cell table:style-name="Tableau30.C11" office:value-type="string">
            <text:p text:style-name="P33">§<text:bookmark-ref text:reference-format="chapter" text:ref-name="__RefHeading__9766_355716146">2.2.4.1</text:bookmark-ref> struct alt_ioctl_map_win</text:p>
          </table:table-cell>
          <table:table-cell table:style-name="Tableau30.D11" office:value-type="string">
            <text:p text:style-name="P32">JFG</text:p>
          </table:table-cell>
          <table:table-cell table:style-name="Tableau30.E11" office:value-type="string">
            <text:p text:style-name="P31"/>
          </table:table-cell>
          <table:table-cell table:style-name="Tableau30.F11" office:value-type="string">
            <text:p text:style-name="P31"/>
          </table:table-cell>
        </table:table-row>
        <table:table-row table:style-name="Tableau30.3">
          <table:table-cell table:style-name="Tableau30.A7" office:value-type="float" office:value="0">
            <text:p text:style-name="P36">1.0.0</text:p>
          </table:table-cell>
          <table:table-cell table:style-name="Tableau30.B11" office:value-type="string">
            <text:p text:style-name="P36">27 Jan 2016</text:p>
          </table:table-cell>
          <table:table-cell table:style-name="Tableau30.C11" office:value-type="string">
            <text:p text:style-name="P37">Release for ALTHEA software 1.90</text:p>
          </table:table-cell>
          <table:table-cell table:style-name="Tableau30.D11" office:value-type="string">
            <text:p text:style-name="P36">JFG</text:p>
          </table:table-cell>
          <table:table-cell table:style-name="Tableau30.E11" office:value-type="string">
            <text:p text:style-name="P31"/>
          </table:table-cell>
          <table:table-cell table:style-name="Tableau30.F11" office:value-type="string">
            <text:p text:style-name="P31"/>
          </table:table-cell>
        </table:table-row>
        <table:table-row table:style-name="Tableau30.3">
          <table:table-cell table:style-name="Tableau30.A8" office:value-type="float" office:value="0">
            <text:p text:style-name="P381">1.1.0</text:p>
          </table:table-cell>
          <table:table-cell table:style-name="Tableau30.B11" office:value-type="string">
            <text:p text:style-name="P381">17 Mar 2016</text:p>
          </table:table-cell>
          <table:table-cell table:style-name="Tableau30.C11" office:value-type="string">
            <text:p text:style-name="P37">Release for ALTHEA software <text:span text:style-name="T157">2.00</text:span></text:p>
            <text:p text:style-name="P382">add vme save/restore functions</text:p>
          </table:table-cell>
          <table:table-cell table:style-name="Tableau30.D11" office:value-type="string">
            <text:p text:style-name="P381">JFG</text:p>
          </table:table-cell>
          <table:table-cell table:style-name="Tableau30.E11" office:value-type="string">
            <text:p text:style-name="P31"/>
          </table:table-cell>
          <table:table-cell table:style-name="Tableau30.F11" office:value-type="string">
            <text:p text:style-name="P31"/>
          </table:table-cell>
        </table:table-row>
        <table:table-row table:style-name="Tableau30.3">
          <table:table-cell table:style-name="Tableau30.A9">
            <text:p text:style-name="P36"/>
          </table:table-cell>
          <table:table-cell table:style-name="Tableau30.B11" office:value-type="string">
            <text:p text:style-name="P36"/>
          </table:table-cell>
          <table:table-cell table:style-name="Tableau30.C11" office:value-type="string">
            <text:p text:style-name="P37"/>
          </table:table-cell>
          <table:table-cell table:style-name="Tableau30.D11" office:value-type="string">
            <text:p text:style-name="P36"/>
          </table:table-cell>
          <table:table-cell table:style-name="Tableau30.E11" office:value-type="string">
            <text:p text:style-name="P31"/>
          </table:table-cell>
          <table:table-cell table:style-name="Tableau30.F11" office:value-type="string">
            <text:p text:style-name="P31"/>
          </table:table-cell>
        </table:table-row>
        <table:table-row table:style-name="Tableau30.3">
          <table:table-cell table:style-name="Tableau30.A10">
            <text:p text:style-name="P36"/>
          </table:table-cell>
          <table:table-cell table:style-name="Tableau30.B11" office:value-type="string">
            <text:p text:style-name="P36"/>
          </table:table-cell>
          <table:table-cell table:style-name="Tableau30.C11" office:value-type="string">
            <text:p text:style-name="P37"/>
          </table:table-cell>
          <table:table-cell table:style-name="Tableau30.D11" office:value-type="string">
            <text:p text:style-name="P36"/>
          </table:table-cell>
          <table:table-cell table:style-name="Tableau30.E11" office:value-type="string">
            <text:p text:style-name="P31"/>
          </table:table-cell>
          <table:table-cell table:style-name="Tableau30.F11" office:value-type="string">
            <text:p text:style-name="P31"/>
          </table:table-cell>
        </table:table-row>
        <table:table-row table:style-name="Tableau30.3">
          <table:table-cell table:style-name="Tableau30.A11">
            <text:p text:style-name="P36"/>
          </table:table-cell>
          <table:table-cell table:style-name="Tableau30.B11" office:value-type="string">
            <text:p text:style-name="P36"/>
          </table:table-cell>
          <table:table-cell table:style-name="Tableau30.C11" office:value-type="string">
            <text:p text:style-name="P37"/>
          </table:table-cell>
          <table:table-cell table:style-name="Tableau30.D11" office:value-type="string">
            <text:p text:style-name="P36"/>
          </table:table-cell>
          <table:table-cell table:style-name="Tableau30.E11" office:value-type="string">
            <text:p text:style-name="P31"/>
          </table:table-cell>
          <table:table-cell table:style-name="Tableau30.F11" office:value-type="string">
            <text:p text:style-name="P31"/>
          </table:table-cell>
        </table:table-row>
      </table:table>
      <text:p text:style-name="P14"/>
      <text:p text:style-name="P13">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Initial</text:p>
            </table:table-cell>
            <table:table-cell table:style-name="Table5.A1" office:value-type="string">
              <text:p text:style-name="P3">Name</text:p>
            </table:table-cell>
            <table:table-cell table:style-name="Table5.A1" office:value-type="string">
              <text:p text:style-name="P3">Company</text:p>
            </table:table-cell>
            <table:table-cell table:style-name="Table5.D1" office:value-type="string">
              <text:p text:style-name="P3">Comments</text:p>
            </table:table-cell>
          </table:table-row>
        </table:table-header-rows>
        <table:table-row>
          <table:table-cell table:style-name="Table5.A5" office:value-type="string">
            <text:p text:style-name="P27">[JBO]</text:p>
          </table:table-cell>
          <table:table-cell table:style-name="Table5.B5" office:value-type="string">
            <text:p text:style-name="P26">Joel BOVIER</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5" office:value-type="string">
            <text:p text:style-name="P27">[JFG]</text:p>
          </table:table-cell>
          <table:table-cell table:style-name="Table5.B5" office:value-type="string">
            <text:p text:style-name="P26">Jean-Francois GILOT</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4" office:value-type="string">
            <text:p text:style-name="P27">[IGA]</text:p>
          </table:table-cell>
          <table:table-cell table:style-name="Table5.B4" office:value-type="string">
            <text:p text:style-name="P26">Iván GARCÍA-ALFONSO</text:p>
          </table:table-cell>
          <table:table-cell table:style-name="Table5.C4" office:value-type="string">
            <text:p text:style-name="P27">IOxOS Technologies SA</text:p>
          </table:table-cell>
          <table:table-cell table:style-name="Table5.D4" office:value-type="string">
            <text:p text:style-name="P26"/>
          </table:table-cell>
        </table:table-row>
        <table:table-row>
          <table:table-cell table:style-name="Table5.A5" office:value-type="string">
            <text:p text:style-name="P27">[XP]</text:p>
          </table:table-cell>
          <table:table-cell table:style-name="Table5.B5" office:value-type="string">
            <text:p text:style-name="P26">Xavier PAILLARD</text:p>
          </table:table-cell>
          <table:table-cell table:style-name="Table5.C5" office:value-type="string">
            <text:p text:style-name="P28">IOxOS Technologies SA</text:p>
          </table:table-cell>
          <table:table-cell table:style-name="Table5.D5" office:value-type="string">
            <text:p text:style-name="P26"/>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3">1.Introduction<text:tab/>9</text:p>
          <text:p text:style-name="P374"><text:s/>1.1 Purpose<text:tab/>9</text:p>
          <text:p text:style-name="P374"><text:s/>1.2 Document Organization<text:tab/>9</text:p>
          <text:p text:style-name="P374"><text:s/>1.3 Acronyms and Abbreviations<text:tab/>9</text:p>
          <text:p text:style-name="P374"><text:s/>1.4 References<text:tab/>10</text:p>
          <text:p text:style-name="P373">2.Overview<text:tab/>11</text:p>
          <text:p text:style-name="P374"><text:s/>2.1 Software organization<text:tab/>11</text:p>
          <text:p text:style-name="P376"><text:s/>2.1.1 Linux Implementation<text:tab/>11</text:p>
          <text:p text:style-name="P376"><text:s/>2.1.2 VxWorks 7 Implementation<text:tab/>12</text:p>
          <text:p text:style-name="P375"><text:s/>2.1.2.1 Building IOxOS software package<text:tab/>13</text:p>
          <text:p text:style-name="P375"><text:s/>2.1.2.2 AltMon real time process application<text:tab/>14</text:p>
          <text:p text:style-name="P374"><text:s/>2.2 ALTHEA Kernel Library<text:tab/>14</text:p>
          <text:p text:style-name="P376"><text:s/>2.2.1 Registering to ALTHEA Core Module<text:tab/>14</text:p>
          <text:p text:style-name="P376"><text:s/>2.2.2 Device Initialization<text:tab/>15</text:p>
          <text:p text:style-name="P376"><text:s/>2.2.3 Accessing ALTHEA Registers<text:tab/>15</text:p>
          <text:p text:style-name="P376"><text:s/>2.2.4 Managing Remote Resources<text:tab/>16</text:p>
          <text:p text:style-name="P375"><text:s/>2.2.4.1 Mapping a Resource from PCI<text:tab/>17</text:p>
          <text:p text:style-name="P375"><text:s/>2.2.4.2 Getting Parameters of an Allocated Window<text:tab/>18</text:p>
          <text:p text:style-name="P375"><text:s/>2.2.4.3 Freeing an Allocated Window<text:tab/>19</text:p>
          <text:p text:style-name="P375"><text:s/>2.2.4.4 Modifying an Allocated Window<text:tab/>19</text:p>
          <text:p text:style-name="P376"><text:s/>2.2.5 Accessing remote resources<text:tab/>19</text:p>
          <text:p text:style-name="P376"><text:s/>2.2.6 Creating VME Slave Windows<text:tab/>20</text:p>
          <text:p text:style-name="P375"><text:s/>2.2.6.1 Mapping a Resource from VME<text:tab/>21</text:p>
          <text:p text:style-name="P375"><text:s/>2.2.6.2 Getting Parameters of an Allocated Window<text:tab/>22</text:p>
          <text:p text:style-name="P375"><text:s/>2.2.6.3 Freeing an Allocated Window<text:tab/>23</text:p>
          <text:p text:style-name="P376"><text:s/>2.2.7 VME Interface Configuration<text:tab/>23</text:p>
          <text:p text:style-name="P375"><text:s/>2.2.7.1 VME Arbitration<text:tab/>23</text:p>
          <text:p text:style-name="P375"><text:s/>2.2.7.2 VME Master<text:tab/>24</text:p>
          <text:p text:style-name="P375"><text:s/>2.2.7.3 VME Slave<text:tab/>25</text:p>
          <text:p text:style-name="P376"><text:s/>2.2.8 Interrupt Handling<text:tab/>25</text:p>
          <text:p text:style-name="P375"><text:s/>2.2.8.1 Registering an Interrupt Handler<text:tab/>26</text:p>
          <text:p text:style-name="P375"><text:s/>2.2.8.2 Masking/Unmasking Interrupt Sources<text:tab/>26</text:p>
          <text:p text:style-name="P374"><text:s/>2.3 Linux Drivers<text:tab/>28</text:p>
          <text:p text:style-name="P376"><text:s/>2.3.1 ALTHEA Control Driver<text:tab/>28</text:p>
          <text:p text:style-name="P375"><text:s/>2.3.1.1 Overview<text:tab/>28</text:p>
          <text:p text:style-name="P376"><text:s/>2.3.2 VME Master Driver<text:tab/>28</text:p>
          <text:p text:style-name="P375"><text:soft-page-break/><text:s/>2.3.2.1 Overview<text:tab/>28</text:p>
          <text:p text:style-name="P375"><text:s/>2.3.2.2 Driver Installation<text:tab/>28</text:p>
          <text:p text:style-name="P375"><text:s/>2.3.2.3 Open/Close a Master Device<text:tab/>29</text:p>
          <text:p text:style-name="P375"><text:s/>2.3.2.4 Creating a Master Translation Window<text:tab/>29</text:p>
          <text:p text:style-name="P375"><text:s/>2.3.2.5 Reading/Writing to the Device<text:tab/>31</text:p>
          <text:p text:style-name="P375"><text:s/>2.3.2.6 Mapping the Device in User Space<text:tab/>32</text:p>
          <text:p text:style-name="P375"><text:s/>2.3.2.7 Handling Device Interrupts<text:tab/>32</text:p>
          <text:p text:style-name="P376"><text:s/>2.3.3 VME Slave Driver<text:tab/>33</text:p>
          <text:p text:style-name="P375"><text:s/>2.3.3.1 Overview<text:tab/>33</text:p>
          <text:p text:style-name="P375"><text:s/>2.3.3.2 Driver Installation<text:tab/>33</text:p>
          <text:p text:style-name="P375"><text:s/>2.3.3.3 Open/Close a Slave Device<text:tab/>33</text:p>
          <text:p text:style-name="P375"><text:s/>2.3.3.4 Creating a Slave Translation Window<text:tab/>34</text:p>
          <text:p text:style-name="P373">3.ALTHEA 7910 User Library<text:tab/>37</text:p>
          <text:p text:style-name="P374"><text:s/>3.1 Initialization<text:tab/>37</text:p>
          <text:p text:style-name="P374"><text:s/>3.2 Identification<text:tab/>38</text:p>
          <text:p text:style-name="P374"><text:s/>3.3 Byte Swapping<text:tab/>39</text:p>
          <text:p text:style-name="P374"><text:s/>3.4 Register Access<text:tab/>40</text:p>
          <text:p text:style-name="P376"><text:s/>3.4.1 ALTHEA CSR Access<text:tab/>40</text:p>
          <text:p text:style-name="P375"><text:s/>3.4.1.1 CSR Read<text:tab/>40</text:p>
          <text:p text:style-name="P375"><text:s/>3.4.1.2 CSR Write<text:tab/>40</text:p>
          <text:p text:style-name="P375"><text:s/>3.4.1.3 CSR Set<text:tab/>41</text:p>
          <text:p text:style-name="P376"><text:s/>3.4.2 System Monitoring<text:tab/>42</text:p>
          <text:p text:style-name="P375"><text:s/>3.4.2.1 SMON Read<text:tab/>42</text:p>
          <text:p text:style-name="P375"><text:s/>3.4.2.2 SMON Write<text:tab/>42</text:p>
          <text:p text:style-name="P376"><text:s/>3.4.3 PCIe End Point Control<text:tab/>43</text:p>
          <text:p text:style-name="P375"><text:s/>3.4.3.1 PCIep Read<text:tab/>43</text:p>
          <text:p text:style-name="P375"><text:s/>3.4.3.2 PCIep Write<text:tab/>43</text:p>
          <text:p text:style-name="P374"><text:s/>3.5 ALTHEA 7910 Resource Mapping<text:tab/>44</text:p>
          <text:p text:style-name="P376"><text:s/>3.5.1 Allocating a New Address Translation Window<text:tab/>44</text:p>
          <text:p text:style-name="P376"><text:s/>3.5.2 Getting Mapping Parameters of an Address Translation Window<text:tab/>45</text:p>
          <text:p text:style-name="P376"><text:s/>3.5.3 Freeing an Address Translation Window<text:tab/>46</text:p>
          <text:p text:style-name="P376"><text:s/>3.5.4 Modifying an Address Translation Window<text:tab/>47</text:p>
          <text:p text:style-name="P376"><text:s/>3.5.5 Getting a List of all Allocated Address Translation Windows<text:tab/>48</text:p>
          <text:p text:style-name="P376"><text:s/>3.5.6 Clearing all Allocated Address Translation Windows<text:tab/>48</text:p>
          <text:p text:style-name="P374"><text:s/>3.6 VME Interface<text:tab/>49</text:p>
          <text:p text:style-name="P376"><text:s/>3.6.1 VME Interface Configuration<text:tab/>49</text:p>
          <text:p text:style-name="P375"><text:s/>3.6.1.1 VME Arbitration<text:tab/>49</text:p>
          <text:p text:style-name="P377"><text:s/>3.6.1.1.1 Reading the VME Arbitration Configuration<text:tab/>49</text:p>
          <text:p text:style-name="P377"><text:s/>3.6.1.1.2 Setting the VME Arbitration Configuration<text:tab/>50</text:p>
          <text:p text:style-name="P375"><text:s/>3.6.1.2 VME Master<text:tab/>51</text:p>
          <text:p text:style-name="P377"><text:s/>3.6.1.2.1 Reading the VME Master Configuration<text:tab/>51</text:p>
          <text:p text:style-name="P377"><text:s/>3.6.1.2.2 Setting the VME Master Configuration<text:tab/>51</text:p>
          <text:p text:style-name="P375"><text:s/>3.6.1.3 VME Slave Interface<text:tab/>52</text:p>
          <text:p text:style-name="P377"><text:s/>3.6.1.3.1 Reading the VME Slave Configuration<text:tab/>52</text:p>
          <text:p text:style-name="P377"><text:s/>3.6.1.3.2 Setting a new VME slave Configuration<text:tab/>53</text:p>
          <text:p text:style-name="P376"><text:s/>3.6.2 VME read/write<text:tab/>54</text:p>
          <text:p text:style-name="P375"><text:s/>3.6.2.1 Writing data to VME<text:tab/>54</text:p>
          <text:p text:style-name="P375"><text:s/>3.6.2.2 Reading data from VME<text:tab/>55</text:p>
          <text:p text:style-name="P376"><text:s/>3.6.3 VME Interrupt Generation<text:tab/>56</text:p>
          <text:p text:style-name="P375"><text:s/>3.6.3.1 Setting an Interrupt<text:tab/>56</text:p>
          <text:p text:style-name="P375"><text:s/>3.6.3.2 Getting Interrupt Status<text:tab/>56</text:p>
          <text:p text:style-name="P375"><text:soft-page-break/><text:s/>3.6.3.3 Clearing Interrupt Generator<text:tab/>57</text:p>
          <text:p text:style-name="P376"><text:s/>3.6.4 VME Interrupt Handling<text:tab/>57</text:p>
          <text:p text:style-name="P375"><text:s/>3.6.4.1 VME Interrupt Allocate<text:tab/>57</text:p>
          <text:p text:style-name="P375"><text:s/>3.6.4.2 VME Interrupt Free<text:tab/>58</text:p>
          <text:p text:style-name="P375"><text:s/>3.6.4.3 VME Interrupt Arm<text:tab/>59</text:p>
          <text:p text:style-name="P375"><text:s/>3.6.4.4 VME Interrupt Clear<text:tab/>59</text:p>
          <text:p text:style-name="P375"><text:s/>3.6.4.5 VME Interrupt Wait<text:tab/>60</text:p>
          <text:p text:style-name="P375"><text:s/>3.6.4.6 VME Interrupt ArmWait<text:tab/>60</text:p>
          <text:p text:style-name="P375"><text:s/>3.6.4.7 Resetting VME Interrupt Mechanism<text:tab/>61</text:p>
          <text:p text:style-name="P374"><text:s/>3.7 Kernel Buffers<text:tab/>62</text:p>
          <text:p text:style-name="P376"><text:s/>3.7.1 Allocating a Buffer in System Memory Suitable for DMA<text:tab/>62</text:p>
          <text:p text:style-name="P376"><text:s/>3.7.2 Freeing an Allocated Buffer<text:tab/>62</text:p>
          <text:p text:style-name="P376"><text:s/>3.7.3 Reading from a Kernel Buffer<text:tab/>63</text:p>
          <text:p text:style-name="P376"><text:s/>3.7.4 Writing to a Kernel Buffer<text:tab/>64</text:p>
          <text:p text:style-name="P374"><text:s/>3.8 DMA Transfer<text:tab/>65</text:p>
          <text:p text:style-name="P376"><text:s/>3.8.1 Performing a DMA Transfer<text:tab/>65</text:p>
          <text:p text:style-name="P376"><text:s/>3.8.2 Getting the Status of a DMA Transfer<text:tab/>67</text:p>
          <text:p text:style-name="P376"><text:s/>3.8.3 Wait for a DMA Transfer to Complete<text:tab/>68</text:p>
          <text:p text:style-name="P376"><text:s/>3.8.4 Allocate/Free DMA Channel<text:tab/>68</text:p>
          <text:p text:style-name="P376"><text:s/>3.8.5 Resetting a DMA channel<text:tab/>69</text:p>
          <text:p text:style-name="P374"><text:s/>3.9 ALTHEA7910 Global Timer<text:tab/>69</text:p>
          <text:p text:style-name="P376"><text:s/>3.9.1 Starting ALTHEA Timer<text:tab/>70</text:p>
          <text:p text:style-name="P376"><text:s/>3.9.2 Stopping ALTHEA Timer<text:tab/>70</text:p>
          <text:p text:style-name="P376"><text:s/>3.9.3 Restarting ALTHEA Timer<text:tab/>71</text:p>
          <text:p text:style-name="P376"><text:s/>3.9.4 Reading ALTHEA Timer<text:tab/>71</text:p>
        </text:index-body>
      </text:table-of-content>
      <text:p text:style-name="P17"/>
      <text:p text:style-name="P17"/>
      <text:p text:style-name="P6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71">Table 1.1: Acronyms<text:tab/>9</text:p>
          <text:p text:style-name="P371">Table 1.2: References<text:tab/>10</text:p>
        </text:index-body>
      </text:table-index>
      <text:p text:style-name="P17"/>
      <text:p text:style-name="P1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18"/>
      <text:h text:style-name="P383" text:outline-level="1" text:restart-numbering="true" text:start-value="-1">Introduction</text:h>
      <text:h text:style-name="P392"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 architectures, including experience or knowledge of I/O buses and related protocols.</text:p>
      <text:h text:style-name="P393" text:outline-level="2">Document Organization</text:h>
      <text:p text:style-name="Text_20_body_20_indent_5f_1">This manual is composed of the following sections</text:p>
      <text:list xml:id="list5601622096776079799" text:style-name="L1">
        <text:list-item>
          <text:list>
            <text:list-item>
              <text:list>
                <text:list-item>
                  <text:p text:style-name="P410">Introduction</text:p>
                </text:list-item>
                <text:list-item>
                  <text:p text:style-name="P410">Overview</text:p>
                </text:list-item>
                <text:list-item>
                  <text:p text:style-name="P410">User Library</text:p>
                </text:list-item>
              </text:list>
            </text:list-item>
          </text:list>
        </text:list-item>
      </text:list>
      <text:p text:style-name="Text_20_body_20_indent_5f_1">Section 2 gives an overview of the <text:s/>software architecture</text:p>
      <text:p text:style-name="Text_20_body_20_indent_5f_1">Section 3 is a reference for the programming interface (API)</text:p>
      <text:p text:style-name="P174"/>
      <text:h text:style-name="P392"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5">Acronym</text:p>
            </table:table-cell>
            <table:table-cell table:style-name="Tableau3.B1" office:value-type="string">
              <text:p text:style-name="P4">Definition</text:p>
            </table:table-cell>
          </table:table-row>
        </table:table-header-rows>
        <table:table-row>
          <table:table-cell table:style-name="Tableau3.A8" office:value-type="string">
            <text:p text:style-name="P40">DMA</text:p>
          </table:table-cell>
          <table:table-cell table:style-name="Tableau3.B2" office:value-type="string">
            <text:p text:style-name="P41">Direct Memory Access</text:p>
          </table:table-cell>
        </table:table-row>
        <table:table-row>
          <table:table-cell table:style-name="Tableau3.A8" office:value-type="string">
            <text:p text:style-name="P40">IO</text:p>
          </table:table-cell>
          <table:table-cell table:style-name="Tableau3.B8" office:value-type="string">
            <text:p text:style-name="P40">Input/Output</text:p>
          </table:table-cell>
        </table:table-row>
        <table:table-row>
          <table:table-cell table:style-name="Tableau3.A8" office:value-type="string">
            <text:p text:style-name="P40">PC</text:p>
          </table:table-cell>
          <table:table-cell table:style-name="Tableau3.B8" office:value-type="string">
            <text:p text:style-name="P40">Personal Computer</text:p>
          </table:table-cell>
        </table:table-row>
        <table:table-row>
          <table:table-cell table:style-name="Tableau3.A8" office:value-type="string">
            <text:p text:style-name="P40">PCI</text:p>
          </table:table-cell>
          <table:table-cell table:style-name="Tableau3.B8" office:value-type="string">
            <text:p text:style-name="P40">Peripheral Component Interconnect</text:p>
          </table:table-cell>
        </table:table-row>
        <table:table-row>
          <table:table-cell table:style-name="Tableau3.A8" office:value-type="string">
            <text:p text:style-name="P40">PCIe</text:p>
          </table:table-cell>
          <table:table-cell table:style-name="Tableau3.B8" office:value-type="string">
            <text:p text:style-name="P40">PCI Express</text:p>
          </table:table-cell>
        </table:table-row>
        <table:table-row>
          <table:table-cell table:style-name="Tableau3.A8" office:value-type="string">
            <text:p text:style-name="P40">VITA</text:p>
          </table:table-cell>
          <table:table-cell table:style-name="Tableau3.B8" office:value-type="string">
            <text:p text:style-name="P40">VMEBUS International Trade Association</text:p>
          </table:table-cell>
        </table:table-row>
        <table:table-row>
          <table:table-cell table:style-name="Tableau3.A8" office:value-type="string">
            <text:p text:style-name="P40">VME</text:p>
          </table:table-cell>
          <table:table-cell table:style-name="Tableau3.B8" office:value-type="string">
            <text:p text:style-name="P40">Versa Module Eurocard (IEEE1014)</text:p>
          </table:table-cell>
        </table:table-row>
      </table:table>
      <text:p text:style-name="P66">Table <text:sequence text:ref-name="refTable0" text:name="Table" text:formula="ooow:Table+1" style:num-format="1">1.1</text:sequence>: Acronyms</text:p>
      <text:p text:style-name="Text_20_body"/>
      <text:p text:style-name="P68"/>
      <text:h text:style-name="Heading_20_2" text:outline-level="2">References</text:h>
      <text:p text:style-name="P163"/>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Reference</text:p>
            </table:table-cell>
            <table:table-cell table:style-name="Table7.A1" office:value-type="string">
              <text:p text:style-name="P2">Title</text:p>
            </table:table-cell>
            <table:table-cell table:style-name="Table7.A1" office:value-type="string">
              <text:p text:style-name="P2">Version</text:p>
            </table:table-cell>
            <table:table-cell table:style-name="Table7.A1" office:value-type="string">
              <text:p text:style-name="P2">Date</text:p>
            </table:table-cell>
            <table:table-cell table:style-name="Table7.E1" office:value-type="string">
              <text:p text:style-name="P2">Owner</text:p>
            </table:table-cell>
          </table:table-row>
        </table:table-header-rows>
        <table:table-row>
          <table:table-cell table:style-name="Table7.A7" office:value-type="string">
            <text:p text:style-name="P63"/>
          </table:table-cell>
          <table:table-cell table:style-name="Table7.B7" office:value-type="string">
            <text:p text:style-name="P65">PCI Local Bus Specification</text:p>
          </table:table-cell>
          <table:table-cell table:style-name="Table7.C7" office:value-type="string">
            <text:p text:style-name="P64">3.0</text:p>
          </table:table-cell>
          <table:table-cell table:style-name="Table7.D7" office:value-type="string">
            <text:p text:style-name="P64">Aug 12,2002</text:p>
          </table:table-cell>
          <table:table-cell table:style-name="Table7.E7" office:value-type="string">
            <text:p text:style-name="P63">PCI-SIG</text:p>
          </table:table-cell>
        </table:table-row>
        <table:table-row>
          <table:table-cell table:style-name="Table7.A7" office:value-type="string">
            <text:p text:style-name="P63"/>
          </table:table-cell>
          <table:table-cell table:style-name="Table7.B7" office:value-type="string">
            <text:p text:style-name="P63"><text:bookmark-start text:name="PCIe Base Specification"/>PCIe Base Specification<text:bookmark-end text:name="PCIe Base Specification"/></text:p>
          </table:table-cell>
          <table:table-cell table:style-name="Table7.C7" office:value-type="string">
            <text:p text:style-name="P64">2.0</text:p>
          </table:table-cell>
          <table:table-cell table:style-name="Table7.D7" office:value-type="string">
            <text:p text:style-name="P64">Jan 4, 2007</text:p>
          </table:table-cell>
          <table:table-cell table:style-name="Table7.E7" office:value-type="string">
            <text:p text:style-name="P63">PCI-SIG</text:p>
          </table:table-cell>
        </table:table-row>
        <table:table-row>
          <table:table-cell table:style-name="Table7.A7" office:value-type="string">
            <text:p text:style-name="P63"><text:bookmark-start text:name="VME64"/>VITA 1-1994 (R2002)<text:bookmark-end text:name="VME64"/></text:p>
          </table:table-cell>
          <table:table-cell table:style-name="Table7.B7" office:value-type="string">
            <text:p text:style-name="P63">VME64 </text:p>
          </table:table-cell>
          <table:table-cell table:style-name="Table7.C7" office:value-type="string">
            <text:p text:style-name="P64">1</text:p>
          </table:table-cell>
          <table:table-cell table:style-name="Table7.D7" office:value-type="string">
            <text:p text:style-name="P64">1994</text:p>
          </table:table-cell>
          <table:table-cell table:style-name="Table7.E7" office:value-type="string">
            <text:p text:style-name="P63">VITA</text:p>
          </table:table-cell>
        </table:table-row>
        <table:table-row>
          <table:table-cell table:style-name="Table7.A7" office:value-type="string">
            <text:p text:style-name="P63"><text:bookmark-start text:name="VME64x"/>VITA 1.1-1997(R2005)<text:bookmark-end text:name="VME64x"/></text:p>
          </table:table-cell>
          <table:table-cell table:style-name="Table7.B7" office:value-type="string">
            <text:p text:style-name="P63">VME64 Extensions</text:p>
          </table:table-cell>
          <table:table-cell table:style-name="Table7.C7" office:value-type="string">
            <text:p text:style-name="P64">1.1</text:p>
          </table:table-cell>
          <table:table-cell table:style-name="Table7.D7" office:value-type="string">
            <text:p text:style-name="P64">1997</text:p>
          </table:table-cell>
          <table:table-cell table:style-name="Table7.E7" office:value-type="string">
            <text:p text:style-name="P63">VITA</text:p>
          </table:table-cell>
        </table:table-row>
        <table:table-row>
          <table:table-cell table:style-name="Table7.A7" office:value-type="string">
            <text:p text:style-name="P63"/>
          </table:table-cell>
          <table:table-cell table:style-name="Table7.B7" office:value-type="string">
            <text:p text:style-name="P63">VME64 2eSST</text:p>
          </table:table-cell>
          <table:table-cell table:style-name="Table7.C7" office:value-type="string">
            <text:p text:style-name="P64"/>
          </table:table-cell>
          <table:table-cell table:style-name="Table7.D7" office:value-type="string">
            <text:p text:style-name="P64"/>
          </table:table-cell>
          <table:table-cell table:style-name="Table7.E7" office:value-type="string">
            <text:p text:style-name="P63">VITA</text:p>
          </table:table-cell>
        </table:table-row>
        <table:table-row>
          <table:table-cell table:style-name="Table7.A7" office:value-type="string">
            <text:p text:style-name="P63">ALTHEA_UG_A0</text:p>
          </table:table-cell>
          <table:table-cell table:style-name="Table7.B7" office:value-type="string">
            <text:p text:style-name="P63">ALTHEA 7910 Technical User Guide</text:p>
          </table:table-cell>
          <table:table-cell table:style-name="Table7.C7" office:value-type="string">
            <text:p text:style-name="P64">0.1.9</text:p>
          </table:table-cell>
          <table:table-cell table:style-name="Table7.D7" office:value-type="string">
            <text:p text:style-name="P64">June 6, 2015</text:p>
          </table:table-cell>
          <table:table-cell table:style-name="Table7.E7" office:value-type="string">
            <text:p text:style-name="P63">IOxOS Technologies</text:p>
          </table:table-cell>
        </table:table-row>
      </table:table>
      <text:p text:style-name="P66">Table <text:sequence text:ref-name="refTable1" text:name="Table" text:formula="ooow:Table+1" style:num-format="1">1.2</text:sequence>: References</text:p>
      <text:p text:style-name="Paragraph"/>
      <text:h text:style-name="P384" text:outline-level="1">Overview</text:h>
      <text:h text:style-name="Heading_20_2" text:outline-level="2">Software organization</text:h>
      <text:p text:style-name="Text_20_body_20_indent_5f_1">The core of the ALTHEA bridge software is the kernel module “altklib.c” implementing all functions needed to handle the ALTHEA 7910 device:</text:p>
      <text:list xml:id="list6339564831051074320" text:style-name="L2">
        <text:list-item>
          <text:p text:style-name="P411">CSR registers access</text:p>
        </text:list-item>
      </text:list>
      <text:list xml:id="list4466811623805469496" text:style-name="L3">
        <text:list-item>
          <text:p text:style-name="P412">local resources initialization</text:p>
        </text:list-item>
        <text:list-item>
          <text:p text:style-name="P412">remote resource mapping</text:p>
        </text:list-item>
        <text:list-item>
          <text:p text:style-name="P412">device control operations</text:p>
        </text:list-item>
      </text:list>
      <text:p text:style-name="Text_20_body_20_indent_5f_1">These function are designed to be exported in order to be used by other modules in the kernel such higher level device drivers.</text:p>
      <text:p text:style-name="Text_20_body_20_indent_5f_1">The first argument of the exported functions is always a pointer to the alt data structure holding all information need to drive the ALTHEA device.</text:p>
      <text:p text:style-name="Text_20_body_20_indent_5f_1">A pointer to that structure is obtained by calling the alt_register() function.</text:p>
      <text:p text:style-name="Text_20_body_20_indent_5f_1">Critical accesses to hardware resources are protected by a mutex.</text:p>
      <text:p text:style-name="Text_20_body_20_indent_5f_1">In order to make the source code easily maintainable a set of low level libraries associated to each subsystem are provided to be linked with the kernel modules. Each low level library is associated to a “.h” file in which the implemented functions are declared together with a data structure holding information needed to control the subsystem.</text:p>
      <text:p text:style-name="Text_20_body_20_indent_5f_1">A control device driver I provided to offer an interface between the operating system and the core modules. Its implementation is OS dependent.</text:p>
      <text:p text:style-name="Text_20_body_20_indent_5f_1">A user library altulib.c relying on the presence of the control driver in the kernel is provided to offer a API for the control of the ALTHEA device.</text:p>
      <text:p text:style-name="Text_20_body_20_indent_5f_1">A monitoring/exerciser application linked with the user library offers a set of interactive commands to allow the user to control the ALTHEA device and perform access to resources such as VME, Shared Memory, Timer and FIFOs among others.</text:p>
      <text:p text:style-name="Text_20_body_20_indent_5f_1"/>
      <text:h text:style-name="Heading_20_3" text:outline-level="3">Linux Implementation</text:h>
      <text:p text:style-name="Text_20_body_20_indent_5f_2">The ALTHEA 7910 software for Linux is delivered on an Iso9660 CDROM labelled <text:span text:style-name="T35">ALTHEA7910_x.y.z</text:span> together with an installation notice. The CDROM contains a README file and a compressed archive file labeled <text:span text:style-name="T35">ALTHEA7910_xxyyzz.tgz</text:span> containing all delivered files including the documentation.</text:p>
      <text:p text:style-name="Text_20_body_20_indent_5f_2">The <text:span text:style-name="T35">ALTHEA7910_xxyyzz.tgz</text:span> can be extracted anywhere in the Linux file system and produce a directory tree labelled <text:span text:style-name="T55">ALTHEA7910/ </text:span>. All source code is written in C language and has been compiled with the gnu compiler (gcc version 4.8.2 for PPC and 4.8.3 for X86).</text:p>
      <text:p text:style-name="Text_20_body_20_indent_5f_2"/>
      <text:p text:style-name="Paragraph"><draw:frame draw:style-name="fr3" draw:name="Object5" text:anchor-type="paragraph" svg:y="0.005cm" svg:width="9.456cm" svg:height="8.416cm" draw:z-index="71"><draw:object xlink:href="./Object 1" xlink:type="simple" xlink:show="embed" xlink:actuate="onLoad"/><draw:image xlink:href="./ObjectReplacements/Object 1" xlink:type="simple" xlink:show="embed" xlink:actuate="onLoad"/><svg:desc>OLE-object</svg:desc></draw:frame><text:soft-page-break/></text:p>
      <text:p text:style-name="Text_20_body_20_indent_5f_2">The core of the software organization is the ALTHEA device driver. This is a Linux loadable module located in the <text:span text:style-name="T55">drivers/</text:span> directory of the <text:span text:style-name="T55">ALTHEA7910/</text:span> directory tree.</text:p>
      <text:p text:style-name="Text_20_body_20_indent_5f_2"/>
      <text:h text:style-name="P396" text:outline-level="3"><text:span text:style-name="T134">VxWorks</text:span> <text:span text:style-name="T135">7 </text:span>Implementation</text:h>
      <text:p text:style-name="P299">The ALTHEA 7910 software <text:span text:style-name="T135">package</text:span> for <text:span text:style-name="T135">VxWorks 7</text:span> is delivered on an I<text:span text:style-name="T136">SO</text:span>9660 CDROM <text:span text:style-name="T137">labeled </text:span><text:span text:style-name="T59">ALTHEA7910_</text:span><text:span text:style-name="T61">VXWORKS7</text:span><text:span text:style-name="T59">_x.y.z</text:span>. The <text:span text:style-name="T59">ALTHEA7910_</text:span><text:span text:style-name="T61">VXWORKS7</text:span><text:span text:style-name="T59">_x.</text:span><text:span text:style-name="T61">y.</text:span><text:span text:style-name="T59">z.</text:span><text:span text:style-name="T61">zip</text:span> <text:span text:style-name="T138">presents on the CDROM </text:span>can be extracted anywhere in <text:span text:style-name="T135">the host computer</text:span> file system and produce<text:span text:style-name="T136">s</text:span> a directory tree <text:span text:style-name="T135">as described below:</text:span></text:p>
      <text:list xml:id="list4384581336458676368" text:style-name="L4">
        <text:list-item>
          <text:p text:style-name="P402"><text:span text:style-name="T139">AltheaAPP<text:tab/><text:tab/><text:tab/></text:span><text:span text:style-name="T58">[AltMon application]</text:span></text:p>
        </text:list-item>
        <text:list-item>
          <text:p text:style-name="P402"><text:span text:style-name="T139">AltheaDRIVER<text:tab/><text:tab/></text:span><text:span text:style-name="T58">[VxWorks driver sources]</text:span></text:p>
          <text:list>
            <text:list-item>
              <text:p text:style-name="P403">cdf</text:p>
            </text:list-item>
            <text:list-item>
              <text:p text:style-name="P403">h</text:p>
            </text:list-item>
            <text:list-item>
              <text:p text:style-name="P403">src</text:p>
            </text:list-item>
          </text:list>
        </text:list-item>
        <text:list-item>
          <text:p text:style-name="P402"><text:span text:style-name="T139">AltheaLIB<text:tab/><text:tab/><text:tab/></text:span><text:span text:style-name="T58">[Library]</text:span></text:p>
        </text:list-item>
        <text:list-item>
          <text:p text:style-name="P402"><text:span text:style-name="T139">AltheaEXECUTABLE<text:tab/></text:span><text:span text:style-name="T62">[VxWorks image and application already built]</text:span></text:p>
        </text:list-item>
        <text:list-item>
          <text:p text:style-name="P402"><text:span text:style-name="T139">README.txt<text:tab/><text:tab/></text:span><text:span text:style-name="T58">[ReadMe file]</text:span></text:p>
        </text:list-item>
      </text:list>
      <text:p text:style-name="P301">The ALTHEA 7910 software package is implemented with WindRiver VxWorks version 7 and WindRiver Workbench version 4 64 bits. The entire package can be rebuild either under Linux either under Microsoft Windows operating system. Several projects implementations exist to build the driver and the application. In this description, a Linux host computer is used to build the package.</text:p>
      <text:p text:style-name="P301"/>
      <text:p text:style-name="P300"><text:span text:style-name="T135">The core of the software package is the same than the Linux version. By the way, the </text:span><text:soft-page-break/><text:span text:style-name="T135">description of the API is the same. The package contains a device driver and a real time application.</text:span></text:p>
      <text:p text:style-name="P301"/>
      <text:h text:style-name="P385" text:outline-level="4">Building IOxOS software package</text:h>
      <text:p text:style-name="P310"><text:span text:style-name="T64">1.</text:span><text:span text:style-name="T140"><text:tab/>Extract ALTHEA7910_VXWORKS7_x.y.z zip file.</text:span></text:p>
      <text:p text:style-name="P302"><text:span text:style-name="T63">2.</text:span><text:tab/>Open Windriver WorkBench 4.</text:p>
      <text:p text:style-name="P302"><text:tab/>Create a VxWorks 7 Source Build Project named AltheaVSB.</text:p>
      <text:p text:style-name="P302"><text:tab/>Choose itl_64_vx7_1_1_0_0 BSP, minimal layer profile and IPv4 only.</text:p>
      <text:p text:style-name="P302"><text:tab/>Copy driver source files from the extracted ZIP file to:</text:p>
      <text:p text:style-name="P302"><text:tab/><text:tab/>AltheaDRIVER/cdf → WindRiver/vxworks-7/pkgs/os/platform/intel-1.0.2.4/cdf</text:p>
      <text:p text:style-name="P302"><text:tab/><text:tab/>AltheaDRIVER/h → WindRiver/vxworks-7/pkgs/os/platform/intel-1.0.2.4/h</text:p>
      <text:p text:style-name="P302"><text:tab/><text:tab/>AltheaDRIVER/src → WindRiver/vxworks-7/pkgs/os/platform/intel-1.0.2.4/src</text:p>
      <text:p text:style-name="P302"><text:tab/>Build the project.</text:p>
      <text:p text:style-name="P310"><text:span text:style-name="T64">3.</text:span><text:span text:style-name="T140"><text:tab/>Create a VxWorks 7 Image Project named AltheaVIP based on AltheaVSB project.</text:span></text:p>
      <text:p text:style-name="P311"><text:tab/>Choose PROFILE_INTEL_GENERIC for the profile.</text:p>
      <text:p text:style-name="P310"><text:tab/><text:span text:style-name="T141">Add following components:</text:span></text:p>
      <table:table table:name="Table63" table:style-name="Table63">
        <table:table-column table:style-name="Table63.A"/>
        <table:table-column table:style-name="Table63.B"/>
        <table:table-row>
          <table:table-cell table:style-name="Table63.A1" office:value-type="string">
            <text:p text:style-name="P354">DRIVER_IOXOS_ALTHEA</text:p>
            <text:p text:style-name="P354">INCLUDE_SYSTEMVIEWER_AGENT</text:p>
            <text:p text:style-name="P356">INCLUDE_DEBUG_AGENT_START</text:p>
            <text:p text:style-name="P356">INCLUDE_RANDOM_NUM_GEN</text:p>
            <text:p text:style-name="P356">INCLUDE_RTP</text:p>
            <text:p text:style-name="P356">INCLUDE_IPDHCPC</text:p>
            <text:p text:style-name="P356">INCLUDE_CORE_NFS_CLIENT</text:p>
            <text:p text:style-name="P356">INCLUDE_NFC_CLIENT_ALL</text:p>
            <text:p text:style-name="P356">INCLUDE_RLOGIN</text:p>
            <text:p text:style-name="P356">INCLUDE_ISR_SHOW</text:p>
            <text:p text:style-name="P354">INCLUDE_NETSTAT</text:p>
          </table:table-cell>
          <table:table-cell table:style-name="Table63.A1" office:value-type="string">
            <text:p text:style-name="P356">INCLUDE_RTP_SHOW_SHELL_CMD</text:p>
            <text:p text:style-name="P356">INCLUDE_SHELL_EMACS_MODE</text:p>
            <text:p text:style-name="P356">INCLUDE_PCI_SHOW</text:p>
            <text:p text:style-name="P356">INCLUDE_VXBUS_SHOW</text:p>
            <text:p text:style-name="P356">INCLUDE_INTEL_CPU_SHOW</text:p>
            <text:p text:style-name="P356">INCLUDE_ISR_HANDLER_SHOW</text:p>
            <text:p text:style-name="P356">INCLUDE_VXIPI</text:p>
            <text:p text:style-name="P356">INCLUDE_USB_SHOW</text:p>
            <text:p text:style-name="P355">INCLUDE_SHOW_ROUTINES</text:p>
            <text:p text:style-name="P355">INCLUDE_TELNET_CLIENT</text:p>
          </table:table-cell>
        </table:table-row>
      </table:table>
      <text:p text:style-name="P356"/>
      <text:p text:style-name="P303"><text:tab/>Configure the Ethernet interface to use DHCP:</text:p>
      <text:p text:style-name="P303"><text:tab/><text:tab/>IFCONFIG_1 -&gt; "ifname","devname driver","inet dhcp", "gateway dhcp"</text:p>
      <text:p text:style-name="P303"><text:tab/>Build the project.<text:tab/></text:p>
      <text:p text:style-name="P300"><text:span text:style-name="T64">4.</text:span><text:span text:style-name="T140"><text:tab/>Create a VxWorks 7 Static User Library Project named AltheaLIB based on <text:tab/>AltheaVSB project.</text:span></text:p>
      <text:p text:style-name="P305"><text:span text:style-name="T141"><text:tab/></text:span><text:span text:style-name="T142">Import </text:span><text:span text:style-name="T143">source</text:span><text:span text:style-name="T142"> files supplied in </text:span><text:span text:style-name="T144">AltheaLIB</text:span><text:span text:style-name="T142"> folder </text:span><text:span text:style-name="T144">of</text:span><text:span text:style-name="T142"> </text:span><text:span text:style-name="T144">ZIP</text:span><text:span text:style-name="T142"> file.</text:span></text:p>
      <text:p text:style-name="P305"><text:span text:style-name="T142"><text:tab/></text:span><text:span text:style-name="T144">In the project properties → Build Properties → Paths add : </text:span></text:p>
      <text:p text:style-name="P306"><text:tab/><text:tab/>-I/WindRiver/workbench-4/workspace/AltheaLIB</text:p>
      <text:p text:style-name="P310"><text:soft-page-break/><text:span text:style-name="T145"><text:tab/>Build the project.</text:span><text:span text:style-name="T146"><text:tab/><text:tab/><text:tab/></text:span></text:p>
      <text:p text:style-name="P300"><text:span text:style-name="T64">5.</text:span><text:span text:style-name="T140"><text:tab/>Create a VxWorks 7 Real Time Process Project named AltheaAPP based on <text:tab/>AltheaVSB project.</text:span></text:p>
      <text:p text:style-name="P305"><text:span text:style-name="T142"><text:tab/>Import </text:span><text:span text:style-name="T143">source</text:span><text:span text:style-name="T142"> files supplied in </text:span><text:span text:style-name="T143">AltheaAPP</text:span><text:span text:style-name="T142"> folder </text:span><text:span text:style-name="T144">of</text:span><text:span text:style-name="T142"> </text:span><text:span text:style-name="T144">ZIP</text:span><text:span text:style-name="T142"> file.</text:span></text:p>
      <text:p text:style-name="P305"><text:span text:style-name="T142"><text:tab/></text:span><text:span text:style-name="T144">In the project properties → Build Properties → Paths add : </text:span></text:p>
      <text:p text:style-name="P307"><text:tab/><text:tab/>-I/WindRiver/workbench-4/workspace/AltheaLIB</text:p>
      <text:p text:style-name="P307"><text:tab/><text:tab/>-I/WindRiver/workbench-4/workspace/AltheaAPP</text:p>
      <text:p text:style-name="P305"><text:span text:style-name="T144"><text:tab/>In the project properties → Build Properties → </text:span><text:span text:style-name="T143">Libraries</text:span><text:span text:style-name="T144"> add: </text:span></text:p>
      <text:p text:style-name="P307">-L/WindRiver/workbench-4/workspace/AltheaLIB/AltheaVSB_COREgnu_LP64_C++2003/AltheaLIB/Debug</text:p>
      <text:p text:style-name="P305"><text:span text:style-name="T144"><text:tab/>In the project properties → Build Properties → </text:span><text:span text:style-name="T143">Variables → Build spec specific <text:tab/>settings</text:span><text:span text:style-name="T144"> add: </text:span></text:p>
      <text:p text:style-name="P304"><text:span text:style-name="T143">LIBPATH <text:s/>/WindRiver/workbench</text:span><text:span text:style-name="T147">-</text:span><text:span text:style-name="T143">4/workspace/AltheaLIB/AltheaVSB_COREgnu_LP64_C++2003/AltheaLIB/Debug/AltheaLIB.a</text:span></text:p>
      <text:p text:style-name="P308"><text:tab/>Build the project.</text:p>
      <text:p text:style-name="P309"/>
      <text:h text:style-name="Heading_20_4" text:outline-level="4">AltMon real time process application</text:h>
      <text:p text:style-name="P300"><text:span text:style-name="T65">1.</text:span><text:span text:style-name="T148"><text:tab/>Start the VxWorks platform.</text:span></text:p>
      <text:p text:style-name="P300"><text:span text:style-name="T65">2.</text:span><text:span text:style-name="T148"><text:tab/>In the VxWorks shell, browse to the AltheaAPP.vxe real time process application.</text:span></text:p>
      <text:p text:style-name="P298"><text:span text:style-name="T63">3.</text:span><text:tab/>Start the application and switch to the context of the application:</text:p>
      <text:list xml:id="list4157419389497989227" text:style-name="L5">
        <text:list-item>
          <text:p text:style-name="P404">rtpSp"AltheaAPP.vxe"</text:p>
        </text:list-item>
        <text:list-item>
          <text:p text:style-name="P404">&lt;enter&gt;</text:p>
        </text:list-item>
        <text:list-item>
          <text:p text:style-name="P404">taskSuspend 0 </text:p>
        </text:list-item>
        <text:list-item>
          <text:p text:style-name="P404">&lt;enter&gt;</text:p>
        </text:list-item>
      </text:list>
      <text:p text:style-name="P298"><text:span text:style-name="T66">4.</text:span><text:span text:style-name="T133"><text:tab/>Or execute AltheaApp.vxe real time application directly from WindRiver <text:tab/>Workbench.</text:span></text:p>
      <text:p text:style-name="Text_20_body_20_indent_5f_2"/>
      <text:h text:style-name="Heading_20_2" text:outline-level="2">ALTHEA <text:span text:style-name="T100">K</text:span>ernel <text:span text:style-name="T100">L</text:span>ibrary</text:h>
      <text:p text:style-name="Text_20_body_20_indent_5f_1">As a general rule, all exported functions defined in “altklib.c” are labeled “<text:span text:style-name="T35">alt_xxx_yyy()</text:span>” where “<text:span text:style-name="T35">xxx</text:span>” refer to the subsystem and “<text:span text:style-name="T35">yyy</text:span>” to the operation to be performed</text:p>
      <text:h text:style-name="Heading_20_3" text:outline-level="3">Registering to <text:s/>ALTHEA <text:span text:style-name="T100">C</text:span>ore <text:span text:style-name="T100">M</text:span>odule</text:h>
      <text:p text:style-name="Text_20_body_20_indent_5f_2">Each exported function in altklib.c expected to be called with a pointer to the <text:span text:style-name="T35">althea9710_dev</text:span> data structure. In order to get that pointer, user of the ALTHEA core module shall register by calling the <text:span text:style-name="T35">alt7910_register()</text:span> function which is declared in the driver source file (because that data structure is allocated in the driver).</text:p>
      <text:p text:style-name="Text_20_body_20_indent_5f_2"/>
      <text:p text:style-name="Preformatted_20_Start"><text:soft-page-break/>static void *althea7910_register( void);</text:p>
      <text:p text:style-name="Text_20_body_20_indent_5f_2"/>
      <text:p text:style-name="Text_20_body_20_indent_5f_2">The register function returns a void pointer because it is not meant to be used by clients of the kernel library. It should be considered a handle to ask for services.</text:p>
      <text:h text:style-name="Heading_20_3" text:outline-level="3">Device <text:span text:style-name="T100">I</text:span>nitialization</text:h>
      <text:p text:style-name="Text_20_body_20_indent_5f_2">The <text:span text:style-name="T35">alt_dev_init()</text:span> shall be executed at module installation time. It create a protection mutex for ALTHEA registers accesses and call the subsystem initialization functions:</text:p>
      <text:list xml:id="list6885292708939802142" text:style-name="L6">
        <text:list-item>
          <text:p text:style-name="P405">interrupt mechanism</text:p>
        </text:list-item>
        <text:list-item>
          <text:p text:style-name="P405">remote resource mapping mechanism</text:p>
        </text:list-item>
        <text:list-item>
          <text:p text:style-name="P405">VME slave mapping mechanism</text:p>
        </text:list-item>
        <text:list-item>
          <text:p text:style-name="P405">SRAM accessed (for DMA, FIFOs..)</text:p>
        </text:list-item>
        <text:list-item>
          <text:p text:style-name="P405">remote resource (VME, SHM) dynamic access</text:p>
        </text:list-item>
        <text:list-item>
          <text:p text:style-name="P405">VME slave interface default configuration</text:p>
        </text:list-item>
      </text:list>
      <text:p text:style-name="Text_20_body_20_indent_5f_2">Before removing the core module, the function <text:span text:style-name="T35">alt_dev_exit()</text:span> shall be executed to return to the operating system all allocated resources.</text:p>
      <text:h text:style-name="Heading_20_3" text:outline-level="3">Accessing ALTHEA <text:span text:style-name="T100">R</text:span>egisters</text:h>
      <text:p text:style-name="Text_20_body_20_indent_5f_2"/>
      <text:p text:style-name="Text_20_body_20_indent_5f_2">The <text:span text:style-name="T35">alt_csr_op()</text:span> function allows to perform a set of operation on the ALTHEA registers:</text:p>
      <text:list xml:id="list8163355748253724313" text:style-name="L7">
        <text:list-item>
          <text:p text:style-name="P406">CSR registers</text:p>
        </text:list-item>
        <text:list-item>
          <text:p text:style-name="P406">ARTIX7 SMON registers</text:p>
        </text:list-item>
        <text:list-item>
          <text:p text:style-name="P406">ARTIX7 PCIEP DRP registers</text:p>
        </text:list-item>
        <text:list-item>
          <text:p text:style-name="P406">ARTIX7 PCIEP CFG registers</text:p>
        </text:list-item>
      </text:list>
      <text:p text:style-name="Text_20_body_20_indent_5f_2">The “csr_lock” mutex in the althea7910_device control structure is used to protect register access.</text:p>
      <text:p text:style-name="Text_20_body_20_indent_5f_2">For ARTIX7 SMON and PCIEP registers, read and write operation are supported.</text:p>
      <text:p text:style-name="Text_20_body_20_indent_5f_2">For ALTHEA CSR registers, the following operations are supported:</text:p>
      <text:list xml:id="list3692927774738912721" text:style-name="L8">
        <text:list-item>
          <text:p text:style-name="P407">Read, read with mask</text:p>
        </text:list-item>
        <text:list-item>
          <text:p text:style-name="P407">Write, Write with mask</text:p>
        </text:list-item>
        <text:list-item>
          <text:p text:style-name="P407">OR, OR with mask</text:p>
        </text:list-item>
        <text:list-item>
          <text:p text:style-name="P407">XOR, XOR with mask</text:p>
        </text:list-item>
        <text:list-item>
          <text:p text:style-name="P407">AND, AND with mask</text:p>
        </text:list-item>
      </text:list>
      <text:p text:style-name="Text_20_body_20_indent_5f_2">For “masked” operation, the operation is performed only for the bit matching the mask parameter. Bit set to 0 in the mask are left untouched.</text:p>
      <text:p text:style-name="Preformatted_20_Start">int </text:p>
      <text:p text:style-name="Preformatted_20_Start"><text:soft-page-break/>alt_csr_op( struct althea7910_device *alt, </text:p>
      <text:p text:style-name="Preformatted_20_Start"><text:tab/> <text:s text:c="5"/>struct alt_ioctl_csr_op *csr_op);</text:p>
      <text:p text:style-name="Text_20_body_20_indent_5f_2"/>
      <text:p text:style-name="Text_20_body_20_indent_5f_2">The <text:span text:style-name="T35">alt_ioctl_csr_op</text:span> data structure defines the operation the be performed. That structure is declared in the “altioctl.h” file and is shared with the API. </text:p>
      <text:p text:style-name="Standard"/>
      <text:p text:style-name="P332">struct alt_ioctl_csr_op</text:p>
      <text:p text:style-name="Preformatted_20_Start">{</text:p>
      <text:p text:style-name="Preformatted_20_Start"><text:s text:c="2"/>int operation; /* operation to be performed <text:s/>*/</text:p>
      <text:p text:style-name="Preformatted_20_Start"><text:s text:c="2"/>int offset; <text:s text:c="3"/>/* register offset <text:s text:c="11"/>*/</text:p>
      <text:p text:style-name="Preformatted_20_Start"><text:s text:c="2"/>int data; <text:s text:c="5"/>/* data <text:s text:c="22"/>*/</text:p>
      <text:p text:style-name="Preformatted_20_Start"><text:s text:c="2"/>int mask; <text:s text:c="5"/>/* only for masked operations */</text:p>
      <text:p text:style-name="Preformatted_20_Start">};</text:p>
      <text:p text:style-name="Text_20_body_20_indent_5f_2"/>
      <text:p text:style-name="Text_20_body_20_indent_5f_2">This file contains also the definitions of the operation codes:</text:p>
      <text:p text:style-name="Paragraph"/>
      <text:p text:style-name="Preformatted_20_Start">ALT_IOCTL_CSR_RD <text:s text:c="12"/>→ Read register</text:p>
      <text:p text:style-name="Preformatted_20_Start">ALT_IOCTL_CSR_RDm <text:s text:c="11"/>→ Read register with mask</text:p>
      <text:p text:style-name="Preformatted_20_Start">ALT_IOCTL_CSR_WR <text:s text:c="12"/>→ Write register</text:p>
      <text:p text:style-name="Preformatted_20_Start">ALT_IOCTL_CSR_WRm <text:s text:c="11"/>→ Write register with mask</text:p>
      <text:p text:style-name="Preformatted_20_Start">ALT_IOCTL_CSR_OR <text:s text:c="12"/>→ OR register</text:p>
      <text:p text:style-name="Preformatted_20_Start">ALT_IOCTL_CSR_ORm <text:s text:c="11"/>→ OR register with mask</text:p>
      <text:p text:style-name="Preformatted_20_Start">ALT_IOCTL_CSR_AND <text:s text:c="11"/>→ AND register</text:p>
      <text:p text:style-name="Preformatted_20_Start">ALT_IOCTL_CSR_ANDm <text:s text:c="10"/>→ AND register with mask</text:p>
      <text:p text:style-name="Preformatted_20_Start">ALT_IOCTL_CSR_XOR <text:s text:c="11"/>→ XOR register</text:p>
      <text:p text:style-name="Preformatted_20_Start">ALT_IOCTL_CSR_XORm <text:s text:c="10"/>→ XOR register with mask</text:p>
      <text:p text:style-name="Preformatted_20_Start">ALT_IOCTL_CSR_SMON_RD <text:s text:c="7"/>→ Read SMON register</text:p>
      <text:p text:style-name="Preformatted_20_Start">ALT_IOCTL_CSR_SMON_WR <text:s text:c="7"/>→ Write SMON register</text:p>
      <text:p text:style-name="Preformatted_20_Start">ALT_IOCTL_CSR_PCIEP_RD <text:s text:c="6"/>→ Read PCIe End Point register</text:p>
      <text:p text:style-name="Preformatted_20_Start">ALT_IOCTL_CSR_PCIEP_WR <text:s text:c="6"/>→ Write PCIe End point</text:p>
      <text:p text:style-name="Text_20_body_20_indent_5f_2"/>
      <text:h text:style-name="Heading_20_3" text:outline-level="3"><text:bookmark-start text:name="__RefHeading__8878_1297320152"/>Managing Remote <text:span text:style-name="T100">R</text:span>esources<text:bookmark-end text:name="__RefHeading__8878_1297320152"/></text:h>
      <text:p text:style-name="Text_20_body_20_indent_5f_2">The ALTHEA bridge allows to access remote resources such VME bus or Shared Memory (SHM) from the PCI tree. To perform read/write access to these resources from the PCI tree, a translation window mapping the PCI address to the remote address shall have been prepared. The <text:span text:style-name="T35">alt_map_mas_alloc()</text:span> function allows to create an address mapping in one of the two master mapper implemented in the ALTHEA device. </text:p>
      <text:p text:style-name="Text_20_body_20_indent_5f_2">The <text:span text:style-name="T35">alt_map_mas_modify()</text:span> allows to modify an existing mapping and <text:span text:style-name="T35">alt_map_mas_free()</text:span> to release it.</text:p>
      <text:p text:style-name="Text_20_body_20_indent_5f_2">The <text:span text:style-name="T35">alt_map_mas_get()</text:span> shall be used to retrieve the mapping parameters such the PCI address <text:s/>to be used to cross the translation window.</text:p>
      <text:p text:style-name="Text_20_body_20_indent_5f_2">The <text:span text:style-name="T35">alt_ioctl_map_win</text:span> data structure is used to exchange parameters between the client and the mapping functions. That structure is declared in the “altioctl.h” file and is shared with the API. </text:p>
      <text:p text:style-name="Text_20_body_20_indent_5f_2"/>
      <text:p text:style-name="Preformatted_20_Start">struct alt_ioctl_map_win</text:p>
      <text:p text:style-name="Preformatted_20_Start">{</text:p>
      <text:p text:style-name="Preformatted_20_Start"><text:soft-page-break/><text:s text:c="2"/>int offset;</text:p>
      <text:p text:style-name="Preformatted_20_Start"><text:s text:c="2"/>union</text:p>
      <text:p text:style-name="Preformatted_20_Start"><text:s text:c="2"/>{</text:p>
      <text:p text:style-name="Preformatted_20_Start"><text:s text:c="4"/>struct alt_ioctl_map_req req;</text:p>
      <text:p text:style-name="Preformatted_20_Start"><text:s text:c="4"/>struct alt_ioctl_map_sts sts;</text:p>
      <text:p text:style-name="Preformatted_20_Start"><text:s text:c="2"/>};</text:p>
      <text:p text:style-name="Preformatted_20_Start">};</text:p>
      <text:p text:style-name="Text_20_body_20_indent_5f_2"/>
      <text:p text:style-name="Text_20_body_20_indent_5f_2">The <text:span text:style-name="T35">offset</text:span> field is set by the mapper at allocation time and used by the mapping functions as window identifier. It shall be left untouched by applications.</text:p>
      <text:p text:style-name="Text_20_body_20_indent_5f_2">The <text:span text:style-name="T35">alt_ioctl_map_req</text:span> and <text:span text:style-name="T35">alt_ioctl_map_sts</text:span> are two mirror data structures used to hold mapping request and mapping status parameters.</text:p>
      <text:h text:style-name="Heading_20_4" text:outline-level="4"><text:bookmark-start text:name="__RefHeading__8876_1297320152"/><text:bookmark-start text:name="__RefHeading__9766_355716146"/>Mapping a <text:span text:style-name="T100">R</text:span>esource from PCI<text:bookmark-end text:name="__RefHeading__8876_1297320152"/><text:bookmark-end text:name="__RefHeading__9766_355716146"/></text:h>
      <text:p text:style-name="Preformatted_20_Start">int </text:p>
      <text:p text:style-name="Preformatted_20_Start">alt_map_mas_alloc( struct althea7910_device *alt,</text:p>
      <text:p text:style-name="Preformatted_20_Start"><text:s text:c="19"/>struct alt_ioctl_map_win *w);</text:p>
      <text:p text:style-name="Text_20_body_20_indent_5f_2"/>
      <text:p text:style-name="Text_20_body_20_indent_5f_2">When calling alt_map_mas_alloc(), the <text:span text:style-name="T35">alt_ioctl_map_</text:span><text:span text:style-name="T50">win</text:span> data structure shall contain the mapping parameters of the requested window. </text:p>
      <text:p text:style-name="Standard"/>
      <text:p text:style-name="P409">struct alt_ioctl_map_mode </text:p>
      <text:p text:style-name="P409">{</text:p>
      <text:p text:style-name="P409"><text:s text:c="2"/>char sg_id; char flags; short hw;</text:p>
      <text:p text:style-name="P409"><text:s text:c="2"/>char ads; char space; char swap; char am;</text:p>
      <text:p text:style-name="P409">};</text:p>
      <text:p text:style-name="P330"/>
      <text:p text:style-name="P409">struct alt_ioctl_map_req</text:p>
      <text:p text:style-name="P409">{</text:p>
      <text:p text:style-name="P409"><text:s text:c="2"/>ulong rem_addr;</text:p>
      <text:p text:style-name="P409"><text:s text:c="2"/>ulong loc_addr;</text:p>
      <text:p text:style-name="P409"><text:s text:c="2"/>uint size;</text:p>
      <text:p text:style-name="P409"><text:s text:c="2"/>struct alt_ioctl_map_mode mode;</text:p>
      <text:p text:style-name="P409">};</text:p>
      <text:p text:style-name="P330"/>
      <text:p text:style-name="P409">struct alt_ioctl_map_sts</text:p>
      <text:p text:style-name="P409">{</text:p>
      <text:p text:style-name="P409"><text:s text:c="2"/>ulong rem_base;</text:p>
      <text:p text:style-name="P409"><text:s text:c="2"/>ulong loc_base;</text:p>
      <text:p text:style-name="P409"><text:s text:c="2"/>uint size;</text:p>
      <text:p text:style-name="P409"><text:s text:c="2"/>struct alt_ioctl_map_mode mode;</text:p>
      <text:p text:style-name="P409">};</text:p>
      <text:p text:style-name="P330"/>
      <text:p text:style-name="P409">struct alt_ioctl_map_win</text:p>
      <text:p text:style-name="P409">{</text:p>
      <text:p text:style-name="P409"><text:s text:c="2"/>int pg_idx;</text:p>
      <text:p text:style-name="P409"><text:s text:c="2"/>union</text:p>
      <text:p text:style-name="P409"><text:s text:c="2"/>{</text:p>
      <text:p text:style-name="P409"><text:s text:c="4"/>struct alt_ioctl_map_req req;</text:p>
      <text:p text:style-name="P409"><text:s text:c="4"/>struct alt_ioctl_map_sts sts;</text:p>
      <text:p text:style-name="P409"><text:s text:c="2"/>};</text:p>
      <text:p text:style-name="P409">};</text:p>
      <text:p text:style-name="Text_20_body_20_indent_5f_2"/>
      <text:p text:style-name="Text_20_body_20_indent_5f_2"><text:span text:style-name="T151">The </text:span><text:span text:style-name="T50">alt_ioctl_map_req</text:span><text:span text:style-name="T151"> data structure is used to provide parameters to the window allocator. </text:span>The <text:span text:style-name="T35">rem_addr</text:span> field shall be loaded with the address of the remote resource <text:soft-page-break/>to be mapped (i.e. for a VME board the VME base address of that board).</text:p>
      <text:p text:style-name="Text_20_body_20_indent_5f_2">The <text:span text:style-name="T35">loc_addr</text:span> is updated by the mapper with the PCI address to be used to access the requested <text:span text:style-name="T35">rem_addr</text:span>.</text:p>
      <text:p text:style-name="Text_20_body_20_indent_5f_2">The <text:span text:style-name="T35">size</text:span> field shall be loaded with the request mapping size.</text:p>
      <text:p text:style-name="Text_20_body_20_indent_5f_2">The <text:span text:style-name="T35">mode</text:span> field is a data structure defining the addressing parameters to be used to access the remote resource:</text:p>
      <text:p text:style-name="Text_20_body_20_indent_5f_2">The <text:span text:style-name="T35">sg_id</text:span> field defines which mapper shall be used to access the remote resource. For master access two mappers are available:</text:p>
      <text:p text:style-name="Preformatted_20_Start">MAP_ID_MAS_PCIE_PMEM <text:s text:c="9"/>→ PCI PMEM mapper (through PCI BAR #0)</text:p>
      <text:p text:style-name="Preformatted_20_Start">MAP_ID_MAS_PCIE_PEM <text:s text:c="10"/>→ PCI MEM mapper (through PCI BAR #2)</text:p>
      <text:p text:style-name="Text_20_body_20_indent_5f_2"/>
      <text:p text:style-name="P312">The <text:span text:style-name="T35">space</text:span> field defines on which bus the remote resource is hosted:</text:p>
      <text:p text:style-name="P331">MAP_SPACE_VME <text:s text:c="16"/>→ resource hosted on the VME</text:p>
      <text:p text:style-name="P331">MAP_SPACE_SHM <text:s text:c="16"/>→ resource hosted in Shared Memory</text:p>
      <text:p text:style-name="P312"/>
      <text:p text:style-name="P312">The <text:span text:style-name="T35">s</text:span><text:span text:style-name="T51">wap</text:span> field defines <text:span text:style-name="T152">hardware data swapping mode to be selected</text:span>:</text:p>
      <text:p text:style-name="P331">MAP_S<text:span text:style-name="T152">WAP_NO</text:span> <text:s text:c="16"/>→ <text:span text:style-name="T152">no swapping</text:span></text:p>
      <text:p text:style-name="P331">MAP_S<text:span text:style-name="T152">WAP_AUTO</text:span> <text:s text:c="14"/>→ <text:span text:style-name="T152">auto swap according to data size</text:span></text:p>
      <text:p text:style-name="P331">MAP_S<text:span text:style-name="T152">WAP_DW</text:span> <text:s text:c="16"/>→ <text:span text:style-name="T152">double word swapping</text:span></text:p>
      <text:p text:style-name="P331">MAP_S<text:span text:style-name="T152">WAP_QW </text:span><text:s text:c="16"/>→ <text:span text:style-name="T152">quad word swapping</text:span></text:p>
      <text:p text:style-name="P331">MAP_S<text:span text:style-name="T152">PLIT_D32</text:span> <text:s text:c="14"/>→ <text:span text:style-name="T152">split D32 access into D16 + D16</text:span></text:p>
      <text:p text:style-name="P312"/>
      <text:p text:style-name="P312">The <text:span text:style-name="T35">flags</text:span> field is not used for master mapping.</text:p>
      <text:p text:style-name="Text_20_body_20_indent_5f_2">The <text:span text:style-name="T35">am</text:span> field is used for VME resources and shall be loaded with the VME address modifier to be used when accessing the resources. It shall be noted that ALTHEA can only generate a subset of the 64 AM declared in the VME standard.</text:p>
      <text:p text:style-name="Text_20_body_20_indent_5f_2">The <text:span text:style-name="T52">pg_idx</text:span> field is updated by the mapper and contains the index in the mapping table of the page used for the address translation. That information is used as input parameter by the <text:span text:style-name="T35">alt_map_mas_free()</text:span> and <text:span text:style-name="T35">alt_map_mas_modify()</text:span> functions.</text:p>
      <text:h text:style-name="Heading_20_4" text:outline-level="4">Getting <text:span text:style-name="T100">P</text:span>arameters of an <text:span text:style-name="T100">A</text:span>llocated <text:span text:style-name="T100">W</text:span>indo<text:span text:style-name="T100">w</text:span></text:h>
      <text:p text:style-name="Text_20_body_20_indent_5f_2">The function <text:span text:style-name="T35">alt_map_mas_get() </text:span><text:span text:style-name="T23">the current parameters of a previously allocated window:</text:span></text:p>
      <text:p text:style-name="Standard"/>
      <text:p text:style-name="Preformatted_20_Start">int </text:p>
      <text:p text:style-name="Preformatted_20_Start">alt_map_mas_get( struct althea7910_device *alt,</text:p>
      <text:p text:style-name="Preformatted_20_Start"><text:s text:c="17"/>struct alt_ioctl_map_win *w);</text:p>
      <text:p text:style-name="Text_20_body_20_indent_5f_2"/>
      <text:p text:style-name="Text_20_body_20_indent_5f_2"><text:span text:style-name="T23">The function expect a pointer the a </text:span><text:span text:style-name="T35">alt_ioctl_map_win</text:span><text:span text:style-name="T23"> data structure as second argument to retrieve the mapping parameters.</text:span></text:p>
      <text:p text:style-name="P313"><text:span text:style-name="T23">The </text:span><text:span text:style-name="T52">pg_idx</text:span><text:span text:style-name="T23"> parameters shall contain the value returned by the allocation function when the window was created.</text:span></text:p>
      <text:p text:style-name="Text_20_body_20_indent_5f_2"><text:soft-page-break/><text:span text:style-name="T23">When calling </text:span><text:span text:style-name="T35">alt_map_mas_get()</text:span><text:span text:style-name="T23"> the mapper loads the </text:span><text:span text:style-name="T35">alt_ioctl_map_sts</text:span><text:span text:style-name="T23"> data structure with the parameters of the translation window identified by the field </text:span><text:span text:style-name="T35">offset</text:span><text:span text:style-name="T23">. </text:span></text:p>
      <text:p text:style-name="Text_20_body_20_indent_5f_2"><text:span text:style-name="T23">Before calling </text:span><text:span text:style-name="T35">alt_map_mas_get()</text:span><text:span text:style-name="T23">, it is important to set the </text:span><text:span text:style-name="T34">sg_id</text:span><text:span text:style-name="T59"> </text:span><text:span text:style-name="T23">field in the </text:span><text:span text:style-name="T35">alt_ioctl_map_mode</text:span><text:span text:style-name="T23"> data structure shall be set to identify the targeted mapper.</text:span></text:p>
      <text:p text:style-name="Text_20_body_20_indent_5f_2"><text:span text:style-name="T23">When </text:span><text:span text:style-name="T35">alt_map_mas_get()</text:span><text:span text:style-name="T23"> returns, </text:span><text:span text:style-name="T35">loc_base</text:span><text:span text:style-name="T23"> is updated with the PCI base address of the translation window and </text:span><text:span text:style-name="T35">size</text:span><text:span text:style-name="T23"> with the size in bytes of that window. </text:span></text:p>
      <text:p text:style-name="Text_20_body_20_indent_5f_2"><text:span text:style-name="T35">rem_base</text:span><text:span text:style-name="T23"> and </text:span><text:span text:style-name="T35">mode</text:span><text:span text:style-name="T23"> are updated with the remote address pointed by </text:span><text:span text:style-name="T35">loc_base</text:span><text:span text:style-name="T23"> and the access mode parameter.</text:span></text:p>
      <text:p text:style-name="P272">The function returns the offset.</text:p>
      <text:h text:style-name="P386" text:outline-level="4">Freeing an <text:span text:style-name="T100">A</text:span>llocated <text:span text:style-name="T100">W</text:span>indow</text:h>
      <text:p text:style-name="Text_20_body_20_indent_5f_2"><text:span text:style-name="T23">To free an allocated window ,the </text:span><text:span text:style-name="T35">alt_map_mas_free()</text:span><text:span text:style-name="T23"> function must be executed:</text:span></text:p>
      <text:p text:style-name="P272"/>
      <text:p text:style-name="P314">int </text:p>
      <text:p text:style-name="P314">alt_map_mas_free( struct althea7910_device *alt,</text:p>
      <text:p text:style-name="P314"><text:tab/><text:tab/> <text:s text:c="7"/>int sg_id,</text:p>
      <text:p text:style-name="P314"><text:tab/><text:tab/> <text:s text:c="7"/>uint <text:span text:style-name="T153">pg_idx</text:span>);</text:p>
      <text:p text:style-name="P272"/>
      <text:p text:style-name="Text_20_body_20_indent_5f_2"><text:span text:style-name="T23">That function needs the mapper </text:span><text:span text:style-name="T35">sg_id</text:span><text:span text:style-name="T23"> and the </text:span><text:span text:style-name="T53">pg_idx</text:span><text:span text:style-name="T23"> returned by the allocation function.</text:span></text:p>
      <text:h text:style-name="P386" text:outline-level="4">Modifying an <text:span text:style-name="T100">A</text:span>llocated <text:span text:style-name="T100">W</text:span>indow</text:h>
      <text:p text:style-name="Text_20_body_20_indent_5f_2"><text:span text:style-name="T23">When a translation window has been allocated, it is possible to modify its mapping parameter with the </text:span><text:span text:style-name="T35">alt_map_mas_modify()</text:span><text:span text:style-name="T23"> function:</text:span></text:p>
      <text:p text:style-name="P272"/>
      <text:p text:style-name="P314">ulong </text:p>
      <text:p text:style-name="P314">alt_map_mas_modify( struct althea7910_device *alt,</text:p>
      <text:p text:style-name="P314"><text:s text:c="20"/>struct alt_ioctl_map_win *w);</text:p>
      <text:p text:style-name="P272"/>
      <text:p text:style-name="Text_20_body_20_indent_5f_2"><text:span text:style-name="T23">which takes the same parameters as </text:span><text:span text:style-name="T35">alt_map_mas_alloc()</text:span><text:span text:style-name="T23">. However in this case </text:span><text:span text:style-name="T54">pg_idx</text:span><text:span text:style-name="T23"> is an input parameters identifying the translation window to be modified.</text:span></text:p>
      <text:p text:style-name="Text_20_body_20_indent_5f_2"><text:span text:style-name="T35">size</text:span><text:span text:style-name="T23"> and </text:span><text:span text:style-name="T35">loc_addr</text:span><text:span text:style-name="T23"> are output parameter set to the actual size and base address of that window.</text:span></text:p>
      <text:p text:style-name="Text_20_body_20_indent_5f_2"><text:span text:style-name="T35">rem_addr</text:span><text:span text:style-name="T23"> and </text:span><text:span text:style-name="T35">mode</text:span><text:span text:style-name="T23"> parameters shall be loaded with the requested remote address and access mode. In the </text:span><text:span text:style-name="T35">alt_ioctl_map_mode</text:span><text:span text:style-name="T23"> data structure the </text:span><text:span text:style-name="T35">sg_id</text:span><text:span text:style-name="T23"> field shall target the requested mapper.</text:span></text:p>
      <text:h text:style-name="Heading_20_3" text:outline-level="3">Accessing remote resources</text:h>
      <text:p text:style-name="Text_20_body_20_indent_5f_2">During the initialization phase a 64 KByte address translation window in the PCI MEM space is allocated to access dynamically remote resources. The function <text:span text:style-name="T35">alt_rem_read()</text:span>/<text:span text:style-name="T35">alt_rem_write()</text:span> allow to transfer data to/from a remote resource using that predefined translation window:</text:p>
      <text:p text:style-name="Text_20_body_20_indent_5f_2"><text:soft-page-break/></text:p>
      <text:p text:style-name="Preformatted_20_Start">int </text:p>
      <text:p text:style-name="Preformatted_20_Start">alt_rem_read( struct althea7910_device *alt, </text:p>
      <text:p text:style-name="Preformatted_20_Start"><text:tab/> <text:s text:c="9"/>struct alt_ioctl_rdwr *rw);</text:p>
      <text:p text:style-name="Preformatted_20_Start"/>
      <text:p text:style-name="Preformatted_20_Start">int </text:p>
      <text:p text:style-name="Preformatted_20_Start">alt_rem_write( struct althea7910_device *alt, </text:p>
      <text:p text:style-name="Preformatted_20_Start"><text:tab/> <text:s text:c="10"/>struct alt_ioctl_rdwr *rw);</text:p>
      <text:p text:style-name="Preformatted_20_Start"/>
      <text:p text:style-name="Text_20_body_20_indent_5f_2"/>
      <text:p text:style-name="Text_20_body_20_indent_5f_2">When the read/write functions are called, the remote parameters (address and mode) of that window are set to point on the selected remote resource.</text:p>
      <text:p text:style-name="Text_20_body_20_indent_5f_2">A data structure <text:span text:style-name="T35">alt_ioctl_rdwr</text:span> is used to pass transfer parameters to the read/write functions:</text:p>
      <text:p text:style-name="Text_20_body_20_indent_5f_2"/>
      <text:p text:style-name="Preformatted_20_Start">struct alt_ioctl_rdwr</text:p>
      <text:p text:style-name="Preformatted_20_Start">{</text:p>
      <text:p text:style-name="Preformatted_20_Start"><text:s text:c="2"/>ulong rem_addr;</text:p>
      <text:p text:style-name="Preformatted_20_Start"><text:s text:c="2"/>char *buf;</text:p>
      <text:p text:style-name="Preformatted_20_Start"><text:s text:c="2"/>int len;</text:p>
      <text:p text:style-name="Preformatted_20_Start"><text:s text:c="2"/>union</text:p>
      <text:p text:style-name="Preformatted_20_Start"><text:s text:c="2"/>{</text:p>
      <text:p text:style-name="Preformatted_20_Start"><text:s text:c="4"/>int mode;</text:p>
      <text:p text:style-name="Preformatted_20_Start"><text:s text:c="4"/>struct rdwr_mode {char ads; char space; char swap; char am;}m;</text:p>
      <text:p text:style-name="Preformatted_20_Start"><text:s text:c="2"/>}; </text:p>
      <text:p text:style-name="Text_20_body_20_indent_5f_2"><text:s/></text:p>
      <text:p text:style-name="Text_20_body_20_indent_5f_2">The rem_addr field is the address in the remote space where the data have to be read/written. That value, together with mode parameters are passed to the alt_map_mas_modify() function to create the local address needed to perform the data transfer.</text:p>
      <text:h text:style-name="Heading_20_3" text:outline-level="3">Creating VME Slave Windows</text:h>
      <text:p text:style-name="Text_20_body_20_indent_5f_2">Slave windows shall be created to access ALTHEA local resources and PCI addresses from the VME.</text:p>
      <text:p text:style-name="Text_20_body_20_indent_5f_2">To perform read/write access to these resources from the VME bus, a translation window mapping a VME address to the remote address shall have been prepared. The <text:span text:style-name="T35">alt_map_slv_alloc()</text:span> function allows to create an address mapping in one of the 4 slave mappers implemented in the ALTHEA device. </text:p>
      <text:p text:style-name="Text_20_body_20_indent_5f_2">The <text:span text:style-name="T35">alt_map_slv_modify()</text:span> allows to modify an existing mapping and <text:span text:style-name="T35">alt_map_slv_free()</text:span> to release it.</text:p>
      <text:p text:style-name="Text_20_body_20_indent_5f_2">The <text:span text:style-name="T35">alt_map_slv_get()</text:span> shall be used to retrieve the mapping parameters such the VME address <text:s/>to be used to cross the translation window.</text:p>
      <text:p text:style-name="Text_20_body_20_indent_5f_2">The <text:span text:style-name="T35">alt_ioctl_map_win</text:span> data structure is used to exchange parameters between the requester and the mapping functions. That structure is declared in the “altioctl.h” file and is shared with the API. </text:p>
      <text:p text:style-name="Text_20_body_20_indent_5f_2"/>
      <text:p text:style-name="Preformatted_20_Start">struct alt_ioctl_map_win</text:p>
      <text:p text:style-name="Preformatted_20_Start"><text:soft-page-break/>{</text:p>
      <text:p text:style-name="Preformatted_20_Start"><text:s text:c="2"/>int pg_idx;</text:p>
      <text:p text:style-name="Preformatted_20_Start"><text:s text:c="2"/>union</text:p>
      <text:p text:style-name="Preformatted_20_Start"><text:s text:c="2"/>{</text:p>
      <text:p text:style-name="Preformatted_20_Start"><text:s text:c="4"/>struct alt_ioctl_map_req req;</text:p>
      <text:p text:style-name="Preformatted_20_Start"><text:s text:c="4"/>struct alt_ioctl_map_sts sts;</text:p>
      <text:p text:style-name="Preformatted_20_Start"><text:s text:c="2"/>};</text:p>
      <text:p text:style-name="Preformatted_20_Start">};</text:p>
      <text:p text:style-name="Text_20_body_20_indent_5f_2"/>
      <text:p text:style-name="Text_20_body_20_indent_5f_2">The <text:span text:style-name="T35">pg_idx</text:span> field is set by the mapper at allocation time and used by the mapping functions as window identifier. It shall be left untouched by applications.</text:p>
      <text:p text:style-name="Text_20_body_20_indent_5f_2">The <text:span text:style-name="T35">alt_ioctl_map_req</text:span> and <text:span text:style-name="T35">alt_ioctl_map_sts</text:span> are two mirror data structures used to hold mapping request and mapping status parameters.</text:p>
      <text:h text:style-name="Heading_20_4" text:outline-level="4">Mapping a <text:span text:style-name="T100">R</text:span>esource from VME</text:h>
      <text:p text:style-name="Preformatted_20_Start">int </text:p>
      <text:p text:style-name="Preformatted_20_Start">alt_map_slv_alloc( struct althea7910_device *alt,</text:p>
      <text:p text:style-name="Preformatted_20_Start"><text:s text:c="19"/>struct alt_ioctl_map_win *w);</text:p>
      <text:p text:style-name="Text_20_body_20_indent_5f_2"/>
      <text:p text:style-name="Text_20_body_20_indent_5f_2">When calling <text:span text:style-name="T35">alt_map_slv_alloc()</text:span>, the <text:span text:style-name="T35">alt_ioctl_map_req</text:span> data structure shall contain the mapping parameters of the requested translation window. </text:p>
      <text:p text:style-name="Standard"/>
      <text:p text:style-name="Preformatted_20_Start">struct alt_ioctl_map_req</text:p>
      <text:p text:style-name="Preformatted_20_Start">{</text:p>
      <text:p text:style-name="Preformatted_20_Start"><text:s text:c="2"/>ulong rem_addr;</text:p>
      <text:p text:style-name="Preformatted_20_Start"><text:s text:c="2"/>ulong loc_addr;</text:p>
      <text:p text:style-name="Preformatted_20_Start"><text:s text:c="2"/>uint size;</text:p>
      <text:p text:style-name="Preformatted_20_Start"><text:s text:c="2"/>struct alt_ioctl_map_mode m;</text:p>
      <text:p text:style-name="Preformatted_20_Start">};</text:p>
      <text:p text:style-name="Text_20_body_20_indent_5f_2"/>
      <text:p text:style-name="Text_20_body_20_indent_5f_2">The <text:span text:style-name="T35">rem_addr</text:span> field shall be loaded with the address of the remote resource to be mapped (i.e. for system RAM, its address in the PCI tree).</text:p>
      <text:p text:style-name="Text_20_body_20_indent_5f_2">The <text:span text:style-name="T35">loc_addr</text:span> is updated by the mapper with the VME address to be used to access the requested <text:span text:style-name="T35">rem_addr</text:span>.</text:p>
      <text:p text:style-name="Text_20_body_20_indent_5f_2">The <text:span text:style-name="T35">size</text:span> field shall be loaded with the requested mapping size.</text:p>
      <text:p text:style-name="Text_20_body_20_indent_5f_2">The <text:span text:style-name="T35">mode</text:span> field is a data structure defining the addressing parameters to be used to access the remote resource:</text:p>
      <text:p text:style-name="P335">struct alt_ioctl_map_mode </text:p>
      <text:p text:style-name="Preformatted_20_Start">{</text:p>
      <text:p text:style-name="Preformatted_20_Start"><text:s text:c="2"/>char sg_id; char flags; short hw;</text:p>
      <text:p text:style-name="Preformatted_20_Start"><text:s text:c="2"/>char ads; char space; char swap; char am;</text:p>
      <text:p text:style-name="Preformatted_20_Start">};</text:p>
      <text:p text:style-name="Text_20_body_20_indent_5f_2"/>
      <text:p text:style-name="Text_20_body_20_indent_5f_2">The <text:span text:style-name="T35">sg_id</text:span> field defines which mapper shall be used to access the remote resource. For slave access 4 mappers are available:</text:p>
      <text:p text:style-name="Preformatted_20_Start"><text:soft-page-break/>MAP_ID_SLV_VME_A32 <text:s text:c="9"/>→ VME A32 slave mapper</text:p>
      <text:p text:style-name="Preformatted_20_Start">MAP_ID_SLV_VME_A24 <text:s text:c="9"/>→ VME A24 slave mapper</text:p>
      <text:p text:style-name="Preformatted_20_Start">MAP_ID_SLV_VME_A16 <text:s text:c="9"/>→ VME A16 slave mapper</text:p>
      <text:p text:style-name="Preformatted_20_Start">MAP_ID_SLV_VME_BRC <text:s text:c="9"/>→ VME 2eSST broadcast slave mapper</text:p>
      <text:p text:style-name="Text_20_body_20_indent_5f_2"/>
      <text:p text:style-name="Text_20_body_20_indent_5f_2">The <text:span text:style-name="T35">space</text:span> field defines on which bus the remote resource is hosted:</text:p>
      <text:p text:style-name="Preformatted_20_Start">MAP_SPACE_PCIE <text:s text:c="15"/>→ resource hosted in the PCI tree</text:p>
      <text:p text:style-name="Preformatted_20_Start">MAP_SPACE_SHM <text:s text:c="16"/>→ resource hosted in Shared Memory</text:p>
      <text:p text:style-name="Text_20_body_20_indent_5f_2"/>
      <text:p text:style-name="Text_20_body_20_indent_5f_2">For slave mapping the <text:span text:style-name="T35">flags</text:span> field can be used to force the VME window base address. This is done by loading the requested local address in the <text:span text:style-name="T35">loc_addr</text:span> field and setting the flag <text:span text:style-name="T35">MAP_FLAG_FORCE</text:span>.</text:p>
      <text:p text:style-name="Text_20_body_20_indent_5f_2">The <text:span text:style-name="T35">pg_idx</text:span> field is updated by the mapper and contains the index in the mapping table of the first page used for the address translation. That information is used as input parameter by the <text:span text:style-name="T35">alt_map_slv_free()</text:span> and <text:span text:style-name="T35">alt_map_slv_modify()</text:span> functions.</text:p>
      <text:h text:style-name="Heading_20_4" text:outline-level="4">Getting <text:span text:style-name="T100">P</text:span>arameters of an <text:span text:style-name="T100">A</text:span>llocated <text:span text:style-name="T100">W</text:span>indow</text:h>
      <text:p text:style-name="Text_20_body_20_indent_5f_2">The function <text:span text:style-name="T35">alt_map_mas_get() </text:span><text:span text:style-name="T23">the current parameters of a previously allocated window:</text:span></text:p>
      <text:p text:style-name="Standard"/>
      <text:p text:style-name="Preformatted_20_Start">int </text:p>
      <text:p text:style-name="Preformatted_20_Start">alt_map_slv_get( struct althea7910_device *alt,</text:p>
      <text:p text:style-name="Preformatted_20_Start"><text:s text:c="17"/>struct alt_ioctl_map_win *w);</text:p>
      <text:p text:style-name="Text_20_body_20_indent_5f_2"/>
      <text:p text:style-name="Text_20_body_20_indent_5f_2"><text:span text:style-name="T23">The function expect a pointer the a </text:span><text:span text:style-name="T35">alt_ioctl_map_win</text:span><text:span text:style-name="T23"> data structure as second argument to retrieve the mapping parameters.</text:span></text:p>
      <text:p text:style-name="Text_20_body_20_indent_5f_2"><text:span text:style-name="T23">The </text:span><text:span text:style-name="T35">pg_idx</text:span><text:span text:style-name="T23"> parameter shall contain the value returned by the allocation function when the window was created.</text:span></text:p>
      <text:p text:style-name="Text_20_body_20_indent_5f_2"><text:span text:style-name="T23">When calling </text:span><text:span text:style-name="T35">alt_map_slv_get()</text:span><text:span text:style-name="T23"> the mapper loads the </text:span><text:span text:style-name="T35">alt_ioctl_map_sts</text:span><text:span text:style-name="T23"> data structure with the parameters of the translation window identified by the field </text:span><text:span text:style-name="T35">pg_idx</text:span><text:span text:style-name="T23">. </text:span></text:p>
      <text:p text:style-name="P314">struct alt_ioctl_map_sts</text:p>
      <text:p text:style-name="P314">{</text:p>
      <text:p text:style-name="P314"><text:s text:c="2"/>ulong rem_base;</text:p>
      <text:p text:style-name="P314"><text:s text:c="2"/>ulong loc_base;</text:p>
      <text:p text:style-name="P314"><text:s text:c="2"/>uint size;</text:p>
      <text:p text:style-name="P314"><text:s text:c="2"/>struct alt_ioctl_map_mode m;</text:p>
      <text:p text:style-name="P314">};</text:p>
      <text:p text:style-name="P272"/>
      <text:p text:style-name="Text_20_body_20_indent_5f_2"><text:span text:style-name="T23">Before calling </text:span><text:span text:style-name="T35">alt_map_slv_get()</text:span><text:span text:style-name="T23">, it is important to set the </text:span><text:span text:style-name="T34">sg_id</text:span><text:span text:style-name="T59"> </text:span><text:span text:style-name="T23">field in the </text:span><text:span text:style-name="T35">alt_ioctl_map_mode</text:span><text:span text:style-name="T23"> data structure shall be set to identify the targeted mapper.</text:span></text:p>
      <text:p text:style-name="Text_20_body_20_indent_5f_2"><text:span text:style-name="T23">When </text:span><text:span text:style-name="T35">alt_map_slv_get()</text:span><text:span text:style-name="T23"> returns, </text:span><text:span text:style-name="T35">loc_base</text:span><text:span text:style-name="T23"> is updated with the VME base address of the translation window and </text:span><text:span text:style-name="T35">size</text:span><text:span text:style-name="T23"> with the size in bytes of that window. </text:span></text:p>
      <text:p text:style-name="Text_20_body_20_indent_5f_2"><text:span text:style-name="T35">rem_base</text:span><text:span text:style-name="T23"> and </text:span><text:span text:style-name="T35">mode</text:span><text:span text:style-name="T23"> are updated with the remote address pointed by </text:span><text:span text:style-name="T35">loc_base</text:span><text:span text:style-name="T23"> and the access mode parameter.</text:span></text:p>
      <text:h text:style-name="Heading_20_4" text:outline-level="4"><text:soft-page-break/><text:span text:style-name="T23">Freeing an </text:span><text:span text:style-name="T32">A</text:span><text:span text:style-name="T23">llocated </text:span><text:span text:style-name="T32">W</text:span><text:span text:style-name="T23">indow</text:span></text:h>
      <text:p text:style-name="Text_20_body_20_indent_5f_2"><text:span text:style-name="T23">To free an allocated window the </text:span><text:span text:style-name="T35">alt_map_slv_free()</text:span><text:span text:style-name="T23"> function shal be executed:</text:span></text:p>
      <text:p text:style-name="P272"/>
      <text:p text:style-name="P314">int </text:p>
      <text:p text:style-name="P314">alt_map_slv_free( struct althea7910_device *alt,</text:p>
      <text:p text:style-name="P314"><text:tab/><text:tab/> <text:s text:c="6"/>int sg_id,</text:p>
      <text:p text:style-name="P314"><text:tab/><text:tab/> <text:s text:c="7"/>uint offset);</text:p>
      <text:p text:style-name="P272"/>
      <text:p text:style-name="Text_20_body_20_indent_5f_2"><text:span text:style-name="T23">That function needs the mapper </text:span><text:span text:style-name="T35">sg_id</text:span><text:span text:style-name="T23"> and the </text:span><text:span text:style-name="T35">offset</text:span><text:span text:style-name="T23"> returned by the allocation function.</text:span></text:p>
      <text:h text:style-name="Heading_20_3" text:outline-level="3">VME <text:span text:style-name="T100">I</text:span>nterface <text:span text:style-name="T100">C</text:span>onfiguration</text:h>
      <text:h text:style-name="Heading_20_4" text:outline-level="4">VME Arbitration</text:h>
      <text:p text:style-name="Text_20_body_20_indent_5f_2">The <text:span text:style-name="T35">alt_vme_arb_get_conf()</text:span> function allows to retrieve the current VME arbitration mode parameters:</text:p>
      <text:p text:style-name="Text_20_body_20_indent_5f_2"/>
      <text:p text:style-name="Preformatted_20_Start">void</text:p>
      <text:p text:style-name="Preformatted_20_Start">alt_vme_arb_get_conf( struct althea7910_device *alt,</text:p>
      <text:p text:style-name="Preformatted_20_Start"><text:tab/><text:tab/> <text:s text:c="11"/>struct alt_ioctl_vme_arb_conf *<text:span text:style-name="T69">c</text:span>onf)</text:p>
      <text:p text:style-name="Text_20_body_20_indent_5f_2"/>
      <text:p text:style-name="Text_20_body_20_indent_5f_2">Information is returned in the <text:s/><text:span text:style-name="T35">alt_ioctl_vme_arb_conf</text:span> data structure:</text:p>
      <text:p text:style-name="Text_20_body_20_indent_5f_2"/>
      <text:p text:style-name="Preformatted_20_Start">struct alt_ioctl_vme_arb_conf</text:p>
      <text:p text:style-name="Preformatted_20_Start">{</text:p>
      <text:p text:style-name="Preformatted_20_Start"><text:s text:c="2"/>uint csr;</text:p>
      <text:p text:style-name="Preformatted_20_Start"><text:s text:c="2"/>uint arb_mode;</text:p>
      <text:p text:style-name="Preformatted_20_Start"><text:s text:c="2"/>uint bus_tmo;</text:p>
      <text:p text:style-name="Preformatted_20_Start">};</text:p>
      <text:p text:style-name="Text_20_body_20_indent_5f_2"/>
      <text:p text:style-name="Text_20_body_20_indent_5f_2">The <text:span text:style-name="T35">csr</text:span> field is update with the current value of the hardware register PVME_SLOT1 controlling the ALTHEA arbitration mechanism.</text:p>
      <text:p text:style-name="Text_20_body_20_indent_5f_2">The <text:span text:style-name="T35">arb_mode</text:span> contains the arbitration mode:</text:p>
      <text:p text:style-name="Text_20_body_20_indent_5f_2"/>
      <text:p text:style-name="Preformatted_20_Start">VME_ARB_PRI<text:tab/><text:tab/><text:tab/>→ PRI mode</text:p>
      <text:p text:style-name="Preformatted_20_Start">VME_ARB_RRS<text:tab/><text:tab/><text:tab/>→ RRS mode</text:p>
      <text:p text:style-name="Preformatted_20_Start">VME_ARB_PRI_PP<text:tab/><text:tab/><text:tab/>→ Pipelined PRI mode</text:p>
      <text:p text:style-name="Preformatted_20_Start">VME_ARB_RRS_PP<text:tab/><text:tab/><text:tab/>→ Pipelined RRS mode</text:p>
      <text:p text:style-name="Text_20_body_20_indent_5f_2"/>
      <text:p text:style-name="Text_20_body_20_indent_5f_2">and <text:span text:style-name="T35">bus_tmo</text:span> the bus timeout in <text:span text:style-name="T68">µ</text:span>sec.</text:p>
      <text:p text:style-name="Text_20_body_20_indent_5f_2">The <text:span text:style-name="T35">alt_vme_arb_set_conf()</text:span> function shall be called to update the arbitration parameters (mode and timeout). When the function returns the <text:span text:style-name="T35">csr</text:span> field is updated <text:soft-page-break/>with the current value of the PVME_SLOT1 register:</text:p>
      <text:p text:style-name="Text_20_body_20_indent_5f_2"/>
      <text:p text:style-name="Preformatted_20_Start">void</text:p>
      <text:p text:style-name="Preformatted_20_Start">alt_vme_arb_set_conf( struct althea7910_device *alt,</text:p>
      <text:p text:style-name="Preformatted_20_Start"><text:tab/><text:tab/> <text:s text:c="5"/>struct alt_ioctl_vme_arb_conf *conf)</text:p>
      <text:p text:style-name="Text_20_body_20_indent_5f_2"/>
      <text:h text:style-name="Heading_20_4" text:outline-level="4">VME Master</text:h>
      <text:p text:style-name="Text_20_body_20_indent_5f_2">The <text:span text:style-name="T35">alt_vme_mas_get_conf()</text:span> fonction allows to retreive the current VME master mode parameters:</text:p>
      <text:p text:style-name="Text_20_body_20_indent_5f_2"/>
      <text:p text:style-name="Preformatted_20_Start">void</text:p>
      <text:p text:style-name="Preformatted_20_Start">alt_vme_mas_get_conf( struct althea7910_device *alt,</text:p>
      <text:p text:style-name="Preformatted_20_Start"><text:tab/><text:tab/> <text:s text:c="11"/>struct alt_ioctl_vme_arb_conf *conf)</text:p>
      <text:p text:style-name="Text_20_body_20_indent_5f_2"/>
      <text:p text:style-name="Text_20_body_20_indent_5f_2">Information is returned in the <text:s/>alt_ioctl_vme_arb_conf data structure:</text:p>
      <text:p text:style-name="Text_20_body_20_indent_5f_2"/>
      <text:p text:style-name="Preformatted_20_Start">struct alt_ioctl_vme_mas_conf</text:p>
      <text:p text:style-name="Preformatted_20_Start">{</text:p>
      <text:p text:style-name="Preformatted_20_Start"><text:s text:c="2"/>uint csr;</text:p>
      <text:p text:style-name="Preformatted_20_Start"><text:s text:c="2"/>uint req_mode;</text:p>
      <text:p text:style-name="Preformatted_20_Start"><text:s text:c="2"/>uint req_level;</text:p>
      <text:p text:style-name="Preformatted_20_Start">};</text:p>
      <text:p text:style-name="Text_20_body_20_indent_5f_2"/>
      <text:p text:style-name="Text_20_body_20_indent_5f_2">The <text:span text:style-name="T35">csr</text:span> field is update with the current value of the hardware register PVME_MASCSR controlling the ALTHEA VME master interface.</text:p>
      <text:p text:style-name="Text_20_body_20_indent_5f_2">The <text:span text:style-name="T35">req_mode</text:span> contains the arbitration mode:</text:p>
      <text:p text:style-name="Text_20_body_20_indent_5f_2"/>
      <text:p text:style-name="Preformatted_20_Start">VME_REQ_RWD<text:tab/><text:tab/><text:tab/>→ Release When Done</text:p>
      <text:p text:style-name="Preformatted_20_Start">VME_REQ_ROR<text:tab/><text:tab/><text:tab/>→ Release On Request</text:p>
      <text:p text:style-name="Preformatted_20_Start">VME_REQ_FAIR<text:tab/><text:tab/><text:tab/>→ Fair and Release When Done</text:p>
      <text:p text:style-name="Preformatted_20_Start">VME_REQ_NOREL<text:tab/><text:tab/><text:tab/>→ No Release</text:p>
      <text:p text:style-name="Text_20_body_20_indent_5f_2"/>
      <text:p text:style-name="Text_20_body_20_indent_5f_2">and <text:span text:style-name="T35">req_level</text:span> the request level (from 0 to 3).</text:p>
      <text:p text:style-name="Text_20_body_20_indent_5f_2">The <text:span text:style-name="T35">alt_vme_mas_set_conf()</text:span> function must be called to update the VME master access parameters (request mode and level). When the function returns the <text:span text:style-name="T35">csr</text:span> field is updated with the current value of the PVME_MASCSR register.</text:p>
      <text:p text:style-name="Text_20_body_20_indent_5f_2"/>
      <text:p text:style-name="Preformatted_20_Start">void</text:p>
      <text:p text:style-name="Preformatted_20_Start">alt_vme_mas_set_conf( struct althea7910_device *alt,</text:p>
      <text:p text:style-name="Preformatted_20_Start"><text:tab/><text:tab/> <text:s text:c="11"/>struct alt_ioctl_vme_mas_conf *conf)</text:p>
      <text:p text:style-name="Text_20_body_20_indent_5f_1"/>
      <text:h text:style-name="Heading_20_4" text:outline-level="4"><text:soft-page-break/>VME Slave</text:h>
      <text:p text:style-name="Text_20_body_20_indent_5f_2">The <text:span text:style-name="T35">alt_vme_slv_get_conf()</text:span> function allows to retrieve the current VME slave parameters of the 4 decoding windows.</text:p>
      <text:p text:style-name="Text_20_body_20_indent_5f_2"/>
      <text:p text:style-name="Preformatted_20_Start">void</text:p>
      <text:p text:style-name="Preformatted_20_Start">alt_vme_slv_get_conf( struct althea7910_device *alt,</text:p>
      <text:p text:style-name="Preformatted_20_Start"><text:tab/><text:tab/> <text:s text:c="11"/>struct alt_ioctl_vme_slv_conf *slv)</text:p>
      <text:p text:style-name="Text_20_body_20_indent_5f_2"/>
      <text:p text:style-name="Text_20_body_20_indent_5f_2">Size and base addresses are <text:s/>returned in the <text:s/><text:span text:style-name="T35">alt_ioctl_vme_slc_conf</text:span> data structure:</text:p>
      <text:p text:style-name="Preformatted_20_Start">struct alt_ioctl_vme_slv_conf</text:p>
      <text:p text:style-name="Preformatted_20_Start">{</text:p>
      <text:p text:style-name="Preformatted_20_Start"><text:s text:c="2"/>uint csr;</text:p>
      <text:p text:style-name="Preformatted_20_Start"><text:s text:c="2"/>uint base_A32; <text:s text:c="3"/>/* VME A32 base address */</text:p>
      <text:p text:style-name="Preformatted_20_Start"><text:s text:c="2"/>uint size_A32; <text:s text:c="3"/>/* VME A32 window size <text:s/>*/</text:p>
      <text:p text:style-name="Preformatted_20_Start"><text:s text:c="2"/>uint base_A24; <text:s text:c="3"/>/* VME A24 base address */</text:p>
      <text:p text:style-name="Preformatted_20_Start"><text:s text:c="2"/>uint size_A24; <text:s text:c="3"/>/* VME A32 window size <text:s/>*/</text:p>
      <text:p text:style-name="Preformatted_20_Start"><text:s text:c="2"/>uint base_A16; <text:s text:c="3"/>/* VME A16 base address */</text:p>
      <text:p text:style-name="Preformatted_20_Start"><text:s text:c="2"/>uint size_A16; <text:s text:c="3"/>/* VME A32 window size <text:s/>*/</text:p>
      <text:p text:style-name="Preformatted_20_Start"><text:s text:c="2"/>uint base_2eBRC; <text:s/>/* VME 2eSST Broadcast base address */</text:p>
      <text:p text:style-name="Preformatted_20_Start"><text:s text:c="2"/>uint size_2eBRC; <text:s/>/* VME 2eSST Broadcast window size <text:s/>*/</text:p>
      <text:p text:style-name="Preformatted_20_Start">};</text:p>
      <text:p text:style-name="Text_20_body_20_indent_5f_2"/>
      <text:p text:style-name="Text_20_body_20_indent_5f_2">The <text:span text:style-name="T35">csr</text:span> field is update<text:span text:style-name="T74">d</text:span> with the current value of the hardware register PVME_SLVCSR controlling the ALTHEA VME slave interface.</text:p>
      <text:p text:style-name="Text_20_body_20_indent_5f_2">The <text:span text:style-name="T35">alt_vme_slv_set_conf()</text:span> function must be called to update the arbitration parameters (mode and level). When the function returns the <text:span text:style-name="T35">csr</text:span> field is updated with the current value of the PVME_MASCSR register.</text:p>
      <text:p text:style-name="Text_20_body_20_indent_5f_2"/>
      <text:p text:style-name="Preformatted_20_Start">void</text:p>
      <text:p text:style-name="Preformatted_20_Start">alt_vme_slv_set_conf( struct althea7910_device *alt,</text:p>
      <text:p text:style-name="Preformatted_20_Start"><text:tab/><text:tab/> <text:s text:c="11"/>struct alt_ioctl_vme_slv_conf *conf)</text:p>
      <text:p text:style-name="Text_20_body_20_indent_5f_1"/>
      <text:h text:style-name="Heading_20_3" text:outline-level="3">Interrupt Handling</text:h>
      <text:p text:style-name="Text_20_body_20_indent_5f_2"/>
      <text:p text:style-name="P278">ALTHEA implements 64 interrupt sources. For each of these source the kernel library allows to associate a <text:span text:style-name="T70">user defined</text:span> interrupt handler.</text:p>
      <text:p text:style-name="P279">It installation time, the <text:span text:style-name="T35">alt_irq_init()</text:span> function mask all interrupt sources and register the <text:s/><text:span text:style-name="T35">alt_</text:span><text:span text:style-name="T36">irq_</text:span><text:span text:style-name="T35">spurious()</text:span> handler for each source. </text:p>
      <text:p text:style-name="P279">Before calling the user handler, the interrupt source is masked by the <text:span text:style-name="T35">alt_irq()</text:span> main handler and this is the user's responsability to unmask it.</text:p>
      <text:p text:style-name="P279">After the user's handler retur<text:span text:style-name="T71">ns</text:span>, interrupt scanning is restarted.</text:p>
      <text:p text:style-name="P278"/>
      <text:h text:style-name="Heading_20_4" text:outline-level="4"><text:soft-page-break/>Registering an <text:span text:style-name="T100">I</text:span>nterrupt <text:span text:style-name="T100">H</text:span>andler</text:h>
      <text:p text:style-name="Text_20_body_20_indent_5f_2"/>
      <text:p text:style-name="P279">The <text:span text:style-name="T35">alt_irq_register()</text:span> function shall be called to register a <text:span text:style-name="T71">user's handler:</text:span></text:p>
      <text:p text:style-name="P318">int</text:p>
      <text:p text:style-name="P318">alr_irq_register( struct althea7910_device *alt,</text:p>
      <text:p text:style-name="P318"><text:tab/><text:tab/> <text:s text:c="7"/>int src,</text:p>
      <text:p text:style-name="P318"><text:tab/><text:tab/> <text:s text:c="7"/>void (* func)( struct althea7910_device*, int, void *),</text:p>
      <text:p text:style-name="P318"><text:tab/><text:tab/> <text:s text:c="7"/>void *arg)</text:p>
      <text:p text:style-name="P279"/>
      <text:p text:style-name="P280">If a user handler is already registered for the source identified by <text:span text:style-name="T35">src </text:span><text:span text:style-name="T25">the call returns </text:span><text:span text:style-name="T37">-EBUSY</text:span><text:span text:style-name="T25"> and the registerin</text:span><text:span text:style-name="T26">g</text:span><text:span text:style-name="T25"> fails.</text:span></text:p>
      <text:p text:style-name="P286"><text:span text:style-name="T25">T</text:span><text:span text:style-name="T23">he third argument </text:span><text:span text:style-name="T38">func</text:span><text:span text:style-name="T28"> </text:span><text:span text:style-name="T23">is the handler address and the fourth argument </text:span><text:span text:style-name="T38">arg</text:span><text:span text:style-name="T28"> </text:span><text:span text:style-name="T23">is a user define</text:span><text:span text:style-name="T27">d</text:span><text:span text:style-name="T23"> pointer passed </text:span><text:span text:style-name="T27">as argument when the user handler is executed.</text:span></text:p>
      <text:p text:style-name="P281"><text:span text:style-name="T23">To install another user's handler the </text:span><text:span text:style-name="T35">alt_irq_unregister() </text:span><text:span text:style-name="T23">shall be executed first. After that call, the </text:span><text:span text:style-name="T35">alt_irq_spurious()</text:span><text:span text:style-name="T23"> is associated to </text:span><text:span text:style-name="T35">src</text:span><text:span text:style-name="T23">:</text:span></text:p>
      <text:p text:style-name="P314">void </text:p>
      <text:p text:style-name="P314">alt_irq_unregister( struct althea7910_device *alt,</text:p>
      <text:p text:style-name="P314"><text:tab/><text:tab/> <text:s text:c="9"/>int src)</text:p>
      <text:p text:style-name="Text_20_body_20_indent_5f_2"/>
      <text:p text:style-name="P282"><text:span text:style-name="T23">One can check if a source is associated to a handler by calling the </text:span><text:span text:style-name="T35">alt_irq_check_busy()</text:span><text:span text:style-name="T23"> function:</text:span></text:p>
      <text:p text:style-name="P282"/>
      <text:p text:style-name="P316">int </text:p>
      <text:p text:style-name="P316">alt_irq_check_busy( struct althea7910_device *alt,</text:p>
      <text:p text:style-name="P316"><text:tab/><text:tab/> <text:s text:c="9"/>int src)</text:p>
      <text:p text:style-name="P272"/>
      <text:h text:style-name="Heading_20_4" text:outline-level="4">Masking/<text:span text:style-name="T100">U</text:span>nmasking <text:span text:style-name="T100">I</text:span>nterrupt <text:span text:style-name="T100">S</text:span>ources</text:h>
      <text:p text:style-name="P283">In order to enable or disable one of the 64 interrupt source, the funct<text:span text:style-name="T73">i</text:span>on <text:span text:style-name="T35">alt_irq_mask()</text:span> shall be executed:</text:p>
      <text:p text:style-name="P319">int </text:p>
      <text:p text:style-name="P319">alt_irq_mask( struct althea7910_device *alt,</text:p>
      <text:p text:style-name="P319"><text:tab/> <text:s text:c="8"/>int op,</text:p>
      <text:p text:style-name="P319"><text:tab/> <text:s text:c="8"/>int src)</text:p>
      <text:p text:style-name="P283"/>
      <text:p text:style-name="P284">The <text:span text:style-name="T35">op</text:span> parameter define<text:span text:style-name="T72">s</text:span> the operation to be performed, <text:span text:style-name="T35">ALT_IOCTL_ITC_MSK_CLEAR</text:span> to enable the interrupt source identified by <text:span text:style-name="T35">src</text:span> and <text:span text:style-name="T35">ALTSE_IOCTL_ITC_MSK_SET</text:span> to disable it.</text:p>
      <text:p text:style-name="Preformatted_20_Start">ALT_IOCTL_ITC_MSK_CLEAR<text:tab/>→<text:span text:style-name="T72"> enable interrupt source (clear masking)</text:span></text:p>
      <text:p text:style-name="Preformatted_20_Start">ALT_IOCTL_ITC_MSK_SET<text:tab/><text:tab/>→<text:span text:style-name="T72"> disable interrupt source (set masking)</text:span></text:p>
      <text:p text:style-name="P285"/>
      <text:p text:style-name="P283"/>
      <text:p text:style-name="P279"><text:soft-page-break/></text:p>
      <text:h text:style-name="P395" text:outline-level="2">Linux Drivers</text:h>
      <text:h text:style-name="Heading_20_3" text:outline-level="3">ALTHEA Control Driver</text:h>
      <text:h text:style-name="Heading_20_4" text:outline-level="4">Overview</text:h>
      <text:p text:style-name="Text_20_body_20_indent_5f_2">The ALTHEA Control driver <text:span text:style-name="T35">alt.ko</text:span> is a Linux kernel object containing the ALTHEA kernel library and an interface with the operating system to perform the device initialization (at install time) and to allow application to perform control operations (through <text:span text:style-name="T35">ioctl()</text:span> system calls).</text:p>
      <text:p text:style-name="Text_20_body_20_indent_5f_2">The user's library (§<text:bookmark-ref text:reference-format="text" text:ref-name="__RefHeading__10977_1297320152">ALTHEA 7910 User Library</text:bookmark-ref>) rely on the presence of that driver.</text:p>
      <text:h text:style-name="Heading_20_3" text:outline-level="3">VME Master Driver</text:h>
      <text:h text:style-name="Heading_20_4" text:outline-level="4">Overview</text:h>
      <text:p text:style-name="Text_20_body_20_indent_5f_2">The ALTHEA master driver <text:span text:style-name="T35">altmas.ko</text:span> creates (at install time) a set of devices to allows applications to map a portion of the VME address space in order to control VME resources. The number of minor devices (/dev/bu/vme/altmasX) created is defined by a module parameter</text:p>
      <text:p text:style-name="Text_20_body_20_indent_5f_2">The <text:span text:style-name="T35">ioctl()</text:span> system call allows to set/get the remote mapping parameters (VME address, window size and access mode). Once this has been done, the <text:span text:style-name="T35">read()</text:span>, <text:span text:style-name="T35">write() </text:span>and <text:span text:style-name="T35">seek()</text:span> system calls can be used to transfer data from/to the VME resource.</text:p>
      <text:p text:style-name="Text_20_body_20_indent_5f_2">The <text:span text:style-name="T35">mmap()</text:span> system call is supported to allow transparent access to the VME address space from an application.</text:p>
      <text:p text:style-name="Text_20_body_20_indent_5f_2">The VME master driver allows also to handle VME IRQ interrupts by mean of the Linux <text:span text:style-name="T35">select()</text:span> mechanism. At install time the IRQ level(s) monitored by the driver shall be defined. Each device controlled by the driver can be attached to a user defined VME interrupt vector.</text:p>
      <text:h text:style-name="Heading_20_4" text:outline-level="4">Driver Installation</text:h>
      <text:p text:style-name="Text_20_body_20_indent_5f_2">The Makefile in the driver directory produces a kernel object “altmas.ko” which implement the ALTHEA master driver.</text:p>
      <text:p text:style-name="Text_20_body_20_indent_5f_2">Two modules parameters are declared for that driver:</text:p>
      <text:p text:style-name="Text_20_body_20_indent_5f_2"><text:span text:style-name="T35">altmas_dev_num</text:span> → number of minor devices to be created</text:p>
      <text:p text:style-name="Text_20_body_20_indent_5f_2"><text:span text:style-name="T35">altmas_irq_ena</text:span>→ list of IRQ to be handled by the driver</text:p>
      <text:p text:style-name="Text_20_body_20_indent_5f_2">By default <text:span text:style-name="T35">altmas_dev_num</text:span> is set to <text:span text:style-name="T35">ALTMAS_DEV_COUNT</text:span> which is declared in the file “altmasdrv.h” and <text:span text:style-name="T35">altmas_irq_ena </text:span>is set to 0.</text:p>
      <text:p text:style-name="Text_20_body_20_indent_5f_2">These default values can be changed when the driver is installed:</text:p>
      <text:p text:style-name="Text_20_body_20_indent_5f_2"/>
      <text:p text:style-name="Preformatted_20_Start">insmod al<text:span text:style-name="T132">t</text:span>mas.ko altmas_dev_num=32 altmas_irq_ena=1,4</text:p>
      <text:p text:style-name="Text_20_body_20_indent_5f_2"/>
      <text:p text:style-name="P275"><text:soft-page-break/>In this example 32 minor devices are created and on interrupt handler is installed to handle VME IRQ1 and IRQ4.</text:p>
      <text:p text:style-name="P276">When an VME IRQ is generated on a selected level, a VME IACK cycle is performed by the hardware in order to provide the handle with the vector (8 bit) associated to the interrupter. This vector is used as entry in a 256 entries table to wake up the minor device having registered that vector.</text:p>
      <text:h text:style-name="Heading_20_4" text:outline-level="4">Open/<text:span text:style-name="T100">C</text:span>lose a <text:span text:style-name="T100">M</text:span>aster <text:span text:style-name="T100">D</text:span>evice</text:h>
      <text:p text:style-name="Text_20_body_20_indent_5f_2">The first time a master device is opened, data structures for master mapping and interrupt handling are created.</text:p>
      <text:p text:style-name="Text_20_body_20_indent_5f_2">Multiple open of a master device are allowed. When the last instance of the device is closed all control structure are given back to the kernel and the translation window is destroyed.</text:p>
      <text:p text:style-name="Text_20_body_20_indent_5f_2"/>
      <text:p text:style-name="Preformatted_20_Start">#include &lt;errno.h&gt;</text:p>
      <text:p text:style-name="Preformatted_20_Start"/>
      <text:p text:style-name="Preformatted_20_Start">int fd;</text:p>
      <text:p text:style-name="Preformatted_20_Start"/>
      <text:p text:style-name="Preformatted_20_Start">fd = open( “/dev/bus/vme/alt_mas5”, O_RDWR);</text:p>
      <text:p text:style-name="Preformatted_20_Start">if( fd &lt; 0)</text:p>
      <text:p text:style-name="Preformatted_20_Start">{</text:p>
      <text:p text:style-name="Preformatted_20_Start"><text:s text:c="2"/>printf("cannot open ALTHEA master device /dev/bus/vme/alt_mas5\n"</text:p>
      <text:p text:style-name="Preformatted_20_Start"><text:s text:c="2"/>printf( "Error -&gt; %s\n", strerror(errno));</text:p>
      <text:p text:style-name="Preformatted_20_Start"><text:s text:c="2"/>exit(-1);</text:p>
      <text:p text:style-name="Preformatted_20_Start">}</text:p>
      <text:p text:style-name="Preformatted_20_Start"/>
      <text:p text:style-name="Preformatted_20_Start">…</text:p>
      <text:p text:style-name="Preformatted_20_Start"/>
      <text:p text:style-name="Preformatted_20_Start">close( fd);</text:p>
      <text:p text:style-name="Text_20_body_20_indent_5f_2"/>
      <text:h text:style-name="Heading_20_4" text:outline-level="4">Creating a <text:span text:style-name="T100">M</text:span>aster <text:span text:style-name="T100">T</text:span>ranslation <text:span text:style-name="T100">W</text:span>indow</text:h>
      <text:p text:style-name="Text_20_body_20_indent_5f_2">The translation window is created with an ioctl() system call. The command parameter shall be <text:span text:style-name="T35">ALT_IOCTL_MAS_MAP_SET</text:span> and the arg parameter a pointer to a <text:span text:style-name="T35">alt_ioctl_mas_map</text:span> data structure:</text:p>
      <text:p text:style-name="Text_20_body_20_indent_5f_2"/>
      <text:p text:style-name="Preformatted_20_Start">struct alt_ioctl_mas_map</text:p>
      <text:p text:style-name="Preformatted_20_Start">{</text:p>
      <text:p text:style-name="Preformatted_20_Start"><text:s text:c="2"/>ulong rem_addr;</text:p>
      <text:p text:style-name="Preformatted_20_Start"><text:s text:c="2"/>ulong loc_addr;</text:p>
      <text:p text:style-name="Preformatted_20_Start"><text:s text:c="2"/>uint size;</text:p>
      <text:p text:style-name="Preformatted_20_Start"><text:s text:c="2"/>uint mode;</text:p>
      <text:p text:style-name="Preformatted_20_Start"><text:s text:c="2"/>uint pg_idx;</text:p>
      <text:p text:style-name="Preformatted_20_Start"><text:s text:c="2"/>uint ivec;</text:p>
      <text:p text:style-name="Preformatted_20_Start">};</text:p>
      <text:p text:style-name="Text_20_body_20_indent_5f_2"/>
      <text:p text:style-name="Text_20_body_20_indent_5f_2">The <text:span text:style-name="T35">rem_addr</text:span> and <text:span text:style-name="T35">size</text:span> fields shall contain the VME address and the size in bytes to be mapped.</text:p>
      <text:p text:style-name="Text_20_body_20_indent_5f_2">The <text:span text:style-name="T35">mode</text:span> field specify the mapping mode, address modifier (bit 0:7), swapping policy, and data size limitations. It is a bitwise OR <text:s/>of the 8 bit address modifier with the <text:soft-page-break/>following constants:</text:p>
      <text:p text:style-name="Text_20_body_20_indent_5f_2"/>
      <text:p text:style-name="Preformatted_20_Start">MAS_MAP_VME_SWAP<text:tab/><text:tab/>→ enable hardware swapping</text:p>
      <text:p text:style-name="Preformatted_20_Start">MAS_MAP_VME_SPLIT<text:tab/>→ hardware splitting of D32 access en D16 + D16</text:p>
      <text:p text:style-name="Preformatted_20_Start">MAS_MAP_VME_D8 <text:s text:c="7"/>→ Byte access is supported by slave</text:p>
      <text:p text:style-name="Preformatted_20_Start">MAS_MAP_VME_D16 <text:s text:c="6"/>→ 16 bit access is supported by slave</text:p>
      <text:p text:style-name="Preformatted_20_Start">MAS_MAP_VME_D32 <text:s text:c="6"/>→ 32 bit access is supported by slave</text:p>
      <text:p text:style-name="Text_20_body_20_indent_5f_2"><text:s/></text:p>
      <text:p text:style-name="Text_20_body_20_indent_5f_2">When the ioctl system call returns the <text:span text:style-name="T35">pg_idx</text:span> field is updated with the page index of the first page allocated for the translation window. If allocation fails, <text:span text:style-name="T35">pg_idx</text:span> is set to <text:span text:style-name="T35">MAS_MAP_IDX_INV</text:span>.</text:p>
      <text:p text:style-name="Text_20_body_20_indent_5f_2">If the mapping is successful, <text:span text:style-name="T35">loc_addr</text:span> is update with the PCI address of the first decoded address in the translation window and <text:span text:style-name="T35">rem_addr</text:span> with the VME address corresponding to <text:span text:style-name="T35">loc_addr</text:span>. It shall be noted that according to hardware address alignment requirements, the allocated <text:span text:style-name="T35">rem_addr</text:span> can be different than the requested address.</text:p>
      <text:p text:style-name="Text_20_body_20_indent_5f_2">The <text:span text:style-name="T35">size</text:span> field is updated with the actual size of the translation window.</text:p>
      <text:p text:style-name="Text_20_body_20_indent_5f_2">The <text:span text:style-name="T35">mode</text:span> field is left unchanged.</text:p>
      <text:p text:style-name="Text_20_body_20_indent_5f_2">The <text:span text:style-name="T35">ivec</text:span> field shall contain the 8 bit VME interrupt vector the user want to associate to the device. If interrupt are not used by the device it shall be set to <text:span text:style-name="T35">MAS_MAP_NO_IVEC</text:span>.</text:p>
      <text:p text:style-name="Text_20_body_20_indent_5f_2">If the translation window associated to the device has been created, all subsequent <text:s/><text:span text:style-name="T35">ALT_IOCTL_MAS_MAP_SET</text:span><text:span text:style-name="T23"> commands</text:span><text:span text:style-name="T35"> </text:span>return with the <text:span text:style-name="T35">-EBUSY</text:span> error code leaving the data structure <text:span text:style-name="T35">alt_ioctl_mas_map </text:span>unchanged.</text:p>
      <text:p text:style-name="Text_20_body_20_indent_5f_2"/>
      <text:p text:style-name="Preformatted_20_Start">#define VME_ADDR 0x10100000<text:tab/><text:tab/>/* VME board base address <text:s text:c="4"/>*/</text:p>
      <text:p text:style-name="Preformatted_20_Start">#define VME_SIZE <text:s text:c="2"/>0x100000<text:tab/><text:tab/>/* VME board size <text:s text:c="12"/>*/</text:p>
      <text:p text:style-name="Preformatted_20_Start">#define VME_AM <text:s text:c="9"/>0x9<text:tab/><text:tab/>/* VME board address modifier */</text:p>
      <text:p text:style-name="Preformatted_20_Start">#define VME_IVEC <text:s text:c="6"/>0x55<text:tab/><text:tab/>/* VME board interrupt vector */</text:p>
      <text:p text:style-name="Preformatted_20_Start"/>
      <text:p text:style-name="Preformatted_20_Start">struct alt_ioctl_mas_map mas_map;</text:p>
      <text:p text:style-name="Preformatted_20_Start">int fd;</text:p>
      <text:p text:style-name="Preformatted_20_Start">int retval;</text:p>
      <text:p text:style-name="Preformatted_20_Start">int offset:</text:p>
      <text:p text:style-name="Preformatted_20_Start"/>
      <text:p text:style-name="Preformatted_20_Start">… <text:s text:c="8"/>/* open master device */</text:p>
      <text:p text:style-name="Preformatted_20_Start"/>
      <text:p text:style-name="Preformatted_20_Start">mas_map.rem_addr = VME_ADDR;</text:p>
      <text:p text:style-name="Preformatted_20_Start">mas_map.size = VME_SIZE;</text:p>
      <text:p text:style-name="Preformatted_20_Start">mas_map.mode = VME_AM|MAS_MAP_VME_D32;</text:p>
      <text:p text:style-name="Preformatted_20_Start">mas_map.ivec = VME_IVEC;</text:p>
      <text:p text:style-name="Preformatted_20_Start"/>
      <text:p text:style-name="Preformatted_20_Start">retval = ioctl( fd, ALT_IOCTL_MAS_MAP_SET, &amp;mas_map);</text:p>
      <text:p text:style-name="Preformatted_20_Start">if( retval &lt; 0)</text:p>
      <text:p text:style-name="Preformatted_20_Start">{</text:p>
      <text:p text:style-name="Preformatted_20_Start"><text:s text:c="2"/>if( retval == -EBUSY)</text:p>
      <text:p text:style-name="Preformatted_20_Start"><text:s text:c="2"/>{</text:p>
      <text:p text:style-name="Preformatted_20_Start"><text:s text:c="4"/>…. /* device already mapped */ </text:p>
      <text:p text:style-name="Preformatted_20_Start"><text:s text:c="2"/>}</text:p>
      <text:p text:style-name="Preformatted_20_Start"><text:s text:c="3"/>….</text:p>
      <text:p text:style-name="Preformatted_20_Start">}</text:p>
      <text:p text:style-name="Preformatted_20_Start">/* calulate vme board offset in decoding window */</text:p>
      <text:p text:style-name="Preformatted_20_Start">offset = VME_ADDR - mas_map.rem_addr;</text:p>
      <text:p text:style-name="Preformatted_20_Start">...</text:p>
      <text:p text:style-name="Text_20_body_20_indent_5f_2"><text:soft-page-break/></text:p>
      <text:p text:style-name="Text_20_body_20_indent_5f_2">The device mapping parameters can be retrieve with the <text:span text:style-name="T35">ioctl</text:span> command <text:span text:style-name="T35">ALT_IOCTL_MAS_MAP_GET</text:span>. The arg parameter shall be a pointer to a <text:span text:style-name="T35">alt_ioctl_mas_map</text:span> data structure which is updated with the mapping parameters.</text:p>
      <text:p text:style-name="Text_20_body_20_indent_5f_2"/>
      <text:p text:style-name="Preformatted_20_Start">…...</text:p>
      <text:p text:style-name="Preformatted_20_Start"/>
      <text:p text:style-name="Preformatted_20_Start">retval = ioctl( fd, ALT_IOCTL_MAS_MAP_GET, &amp;mas_map);</text:p>
      <text:p text:style-name="Preformatted_20_Start">if( retval &lt; 0)</text:p>
      <text:p text:style-name="Preformatted_20_Start">{</text:p>
      <text:p text:style-name="Preformatted_20_Start"><text:s text:c="2"/>if( retval == -ENOXIO)</text:p>
      <text:p text:style-name="Preformatted_20_Start"><text:s text:c="2"/>{</text:p>
      <text:p text:style-name="Preformatted_20_Start"><text:s text:c="4"/>…. /* device not mapped */ </text:p>
      <text:p text:style-name="Preformatted_20_Start"><text:s text:c="2"/>}</text:p>
      <text:p text:style-name="Preformatted_20_Start"><text:s text:c="3"/>….</text:p>
      <text:p text:style-name="Preformatted_20_Start">}</text:p>
      <text:p text:style-name="Preformatted_20_Start">if( my_vme_mode != mas_map.mode)</text:p>
      <text:p text:style-name="Preformatted_20_Start">{</text:p>
      <text:p text:style-name="Preformatted_20_Start"><text:s text:c="3"/>… <text:s text:c="8"/>/* vme address <text:s/>mode not matching*/</text:p>
      <text:p text:style-name="Preformatted_20_Start">}</text:p>
      <text:p text:style-name="Preformatted_20_Start"/>
      <text:p text:style-name="Preformatted_20_Start">/* calulate address offset in decoding window */</text:p>
      <text:p text:style-name="Preformatted_20_Start">offset = my_vme_addr – mas_map.rem_addr;</text:p>
      <text:p text:style-name="Preformatted_20_Start">if( (offset &lt; 0) || (offset &gt;= mas_map.size))</text:p>
      <text:p text:style-name="Preformatted_20_Start">{</text:p>
      <text:p text:style-name="Preformatted_20_Start"><text:s text:c="3"/>… <text:s text:c="8"/>/* vme address out of window range*/</text:p>
      <text:p text:style-name="Preformatted_20_Start">}</text:p>
      <text:p text:style-name="Preformatted_20_Start">….....</text:p>
      <text:p text:style-name="Text_20_body_20_indent_5f_2"/>
      <text:h text:style-name="Heading_20_4" text:outline-level="4"><text:span text:style-name="T100">R</text:span>eading/<text:span text:style-name="T100">W</text:span>riting to the <text:span text:style-name="T100">D</text:span>evice</text:h>
      <text:p text:style-name="Text_20_body_20_indent_5f_2">Once the translation window has been created, the device can be <text:span text:style-name="T35">read</text:span>/<text:span text:style-name="T35">write</text:span>/<text:span text:style-name="T35">seek</text:span> through that window. When the sek pointer is set to 0, it points to <text:span text:style-name="T35">loc_addr</text:span> ,the base address of the translation window and when set to SEEK_END <text:s/>it points to <text:span text:style-name="T35">loc_addr + size</text:span><text:span text:style-name="T23">.</text:span></text:p>
      <text:p text:style-name="Text_20_body_20_indent_5f_2"><text:span text:style-name="T23">Read/write accesses to the VME bus are performed according to the data size limitations set in the </text:span><text:span text:style-name="T35">mode</text:span><text:span text:style-name="T23"> parameters when the translation window is created.</text:span></text:p>
      <text:p text:style-name="Text_20_body_20_indent_5f_2"/>
      <text:p text:style-name="Preformatted_20_Start">#define VME_READ_ADDR <text:s text:c="4"/>0x0x10100080 <text:s/>/* transfer start address */</text:p>
      <text:p text:style-name="Preformatted_20_Start">#define VME_READ_LEN <text:s text:c="13"/>0x80 <text:s/>/* transfer length */</text:p>
      <text:p text:style-name="Preformatted_20_Start"/>
      <text:p text:style-name="Preformatted_20_Start">char *ubuf;</text:p>
      <text:p text:style-name="Preformatted_20_Start">int len, cnt;</text:p>
      <text:p text:style-name="Preformatted_20_Start"/>
      <text:p text:style-name="Preformatted_20_Start">….</text:p>
      <text:p text:style-name="Preformatted_20_Start"/>
      <text:p text:style-name="Preformatted_20_Start">ubuf = (char *)malloc(len);</text:p>
      <text:p text:style-name="Preformatted_20_Start">len = VME_READ_LEN;</text:p>
      <text:p text:style-name="Preformatted_20_Start">offset = <text:s/>VME_READ_ADDR - <text:s/>mas_map.rem_addr;</text:p>
      <text:p text:style-name="Preformatted_20_Start">lseek( fd, offset, SEEK_SET);</text:p>
      <text:p text:style-name="Preformatted_20_Start">cnt = read( fd, ubuf, len)</text:p>
      <text:p text:style-name="Preformatted_20_Start">...</text:p>
      <text:p text:style-name="Text_20_body_20_indent_5f_2"/>
      <text:h text:style-name="Heading_20_4" text:outline-level="4"><text:soft-page-break/>Mapping the <text:span text:style-name="T100">D</text:span>evice in <text:span text:style-name="T100">U</text:span>ser <text:span text:style-name="T100">S</text:span>pace</text:h>
      <text:p text:style-name="Text_20_body_20_indent_5f_2">The device can be mapped in user's space with the <text:span text:style-name="T35">mmap</text:span> system call. Offset 0 points to the base address of the translation window. A most <text:span text:style-name="T35">size</text:span> bytes can be mapped from offset 0.</text:p>
      <text:p text:style-name="Text_20_body_20_indent_5f_2"/>
      <text:p text:style-name="Preformatted_20_Start">#define VME_READ_ADDR <text:s text:c="4"/>0x0x10100080 <text:s/>/* transfer start address */</text:p>
      <text:p text:style-name="Preformatted_20_Start">#define VME_READ_LEN <text:s text:c="13"/>0x80 <text:s/>/* transfer length */</text:p>
      <text:p text:style-name="Preformatted_20_Start"/>
      <text:p text:style-name="Preformatted_20_Start">char *ubuf, *uaddr;</text:p>
      <text:p text:style-name="Preformatted_20_Start">int len, cnt;</text:p>
      <text:p text:style-name="Preformatted_20_Start"/>
      <text:p text:style-name="Preformatted_20_Start">….</text:p>
      <text:p text:style-name="Preformatted_20_Start"/>
      <text:p text:style-name="Preformatted_20_Start">ubuf = (char *)malloc(len);</text:p>
      <text:p text:style-name="Preformatted_20_Start">len = VME_READ_LEN;</text:p>
      <text:p text:style-name="Preformatted_20_Start">offset = <text:s/>VME_READ_ADDR - <text:s/>mas_map.rem_addr;</text:p>
      <text:p text:style-name="Preformatted_20_Start">mmap( NULLfd, offset, SEEK_SET);</text:p>
      <text:p text:style-name="Preformatted_20_Start">uaddr = mmap( NULL, len, PROT_READ | PROT_WRITE, MAP_SHARED, fd, offset);</text:p>
      <text:p text:style-name="Preformatted_20_Start">memcpy( ubuf uaddr, len);</text:p>
      <text:p text:style-name="Preformatted_20_Start"/>
      <text:p text:style-name="Preformatted_20_Start">…</text:p>
      <text:p text:style-name="Preformatted_20_Start"/>
      <text:p text:style-name="Preformatted_20_Start">munmap(uddr, len;</text:p>
      <text:p text:style-name="Text_20_body_20_indent_5f_2"/>
      <text:p text:style-name="Text_20_body_20_indent_5f_2"/>
      <text:h text:style-name="Heading_20_4" text:outline-level="4">Handling <text:span text:style-name="T100">D</text:span>evice <text:span text:style-name="T100">I</text:span>nterrupts</text:h>
      <text:p text:style-name="P274">IIf the <text:span text:style-name="T35">ivec</text:span> field in the <text:span text:style-name="T35">alt_ioctl_mas_map </text:span><text:span text:style-name="T23">data structure is set to a value between </text:span><text:span text:style-name="T24">1</text:span><text:span text:style-name="T23"> and 255, </text:span><text:span text:style-name="T24">each time an VME IRQ is acknowledge with that vector, the driver interrupt handle will write the interrupt queue associated to the device.</text:span></text:p>
      <text:p text:style-name="P273"/>
      <text:p text:style-name="P315"><text:s text:c="2"/>fd_set rfds;</text:p>
      <text:p text:style-name="P315"/>
      <text:p text:style-name="P315">...</text:p>
      <text:p text:style-name="P315"/>
      <text:p text:style-name="P315"><text:s text:c="2"/>FD_ZERO(&amp;rfds);</text:p>
      <text:p text:style-name="P315"><text:s text:c="2"/>FD_SET( fd, &amp;rfds);</text:p>
      <text:p text:style-name="P315"/>
      <text:p text:style-name="P315"><text:s text:c="2"/>tv.tv_sec = 5;</text:p>
      <text:p text:style-name="P315"><text:s text:c="2"/>tv.tv_usec = 0;</text:p>
      <text:p text:style-name="P315"/>
      <text:p text:style-name="P315"><text:s text:c="2"/>printf("waiting for VME IRQ...\n");</text:p>
      <text:p text:style-name="P315"><text:s text:c="2"/>do</text:p>
      <text:p text:style-name="P315"><text:s text:c="2"/>{</text:p>
      <text:p text:style-name="P315"><text:s text:c="4"/>retval = select( fd+1, &amp;rfds, NULL, NULL, &amp;tv);</text:p>
      <text:p text:style-name="P315"><text:s text:c="4"/>printf("rfds = %x - %x\n", rfds, FD_ISSET( fd, &amp;rfds));</text:p>
      <text:p text:style-name="P317"><text:span text:style-name="T24"><text:s text:c="2"/></text:span><text:span text:style-name="T23">}</text:span><text:span text:style-name="T24"> while( FD_ISSET( fd, &amp;rfds));</text:span></text:p>
      <text:p text:style-name="P315">...</text:p>
      <text:p text:style-name="P315"/>
      <text:p text:style-name="P273"/>
      <text:p text:style-name="P273"/>
      <text:h text:style-name="Heading_20_3" text:outline-level="3"><text:soft-page-break/>VME Slave Driver</text:h>
      <text:h text:style-name="Heading_20_4" text:outline-level="4">Overview</text:h>
      <text:p text:style-name="Text_20_body_20_indent_5f_2">The VME slave driver <text:span text:style-name="T35">altslv.ko</text:span> creates (at install time) a set of devices to allows applications to open windows in VME address space in order to access ALTHEA internal resources (PCIe and Shared Memory).</text:p>
      <text:p text:style-name="Text_20_body_20_indent_5f_2">The <text:s/><text:span text:style-name="T35">ioctl()</text:span> system call allows to set/get the slave mapping parameters (remote address, window size and VME base address).</text:p>
      <text:p text:style-name="Text_20_body_20_indent_5f_2">This driver <text:s/>allows also to create dynamically a kernel buffer together with a slave window pointing to that buffer. Once this has been done, the <text:span text:style-name="T35">read()</text:span>, <text:span text:style-name="T35">write() </text:span>and <text:span text:style-name="T35">seek()</text:span> system calls can be used to transfer data from/to the kernel buffer.</text:p>
      <text:p text:style-name="Text_20_body_20_indent_5f_2">The <text:span text:style-name="T35">mmap()</text:span> system call is supported to allow transparent access to the kernel buffer from an application.</text:p>
      <text:p text:style-name="P291">The VME slave driver allows also to handle mailbox/FIFO and location monitor interrupts by mean of the Linux <text:span text:style-name="T35">select()</text:span> mechanism. </text:p>
      <text:h text:style-name="P387" text:outline-level="4">Driver Installation</text:h>
      <text:p text:style-name="P291">The Makefile in the driver directory produces a kernel object “alt<text:span text:style-name="T118">slv</text:span>.ko” which implement the ALTHEA <text:span text:style-name="T118">slave</text:span> driver.</text:p>
      <text:p text:style-name="P291"><text:span text:style-name="T118">One</text:span> modules parameters <text:span text:style-name="T118">is</text:span> declared for that driver:</text:p>
      <text:p text:style-name="P291"><text:span text:style-name="T35">alt</text:span><text:span text:style-name="T43">slv</text:span><text:span text:style-name="T35">_dev_num</text:span> → number of minor devices to be created.</text:p>
      <text:p text:style-name="P291">By default <text:span text:style-name="T35">alt</text:span><text:span text:style-name="T43">slv</text:span><text:span text:style-name="T35">_dev_num</text:span> is set to <text:span text:style-name="T35">ALT</text:span><text:span text:style-name="T43">SLV</text:span><text:span text:style-name="T35">_DEV_COUNT</text:span> which is declared in the file “alt<text:span text:style-name="T118">slv</text:span>drv.h”.</text:p>
      <text:p text:style-name="P291">These default values can be changed when the driver is installed:</text:p>
      <text:p text:style-name="P291"/>
      <text:p text:style-name="P320">insmod al<text:span text:style-name="T132">tslv</text:span>.ko alt<text:span text:style-name="T132">slv</text:span>_dev_num=<text:span text:style-name="T118">8</text:span></text:p>
      <text:p text:style-name="P291"/>
      <text:p text:style-name="P291">In this example <text:span text:style-name="T118">8</text:span> minor devices are created.</text:p>
      <text:h text:style-name="P387" text:outline-level="4">Open/<text:span text:style-name="T100">C</text:span>lose a <text:span text:style-name="T118">Slave</text:span> <text:span text:style-name="T100">D</text:span>evice</text:h>
      <text:p text:style-name="P291">The first time a <text:span text:style-name="T118">slave</text:span> device is opened, data structures for <text:span text:style-name="T118">slave</text:span> mapping are created.</text:p>
      <text:p text:style-name="P291">Multiple open of a <text:span text:style-name="T118">slave</text:span> device are allowed. When the last instance of the device is closed all control structure are given back to the kernel and the translation window is destroyed.</text:p>
      <text:p text:style-name="P291"/>
      <text:p text:style-name="P320">#include &lt;errno.h&gt;</text:p>
      <text:p text:style-name="P320"/>
      <text:p text:style-name="P320">int fd;</text:p>
      <text:p text:style-name="P320"/>
      <text:p text:style-name="P320">fd = open( “/dev/bus/vme/alt_<text:span text:style-name="T118">slv2</text:span>”, O_RDWR);</text:p>
      <text:p text:style-name="P320">if( fd &lt; 0)</text:p>
      <text:p text:style-name="P320"><text:soft-page-break/>{</text:p>
      <text:p text:style-name="P320"><text:s text:c="2"/>printf("cannot open ALTHEA <text:span text:style-name="T118">slave</text:span> device /dev/bus/vme/alt_<text:span text:style-name="T118">slv2</text:span>\n"</text:p>
      <text:p text:style-name="P320"><text:s text:c="2"/>printf( "Error -&gt; %s\n", strerror(errno));</text:p>
      <text:p text:style-name="P320"><text:s text:c="2"/>exit(-1);</text:p>
      <text:p text:style-name="P320">}</text:p>
      <text:p text:style-name="P320"/>
      <text:p text:style-name="P320">…</text:p>
      <text:p text:style-name="P320"/>
      <text:p text:style-name="P320">close( fd);</text:p>
      <text:p text:style-name="P291"/>
      <text:p text:style-name="P292"/>
      <text:h text:style-name="P388" text:outline-level="4">Creating a <text:span text:style-name="T119">Slave</text:span> <text:span text:style-name="T100">T</text:span>ranslation <text:span text:style-name="T100">W</text:span>indow</text:h>
      <text:p text:style-name="P292">The translation window is created with an ioctl() system call. The command parameter shall be <text:span text:style-name="T35">ALT_IOCTL_</text:span><text:span text:style-name="T44">SLV</text:span><text:span text:style-name="T35">_MAP_SET</text:span> and the arg parameter a pointer to a <text:span text:style-name="T35">alt_ioctl_map_</text:span><text:span text:style-name="T45">req </text:span>data structure:</text:p>
      <text:p text:style-name="P292"/>
      <text:p text:style-name="P322">struct alt_ioctl_map_mode </text:p>
      <text:p text:style-name="P322">{</text:p>
      <text:p text:style-name="P322"><text:s text:c="2"/>char sg_id; char flags; short hw;</text:p>
      <text:p text:style-name="P322"><text:s text:c="2"/>char ads; char space; char swap; char am;</text:p>
      <text:p text:style-name="P322">};</text:p>
      <text:p text:style-name="P322"/>
      <text:p text:style-name="P322">struct alt_ioctl_map_req</text:p>
      <text:p text:style-name="P322">{</text:p>
      <text:p text:style-name="P322"><text:s text:c="2"/>ulong rem_addr;</text:p>
      <text:p text:style-name="P322"><text:s text:c="2"/>ulong loc_addr;</text:p>
      <text:p text:style-name="P322"><text:s text:c="2"/>uint size;</text:p>
      <text:p text:style-name="P322"><text:s text:c="2"/>struct alt_ioctl_map_mode mode;</text:p>
      <text:p text:style-name="P322">};</text:p>
      <text:p text:style-name="P292"/>
      <text:p text:style-name="P292">The <text:span text:style-name="T35">rem_addr</text:span> and <text:span text:style-name="T35">size</text:span> fields shall contain the <text:span text:style-name="T120">remote</text:span> address <text:span text:style-name="T120">(PCI address or SHM offset) </text:span>and the size in bytes to be mapped.</text:p>
      <text:p text:style-name="P295">If the user wants to force the VME address at which rem_addr shall be mapped it shall set the <text:span text:style-name="T35">loc_addr</text:span> field, otherwise it shall set it to <text:span text:style-name="T35">MAP_LOC_ADDR_AUTO</text:span></text:p>
      <text:p text:style-name="P292">The <text:span text:style-name="T35">mode</text:span> <text:span text:style-name="T122">data structure</text:span> specify the mapping mode, <text:span text:style-name="T122">the </text:span><text:span text:style-name="T46">sg_id</text:span><text:span text:style-name="T121"> fiels shall define which of the four slave mappers shall be user</text:span></text:p>
      <text:p text:style-name="Preformatted_20_Start"><text:span text:style-name="T55">MAP_ID_SLV_VME_A32 <text:s/></text:span><text:s/>→ VME slave mapper (A32 space)</text:p>
      <text:p text:style-name="Preformatted_20_Start"><text:span text:style-name="T55">MAP_ID_SLV_VME_A24 <text:s/></text:span><text:s/>→ VME slave mapper (A24 space)</text:p>
      <text:p text:style-name="Preformatted_20_Start"><text:span text:style-name="T55">MAP_ID_SLV_VME_A16 <text:s/></text:span><text:s/>→ VME slave mapper (A16 space)</text:p>
      <text:p text:style-name="Preformatted_20_Start"><text:span text:style-name="T55">MAP_ID_SLV_VME_BRC <text:s/></text:span><text:s/>→ VME slave mapper (2eSST Broadcast)</text:p>
      <text:p text:style-name="P294"/>
      <text:p text:style-name="P294">and <text:span text:style-name="T35">space</text:span> <text:span text:style-name="T122">field </text:span>shall define the remote space to be accessed.</text:p>
      <text:p text:style-name="Preformatted_20_Start"><text:span text:style-name="T55">MAP_SPACE_PCIE</text:span> <text:s/>→ PCI Express tree is the destination space</text:p>
      <text:p text:style-name="Preformatted_20_Start"><text:span text:style-name="T55">MAP_SPACE_SHM </text:span><text:s text:c="2"/>→ Shared Memory is the destination space</text:p>
      <text:p text:style-name="P294"/>
      <text:p text:style-name="P295">The flag field shall be set to <text:span text:style-name="T35">MAP_FLAG_FORCE</text:span> if the user <text:span text:style-name="T123">want to force the VME address at which </text:span><text:span text:style-name="T47">rem_addr</text:span><text:span text:style-name="T123"> shall be mapped. In this case </text:span><text:span text:style-name="T47">loc_addr</text:span><text:span text:style-name="T123"> shall be loaded with the address offset at wich the mapping must be done. It shall be noted that for a </text:span><text:soft-page-break/><text:span text:style-name="T123">“forced” mapping </text:span><text:span text:style-name="T47">loc_addr </text:span><text:span text:style-name="T123">et </text:span><text:span text:style-name="T47">rem_addr</text:span><text:span text:style-name="T123"> must be aligned on a page boundary.</text:span></text:p>
      <text:p text:style-name="P295"><text:s/><text:span text:style-name="T124">(1MByte for A32 and 2eBRC, 64KBytes for A24 and 256 Byres for A16). The actual VME mapping address is equal to the slave mapper base address plus </text:span><text:span text:style-name="T48">loc_addr</text:span><text:span text:style-name="T124">.</text:span></text:p>
      <text:p text:style-name="P293">If the mapping is successful, <text:span text:style-name="T35">loc_addr</text:span> is update<text:span text:style-name="T121">d</text:span> with the <text:span text:style-name="T124">actual VME</text:span> address of the first decoded address in the translation window and <text:span text:style-name="T35">rem_addr</text:span> with the <text:span text:style-name="T124">PCI or SHM</text:span> address corresponding to <text:span text:style-name="T35">loc_addr</text:span>. It shall be noted that according to hardware address alignment requirements, the allocated <text:span text:style-name="T35">rem_addr</text:span> can be different than the requested address. <text:span text:style-name="T124">However the requested </text:span><text:span text:style-name="T48">rem_addr</text:span><text:span text:style-name="T124"> and </text:span><text:span text:style-name="T48">size</text:span><text:span text:style-name="T124"> <text:s/>will belong to the mapped window.</text:span></text:p>
      <text:p text:style-name="P292">The <text:span text:style-name="T35">size</text:span> field is updated with the actual size of the translation window.</text:p>
      <text:p text:style-name="P292">The <text:span text:style-name="T35">mode</text:span> field is left unchanged.</text:p>
      <text:p text:style-name="P292">If the translation window associated to the device has been created, all subsequent <text:s/><text:span text:style-name="T35">ALT_IOCTL_</text:span><text:span text:style-name="T46">SLV</text:span><text:span text:style-name="T35">_MAP_SET</text:span><text:span text:style-name="T23"> commands</text:span><text:span text:style-name="T35"> </text:span>return with the <text:span text:style-name="T35">-EBUSY</text:span> error code leaving the data structure <text:span text:style-name="T35">alt_ioctl_ma</text:span><text:span text:style-name="T46">p_req</text:span><text:span text:style-name="T35"> </text:span>unchanged.</text:p>
      <text:p text:style-name="P292"/>
      <text:p text:style-name="P321">#define <text:span text:style-name="T121">SHM</text:span>_<text:span text:style-name="T126">OFFSET</text:span> <text:s text:c="2"/>0x1<text:span text:style-name="T124">c</text:span>0000<text:tab/><text:tab/>/* <text:span text:style-name="T121">SHM offset</text:span> <text:s text:c="6"/>*/</text:p>
      <text:p text:style-name="P321">#define <text:span text:style-name="T121">SHM</text:span>_SIZE <text:s text:c="2"/>0x<text:span text:style-name="T125">80</text:span>000<text:tab/><text:tab/>/* <text:span text:style-name="T121">SHM window size</text:span> <text:s/>*/</text:p>
      <text:p text:style-name="P321"/>
      <text:p text:style-name="P321">struct alt_ioctl_map_<text:span text:style-name="T121">req</text:span> <text:span text:style-name="T121">slv</text:span>_<text:span text:style-name="T127">req</text:span>;</text:p>
      <text:p text:style-name="P321">struct alt_ioctl_map_<text:span text:style-name="T121">req</text:span> <text:span text:style-name="T121">slv</text:span>_<text:span text:style-name="T127">sts</text:span>;</text:p>
      <text:p text:style-name="P321">int retval;</text:p>
      <text:p text:style-name="P321"><text:span text:style-name="T126">ulong</text:span> <text:span text:style-name="T126">shm_</text:span>offset;</text:p>
      <text:p text:style-name="P326">int shm_size;</text:p>
      <text:p text:style-name="P321"/>
      <text:p text:style-name="P321">/* open <text:span text:style-name="T126">slave in VME A32 to access SHM at offset 0x1c0000</text:span> device */</text:p>
      <text:p text:style-name="P326">shm_offset = <text:s/><text:span text:style-name="T121">SHM</text:span>_OFFSET;</text:p>
      <text:p text:style-name="P326">shm_size = <text:s/><text:span text:style-name="T121">SHM</text:span>_SIZE;</text:p>
      <text:p text:style-name="P321"><text:span text:style-name="T121">slv</text:span>_<text:span text:style-name="T127">req</text:span>.rem_addr = <text:span text:style-name="T126">shm_offset</text:span>;</text:p>
      <text:p text:style-name="P325"><text:span text:style-name="T121">slv</text:span>_<text:span text:style-name="T127">req</text:span>.<text:span text:style-name="T126">loc</text:span>_addr = <text:span text:style-name="T121">MAP_LOC_ADDR_AUTO</text:span>;</text:p>
      <text:p text:style-name="P321"><text:span text:style-name="T121">slv</text:span>_<text:span text:style-name="T127">req</text:span>.size = <text:span text:style-name="T126">shm_size</text:span>;</text:p>
      <text:p text:style-name="P324"><text:span text:style-name="T121">slv</text:span>_<text:span text:style-name="T127">req</text:span>.mode.<text:span text:style-name="T121">space</text:span> = <text:span text:style-name="T121">MAP_SPACE_SHM;</text:span></text:p>
      <text:p text:style-name="P327"><text:span text:style-name="T121">slv</text:span>_<text:span text:style-name="T127">req</text:span>.<text:span text:style-name="T129">mode.sg_id</text:span> = <text:span text:style-name="T121">MAP_ID_SLV_VME_A32;</text:span></text:p>
      <text:p text:style-name="P327"><text:span text:style-name="T121">slv</text:span>_<text:span text:style-name="T127">req</text:span>.<text:span text:style-name="T129">mode.flags</text:span> = <text:span text:style-name="T130">0;</text:span></text:p>
      <text:p text:style-name="P321"/>
      <text:p text:style-name="P321">retval = ioctl( fd, ALT_IOCTL_<text:span text:style-name="T131">SLV</text:span>_MAP_SET, &amp;<text:span text:style-name="T127">slv_req</text:span>);</text:p>
      <text:p text:style-name="P321">if( retval &lt; 0)</text:p>
      <text:p text:style-name="P321">{</text:p>
      <text:p text:style-name="P321"><text:s text:c="2"/>if( retval == -EBUSY)</text:p>
      <text:p text:style-name="P321"><text:s text:c="2"/>{</text:p>
      <text:p text:style-name="P321"><text:s text:c="4"/>…. /* device already mapped */ </text:p>
      <text:p text:style-name="P321"><text:s text:c="2"/>}</text:p>
      <text:p text:style-name="P321"><text:s text:c="3"/>….</text:p>
      <text:p text:style-name="P321">}</text:p>
      <text:p text:style-name="P321">/* calulate <text:span text:style-name="T125">actual VME adress to access SHM_ADDR</text:span> */</text:p>
      <text:p text:style-name="P321"><text:span text:style-name="T125">vme_addr</text:span> = <text:span text:style-name="T125">slv_req.loc_addr + shm_offset</text:span> - <text:span text:style-name="T125">slv</text:span>_<text:span text:style-name="T127">req</text:span>.rem_addr;</text:p>
      <text:p text:style-name="P329">printf("vme_addr = %x\n", vme_addr);</text:p>
      <text:p text:style-name="P328">…</text:p>
      <text:p text:style-name="P328"/>
      <text:p text:style-name="P292"/>
      <text:p text:style-name="P292">The device mapping parameters can be retrieve with the <text:span text:style-name="T35">ioctl</text:span> command <text:span text:style-name="T35">ALT_IOCTL_</text:span><text:span text:style-name="T49">SLV</text:span><text:span text:style-name="T35">_MAP_GET</text:span>. The arg parameter shall be a pointer to a <text:span text:style-name="T35">alt_ioctl_ma</text:span><text:span text:style-name="T49">p_sts</text:span> data structure which is updated with the mapping parameters.</text:p>
      <text:p text:style-name="P297"/>
      <text:p text:style-name="P323">struct alt_ioctl_map_<text:span text:style-name="T128">sts</text:span></text:p>
      <text:p text:style-name="P323"><text:soft-page-break/>{</text:p>
      <text:p text:style-name="P323"><text:s text:c="2"/>ulong rem_addr;</text:p>
      <text:p text:style-name="P323"><text:s text:c="2"/>ulong loc_addr;</text:p>
      <text:p text:style-name="P323"><text:s text:c="2"/>uint size;</text:p>
      <text:p text:style-name="P323"><text:s text:c="2"/>struct alt_ioctl_map_mode mode;</text:p>
      <text:p text:style-name="P323">};</text:p>
      <text:p text:style-name="P296"/>
      <text:p text:style-name="P321">…...</text:p>
      <text:p text:style-name="P321"/>
      <text:p text:style-name="P321">retval = ioctl( fd, ALT_IOCTL_<text:span text:style-name="T127">SLV</text:span>_MAP_GET, &amp;<text:span text:style-name="T127">slv</text:span>_<text:span text:style-name="T128">sts</text:span>);</text:p>
      <text:p text:style-name="P321">if( retval &lt; 0)</text:p>
      <text:p text:style-name="P321">{</text:p>
      <text:p text:style-name="P321"><text:s text:c="2"/>if( retval == -ENOXIO)</text:p>
      <text:p text:style-name="P321"><text:s text:c="2"/>{</text:p>
      <text:p text:style-name="P321"><text:s text:c="4"/>…. /* device not mapped */ </text:p>
      <text:p text:style-name="P321"><text:s text:c="2"/>}</text:p>
      <text:p text:style-name="P321"><text:s text:c="3"/>….</text:p>
      <text:p text:style-name="P321">}</text:p>
      <text:p text:style-name="P321"/>
      <text:p text:style-name="P277"/>
      <text:h text:style-name="Heading_20_1" text:outline-level="1"><text:bookmark-start text:name="__RefHeading__7539_1887512078"/><text:bookmark-start text:name="__RefHeading__10977_1297320152"/>ALTHEA 7910 User Library<text:bookmark-end text:name="__RefHeading__7539_1887512078"/><text:bookmark-end text:name="__RefHeading__10977_1297320152"/></text:h>
      <text:p text:style-name="Text_20_body_20_indent">The user library interfaces applications with the ALTHEA device driver. It expects the device <text:span text:style-name="T35">/dev/bus/bridge/alt_ctl</text:span> to be existing with with read/write access for the user executing the application linked to the library. </text:p>
      <text:p text:style-name="Text_20_body_20_indent">Basically the library functions re-package user's parameters in a data structure ready to be passed to the driver <text:span text:style-name="T35">ioctl() </text:span>functions. If not otherwise stated, library functions returns the value returned by the corresponding <text:span text:style-name="T35">ioctl()</text:span> call. <text:span text:style-name="T89">The generic error code for functions returning an integer is -1 (operation not permitted). For function returning a pointer it is the NULL pointer.</text:span></text:p>
      <text:h text:style-name="Heading_20_2" text:outline-level="2">Initialization</text:h>
      <text:p text:style-name="Text_20_body_20_indent_5f_1"><text:span text:style-name="T156">To</text:span> be allowed to call functions defined in altulib.a, the application shall first call an initialization function performing the open of the driver and initializing the library private data structure.</text:p>
      <text:p text:style-name="P358">If that function has not been executed all other functions in the library return the bad file descriptor error code <text:span text:style-name="T91">[</text:span>-9<text:span text:style-name="T90">].</text:span></text:p>
      <text:p text:style-name="P141">Prototype</text:p>
      <text:p text:style-name="FunctionStart"/>
      <text:p text:style-name="FunctionPrototype">#include &lt;altulib.h&gt;</text:p>
      <text:p text:style-name="FunctionHeading"/>
      <text:p text:style-name="FunctionPrototype">int</text:p>
      <text:p text:style-name="FunctionPrototype">*alt_init()</text:p>
      <text:p text:style-name="FunctionHeading"/>
      <text:p text:style-name="P175">Description</text:p>
      <text:p text:style-name="FunctionDescription">That function must be called by the application before invoking any other function belonging to the ALTHEA 7910 user's library. </text:p>
      <text:p text:style-name="FunctionDescription">Operations performed by that call are operating system dependant</text:p>
      <text:p text:style-name="P209"/>
      <text:p text:style-name="P209">Linux Implementation:</text:p>
      <text:p text:style-name="FunctionDescription"><text:span text:style-name="T67">Among other things, it performs an open of the </text:span><text:span text:style-name="T35">/dev/bus/bridge/alt_ctl</text:span><text:span text:style-name="T59"> </text:span><text:span text:style-name="T67">device and returns the Linux file descriptor. The device node is generated automatically when ALTHEA device driver is installed by Linux.</text:span></text:p>
      <text:p text:style-name="P236"/>
      <text:p text:style-name="P209">VxWorks implementation:</text:p>
      <text:p text:style-name="FunctionDescription"/>
      <text:p text:style-name="P209">Windows implementation:</text:p>
      <text:p text:style-name="FunctionDescription"/>
      <text:p text:style-name="FunctionDescription"/>
      <text:p text:style-name="P175">Parameters</text:p>
      <text:p text:style-name="FunctionDescription">none</text:p>
      <text:p text:style-name="FunctionDescription"/>
      <text:p text:style-name="P175">Return</text:p>
      <table:table table:name="Table19" table:style-name="Table19">
        <table:table-column table:style-name="Table19.A"/>
        <table:table-column table:style-name="Table19.B"/>
        <table:table-column table:style-name="Table19.C"/>
        <table:table-row>
          <table:table-cell table:style-name="Table19.A1" office:value-type="string">
            <text:p text:style-name="FunctionParameters"/>
          </table:table-cell>
          <table:table-cell table:style-name="Table19.B1" office:value-type="string">
            <text:p text:style-name="P69">fd</text:p>
          </table:table-cell>
          <table:table-cell table:style-name="Table19.C1" office:value-type="string">
            <text:p text:style-name="P82">alt_ctl file descriptor (returned by the open call)</text:p>
          </table:table-cell>
        </table:table-row>
      </table:table>
      <text:p text:style-name="FunctionEnd"/>
      <text:p text:style-name="Paragraph"/>
      <text:p text:style-name="P141">Prototype</text:p>
      <text:p text:style-name="P250">int</text:p>
      <text:p text:style-name="P250">alt_exit()</text:p>
      <text:p text:style-name="FunctionDescription"><text:soft-page-break/></text:p>
      <text:p text:style-name="P175">Description</text:p>
      <text:p text:style-name="FunctionDescription">Close a <text:span text:style-name="T35">alt_ctl</text:span> node previously open by <text:span text:style-name="T35">alt_init()</text:span>.</text:p>
      <text:p text:style-name="FunctionDescription"/>
      <text:p text:style-name="P175">Parameters</text:p>
      <text:p text:style-name="FunctionDescription">none<text:tab/><text:tab/><text:tab/></text:p>
      <text:p text:style-name="FunctionDescription"/>
      <text:p text:style-name="P175">Return</text:p>
      <text:p text:style-name="FunctionDescription">0 <text:tab/>if OK</text:p>
      <text:p text:style-name="FunctionDescription">&lt; 0<text:tab/>if <text:span text:style-name="T35">alt_ctl</text:span> node was not open</text:p>
      <text:p text:style-name="FunctionEnd"/>
      <text:p text:style-name="Paragraph"/>
      <text:h text:style-name="Heading_20_2" text:outline-level="2">Identification</text:h>
      <text:p text:style-name="Text_20_body_20_indent_5f_1"/>
      <text:p text:style-name="P141">Prototype</text:p>
      <text:p text:style-name="P250">char *</text:p>
      <text:p text:style-name="P250">alt_get_driver_<text:span text:style-name="T76">name</text:span>( void)</text:p>
      <text:p text:style-name="FunctionDescription"/>
      <text:p text:style-name="P175">Description</text:p>
      <text:p text:style-name="FunctionDescription">Returns a pointer to the <text:s/>ALTHEA 7910 driver identifier string.</text:p>
      <text:p text:style-name="FunctionDescription"/>
      <text:p text:style-name="P175">Parameters</text:p>
      <text:p text:style-name="FunctionDescription">none<text:tab/><text:tab/></text:p>
      <text:p text:style-name="FunctionDescription"/>
      <text:p text:style-name="P175">Return</text:p>
      <text:p text:style-name="FunctionDescription">pointer to driver identifier string</text:p>
      <text:p text:style-name="FunctionEnd"/>
      <text:p text:style-name="Paragraph"/>
      <text:p text:style-name="P141">Prototype</text:p>
      <text:p text:style-name="P250">char *</text:p>
      <text:p text:style-name="P250">alt_get_driver_version( void)</text:p>
      <text:p text:style-name="FunctionDescription"/>
      <text:p text:style-name="P175">Description</text:p>
      <text:p text:style-name="FunctionDescription">Returns a pointer to a string holding the driver version.</text:p>
      <text:p text:style-name="FunctionDescription"/>
      <text:p text:style-name="P175">Parameters</text:p>
      <text:p text:style-name="FunctionDescription">none<text:tab/><text:tab/></text:p>
      <text:p text:style-name="FunctionDescription"/>
      <text:p text:style-name="P175">Return</text:p>
      <text:p text:style-name="FunctionDescription">pointer to a string holding the driver version.</text:p>
      <text:p text:style-name="FunctionEnd"/>
      <text:p text:style-name="Paragraph"/>
      <text:p text:style-name="P141">Prototype</text:p>
      <text:p text:style-name="P250">char *</text:p>
      <text:p text:style-name="P250">alt_get_lib_version( void)</text:p>
      <text:p text:style-name="FunctionDescription"><text:soft-page-break/></text:p>
      <text:p text:style-name="P175">Description</text:p>
      <text:p text:style-name="FunctionDescription">Returns a pointer to the a string holding the library version.</text:p>
      <text:p text:style-name="FunctionDescription"/>
      <text:p text:style-name="P175">Parameters</text:p>
      <text:p text:style-name="FunctionDescription">none<text:tab/><text:tab/></text:p>
      <text:p text:style-name="FunctionDescription"/>
      <text:p text:style-name="P175">Return</text:p>
      <text:p text:style-name="FunctionDescription">pointer to a string holding the library version.</text:p>
      <text:p text:style-name="FunctionEnd"/>
      <text:p text:style-name="Paragraph"/>
      <text:h text:style-name="Heading_20_2" text:outline-level="2">Byte <text:span text:style-name="T100">S</text:span>wapping</text:h>
      <text:p text:style-name="Text_20_body_20_indent_5f_1">Three functions are provided to perform byte swapping of 64, 32 and 16 bit integers.</text:p>
      <text:p text:style-name="Paragraph"/>
      <text:p text:style-name="P141">Prototype</text:p>
      <text:p text:style-name="P251">long long</text:p>
      <text:p text:style-name="P250">alt_swap_64( long long data)</text:p>
      <text:p text:style-name="FunctionDescription"/>
      <text:p text:style-name="P175">Description</text:p>
      <text:p text:style-name="FunctionDescription">Byte swap 64 bit integer.</text:p>
      <text:p text:style-name="FunctionDescription"/>
      <text:p text:style-name="P175">Parameters</text:p>
      <text:p text:style-name="FunctionDescription">data<text:tab/>64 bit integer to be swapped<text:tab/><text:tab/></text:p>
      <text:p text:style-name="FunctionDescription"/>
      <text:p text:style-name="P175">Return</text:p>
      <text:p text:style-name="FunctionDescription">swapped data.</text:p>
      <text:p text:style-name="FunctionEnd"/>
      <text:p text:style-name="Paragraph"/>
      <text:p text:style-name="P141">Prototype</text:p>
      <text:p text:style-name="P250">int</text:p>
      <text:p text:style-name="P250">alt_swap_32( int data)</text:p>
      <text:p text:style-name="FunctionDescription"/>
      <text:p text:style-name="P175">Description</text:p>
      <text:p text:style-name="FunctionDescription">Byte swap 32 bit integer.</text:p>
      <text:p text:style-name="FunctionDescription"/>
      <text:p text:style-name="P175">Parameters</text:p>
      <text:p text:style-name="FunctionDescription">data<text:tab/>32 bit integer to be swapped<text:tab/><text:tab/></text:p>
      <text:p text:style-name="FunctionDescription"/>
      <text:p text:style-name="P175">Return</text:p>
      <text:p text:style-name="FunctionDescription">swapped data.</text:p>
      <text:p text:style-name="FunctionEnd"/>
      <text:p text:style-name="Paragraph"/>
      <text:p text:style-name="P141">Prototype</text:p>
      <text:p text:style-name="P250">short</text:p>
      <text:p text:style-name="P250">alt_swap_16( short data)</text:p>
      <text:p text:style-name="FunctionDescription"><text:soft-page-break/></text:p>
      <text:p text:style-name="P175">Description</text:p>
      <text:p text:style-name="FunctionDescription">Byte swap 16 bit integer.</text:p>
      <text:p text:style-name="FunctionDescription"/>
      <text:p text:style-name="P175">Parameters</text:p>
      <text:p text:style-name="FunctionDescription">data<text:tab/>16 bit integer to be swapped<text:tab/><text:tab/></text:p>
      <text:p text:style-name="FunctionDescription"/>
      <text:p text:style-name="P175">Return</text:p>
      <text:p text:style-name="FunctionDescription">swapped data.</text:p>
      <text:p text:style-name="FunctionEnd"/>
      <text:p text:style-name="Paragraph"/>
      <text:h text:style-name="Heading_20_2" text:outline-level="2">Register <text:span text:style-name="T100">A</text:span>ccess</text:h>
      <text:p text:style-name="Text_20_body_20_indent_5f_1">A set of functions allows applications to perform read and write access on the ALTHEA 7910 control and status registers (32 bit) mapped in the 4KBytes PCI MEM window (through BAR3).</text:p>
      <text:h text:style-name="Heading_20_3" text:outline-level="3">ALTHEA CSR <text:span text:style-name="T100">A</text:span>ccess</text:h>
      <text:h text:style-name="Heading_20_4" text:outline-level="4">CSR Read</text:h>
      <text:p text:style-name="P141">Prototype</text:p>
      <text:p text:style-name="FunctionStart"/>
      <text:p text:style-name="FunctionPrototype">#include &lt;altulib.h&gt;</text:p>
      <text:p text:style-name="P187"/>
      <text:p text:style-name="P250">int</text:p>
      <text:p text:style-name="P250">alt_csr_read( int idx,</text:p>
      <text:p text:style-name="P250"><text:tab/><text:tab/> <text:s text:c="6"/>int *data_p)</text:p>
      <text:p text:style-name="P197"/>
      <text:p text:style-name="P175">Description</text:p>
      <text:p text:style-name="FunctionDescription">Perform a 32 bit read cycle in the ALTHEA PCI MEM space in order to return the current value of the control and status register whose offset is equal to bit 0:12 of the idx parameter.</text:p>
      <text:p text:style-name="FunctionDescription"/>
      <text:p text:style-name="FunctionDescription"/>
      <text:p text:style-name="P175">Parameters</text:p>
      <text:p text:style-name="FunctionDescription">idx<text:tab/> <text:s text:c="2"/>register index (address offset in PCI MEM window)</text:p>
      <text:p text:style-name="FunctionDescription">data_p <text:s text:c="3"/>pointer to a 32 bit integer to hold register content</text:p>
      <text:p text:style-name="FunctionDescription"/>
      <text:p text:style-name="P175">Return</text:p>
      <text:p text:style-name="FunctionDescription">status of the read operation</text:p>
      <text:p text:style-name="FunctionDescription">&lt; 0 if error</text:p>
      <text:p text:style-name="FunctionEnd"/>
      <text:p text:style-name="Paragraph"/>
      <text:h text:style-name="Heading_20_4" text:outline-level="4">CSR Write</text:h>
      <text:p text:style-name="P141">Prototype</text:p>
      <text:p text:style-name="FunctionStart"/>
      <text:p text:style-name="FunctionPrototype">#include &lt;altulib.h&gt;</text:p>
      <text:p text:style-name="FunctionHeading"><text:soft-page-break/></text:p>
      <text:p text:style-name="FunctionPrototype">int</text:p>
      <text:p text:style-name="FunctionPrototype">alt_csr_write( int idx,</text:p>
      <text:p text:style-name="FunctionPrototype"><text:tab/><text:tab/> <text:s text:c="8"/>int *data_p);</text:p>
      <text:p text:style-name="P210"><text:tab/></text:p>
      <text:p text:style-name="P175">Description</text:p>
      <text:p text:style-name="FunctionDescription">P<text:span text:style-name="T3">erform a 32 bit write cycle in the ALTHEA PCI MEM space in order to set the current value of the control and status register whose offset is equal to the </text:span><text:span text:style-name="T9">idx</text:span><text:span text:style-name="T3"> parameter.</text:span></text:p>
      <text:p text:style-name="P218"/>
      <text:p text:style-name="FunctionDescription"/>
      <text:p text:style-name="P175">Parameters</text:p>
      <text:p text:style-name="FunctionDescription">idx<text:tab/> <text:s/>register index (address offset in PCI <text:span text:style-name="T77">MEM</text:span> window)</text:p>
      <text:p text:style-name="FunctionDescription">data_p<text:tab/> <text:s/>pointer to a 32 bit integer holding the value to be writ<text:span text:style-name="T77">t</text:span>en</text:p>
      <text:p text:style-name="FunctionDescription"/>
      <text:p text:style-name="P175">Return</text:p>
      <text:p text:style-name="FunctionDescription">Status of the write operation</text:p>
      <text:p text:style-name="FunctionDescription">&lt; 0 if error</text:p>
      <text:p text:style-name="FunctionEnd"/>
      <text:p text:style-name="Paragraph"/>
      <text:h text:style-name="Heading_20_4" text:outline-level="4">CSR Set</text:h>
      <text:p text:style-name="P141">Prototype</text:p>
      <text:p text:style-name="FunctionStart"/>
      <text:p text:style-name="FunctionPrototype">#include &lt;altulib.h&gt;</text:p>
      <text:p text:style-name="FunctionHeading"/>
      <text:p text:style-name="P235">int</text:p>
      <text:p text:style-name="P250">alt_csr_set( int idx,</text:p>
      <text:p text:style-name="P250"><text:tab/> <text:s text:c="11"/>int *data_p);</text:p>
      <text:p text:style-name="P210"><text:tab/></text:p>
      <text:p text:style-name="P175">Description</text:p>
      <text:p text:style-name="FunctionDescription">Perform a 32 bit read cycle followed by a 32 bit write cycle in the ALTHEA PCI MEM space in order to set the value <text:s/>of the control and status register whose offset is equal to the <text:span text:style-name="T63">idx</text:span> parameter. The value written in the register is the bitwise OR between the result of the read cycle and the content of the <text:span text:style-name="T63">data_p</text:span> parameter.</text:p>
      <text:p text:style-name="P238">This is equivalent to perform the following operation:</text:p>
      <text:p text:style-name="P238"><text:s text:c="2"/>alt_csr_rd( idx, <text:span text:style-name="T78">&amp;tmp</text:span>); </text:p>
      <text:p text:style-name="P238"><text:s text:c="2"/><text:span text:style-name="T78">tmp |= *data_p;</text:span></text:p>
      <text:p text:style-name="FunctionDescription"><text:s text:c="2"/>alt_csr_wr( idx, <text:span text:style-name="T78">&amp;tmp</text:span>);</text:p>
      <text:p text:style-name="P218">That function is useful to reset status bit in registers where they have to be overwritten to be cleared.</text:p>
      <text:p text:style-name="FunctionDescription"/>
      <text:p text:style-name="P175">Parameters</text:p>
      <text:p text:style-name="FunctionDescription">idx<text:tab/>register index (address offset in PCI IO window)</text:p>
      <text:p text:style-name="FunctionDescription">data<text:tab/><text:span text:style-name="T3">bit field (32 bit) holding the bit to be set in the register</text:span></text:p>
      <text:p text:style-name="FunctionDescription"/>
      <text:p text:style-name="P175">Return</text:p>
      <text:p text:style-name="FunctionDescription">0 if OK</text:p>
      <text:p text:style-name="FunctionDescription">&lt; 0 in case of error</text:p>
      <text:p text:style-name="FunctionEnd"/>
      <text:p text:style-name="Paragraph"/>
      <text:h text:style-name="Heading_20_3" text:outline-level="3"><text:soft-page-break/>System Monitoring</text:h>
      <text:p text:style-name="Text_20_body_20_indent_5f_2">Xilinx Artix-7 FPGA implements a set of register to perform system monitoring of parameters such as temperature and external power supplies.</text:p>
      <text:p text:style-name="Text_20_body_20_indent_5f_2">Please refer to Xilinx documentation for register description.</text:p>
      <text:h text:style-name="Heading_20_4" text:outline-level="4">SMON Read</text:h>
      <text:p text:style-name="P141">Prototype</text:p>
      <text:p text:style-name="FunctionStart"/>
      <text:p text:style-name="FunctionPrototype">#include &lt;altulib.h&gt;</text:p>
      <text:p text:style-name="P187"/>
      <text:p text:style-name="P250">int</text:p>
      <text:p text:style-name="P250">alt_smon_rd( int idx,</text:p>
      <text:p text:style-name="P250"><text:s text:c="13"/>int *data_p)</text:p>
      <text:p text:style-name="FunctionHeading"/>
      <text:p text:style-name="P175">Description</text:p>
      <text:p text:style-name="FunctionDescription">Read from the Xilinx SMON register at offset <text:span text:style-name="T35">idx</text:span> and store the result in location pointed by <text:span text:style-name="T35">data_p</text:span></text:p>
      <text:p text:style-name="FunctionDescription"/>
      <text:p text:style-name="P175">Parameters</text:p>
      <text:p text:style-name="FunctionDescription">idx<text:tab/> <text:s/>register index</text:p>
      <text:p text:style-name="FunctionDescription">data_p <text:s text:c="2"/>data pointer to hold result of SMON read</text:p>
      <text:p text:style-name="FunctionDescription"/>
      <text:p text:style-name="P175">Return</text:p>
      <text:p text:style-name="FunctionDescription">0 if OK</text:p>
      <text:p text:style-name="FunctionDescription">&lt; 0 in case of error</text:p>
      <text:p text:style-name="FunctionEnd"/>
      <text:p text:style-name="Paragraph"/>
      <text:h text:style-name="Heading_20_4" text:outline-level="4">SMON Write</text:h>
      <text:p text:style-name="P141">Prototype</text:p>
      <text:p text:style-name="FunctionStart"/>
      <text:p text:style-name="FunctionPrototype">#include &lt;altulib.h&gt;</text:p>
      <text:p text:style-name="FunctionPrototype"/>
      <text:p text:style-name="P268">int</text:p>
      <text:p text:style-name="FunctionPrototype">alt_smon_write( int idx,</text:p>
      <text:p text:style-name="FunctionPrototype"><text:tab/><text:tab/><text:tab/> <text:s text:c="3"/>int *data_p);</text:p>
      <text:p text:style-name="P210"><text:tab/></text:p>
      <text:p text:style-name="P175">Description</text:p>
      <text:p text:style-name="FunctionDescription">Write in Xilinx ARTI<text:span text:style-name="T79">X</text:span>7 SMON register space at offset <text:span text:style-name="T35">idx</text:span>.</text:p>
      <text:p text:style-name="FunctionDescription"/>
      <text:p text:style-name="P175">Parameters</text:p>
      <text:p text:style-name="FunctionDescription">idx<text:tab/> <text:s text:c="2"/>register index</text:p>
      <text:p text:style-name="FunctionDescription">data_p <text:s text:c="3"/>pointer to 32 bit integer holding the data to be written</text:p>
      <text:p text:style-name="FunctionDescription"/>
      <text:p text:style-name="P175">Return</text:p>
      <text:p text:style-name="FunctionDescription">0 if OK</text:p>
      <text:p text:style-name="FunctionDescription">&lt; 0 in case of error</text:p>
      <text:p text:style-name="FunctionEnd"/>
      <text:p text:style-name="Paragraph"/>
      <text:h text:style-name="Heading_20_3" text:outline-level="3"><text:soft-page-break/>PCIe End Point Control</text:h>
      <text:p text:style-name="Text_20_body_20_indent_5f_2">Xilinx Artix-7 FPGA implements a set of registers to configure the PCIe End Point. The alt_pciep_xxx() functions allow to read/write these registers.</text:p>
      <text:h text:style-name="Heading_20_4" text:outline-level="4">PCI<text:span text:style-name="T80">ep</text:span> Read</text:h>
      <text:p text:style-name="P141">Prototype</text:p>
      <text:p text:style-name="FunctionStart"/>
      <text:p text:style-name="FunctionPrototype">#include &lt;altulib.h&gt;</text:p>
      <text:p text:style-name="P187"/>
      <text:p text:style-name="P250">int</text:p>
      <text:p text:style-name="P250">alt_pciep_r<text:span text:style-name="T80">ea</text:span>d( int idx,</text:p>
      <text:p text:style-name="P250"><text:s text:c="16"/>int *data_p)</text:p>
      <text:p text:style-name="FunctionHeading"/>
      <text:p text:style-name="P175">Description</text:p>
      <text:p text:style-name="FunctionDescription">Read from the Xilinx <text:span text:style-name="T80">PCI</text:span>ep register <text:span text:style-name="T80">space </text:span>at offset <text:span text:style-name="T35">idx</text:span> and store the result in location pointed by <text:span text:style-name="T35">data_p</text:span></text:p>
      <text:p text:style-name="FunctionDescription"/>
      <text:p text:style-name="P175">Parameters</text:p>
      <text:p text:style-name="FunctionDescription">idx<text:tab/> <text:s/>register index</text:p>
      <text:p text:style-name="FunctionDescription">data_p <text:s text:c="2"/>data pointer to hold result of <text:span text:style-name="T80">PCI</text:span>ep read</text:p>
      <text:p text:style-name="FunctionDescription"/>
      <text:p text:style-name="P175">Return</text:p>
      <text:p text:style-name="FunctionDescription">0 if OK</text:p>
      <text:p text:style-name="FunctionDescription">&lt; 0 in case of error</text:p>
      <text:p text:style-name="FunctionEnd"/>
      <text:p text:style-name="Paragraph"/>
      <text:h text:style-name="Heading_20_4" text:outline-level="4"><text:span text:style-name="T80">PCI</text:span>ep Write</text:h>
      <text:p text:style-name="P141">Prototype</text:p>
      <text:p text:style-name="FunctionStart"/>
      <text:p text:style-name="FunctionPrototype">#include &lt;altulib.h&gt;</text:p>
      <text:p text:style-name="FunctionPrototype"/>
      <text:p text:style-name="P269">int</text:p>
      <text:p text:style-name="FunctionPrototype">alt_pciep_write( int idx,</text:p>
      <text:p text:style-name="FunctionPrototype"><text:tab/><text:tab/><text:tab/> <text:s text:c="4"/>int *data_p);</text:p>
      <text:p text:style-name="P210"><text:tab/></text:p>
      <text:p text:style-name="P175">Description</text:p>
      <text:p text:style-name="FunctionDescription">Write in Xilinx ARTI<text:span text:style-name="T81">X</text:span>7 <text:span text:style-name="T81">PCI</text:span>ep register space at offset <text:span text:style-name="T35">idx</text:span> the content of <text:span text:style-name="T35">data_p</text:span>.</text:p>
      <text:p text:style-name="FunctionDescription"/>
      <text:p text:style-name="P175">Parameters</text:p>
      <text:p text:style-name="FunctionDescription">idx<text:tab/> <text:s text:c="3"/>register index</text:p>
      <text:p text:style-name="FunctionDescription">data_p <text:s text:c="4"/>pointer to 32 bit integer holding the data to be written</text:p>
      <text:p text:style-name="FunctionDescription"/>
      <text:p text:style-name="P175">Return</text:p>
      <text:p text:style-name="FunctionDescription">0 if OK</text:p>
      <text:p text:style-name="FunctionDescription">&lt; 0 in case of error</text:p>
      <text:p text:style-name="FunctionEnd"/>
      <text:p text:style-name="Paragraph"/>
      <text:p text:style-name="Text_20_body_20_indent_5f_2"/>
      <text:h text:style-name="Heading_20_2" text:outline-level="2"><text:soft-page-break/>ALTHEA 7910 Resource Mapping</text:h>
      <text:p text:style-name="Text_20_body_20_indent_5f_1">The ALTHEA <text:s/>7910 acts as a bridge between the following address spaces:</text:p>
      <text:list xml:id="list1399125456213241604" text:style-name="L9">
        <text:list-item>
          <text:p text:style-name="P413">PCI tree</text:p>
        </text:list-item>
        <text:list-item>
          <text:p text:style-name="P413">VME bus</text:p>
        </text:list-item>
        <text:list-item>
          <text:p text:style-name="P413">Shared Memory</text:p>
        </text:list-item>
      </text:list>
      <text:p text:style-name="Text_20_body_20_indent_5f_1">Going from one space to another implies the initialization of address translation tables in order to map source addresses to destination addresses. A set of functions allows application to dynamically create, modify, and destroy these address translation windows.</text:p>
      <text:p text:style-name="Text_20_body_20_indent_5f_1">The ALTHEA 7910 hardware offers <text:span text:style-name="T82">six</text:span> address translation tables. The first two allows the local host to perform data cycles from the PCI MEM and PMEM spaces targeted to the VME bus, shared memory and FPGA user's space. The <text:span text:style-name="T82">other four</text:span> allows a VME master to perform data cycle from the VME bus (through the ALTHEA 7910 A32 slave port) targeted to the PCI tree, shared memory and FPGA user's area. Each table can contain multiple translation windows. The address allocator in the alt device driver uses a search algorithm designed to maximize the number of windows one can create and allows to share the same window among <text:s/>different applications.</text:p>
      <text:h text:style-name="Heading_20_3" text:outline-level="3">Allocating a <text:span text:style-name="T100">N</text:span>ew <text:span text:style-name="T100">A</text:span>ddress <text:span text:style-name="T100">T</text:span>ranslation <text:span text:style-name="T100">W</text:span>indow</text:h>
      <text:p text:style-name="P141">Prototype</text:p>
      <text:p text:style-name="FunctionStart"/>
      <text:p text:style-name="FunctionStart"/>
      <text:p text:style-name="FunctionPrototype">#include &lt;altulib.h&gt;</text:p>
      <text:p text:style-name="P250">#include &lt;altioctl.h&gt;</text:p>
      <text:p text:style-name="P250"/>
      <text:p text:style-name="P250">void</text:p>
      <text:p text:style-name="P265">alt_map_alloc( struct alt_ioctl_map_win *map_p)</text:p>
      <text:p text:style-name="FunctionDescription"><text:tab/></text:p>
      <text:p text:style-name="P175">Description</text:p>
      <text:p text:style-name="FunctionDescription"><text:span text:style-name="T3">That function allows to create an address window in a local space pointing to a remote area in a destination space specified in the </text:span><text:span text:style-name="T11">mode</text:span><text:span text:style-name="T3"> field of the mapping data structure given as parameter. </text:span></text:p>
      <text:p text:style-name="FunctionDescription"/>
      <text:p text:style-name="P175">Parameters</text:p>
      <text:p text:style-name="FunctionHead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FunctionParameters"/>
          </table:table-cell>
          <table:table-cell table:style-name="Table2.B1" office:value-type="string">
            <text:p text:style-name="P69">map_p</text:p>
          </table:table-cell>
          <table:table-cell table:style-name="Table2.C1" table:number-columns-spanned="2" office:value-type="string">
            <text:p text:style-name="FunctionParameters">pointer to a <text:s/><text:span text:style-name="T59">alt_ioctl_map_win</text:span><text:span text:style-name="T35"> </text:span><text:span text:style-name="T23">data structure initialized with the mapping parameters (see §</text:span><text:span text:style-name="T23"><text:bookmark-ref text:reference-format="text" text:ref-name="__RefHeading__8878_1297320152">Managing Remote Resources</text:bookmark-ref></text:span><text:span text:style-name="T23">).</text:span></text:p>
          </table:table-cell>
          <table:covered-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69">map_p-&gt;req.rem_addr</text:p>
          </table:table-cell>
          <table:table-cell table:style-name="Table2.C1" office:value-type="string">
            <text:p text:style-name="P88">base address of remote area to be mapped </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2">map_p-&gt;req.size</text:p>
          </table:table-cell>
          <table:table-cell table:style-name="Table2.C1" office:value-type="string">
            <text:p text:style-name="P88">Size (in bytes) <text:s/>of remote area to be mapped</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2">map_p-&gt;req.loc_addr</text:p>
          </table:table-cell>
          <table:table-cell table:style-name="Table2.C1" office:value-type="string">
            <text:p text:style-name="P88">If <text:span text:style-name="T59">MAP_FLAG_FORCE</text:span> is set, ask mapper to use loc_addr as local address for base offset of translation window.</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2">map_p-&gt;req.m<text:span text:style-name="T83">ode</text:span>.sg_id</text:p>
          </table:table-cell>
          <table:table-cell table:style-name="Table2.C1" office:value-type="string">
            <text:p text:style-name="P88">Identifier of mapping table to be used</text:p>
          </table:table-cell>
        </table:table-row>
        <text:soft-page-break/>
        <table:table-row>
          <table:table-cell table:style-name="Table2.A1" office:value-type="string">
            <text:p text:style-name="P44"/>
          </table:table-cell>
          <table:table-cell table:style-name="Table2.B1" office:value-type="string">
            <text:p text:style-name="P44"/>
          </table:table-cell>
          <table:table-cell table:style-name="Table2.C1" table:number-columns-spanned="2" office:value-type="string">
            <text:p text:style-name="P339"><text:span text:style-name="T55">MAP_ID_MAS_PCIE_MEM</text:span> <text:s/>→ PCIe master mapper (MEM space)</text:p>
            <text:p text:style-name="P339"><text:span text:style-name="T55">MAP_ID_MAS_PCIE_PMEM</text:span> → PCIe master mapper (PMEM space)</text:p>
            <text:p text:style-name="P339"><text:span text:style-name="T55">MAP_ID_SLV_VME_A32 <text:s/></text:span><text:s/>→ VME slave mapper (A32 space)</text:p>
            <text:p text:style-name="P339"><text:span text:style-name="T55">MAP_ID_SLV_VME_A24 <text:s/></text:span><text:s/>→ VME slave mapper (A24 space)</text:p>
            <text:p text:style-name="P339"><text:span text:style-name="T55">MAP_ID_SLV_VME_A16 <text:s/></text:span><text:s/>→ VME slave mapper (A16 space)</text:p>
            <text:p text:style-name="P339"><text:span text:style-name="T55">MAP_ID_SLV_VME_BRC <text:s/></text:span><text:s/>→ VME slave mapper (2eSST Broadcast)</text:p>
          </table:table-cell>
          <table:covered-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2">map_p-&gt;req.m<text:span text:style-name="T83">ode</text:span>.space</text:p>
          </table:table-cell>
          <table:table-cell table:style-name="Table2.C1" office:value-type="string">
            <text:p text:style-name="P88">Remote space</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C1" table:number-columns-spanned="2" office:value-type="string">
            <text:p text:style-name="P336"><text:span text:style-name="T55">MAP_SPACE_PCIE</text:span> <text:s/>→ PCI Express tree is the destination space</text:p>
            <text:p text:style-name="P336"><text:span text:style-name="T55">MAP_SPACE_VME</text:span> <text:s text:c="2"/>→ VME bus is the destination space</text:p>
            <text:p text:style-name="P336"><text:span text:style-name="T55">MAP_SPACE_SHM </text:span><text:s text:c="2"/>→ Shared Memory is the destination space</text:p>
          </table:table-cell>
          <table:covered-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6">map_p-&gt;req.m<text:span text:style-name="T83">ode</text:span>.am</text:p>
          </table:table-cell>
          <table:table-cell table:style-name="Table2.C1" office:value-type="string">
            <text:p text:style-name="P98">Address Modifier (if <text:span text:style-name="T55">MAP_SPACE_VME)</text:span></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6">map_p-&gt;req.m<text:span text:style-name="T84">ode</text:span>.swap</text:p>
          </table:table-cell>
          <table:table-cell table:style-name="Table2.C1" office:value-type="string">
            <text:p text:style-name="P98">Data swapping mode (if <text:span text:style-name="T55">MAP_SPACE_VME)</text:span></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C1" table:number-columns-spanned="2" office:value-type="string">
            <text:p text:style-name="P338">MAP_SWAP_NO <text:s text:c="3"/>→ No hardware data swapping</text:p>
            <text:p text:style-name="P338">MAP_SWAP_AUTO <text:s/>→ Hardware auto swapping</text:p>
          </table:table-cell>
          <table:covered-table-cell/>
        </table:table-row>
        <table:table-row>
          <table:table-cell table:style-name="Table2.A1" office:value-type="string">
            <text:p text:style-name="P44"/>
          </table:table-cell>
          <table:table-cell table:style-name="Table2.B1" office:value-type="string">
            <text:p text:style-name="P44"/>
          </table:table-cell>
          <table:table-cell table:style-name="Table2.B1" office:value-type="string">
            <text:p text:style-name="P92">map_p-&gt;req.m<text:span text:style-name="T84">ode</text:span>.flags</text:p>
          </table:table-cell>
          <table:table-cell table:style-name="Table2.C1" office:value-type="string">
            <text:p text:style-name="P88">Mapping flags</text:p>
          </table:table-cell>
        </table:table-row>
        <table:table-row>
          <table:table-cell table:style-name="Table2.A1" office:value-type="string">
            <text:p text:style-name="P44"/>
          </table:table-cell>
          <table:table-cell table:style-name="Table2.B1" office:value-type="string">
            <text:p text:style-name="P44"/>
          </table:table-cell>
          <table:table-cell table:style-name="Table2.C1" table:number-columns-spanned="2" office:value-type="string">
            <text:p text:style-name="P338">MAP_FLAG_FORCE <text:s/>→ Force translation window base offset</text:p>
          </table:table-cell>
          <table:covered-table-cell/>
        </table:table-row>
      </table:table>
      <text:p text:style-name="FunctionDescription"/>
      <text:p text:style-name="FunctionHeading">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FunctionParameters"/>
          </table:table-cell>
          <table:table-cell table:style-name="Table14.B1" office:value-type="float" office:value="0">
            <text:p text:style-name="P69">0</text:p>
          </table:table-cell>
          <table:table-cell table:style-name="Table14.C4" table:number-columns-spanned="2" office:value-type="string">
            <text:p text:style-name="FunctionParameters">Mapping successful</text:p>
            <text:p text:style-name="FunctionParameters"><text:span text:style-name="T59">alt_ioctl_map_win</text:span><text:span text:style-name="T35"> </text:span><text:span text:style-name="T23">data structure has been updated with the mapping parameters.</text:span></text:p>
          </table:table-cell>
          <table:covered-table-cell/>
        </table:table-row>
        <table:table-row>
          <table:table-cell table:style-name="Table14.A1" office:value-type="string">
            <text:p text:style-name="P44"/>
          </table:table-cell>
          <table:table-cell table:style-name="Table14.B3" office:value-type="string">
            <text:p text:style-name="P44"/>
          </table:table-cell>
          <table:table-cell table:style-name="Table14.C3" office:value-type="string">
            <text:p text:style-name="P92">map_p-&gt;pg_idx</text:p>
          </table:table-cell>
          <table:table-cell table:style-name="Table14.D3" office:value-type="string">
            <text:p text:style-name="P88">Page index in translation table used to create the address mapping</text:p>
          </table:table-cell>
        </table:table-row>
        <table:table-row>
          <table:table-cell table:style-name="Table14.A1" office:value-type="string">
            <text:p text:style-name="P44"/>
          </table:table-cell>
          <table:table-cell table:style-name="Table14.B3" office:value-type="string">
            <text:p text:style-name="P44"/>
          </table:table-cell>
          <table:table-cell table:style-name="Table14.C3" office:value-type="string">
            <text:p text:style-name="P92">map_p-&gt;req.loc_addr</text:p>
          </table:table-cell>
          <table:table-cell table:style-name="Table14.D3" office:value-type="string">
            <text:p text:style-name="P88">Address in local space pointing to requested remote address</text:p>
          </table:table-cell>
        </table:table-row>
        <table:table-row>
          <table:table-cell table:style-name="Table14.A1" office:value-type="string">
            <text:p text:style-name="P44"/>
          </table:table-cell>
          <table:table-cell table:style-name="Table14.B1" office:value-type="float" office:value="-1">
            <text:p text:style-name="P51">-1</text:p>
          </table:table-cell>
          <table:table-cell table:style-name="Table14.C4" table:number-columns-spanned="2" office:value-type="string">
            <text:p text:style-name="P92">Mapping not successful</text:p>
          </table:table-cell>
          <table:covered-table-cell/>
        </table:table-row>
      </table:table>
      <text:p text:style-name="FunctionEnd"/>
      <text:p text:style-name="Paragraph"/>
      <text:h text:style-name="Heading_20_3" text:outline-level="3">Getting <text:span text:style-name="T101">M</text:span>apping <text:span text:style-name="T101">P</text:span>arameters of an <text:span text:style-name="T101">Address</text:span> <text:span text:style-name="T101">T</text:span>ranslation <text:span text:style-name="T101">W</text:span>indow</text:h>
      <text:p text:style-name="Paragraph"/>
      <text:p text:style-name="P141">Prototype</text:p>
      <text:p text:style-name="P141"/>
      <text:p text:style-name="FunctionPrototype">#include &lt;altulib.h&gt;</text:p>
      <text:p text:style-name="P250">#include &lt;altioctl.h&gt;</text:p>
      <text:p text:style-name="P250"/>
      <text:p text:style-name="P252">int</text:p>
      <text:p text:style-name="P265">alt_map_get( struct alt_ioctl_map_win *map_p)</text:p>
      <text:p text:style-name="FunctionDescription"><text:soft-page-break/><text:tab/></text:p>
      <text:p text:style-name="P175">Description</text:p>
      <text:p text:style-name="FunctionDescription"><text:span text:style-name="T3">That function allows to </text:span><text:span text:style-name="T4">get the mapping parameter of an existing translation window </text:span><text:span text:style-name="T5">identified by </text:span><text:span text:style-name="T13">pg_idx</text:span><text:span text:style-name="T5"> and </text:span><text:span text:style-name="T3">create</text:span><text:span text:style-name="T4">d in the mapper </text:span><text:span text:style-name="T5">identified by </text:span><text:span text:style-name="T13">sg_id</text:span><text:span text:style-name="T5">.</text:span></text:p>
      <text:p text:style-name="FunctionDescription"/>
      <text:p text:style-name="P175">Parameters</text:p>
      <text:p text:style-name="FunctionHeading"/>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FunctionParameters"/>
          </table:table-cell>
          <table:table-cell table:style-name="Table90.B1" office:value-type="string">
            <text:p text:style-name="P69">map_p</text:p>
          </table:table-cell>
          <table:table-cell table:style-name="Table90.C1" table:number-columns-spanned="2" office:value-type="string">
            <text:p text:style-name="FunctionParameters">pointer to a <text:s/><text:span text:style-name="T59">alt_ioctl_map_win</text:span><text:span text:style-name="T35"> </text:span><text:span text:style-name="T23">data structure initialized with the mapping parameters.</text:span></text:p>
          </table:table-cell>
          <table:covered-table-cell/>
        </table:table-row>
        <table:table-row>
          <table:table-cell table:style-name="Table90.A1" office:value-type="string">
            <text:p text:style-name="P44"/>
          </table:table-cell>
          <table:table-cell table:style-name="Table90.B1" office:value-type="string">
            <text:p text:style-name="P44"/>
          </table:table-cell>
          <table:table-cell table:style-name="Table90.B1" office:value-type="string">
            <text:p text:style-name="P69">map_p-&gt;pg_idx</text:p>
          </table:table-cell>
          <table:table-cell table:style-name="Table90.C1" office:value-type="string">
            <text:p text:style-name="P88">base address of remote area to be mapped </text:p>
          </table:table-cell>
        </table:table-row>
        <table:table-row>
          <table:table-cell table:style-name="Table90.A1" office:value-type="string">
            <text:p text:style-name="P44"/>
          </table:table-cell>
          <table:table-cell table:style-name="Table90.B1" office:value-type="string">
            <text:p text:style-name="P44"/>
          </table:table-cell>
          <table:table-cell table:style-name="Table90.B1" office:value-type="string">
            <text:p text:style-name="P92">map_p-&gt;req.m<text:span text:style-name="T85">ode</text:span>.sg_id</text:p>
          </table:table-cell>
          <table:table-cell table:style-name="Table90.C1" office:value-type="string">
            <text:p text:style-name="P88">Identifier of mapping table to be used</text:p>
          </table:table-cell>
        </table:table-row>
      </table:table>
      <text:p text:style-name="FunctionDescription"/>
      <text:p text:style-name="FunctionHeading">Return</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FunctionParameters"/>
          </table:table-cell>
          <table:table-cell table:style-name="Table91.B1" office:value-type="float" office:value="0">
            <text:p text:style-name="P69">0</text:p>
          </table:table-cell>
          <table:table-cell table:style-name="Table91.C6" table:number-columns-spanned="2" office:value-type="string">
            <text:p text:style-name="FunctionParameters">Mapping successful</text:p>
            <text:p text:style-name="FunctionParameters"><text:span text:style-name="T59">alt_ioctl_map_</text:span><text:span text:style-name="T60">sts</text:span><text:span text:style-name="T35"> </text:span><text:span text:style-name="T23">data structure has been updated with the mapping parameters.</text:span></text:p>
          </table:table-cell>
          <table:covered-table-cell/>
        </table:table-row>
        <table:table-row>
          <table:table-cell table:style-name="Table91.A1" office:value-type="string">
            <text:p text:style-name="P44"/>
          </table:table-cell>
          <table:table-cell table:style-name="Table91.B5" office:value-type="string">
            <text:p text:style-name="P44"/>
          </table:table-cell>
          <table:table-cell table:style-name="Table91.C5" office:value-type="string">
            <text:p text:style-name="P69">map_p-&gt;sts.loc_base</text:p>
          </table:table-cell>
          <table:table-cell table:style-name="Table91.D5" office:value-type="string">
            <text:p text:style-name="P88">Base address on the local bus of the translation window</text:p>
          </table:table-cell>
        </table:table-row>
        <table:table-row>
          <table:table-cell table:style-name="Table91.A1" office:value-type="string">
            <text:p text:style-name="P44"/>
          </table:table-cell>
          <table:table-cell table:style-name="Table91.B5" office:value-type="string">
            <text:p text:style-name="P44"/>
          </table:table-cell>
          <table:table-cell table:style-name="Table91.C5" office:value-type="string">
            <text:p text:style-name="P92">map_p-&gt;sts.rem_base</text:p>
          </table:table-cell>
          <table:table-cell table:style-name="Table91.D5" office:value-type="string">
            <text:p text:style-name="P88">Address in remote space pointed by loc_base</text:p>
          </table:table-cell>
        </table:table-row>
        <table:table-row>
          <table:table-cell table:style-name="Table91.A1" office:value-type="string">
            <text:p text:style-name="P44"/>
          </table:table-cell>
          <table:table-cell table:style-name="Table91.B5" office:value-type="string">
            <text:p text:style-name="P44"/>
          </table:table-cell>
          <table:table-cell table:style-name="Table91.C5" office:value-type="string">
            <text:p text:style-name="P92">map_p-&gt;sts.size</text:p>
          </table:table-cell>
          <table:table-cell table:style-name="Table91.D5" office:value-type="string">
            <text:p text:style-name="P88">Actual window size (in bytes) of the translation window</text:p>
          </table:table-cell>
        </table:table-row>
        <table:table-row>
          <table:table-cell table:style-name="Table91.A1" office:value-type="string">
            <text:p text:style-name="P44"/>
          </table:table-cell>
          <table:table-cell table:style-name="Table91.B5" office:value-type="string">
            <text:p text:style-name="P44"/>
          </table:table-cell>
          <table:table-cell table:style-name="Table91.C5" office:value-type="string">
            <text:p text:style-name="P92">map_p-&gt;sts.m<text:span text:style-name="T86">ode</text:span>.hw</text:p>
          </table:table-cell>
          <table:table-cell table:style-name="Table91.D5" office:value-type="string">
            <text:p text:style-name="P88">Hardware mapping mode</text:p>
          </table:table-cell>
        </table:table-row>
        <table:table-row>
          <table:table-cell table:style-name="Table91.A1" office:value-type="string">
            <text:p text:style-name="P44"/>
          </table:table-cell>
          <table:table-cell table:style-name="Table91.B6" office:value-type="string">
            <text:p text:style-name="P53">&lt; 0</text:p>
          </table:table-cell>
          <table:table-cell table:style-name="Table91.C6" table:number-columns-spanned="2" office:value-type="string">
            <text:p text:style-name="P92">pg_idx <text:span text:style-name="T88">or sg_id </text:span>does not refer to a valid translation window</text:p>
          </table:table-cell>
          <table:covered-table-cell/>
        </table:table-row>
      </table:table>
      <text:p text:style-name="FunctionEnd"/>
      <text:p text:style-name="Text_20_body_20_indent_5f_2"/>
      <text:p text:style-name="Text_20_body_20_indent_5f_2"/>
      <text:h text:style-name="Heading_20_3" text:outline-level="3">Freeing a<text:span text:style-name="T101">n</text:span> <text:span text:style-name="T101">A</text:span>ddress <text:span text:style-name="T101">T</text:span>ranslation <text:span text:style-name="T101">W</text:span>indow</text:h>
      <text:p text:style-name="P141">Prototype</text:p>
      <text:p text:style-name="FunctionStart"/>
      <text:p text:style-name="FunctionStart"/>
      <text:p text:style-name="FunctionPrototype">#include &lt;altulib.h&gt;</text:p>
      <text:p text:style-name="P197">or</text:p>
      <text:p text:style-name="P250">#include &lt;altioctl.h&gt;</text:p>
      <text:p text:style-name="P250"/>
      <text:p text:style-name="P250">void</text:p>
      <text:p text:style-name="P265">alt_map_free( struct alt_ioctl_map_win *map_p)</text:p>
      <text:p text:style-name="FunctionDescription"><text:tab/></text:p>
      <text:p text:style-name="P175">Description</text:p>
      <text:p text:style-name="FunctionDescription"><text:span text:style-name="T3">That function free</text:span><text:span text:style-name="T6">s</text:span><text:span text:style-name="T3"> a mapping window previously allocated by a call to </text:span><text:span text:style-name="T12">alt_map_alloc()</text:span><text:span text:style-name="T3">. The field </text:span><text:span text:style-name="T11">pg_idx</text:span><text:span text:style-name="T3"> and </text:span><text:span text:style-name="T11">sg_id</text:span><text:span text:style-name="T3"> of the </text:span><text:span text:style-name="T12">alt_ioctl_map_</text:span><text:span text:style-name="T14">win</text:span><text:span text:style-name="T12"> </text:span><text:span text:style-name="T17">data structure </text:span><text:span text:style-name="T3">are used by the alt driver to identify the window to be freed. </text:span></text:p>
      <text:p text:style-name="FunctionDescription"/>
      <text:p text:style-name="P175">Parameters</text:p>
      <text:p text:style-name="FunctionHeading"/>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FunctionParameters"/>
          </table:table-cell>
          <table:table-cell table:style-name="Table15.B1" office:value-type="string">
            <text:p text:style-name="P69">map_p</text:p>
          </table:table-cell>
          <table:table-cell table:style-name="Table15.C1" table:number-columns-spanned="2" office:value-type="string">
            <text:p text:style-name="FunctionParameters">pointer to a <text:s/><text:span text:style-name="T59">alt_ioctl_map_win</text:span><text:span text:style-name="T35"> </text:span><text:span text:style-name="T23">data structure initialized with the </text:span><text:soft-page-break/><text:span text:style-name="T23">mapping parameters.</text:span></text:p>
          </table:table-cell>
          <table:covered-table-cell/>
        </table:table-row>
        <table:table-row>
          <table:table-cell table:style-name="Table15.A1" office:value-type="string">
            <text:p text:style-name="P44"/>
          </table:table-cell>
          <table:table-cell table:style-name="Table15.B1" office:value-type="string">
            <text:p text:style-name="P44"/>
          </table:table-cell>
          <table:table-cell table:style-name="Table15.B1" office:value-type="string">
            <text:p text:style-name="P69">map_p-&gt;pg_idx</text:p>
          </table:table-cell>
          <table:table-cell table:style-name="Table15.C1" office:value-type="string">
            <text:p text:style-name="P88">Offset (as returned by <text:span text:style-name="T59">alt_map_alloc()</text:span>) of mapping window to be freed</text:p>
          </table:table-cell>
        </table:table-row>
        <table:table-row>
          <table:table-cell table:style-name="Table15.A1" office:value-type="string">
            <text:p text:style-name="P44"/>
          </table:table-cell>
          <table:table-cell table:style-name="Table15.B1" office:value-type="string">
            <text:p text:style-name="P44"/>
          </table:table-cell>
          <table:table-cell table:style-name="Table15.B1" office:value-type="string">
            <text:p text:style-name="P92">map_p-&gt;req.m<text:span text:style-name="T87">ode</text:span>.sg_id</text:p>
          </table:table-cell>
          <table:table-cell table:style-name="Table15.C1" office:value-type="string">
            <text:p text:style-name="P88">Identifier of mapping table to be used</text:p>
          </table:table-cell>
        </table:table-row>
      </table:table>
      <text:p text:style-name="FunctionDescription"/>
      <text:p text:style-name="FunctionDescription"/>
      <text:p text:style-name="P175">Return</text:p>
      <table:table table:name="Table16" table:style-name="Table16">
        <table:table-column table:style-name="Table16.A"/>
        <table:table-column table:style-name="Table16.B"/>
        <table:table-column table:style-name="Table16.C"/>
        <table:table-row>
          <table:table-cell table:style-name="Table16.A1" office:value-type="string">
            <text:p text:style-name="FunctionParameters"/>
          </table:table-cell>
          <table:table-cell table:style-name="Table16.B1" office:value-type="float" office:value="0">
            <text:p text:style-name="P70">0</text:p>
          </table:table-cell>
          <table:table-cell table:style-name="Table16.C2" office:value-type="string">
            <text:p text:style-name="FunctionParameters">Mapping window successfully freed</text:p>
          </table:table-cell>
        </table:table-row>
        <table:table-row>
          <table:table-cell table:style-name="Table16.A1" office:value-type="string">
            <text:p text:style-name="P44"/>
          </table:table-cell>
          <table:table-cell table:style-name="Table16.B2" office:value-type="string">
            <text:p text:style-name="P52">&lt; 0</text:p>
          </table:table-cell>
          <table:table-cell table:style-name="Table16.C2" office:value-type="string">
            <text:p text:style-name="P83">Invalid mapping window</text:p>
          </table:table-cell>
        </table:table-row>
      </table:table>
      <text:p text:style-name="FunctionEnd"/>
      <text:p text:style-name="Paragraph"/>
      <text:h text:style-name="Heading_20_3" text:outline-level="3">Modifying a<text:span text:style-name="T101">n</text:span> <text:span text:style-name="T101">A</text:span>ddress <text:span text:style-name="T101">T</text:span>ranslation <text:span text:style-name="T101">W</text:span>indow</text:h>
      <text:p text:style-name="P141">Prototype</text:p>
      <text:p text:style-name="FunctionStart"/>
      <text:p text:style-name="FunctionStart"/>
      <text:p text:style-name="FunctionPrototype">#include &lt;altulib.h&gt;</text:p>
      <text:p text:style-name="P250">#include &lt;altioctl.h&gt;</text:p>
      <text:p text:style-name="P250"/>
      <text:p text:style-name="P250">void</text:p>
      <text:p text:style-name="P265">alt_map_modify( struct alt_ioctl_map_<text:span text:style-name="T88">win</text:span> *map_p)</text:p>
      <text:p text:style-name="FunctionDescription"><text:tab/></text:p>
      <text:p text:style-name="P175">Description</text:p>
      <text:p text:style-name="FunctionDescription"><text:span text:style-name="T3">That function modifies a mapping window previously allocated by a call to </text:span><text:span text:style-name="T12">alt_map_alloc()</text:span><text:span text:style-name="T3">. The field </text:span><text:span text:style-name="T11">sg_id</text:span><text:span text:style-name="T3"> and </text:span><text:span text:style-name="T11">pg_idx</text:span><text:span text:style-name="T3"> of the </text:span><text:span text:style-name="T12">alt_ioctl_map_pg </text:span><text:span text:style-name="T17">data structure </text:span><text:span text:style-name="T3">are used by the alt driver to identify the window to be modified. </text:span></text:p>
      <text:p text:style-name="FunctionDescription"/>
      <text:p text:style-name="P175">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FunctionParameters"/>
          </table:table-cell>
          <table:table-cell table:style-name="Table17.B1" office:value-type="string">
            <text:p text:style-name="P69">map_p</text:p>
          </table:table-cell>
          <table:table-cell table:style-name="Table17.C1" table:number-columns-spanned="2" office:value-type="string">
            <text:p text:style-name="FunctionParameters">pointer to a <text:s/><text:span text:style-name="T59">alt_ioctl_map_pg</text:span><text:span text:style-name="T35"> </text:span><text:span text:style-name="T23">data structure initialized with the mapping parameters.</text:span></text:p>
          </table:table-cell>
          <table:covered-table-cell/>
        </table:table-row>
        <table:table-row>
          <table:table-cell table:style-name="Table17.A1" office:value-type="string">
            <text:p text:style-name="P44"/>
          </table:table-cell>
          <table:table-cell table:style-name="Table17.B1" office:value-type="string">
            <text:p text:style-name="P44"/>
          </table:table-cell>
          <table:table-cell table:style-name="Table17.B1" office:value-type="string">
            <text:p text:style-name="P69">map_p-&gt;pg_idx</text:p>
          </table:table-cell>
          <table:table-cell table:style-name="Table17.C1" office:value-type="string">
            <text:p text:style-name="P88">Page index (as returned by <text:span text:style-name="T59">alt_map_alloc()</text:span><text:span text:style-name="T67">)</text:span> of mapping window to be modified</text:p>
          </table:table-cell>
        </table:table-row>
        <table:table-row>
          <table:table-cell table:style-name="Table17.A1" office:value-type="string">
            <text:p text:style-name="P44"/>
          </table:table-cell>
          <table:table-cell table:style-name="Table17.B1" office:value-type="string">
            <text:p text:style-name="P44"/>
          </table:table-cell>
          <table:table-cell table:style-name="Table17.B1" office:value-type="string">
            <text:p text:style-name="P92">map_p-&gt;<text:span text:style-name="T88">req.mode.</text:span>sg_id</text:p>
          </table:table-cell>
          <table:table-cell table:style-name="Table17.C1" office:value-type="string">
            <text:p text:style-name="P88">Identifier of mapping table to be modified</text:p>
          </table:table-cell>
        </table:table-row>
        <table:table-row>
          <table:table-cell table:style-name="Table17.A1" office:value-type="string">
            <text:p text:style-name="P44"/>
          </table:table-cell>
          <table:table-cell table:style-name="Table17.B1" office:value-type="string">
            <text:p text:style-name="P44"/>
          </table:table-cell>
          <table:table-cell table:style-name="Table17.B1" office:value-type="string">
            <text:p text:style-name="P92">map_p-&gt;req.rem_addr</text:p>
            <text:p text:style-name="P92">map_p-&gt;req.size</text:p>
            <text:p text:style-name="P92">map_p-&gt;req.mode</text:p>
          </table:table-cell>
          <table:table-cell table:style-name="Table17.C1" office:value-type="string">
            <text:p text:style-name="P88">Parameters to be modified (see <text:span text:style-name="T59">alt_map_alloc()</text:span><text:span text:style-name="T67">)</text:span>. Beware that the rem_addr and size must be compatible with the window size previously allocated.</text:p>
          </table:table-cell>
        </table:table-row>
      </table:table>
      <text:p text:style-name="FunctionDescription"/>
      <text:p text:style-name="FunctionDescription"/>
      <text:p text:style-name="P175">Return</text:p>
      <table:table table:name="Table18" table:style-name="Table18">
        <table:table-column table:style-name="Table18.A"/>
        <table:table-column table:style-name="Table18.B"/>
        <table:table-column table:style-name="Table18.C"/>
        <table:table-row>
          <table:table-cell table:style-name="Table18.A1" office:value-type="string">
            <text:p text:style-name="FunctionParameters"/>
          </table:table-cell>
          <table:table-cell table:style-name="Table18.B1" office:value-type="float" office:value="0">
            <text:p text:style-name="P70">0</text:p>
          </table:table-cell>
          <table:table-cell table:style-name="Table18.C2" office:value-type="string">
            <text:p text:style-name="FunctionParameters">Mapping window successfully freed</text:p>
          </table:table-cell>
        </table:table-row>
        <table:table-row>
          <table:table-cell table:style-name="Table18.A1" office:value-type="string">
            <text:p text:style-name="P44"/>
          </table:table-cell>
          <table:table-cell table:style-name="Table18.B2" office:value-type="string">
            <text:p text:style-name="P54">&lt; 0</text:p>
          </table:table-cell>
          <table:table-cell table:style-name="Table18.C2" office:value-type="string">
            <text:p text:style-name="P83">Invalid mapping window parameters</text:p>
          </table:table-cell>
        </table:table-row>
      </table:table>
      <text:p text:style-name="FunctionEnd"/>
      <text:p text:style-name="Paragraph"/>
      <text:h text:style-name="Heading_20_3" text:outline-level="3"><text:soft-page-break/>Getting a <text:span text:style-name="T102">L</text:span>ist of all <text:span text:style-name="T102">A</text:span>llocated <text:span text:style-name="T102">A</text:span>ddress <text:span text:style-name="T102">T</text:span>ranslation <text:span text:style-name="T102">W</text:span>indows</text:h>
      <text:p text:style-name="Paragraph"/>
      <text:p text:style-name="P141">Prototype</text:p>
      <text:p text:style-name="FunctionStart"/>
      <text:p text:style-name="FunctionStart"/>
      <text:p text:style-name="FunctionPrototype">#include &lt;altulib.h&gt;</text:p>
      <text:p text:style-name="P250">#include &lt;altioctl.h&gt;</text:p>
      <text:p text:style-name="P250"/>
      <text:p text:style-name="P250">int</text:p>
      <text:p text:style-name="P265">alt_map_read( struct alt_ioctl_map_ctl *ctl_p)</text:p>
      <text:p text:style-name="FunctionDescription"><text:tab/></text:p>
      <text:p text:style-name="P175">Description</text:p>
      <text:p text:style-name="FunctionDescription"><text:span text:style-name="T3">That function updates the </text:span><text:span text:style-name="T12">alt_ioctl_map_ctl</text:span><text:span text:style-name="T3"> data structure with the <text:s/>control parameters of the translation table identified by the sg_id field.</text:span></text:p>
      <text:p text:style-name="FunctionDescription"/>
      <text:p text:style-name="P175">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FunctionParameters"/>
          </table:table-cell>
          <table:table-cell table:style-name="Table20.B1" office:value-type="string">
            <text:p text:style-name="P69">ctl_p</text:p>
          </table:table-cell>
          <table:table-cell table:style-name="Table20.C1" table:number-columns-spanned="2" office:value-type="string">
            <text:p text:style-name="FunctionParameters">pointer to a <text:s/><text:span text:style-name="T59">alt_ioctl_map_ctl </text:span><text:span text:style-name="T23">data structure.</text:span></text:p>
          </table:table-cell>
          <table:covered-table-cell/>
        </table:table-row>
        <table:table-row>
          <table:table-cell table:style-name="Table20.A1" office:value-type="string">
            <text:p text:style-name="P44"/>
          </table:table-cell>
          <table:table-cell table:style-name="Table20.B1" office:value-type="string">
            <text:p text:style-name="P44"/>
          </table:table-cell>
          <table:table-cell table:style-name="Table20.B1" office:value-type="string">
            <text:p text:style-name="P69">ctl_p-&gt;sg_id</text:p>
          </table:table-cell>
          <table:table-cell table:style-name="Table20.C1" office:value-type="string">
            <text:p text:style-name="P88">Identifier of mapping table</text:p>
          </table:table-cell>
        </table:table-row>
        <table:table-row>
          <table:table-cell table:style-name="Table20.A1" office:value-type="string">
            <text:p text:style-name="P44"/>
          </table:table-cell>
          <table:table-cell table:style-name="Table20.B1" office:value-type="string">
            <text:p text:style-name="P44"/>
          </table:table-cell>
          <table:table-cell table:style-name="Table20.B1" office:value-type="string">
            <text:p text:style-name="P69">ctl_p-&gt;map_p</text:p>
          </table:table-cell>
          <table:table-cell table:style-name="Table20.C1" office:value-type="string">
            <text:p text:style-name="P88">Pointer to a <text:span text:style-name="T16">alt_map_blk[] </text:span><text:span text:style-name="T19">data structure big enough to hold a full image of the address translation table. The size of that table shall be equal to </text:span></text:p>
            <text:p text:style-name="P97">ctl_p-&gt;pg_num * sizeof( stuct alt_map_blk)</text:p>
            <text:p text:style-name="P88"><text:span text:style-name="T19">If that pointer is set to NULL, only control fields in the <text:s/></text:span><text:span text:style-name="T16">alt_ioctl_map_ctl </text:span><text:span text:style-name="T19">data structure are updated.</text:span></text:p>
          </table:table-cell>
        </table:table-row>
      </table:table>
      <text:p text:style-name="FunctionDescription"/>
      <text:p text:style-name="FunctionDescription"/>
      <text:p text:style-name="P175">Return</text:p>
      <text:p text:style-name="FunctionHeading"/>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FunctionParameters"/>
          </table:table-cell>
          <table:table-cell table:style-name="Table22.B1" office:value-type="float" office:value="0">
            <text:p text:style-name="P74">0</text:p>
          </table:table-cell>
          <table:table-cell table:style-name="Table22.C6" table:number-columns-spanned="2" office:value-type="string">
            <text:p text:style-name="P114"><text:span text:style-name="T55">alt_ioctl_map_pg </text:span><text:span text:style-name="T21">data structure pointed by ctl_p parameter has been updated with the table control parameters.</text:span></text:p>
          </table:table-cell>
          <table:covered-table-cell/>
        </table:table-row>
        <table:table-row>
          <table:table-cell table:style-name="Table22.A1" office:value-type="string">
            <text:p text:style-name="P44"/>
          </table:table-cell>
          <table:table-cell table:style-name="Table22.B5" office:value-type="string">
            <text:p text:style-name="P45"/>
          </table:table-cell>
          <table:table-cell table:style-name="Table22.C5" office:value-type="string">
            <text:p text:style-name="P69">ctl_p-&gt;pg_num</text:p>
          </table:table-cell>
          <table:table-cell table:style-name="Table22.D5" office:value-type="string">
            <text:p text:style-name="P88">Number of pages in the address translation table</text:p>
          </table:table-cell>
        </table:table-row>
        <table:table-row>
          <table:table-cell table:style-name="Table22.A1" office:value-type="string">
            <text:p text:style-name="P44"/>
          </table:table-cell>
          <table:table-cell table:style-name="Table22.B5" office:value-type="string">
            <text:p text:style-name="P45"/>
          </table:table-cell>
          <table:table-cell table:style-name="Table22.C5" office:value-type="string">
            <text:p text:style-name="P92">ctl_p-&gt;pg_size</text:p>
          </table:table-cell>
          <table:table-cell table:style-name="Table22.D5" office:value-type="string">
            <text:p text:style-name="P88">Page size</text:p>
          </table:table-cell>
        </table:table-row>
        <table:table-row>
          <table:table-cell table:style-name="Table22.A1" office:value-type="string">
            <text:p text:style-name="P44"/>
          </table:table-cell>
          <table:table-cell table:style-name="Table22.B5" office:value-type="string">
            <text:p text:style-name="P45"/>
          </table:table-cell>
          <table:table-cell table:style-name="Table22.C5" office:value-type="string">
            <text:p text:style-name="P92">ctl_p-&gt;win_base</text:p>
          </table:table-cell>
          <table:table-cell table:style-name="Table22.D5" office:value-type="string">
            <text:p text:style-name="P88">Local address of the first page of the translation window in the table.</text:p>
          </table:table-cell>
        </table:table-row>
        <table:table-row>
          <table:table-cell table:style-name="Table22.A1" office:value-type="string">
            <text:p text:style-name="P44"/>
          </table:table-cell>
          <table:table-cell table:style-name="Table22.B5" office:value-type="string">
            <text:p text:style-name="P45"/>
          </table:table-cell>
          <table:table-cell table:style-name="Table22.C5" office:value-type="string">
            <text:p text:style-name="P92">ctl_p-&gt;win_size</text:p>
          </table:table-cell>
          <table:table-cell table:style-name="Table22.D5" office:value-type="string">
            <text:p text:style-name="P88">Total <text:s/>size occupied by the mapper on the local bus</text:p>
          </table:table-cell>
        </table:table-row>
        <table:table-row>
          <table:table-cell table:style-name="Table22.A1" office:value-type="string">
            <text:p text:style-name="P44"/>
          </table:table-cell>
          <table:table-cell table:style-name="Table22.B6" office:value-type="string">
            <text:p text:style-name="P57">&lt; 0</text:p>
          </table:table-cell>
          <table:table-cell table:style-name="Table22.C6" table:number-columns-spanned="2" office:value-type="string">
            <text:p text:style-name="P83">If table identifier <text:span text:style-name="T91">or data pointer</text:span> invalid</text:p>
          </table:table-cell>
          <table:covered-table-cell/>
        </table:table-row>
      </table:table>
      <text:p text:style-name="FunctionEnd"/>
      <text:p text:style-name="Paragraph"/>
      <text:h text:style-name="Heading_20_3" text:outline-level="3">Clearing all <text:span text:style-name="T103">A</text:span>llocated <text:span text:style-name="T103">A</text:span>ddress <text:span text:style-name="T103">T</text:span>ranslation <text:span text:style-name="T103">W</text:span>indows</text:h>
      <text:p text:style-name="Paragraph"/>
      <text:p text:style-name="P141"><text:soft-page-break/>Prototype</text:p>
      <text:p text:style-name="FunctionStart"/>
      <text:p text:style-name="P250">#include &lt;altulib.h&gt;</text:p>
      <text:p text:style-name="P250">#include &lt;altioctl.h&gt;</text:p>
      <text:p text:style-name="P250"/>
      <text:p text:style-name="P250">int</text:p>
      <text:p text:style-name="P265">alt_map_clear( struct alt_ioctl_map_ctl *ctl_p);</text:p>
      <text:p text:style-name="FunctionDescription"><text:tab/></text:p>
      <text:p text:style-name="P175">Description</text:p>
      <text:p text:style-name="FunctionDescription"><text:span text:style-name="T3">That function clears all mapping window previously allocated by a call to </text:span><text:span text:style-name="T12">alt_map_alloc()</text:span><text:span text:style-name="T3">. The field </text:span><text:span text:style-name="T11">sg_id</text:span><text:span text:style-name="T3"> is used by the alt driver to identify the table to be cleared. <text:s/></text:span></text:p>
      <text:p text:style-name="FunctionDescription"/>
      <text:p text:style-name="P175">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FunctionParameters"/>
          </table:table-cell>
          <table:table-cell table:style-name="Table21.B1" office:value-type="string">
            <text:p text:style-name="P69">ctl_p</text:p>
          </table:table-cell>
          <table:table-cell table:style-name="Table21.C1" table:number-columns-spanned="2" office:value-type="string">
            <text:p text:style-name="FunctionParameters">pointer to a <text:s/><text:span text:style-name="T59">alt_ioctl_map_ctl</text:span><text:span text:style-name="T23">.</text:span></text:p>
          </table:table-cell>
          <table:covered-table-cell/>
        </table:table-row>
        <table:table-row>
          <table:table-cell table:style-name="Table21.A1" office:value-type="string">
            <text:p text:style-name="P44"/>
          </table:table-cell>
          <table:table-cell table:style-name="Table21.B1" office:value-type="string">
            <text:p text:style-name="P44"/>
          </table:table-cell>
          <table:table-cell table:style-name="Table21.B1" office:value-type="string">
            <text:p text:style-name="P69">ctl_p-&gt;sg_id</text:p>
          </table:table-cell>
          <table:table-cell table:style-name="Table21.C1" office:value-type="string">
            <text:p text:style-name="P88">Identifier of mapping table</text:p>
          </table:table-cell>
        </table:table-row>
      </table:table>
      <text:p text:style-name="FunctionDescription"/>
      <text:p text:style-name="FunctionDescription"/>
      <text:p text:style-name="P175">Return</text:p>
      <text:p text:style-name="FunctionHeading"/>
      <table:table table:name="Table23" table:style-name="Table23">
        <table:table-column table:style-name="Table23.A"/>
        <table:table-column table:style-name="Table23.B"/>
        <table:table-column table:style-name="Table23.C"/>
        <table:table-row>
          <table:table-cell table:style-name="Table23.A1" office:value-type="string">
            <text:p text:style-name="FunctionParameters"/>
          </table:table-cell>
          <table:table-cell table:style-name="Table23.B1" office:value-type="float" office:value="0">
            <text:p text:style-name="P69">0</text:p>
          </table:table-cell>
          <table:table-cell table:style-name="Table23.C2" office:value-type="string">
            <text:p text:style-name="P99">If successful</text:p>
          </table:table-cell>
        </table:table-row>
        <table:table-row>
          <table:table-cell table:style-name="Table23.A1" office:value-type="string">
            <text:p text:style-name="FunctionParameters"/>
          </table:table-cell>
          <table:table-cell table:style-name="Table23.B1" office:value-type="float" office:value="-1">
            <text:p text:style-name="P69">-1</text:p>
          </table:table-cell>
          <table:table-cell table:style-name="Table23.C2" office:value-type="string">
            <text:p text:style-name="FunctionParameters">If table identifier <text:span text:style-name="T92">invalid</text:span></text:p>
          </table:table-cell>
        </table:table-row>
      </table:table>
      <text:p text:style-name="FunctionEnd"/>
      <text:p text:style-name="Paragraph"/>
      <text:h text:style-name="Heading_20_2" text:outline-level="2">VME Interface</text:h>
      <text:h text:style-name="Heading_20_3" text:outline-level="3">VME Interface Configuration</text:h>
      <text:h text:style-name="Heading_20_4" text:outline-level="4">VM<text:span text:style-name="T75">E</text:span> <text:span text:style-name="T103">A</text:span>rbitration</text:h>
      <text:h text:style-name="Heading_20_5" text:outline-level="5">Reading the VME Arbitration Configuration</text:h>
      <text:p text:style-name="P141">Prototype</text:p>
      <text:p text:style-name="FunctionStart"/>
      <text:p text:style-name="P250">#include &lt;altulib.h&gt;</text:p>
      <text:p text:style-name="P187"/>
      <text:p text:style-name="P250">int</text:p>
      <text:p text:style-name="P250">alt_vme_arb_get_conf( struct alt_ioctl_vme_arb_conf *arb_p)</text:p>
      <text:p text:style-name="P210"><text:tab/></text:p>
      <text:p text:style-name="P175">Description</text:p>
      <text:p text:style-name="P218">Read the ALTHEA 7910 VME <text:span text:style-name="T93">arbitrer</text:span> current configuration.</text:p>
      <text:p text:style-name="P218">The hardware register related to the VME <text:span text:style-name="T93">arbitration</text:span> is read and the data structure pointed by <text:span text:style-name="T35">arb_p</text:span> is updated accordingly</text:p>
      <text:p text:style-name="FunctionDescription"/>
      <text:p text:style-name="P175">Parameters</text:p>
      <table:table table:name="Table8" table:style-name="Table8">
        <table:table-column table:style-name="Table8.A"/>
        <table:table-column table:style-name="Table8.B"/>
        <table:table-column table:style-name="Table8.C"/>
        <table:table-row>
          <table:table-cell table:style-name="Table8.A1" office:value-type="string">
            <text:p text:style-name="FunctionParameters"/>
          </table:table-cell>
          <table:table-cell table:style-name="Table8.B1" office:value-type="string">
            <text:p text:style-name="FunctionParameters">mas_p</text:p>
          </table:table-cell>
          <table:table-cell table:style-name="Table8.C1" office:value-type="string">
            <text:p text:style-name="P99">Pointer to a alt_ioctl_vme_<text:span text:style-name="T93">arb</text:span>_conf data structure</text:p>
          </table:table-cell>
        </table:table-row>
      </table:table>
      <text:p text:style-name="FunctionHeading"><text:soft-page-break/></text:p>
      <text:p text:style-name="FunctionHeading"/>
      <text:p text:style-name="FunctionDescription"/>
      <text:p text:style-name="P175">Retur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FunctionParameters"/>
          </table:table-cell>
          <table:table-cell table:style-name="Table9.B1" office:value-type="float" office:value="0">
            <text:p text:style-name="FunctionParameters">0</text:p>
          </table:table-cell>
          <table:table-cell table:style-name="Table9.C3" table:number-columns-spanned="2" office:value-type="string">
            <text:p text:style-name="FunctionParameters"><text:span text:style-name="T23">The </text:span><text:span text:style-name="T59">alt_ioctl_vme_arb_conf</text:span><text:span text:style-name="T23"> data structure pointed by parameter arb</text:span><text:span text:style-name="T59">_p</text:span><text:span text:style-name="T23"> has been updated with the current status of vme </text:span><text:span text:style-name="T29">arbitrer</text:span></text:p>
          </table:table-cell>
          <table:covered-table-cell/>
        </table:table-row>
        <table:table-row>
          <table:table-cell table:style-name="Table9.A1" office:value-type="string">
            <text:p text:style-name="P44"/>
          </table:table-cell>
          <table:table-cell table:style-name="Table9.B4" office:value-type="string">
            <text:p text:style-name="FunctionParameters"/>
          </table:table-cell>
          <table:table-cell table:style-name="Table9.C4" office:value-type="string">
            <text:p text:style-name="FunctionParameters">arb_p-&gt;arb_mode</text:p>
          </table:table-cell>
          <table:table-cell table:style-name="Table9.D4" office:value-type="string">
            <text:p text:style-name="FunctionParameters">Arbitration mode</text:p>
          </table:table-cell>
        </table:table-row>
        <table:table-row>
          <table:table-cell table:style-name="Table9.A1" office:value-type="string">
            <text:p text:style-name="P44"/>
          </table:table-cell>
          <table:table-cell table:style-name="Table9.B4" office:value-type="string">
            <text:p text:style-name="FunctionParameters"/>
          </table:table-cell>
          <table:table-cell table:style-name="Table9.C3" table:number-columns-spanned="2" office:value-type="string">
            <text:p text:style-name="P334">VME_ARB_PRI<text:tab/><text:tab/>→ PRI mode</text:p>
            <text:p text:style-name="P334">VME_ARB_RRS<text:tab/><text:tab/>→ RRS mode</text:p>
            <text:p text:style-name="P334">VME_ARB_PRI_PP<text:tab/><text:tab/>→ Pipelined PRI mode</text:p>
            <text:p text:style-name="P334">VME_ARB_RRS_PP<text:tab/><text:tab/>→ Pipelined RRS mode</text:p>
          </table:table-cell>
          <table:covered-table-cell/>
        </table:table-row>
        <table:table-row>
          <table:table-cell table:style-name="Table9.A1" office:value-type="string">
            <text:p text:style-name="P44"/>
          </table:table-cell>
          <table:table-cell table:style-name="Table9.B4" office:value-type="string">
            <text:p text:style-name="FunctionParameters"/>
          </table:table-cell>
          <table:table-cell table:style-name="Table9.C4" office:value-type="string">
            <text:p text:style-name="FunctionParameters">arb_p-&gt;arb_tmo</text:p>
          </table:table-cell>
          <table:table-cell table:style-name="Table9.D4" office:value-type="string">
            <text:p text:style-name="FunctionParameters">Arbitration timeout in usec</text:p>
          </table:table-cell>
        </table:table-row>
      </table:table>
      <text:p text:style-name="FunctionEnd"/>
      <text:p text:style-name="Text_20_body"/>
      <text:h text:style-name="Heading_20_5" text:outline-level="5">Setting the VME Arbitration Configuration</text:h>
      <text:p text:style-name="P141">Prototype</text:p>
      <text:p text:style-name="FunctionStart"/>
      <text:p text:style-name="P250">#include &lt;altulib.h&gt;</text:p>
      <text:p text:style-name="P187"/>
      <text:p text:style-name="P250">int</text:p>
      <text:p text:style-name="P250">alt_vme_arb_set_conf( struct alt_ioctl_vme_arb_conf *arb_p)</text:p>
      <text:p text:style-name="P210"><text:tab/></text:p>
      <text:p text:style-name="P175">Description</text:p>
      <text:p text:style-name="P218">Overwrite the ALTHEA 7910 VME Arbitration configuration.</text:p>
      <text:p text:style-name="P218">The hardware register related to the VME arbitration configuration is set according to the data structure pointed by <text:span text:style-name="T35">arb_p</text:span>.</text:p>
      <text:p text:style-name="P218"/>
      <text:p text:style-name="FunctionDescription"/>
      <text:p text:style-name="P175">Parameters</text:p>
      <table:table table:name="Table26" table:style-name="Table26">
        <table:table-column table:style-name="Table26.A"/>
        <table:table-column table:style-name="Table26.B"/>
        <table:table-column table:style-name="Table26.C"/>
        <table:table-row>
          <table:table-cell table:style-name="Table26.A1" office:value-type="string">
            <text:p text:style-name="FunctionParameters"/>
          </table:table-cell>
          <table:table-cell table:style-name="Table26.B1" office:value-type="string">
            <text:p text:style-name="FunctionParameters">arb_p</text:p>
          </table:table-cell>
          <table:table-cell table:style-name="Table26.C1" office:value-type="string">
            <text:p text:style-name="P99">Pointer to a alt_ioctl_vme_<text:span text:style-name="T93">arb</text:span>_conf data structure</text:p>
          </table:table-cell>
        </table:table-row>
      </table:table>
      <text:p text:style-name="FunctionHeading"/>
      <text:p text:style-name="FunctionHeading"/>
      <text:p text:style-name="FunctionDescription"/>
      <text:p text:style-name="P175">Return</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FunctionParameters"/>
          </table:table-cell>
          <table:table-cell table:style-name="Table27.B1" office:value-type="float" office:value="0">
            <text:p text:style-name="FunctionParameters">0</text:p>
          </table:table-cell>
          <table:table-cell table:style-name="Table27.C3" table:number-columns-spanned="2" office:value-type="string">
            <text:p text:style-name="FunctionParameters"><text:span text:style-name="T23">The </text:span><text:span text:style-name="T59">alt_ioctl_vme_arb_conf</text:span><text:span text:style-name="T23"> data structure pointed by parameter arb</text:span><text:span text:style-name="T59">_p</text:span><text:span text:style-name="T23"> has been updated with the current status of vme interface</text:span></text:p>
          </table:table-cell>
          <table:covered-table-cell/>
        </table:table-row>
        <table:table-row>
          <table:table-cell table:style-name="Table27.A1" office:value-type="string">
            <text:p text:style-name="P44"/>
          </table:table-cell>
          <table:table-cell table:style-name="Table27.B4" office:value-type="string">
            <text:p text:style-name="FunctionParameters"/>
          </table:table-cell>
          <table:table-cell table:style-name="Table27.C4" office:value-type="string">
            <text:p text:style-name="FunctionParameters">arb_p-&gt;arb_mode</text:p>
          </table:table-cell>
          <table:table-cell table:style-name="Table27.D4" office:value-type="string">
            <text:p text:style-name="FunctionParameters">Arbitration mode</text:p>
          </table:table-cell>
        </table:table-row>
        <table:table-row>
          <table:table-cell table:style-name="Table27.A1" office:value-type="string">
            <text:p text:style-name="P44"/>
          </table:table-cell>
          <table:table-cell table:style-name="Table27.B4" office:value-type="string">
            <text:p text:style-name="FunctionParameters"/>
          </table:table-cell>
          <table:table-cell table:style-name="Table27.C3" table:number-columns-spanned="2" office:value-type="string">
            <text:p text:style-name="P334">VME_ARB_PRI<text:tab/><text:tab/>→ PRI mode</text:p>
            <text:p text:style-name="P334">VME_ARB_RRS<text:tab/><text:tab/>→ RRS mode</text:p>
            <text:p text:style-name="P334">VME_ARB_PRI_PP<text:tab/><text:tab/>→ Pipelined PRI mode</text:p>
            <text:p text:style-name="P334">VME_ARB_RRS_PP<text:tab/><text:tab/>→ Pipelined RRS mode</text:p>
          </table:table-cell>
          <table:covered-table-cell/>
        </table:table-row>
        <table:table-row>
          <table:table-cell table:style-name="Table27.A1" office:value-type="string">
            <text:p text:style-name="P44"/>
          </table:table-cell>
          <table:table-cell table:style-name="Table27.B4" office:value-type="string">
            <text:p text:style-name="FunctionParameters"/>
          </table:table-cell>
          <table:table-cell table:style-name="Table27.C4" office:value-type="string">
            <text:p text:style-name="FunctionParameters">arb_p-&gt;arb_tmo</text:p>
          </table:table-cell>
          <table:table-cell table:style-name="Table27.D4" office:value-type="string">
            <text:p text:style-name="FunctionParameters">Arbitration timeout in usec</text:p>
          </table:table-cell>
        </table:table-row>
      </table:table>
      <text:p text:style-name="FunctionEnd"/>
      <text:p text:style-name="Text_20_body_20_indent_5f_2"/>
      <text:p text:style-name="Text_20_body_20_indent_5f_2"/>
      <text:h text:style-name="Heading_20_4" text:outline-level="4"><text:soft-page-break/>VME Master</text:h>
      <text:h text:style-name="Heading_20_5" text:outline-level="5">Reading the VME <text:span text:style-name="T93">Master</text:span> Configuration</text:h>
      <text:p text:style-name="P141">Prototype</text:p>
      <text:p text:style-name="FunctionStart"/>
      <text:p text:style-name="P250">#include &lt;altulib.h&gt;</text:p>
      <text:p text:style-name="P187"/>
      <text:p text:style-name="P250">int</text:p>
      <text:p text:style-name="P250">alt_vme_mas_get_conf( struct alt_ioctl_vme_mas_conf *mas_p)</text:p>
      <text:p text:style-name="P210"><text:tab/></text:p>
      <text:p text:style-name="P175">Description</text:p>
      <text:p text:style-name="P218">Read the ALTHEA 7910 VME master interface current configuration.</text:p>
      <text:p text:style-name="P218">The hardware register related to the VME interface configuration is read and the data structure pointed by <text:span text:style-name="T35">mas_p</text:span> is updated accordingly</text:p>
      <text:p text:style-name="FunctionDescription"/>
      <text:p text:style-name="P175">Parameters</text:p>
      <table:table table:name="Table24" table:style-name="Table24">
        <table:table-column table:style-name="Table24.A"/>
        <table:table-column table:style-name="Table24.B"/>
        <table:table-column table:style-name="Table24.C"/>
        <table:table-row>
          <table:table-cell table:style-name="Table24.A1" office:value-type="string">
            <text:p text:style-name="FunctionParameters"/>
          </table:table-cell>
          <table:table-cell table:style-name="Table24.B1" office:value-type="string">
            <text:p text:style-name="FunctionParameters">mas_p</text:p>
          </table:table-cell>
          <table:table-cell table:style-name="Table24.C1" office:value-type="string">
            <text:p text:style-name="P99">Pointer to a alt_ioctl_vme_mas_conf data structure</text:p>
          </table:table-cell>
        </table:table-row>
      </table:table>
      <text:p text:style-name="FunctionHeading"/>
      <text:p text:style-name="FunctionHeading"/>
      <text:p text:style-name="FunctionDescription"/>
      <text:p text:style-name="P175">Return</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FunctionParameters"/>
          </table:table-cell>
          <table:table-cell table:style-name="Table25.B1" office:value-type="float" office:value="0">
            <text:p text:style-name="FunctionParameters">0</text:p>
          </table:table-cell>
          <table:table-cell table:style-name="Table25.C3" table:number-columns-spanned="2" office:value-type="string">
            <text:p text:style-name="FunctionParameters"><text:span text:style-name="T23">The </text:span><text:span text:style-name="T59">alt_ioctl_vme_mas_conf</text:span><text:span text:style-name="T23"> data structure pointed by parameter mas</text:span><text:span text:style-name="T59">_p</text:span><text:span text:style-name="T23"> has been updated with the current status of vme maste</text:span><text:span text:style-name="T29">r </text:span><text:span text:style-name="T23">interface</text:span></text:p>
          </table:table-cell>
          <table:covered-table-cell/>
        </table:table-row>
        <table:table-row>
          <table:table-cell table:style-name="Table25.A1" office:value-type="string">
            <text:p text:style-name="P44"/>
          </table:table-cell>
          <table:table-cell table:style-name="Table25.B4" office:value-type="string">
            <text:p text:style-name="FunctionParameters"/>
          </table:table-cell>
          <table:table-cell table:style-name="Table25.C4" office:value-type="string">
            <text:p text:style-name="FunctionParameters">mas_p-&gt;req_mode</text:p>
          </table:table-cell>
          <table:table-cell table:style-name="Table25.D4" office:value-type="string">
            <text:p text:style-name="FunctionParameters">VME base address of A32 slave window</text:p>
          </table:table-cell>
        </table:table-row>
        <table:table-row>
          <table:table-cell table:style-name="Table25.A1" office:value-type="string">
            <text:p text:style-name="P44"/>
          </table:table-cell>
          <table:table-cell table:style-name="Table25.B4" office:value-type="string">
            <text:p text:style-name="FunctionParameters"/>
          </table:table-cell>
          <table:table-cell table:style-name="Table25.C3" table:number-columns-spanned="2" office:value-type="string">
            <text:p text:style-name="P333">VME_REQ_RWD<text:tab/>→ Release When Done</text:p>
            <text:p text:style-name="P333">VME_REQ_ROR<text:tab/>→ Release On Request</text:p>
            <text:p text:style-name="P333">VME_REQ_FAIR<text:tab/>→ Fair and Release When Done</text:p>
            <text:p text:style-name="P333">VME_REQ_NOREL<text:tab/>→ No Release</text:p>
          </table:table-cell>
          <table:covered-table-cell/>
        </table:table-row>
        <table:table-row>
          <table:table-cell table:style-name="Table25.A1" office:value-type="string">
            <text:p text:style-name="P44"/>
          </table:table-cell>
          <table:table-cell table:style-name="Table25.B4" office:value-type="string">
            <text:p text:style-name="FunctionParameters"/>
          </table:table-cell>
          <table:table-cell table:style-name="Table25.C4" office:value-type="string">
            <text:p text:style-name="FunctionParameters">mas_p-&gt;req_level</text:p>
          </table:table-cell>
          <table:table-cell table:style-name="Table25.D4" office:value-type="string">
            <text:p text:style-name="FunctionParameters">Request Level (from 0 to 3)</text:p>
          </table:table-cell>
        </table:table-row>
      </table:table>
      <text:p text:style-name="FunctionEnd"/>
      <text:p text:style-name="Text_20_body"/>
      <text:h text:style-name="Heading_20_5" text:outline-level="5">Setting the VME Master Configuration</text:h>
      <text:p text:style-name="P141">Prototype</text:p>
      <text:p text:style-name="FunctionStart"/>
      <text:p text:style-name="P250">#include &lt;altulib.h&gt;</text:p>
      <text:p text:style-name="P187"/>
      <text:p text:style-name="P250">int</text:p>
      <text:p text:style-name="P250">alt_vme_<text:span text:style-name="T93">mas</text:span>_set_conf( struct alt_ioctl_vme_mas_conf *mas_p)</text:p>
      <text:p text:style-name="P210"><text:tab/></text:p>
      <text:p text:style-name="P175">Description</text:p>
      <text:p text:style-name="P218">Overwrite the ALTHEA 7910 VME master interface current configuration.</text:p>
      <text:p text:style-name="P218">The hardware register related to the VME interface configuration is set according to the data structure pointed by <text:span text:style-name="T35">mas_p</text:span>.</text:p>
      <text:p text:style-name="P218"/>
      <text:p text:style-name="FunctionDescription"/>
      <text:p text:style-name="P175">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FunctionParameters"/>
          </table:table-cell>
          <table:table-cell table:style-name="Table10.B1" office:value-type="string">
            <text:p text:style-name="FunctionParameters">mas_p</text:p>
          </table:table-cell>
          <table:table-cell table:style-name="Table10.C1" office:value-type="string">
            <text:p text:style-name="P99">Pointer to a alt_ioctl_vme_mas_conf data structure</text:p>
          </table:table-cell>
        </table:table-row>
      </table:table>
      <text:p text:style-name="FunctionHeading"><text:soft-page-break/></text:p>
      <text:p text:style-name="FunctionHeading"/>
      <text:p text:style-name="FunctionDescription"/>
      <text:p text:style-name="P175">Retur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FunctionParameters"/>
          </table:table-cell>
          <table:table-cell table:style-name="Table11.B1" office:value-type="float" office:value="0">
            <text:p text:style-name="FunctionParameters">0</text:p>
          </table:table-cell>
          <table:table-cell table:style-name="Table11.C3" table:number-columns-spanned="2" office:value-type="string">
            <text:p text:style-name="P114"><text:span text:style-name="T21">The VME master interface is </text:span><text:span text:style-name="T22">configured</text:span><text:span text:style-name="T21"> according to the content of the </text:span><text:span text:style-name="T55">alt_ioctl_vme_mas_conf</text:span><text:span text:style-name="T21"> data structure pointed by parameter mas</text:span><text:span text:style-name="T55">_p.</text:span></text:p>
          </table:table-cell>
          <table:covered-table-cell/>
        </table:table-row>
        <table:table-row>
          <table:table-cell table:style-name="Table11.A1" office:value-type="string">
            <text:p text:style-name="P44"/>
          </table:table-cell>
          <table:table-cell table:style-name="Table11.B4" office:value-type="string">
            <text:p text:style-name="FunctionParameters"/>
          </table:table-cell>
          <table:table-cell table:style-name="Table11.C4" office:value-type="string">
            <text:p text:style-name="FunctionParameters">mas_p-&gt;req_mode</text:p>
          </table:table-cell>
          <table:table-cell table:style-name="Table11.D4" office:value-type="string">
            <text:p text:style-name="FunctionParameters">VME base address of A32 slave window</text:p>
          </table:table-cell>
        </table:table-row>
        <table:table-row>
          <table:table-cell table:style-name="Table11.A1" office:value-type="string">
            <text:p text:style-name="P44"/>
          </table:table-cell>
          <table:table-cell table:style-name="Table11.B4" office:value-type="string">
            <text:p text:style-name="FunctionParameters"/>
          </table:table-cell>
          <table:table-cell table:style-name="Table11.C3" table:number-columns-spanned="2" office:value-type="string">
            <text:p text:style-name="P333">VME_REQ_RWD<text:tab/>→ Release When Done</text:p>
            <text:p text:style-name="P333">VME_REQ_ROR<text:tab/>→ Release On Request</text:p>
            <text:p text:style-name="P333">VME_REQ_FAIR<text:tab/>→ Fair and Release When Done</text:p>
            <text:p text:style-name="P333">VME_REQ_NOREL<text:tab/>→ No Release</text:p>
          </table:table-cell>
          <table:covered-table-cell/>
        </table:table-row>
        <table:table-row>
          <table:table-cell table:style-name="Table11.A1" office:value-type="string">
            <text:p text:style-name="P44"/>
          </table:table-cell>
          <table:table-cell table:style-name="Table11.B4" office:value-type="string">
            <text:p text:style-name="FunctionParameters"/>
          </table:table-cell>
          <table:table-cell table:style-name="Table11.C4" office:value-type="string">
            <text:p text:style-name="FunctionParameters">mas_p-&gt;req_level</text:p>
          </table:table-cell>
          <table:table-cell table:style-name="Table11.D4" office:value-type="string">
            <text:p text:style-name="FunctionParameters">Request Level (from 0 to 3)</text:p>
          </table:table-cell>
        </table:table-row>
      </table:table>
      <text:p text:style-name="FunctionEnd"/>
      <text:p text:style-name="Text_20_body"/>
      <text:p text:style-name="Paragraph"/>
      <text:h text:style-name="Heading_20_4" text:outline-level="4">VME Slave Interface </text:h>
      <text:h text:style-name="Heading_20_5" text:outline-level="5">Reading the VME Slave Configuration</text:h>
      <text:p text:style-name="P141">Prototype</text:p>
      <text:p text:style-name="FunctionStart"/>
      <text:p text:style-name="P250">#include &lt;altulib.h&gt;</text:p>
      <text:p text:style-name="P187"/>
      <text:p text:style-name="P250">int</text:p>
      <text:p text:style-name="P250">alt_vme_slv_get_conf( struct alt_ioctl_vme_slv_conf *slv_p)</text:p>
      <text:p text:style-name="P210"><text:tab/></text:p>
      <text:p text:style-name="P175">Description</text:p>
      <text:p text:style-name="P218">Read the ALTHEA 7910 VME slave interface current configuration.</text:p>
      <text:p text:style-name="P218">All hardware registers related to the VME interface configuration are read and the data structure pointed by <text:span text:style-name="T35">slv_p</text:span> is updated accordingly.</text:p>
      <text:p text:style-name="FunctionDescription"/>
      <text:p text:style-name="P175">Parameters</text:p>
      <table:table table:name="Table29" table:style-name="Table29">
        <table:table-column table:style-name="Table29.A"/>
        <table:table-column table:style-name="Table29.B"/>
        <table:table-column table:style-name="Table29.C"/>
        <table:table-row>
          <table:table-cell table:style-name="Table29.A1" office:value-type="string">
            <text:p text:style-name="FunctionParameters"/>
          </table:table-cell>
          <table:table-cell table:style-name="Table29.B1" office:value-type="string">
            <text:p text:style-name="FunctionParameters">slv_p</text:p>
          </table:table-cell>
          <table:table-cell table:style-name="Table29.C1" office:value-type="string">
            <text:p text:style-name="P99">Pointer to a alt_ioctl_vme_<text:span text:style-name="T93">slv_</text:span>conf data structure</text:p>
          </table:table-cell>
        </table:table-row>
      </table:table>
      <text:p text:style-name="FunctionHeading"/>
      <text:p text:style-name="FunctionHeading"/>
      <text:p text:style-name="FunctionDescription"/>
      <text:p text:style-name="P175">Retur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FunctionParameters"/>
          </table:table-cell>
          <table:table-cell table:style-name="Table30.B1" office:value-type="float" office:value="0">
            <text:p text:style-name="FunctionParameters">0</text:p>
          </table:table-cell>
          <table:table-cell table:style-name="Table30.C1" table:number-columns-spanned="2" office:value-type="string">
            <text:p text:style-name="P114"><text:span text:style-name="T21">The </text:span><text:span text:style-name="T55">alt_ioctl_vme_</text:span><text:span text:style-name="T57">slv_</text:span><text:span text:style-name="T55">conf</text:span><text:span text:style-name="T21"> data structure pointed by parameter slv</text:span><text:span text:style-name="T55">_p</text:span><text:span text:style-name="T21"> has been updated with the current status of vme slave interface</text:span></text:p>
          </table:table-cell>
          <table:covered-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base_A32</text:p>
          </table:table-cell>
          <table:table-cell table:style-name="Table30.D9" office:value-type="string">
            <text:p text:style-name="FunctionParameters">VME base address of A32 slave window</text:p>
          </table: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size_A32</text:p>
          </table:table-cell>
          <table:table-cell table:style-name="Table30.D9" office:value-type="string">
            <text:p text:style-name="FunctionParameters">Size of A32 slave window</text:p>
          </table: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base_A24</text:p>
          </table:table-cell>
          <table:table-cell table:style-name="Table30.D9" office:value-type="string">
            <text:p text:style-name="FunctionParameters">VME base address of A24 slave window</text:p>
          </table: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size_A24</text:p>
          </table:table-cell>
          <table:table-cell table:style-name="Table30.D9" office:value-type="string">
            <text:p text:style-name="FunctionParameters">Size of A24 slave window</text:p>
          </table: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base_A16</text:p>
          </table:table-cell>
          <table:table-cell table:style-name="Table30.D9" office:value-type="string">
            <text:p text:style-name="FunctionParameters">VME base address of A16 slave window</text:p>
          </table:table-cell>
        </table:table-row>
        <text:soft-page-break/>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size_A16</text:p>
          </table:table-cell>
          <table:table-cell table:style-name="Table30.D9" office:value-type="string">
            <text:p text:style-name="FunctionParameters">Size of A16 slave window</text:p>
          </table: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base_<text:span text:style-name="T93">2e</text:span>BRC</text:p>
          </table:table-cell>
          <table:table-cell table:style-name="Table30.D9" office:value-type="string">
            <text:p text:style-name="FunctionParameters">VME base address of 2eSST broadcast slave window</text:p>
          </table:table-cell>
        </table:table-row>
        <table:table-row>
          <table:table-cell table:style-name="Table30.A1" office:value-type="string">
            <text:p text:style-name="P44"/>
          </table:table-cell>
          <table:table-cell table:style-name="Table30.B9" office:value-type="string">
            <text:p text:style-name="FunctionParameters"/>
          </table:table-cell>
          <table:table-cell table:style-name="Table30.C9" office:value-type="string">
            <text:p text:style-name="FunctionParameters">slv_p-&gt;size_<text:span text:style-name="T93">2e</text:span>BRC</text:p>
          </table:table-cell>
          <table:table-cell table:style-name="Table30.D9" office:value-type="string">
            <text:p text:style-name="FunctionParameters">Size of 2eSST broadcast slave slave window</text:p>
          </table:table-cell>
        </table:table-row>
      </table:table>
      <text:p text:style-name="FunctionEnd"/>
      <text:p text:style-name="Paragraph"/>
      <text:p text:style-name="Paragraph"/>
      <text:h text:style-name="Heading_20_5" text:outline-level="5">Setting a new VME slave Configuration</text:h>
      <text:p text:style-name="P141">Prototype</text:p>
      <text:p text:style-name="FunctionStart"/>
      <text:p text:style-name="P250">#include &lt;altulib.h&gt;</text:p>
      <text:p text:style-name="P187"/>
      <text:p text:style-name="P250">int</text:p>
      <text:p text:style-name="P250">alt_vme_slv_set_conf( struct alt_ioctl_vme_slv_conf *slv_p)</text:p>
      <text:p text:style-name="P210"><text:tab/></text:p>
      <text:p text:style-name="P175">Description</text:p>
      <text:p text:style-name="P218">Overwrite the ALTHEA 7910 VME slave interface current configuration.</text:p>
      <text:p text:style-name="P218">All hardware registers related to the VME interface configuration are set according to the data structure pointed by <text:span text:style-name="T35">slv_p</text:span>.</text:p>
      <text:p text:style-name="P218">To overwrite a su<text:span text:style-name="T93">b</text:span>set of the configuration, one should read the current configuration using <text:span text:style-name="T35">alt_vme_slv_get_conf()</text:span>, modify it and overwrite using <text:span text:style-name="T35">alt_vme_slv_set_conf()</text:span>.</text:p>
      <text:p text:style-name="FunctionDescription"/>
      <text:p text:style-name="P175">Parameters</text:p>
      <table:table table:name="Table3" table:style-name="Table3">
        <table:table-column table:style-name="Table3.A"/>
        <table:table-column table:style-name="Table3.B"/>
        <table:table-column table:style-name="Table3.C"/>
        <table:table-row>
          <table:table-cell table:style-name="Table3.A1" office:value-type="string">
            <text:p text:style-name="FunctionParameters"/>
          </table:table-cell>
          <table:table-cell table:style-name="Table3.B1" office:value-type="string">
            <text:p text:style-name="FunctionParameters">slv_p</text:p>
          </table:table-cell>
          <table:table-cell table:style-name="Table3.C1" office:value-type="string">
            <text:p text:style-name="P99">Pointer to a alt_ioctl_vme_<text:span text:style-name="T93">slv_</text:span>conf data structure</text:p>
          </table:table-cell>
        </table:table-row>
      </table:table>
      <text:p text:style-name="FunctionHeading"/>
      <text:p text:style-name="FunctionHeading"/>
      <text:p text:style-name="FunctionDescription"/>
      <text:p text:style-name="P175">Retur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FunctionParameters"/>
          </table:table-cell>
          <table:table-cell table:style-name="Table4.B1" office:value-type="float" office:value="0">
            <text:p text:style-name="FunctionParameters">0</text:p>
          </table:table-cell>
          <table:table-cell table:style-name="Table4.C1" table:number-columns-spanned="2" office:value-type="string">
            <text:p text:style-name="P114"><text:span text:style-name="T21">The VME slave interface is updated according to the content of the </text:span><text:span text:style-name="T55">alt_ioctl_vme_slv_conf</text:span><text:span text:style-name="T21"> data structure pointed by parameter slv</text:span><text:span text:style-name="T55">_p.</text:span></text:p>
          </table:table-cell>
          <table:covered-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base_A32</text:p>
          </table:table-cell>
          <table:table-cell table:style-name="Table4.D9" office:value-type="string">
            <text:p text:style-name="FunctionParameters">VME base address of A32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size_A32</text:p>
          </table:table-cell>
          <table:table-cell table:style-name="Table4.D9" office:value-type="string">
            <text:p text:style-name="FunctionParameters">Size of A32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base_A24</text:p>
          </table:table-cell>
          <table:table-cell table:style-name="Table4.D9" office:value-type="string">
            <text:p text:style-name="FunctionParameters">VME base address of A24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size_A24</text:p>
          </table:table-cell>
          <table:table-cell table:style-name="Table4.D9" office:value-type="string">
            <text:p text:style-name="FunctionParameters">Size of A24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base_A16</text:p>
          </table:table-cell>
          <table:table-cell table:style-name="Table4.D9" office:value-type="string">
            <text:p text:style-name="FunctionParameters">VME base address of A16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size_A16</text:p>
          </table:table-cell>
          <table:table-cell table:style-name="Table4.D9" office:value-type="string">
            <text:p text:style-name="FunctionParameters">Size of A16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base_<text:span text:style-name="T93">2e</text:span>BRC</text:p>
          </table:table-cell>
          <table:table-cell table:style-name="Table4.D9" office:value-type="string">
            <text:p text:style-name="FunctionParameters">VME base address of 2eSST broadcast slave window</text:p>
          </table:table-cell>
        </table:table-row>
        <table:table-row>
          <table:table-cell table:style-name="Table4.A1" office:value-type="string">
            <text:p text:style-name="P44"/>
          </table:table-cell>
          <table:table-cell table:style-name="Table4.B9" office:value-type="string">
            <text:p text:style-name="FunctionParameters"/>
          </table:table-cell>
          <table:table-cell table:style-name="Table4.C9" office:value-type="string">
            <text:p text:style-name="FunctionParameters">slv_p-&gt;size_<text:span text:style-name="T93">2e</text:span>BRC</text:p>
          </table:table-cell>
          <table:table-cell table:style-name="Table4.D9" office:value-type="string">
            <text:p text:style-name="FunctionParameters">Size of 2eSST broadcast slave slave window</text:p>
          </table:table-cell>
        </table:table-row>
      </table:table>
      <text:p text:style-name="FunctionEnd"/>
      <text:p text:style-name="Text_20_body"/>
      <text:p text:style-name="P169"/>
      <text:h text:style-name="Heading_20_3" text:outline-level="3"><text:soft-page-break/>VME read/write</text:h>
      <text:p text:style-name="P289">The VME read/write function allows to move data between the application address space and IO resources hosted on the VME bus.</text:p>
      <text:h text:style-name="Heading_20_4" text:outline-level="4">Writing data to VME</text:h>
      <text:p text:style-name="P148">Prototype</text:p>
      <text:p text:style-name="P159"/>
      <text:p text:style-name="P159"/>
      <text:p text:style-name="P270">#include &lt;altulib.h&gt;</text:p>
      <text:p text:style-name="P261">#include &lt;altioctl.h&gt;</text:p>
      <text:p text:style-name="P261"/>
      <text:p text:style-name="P261">int</text:p>
      <text:p text:style-name="P261">alt_vme_write( u<text:span text:style-name="T81">int</text:span> <text:span text:style-name="T81">vme</text:span>_addr,</text:p>
      <text:p text:style-name="P261"><text:s text:c="15"/>char *buf,</text:p>
      <text:p text:style-name="P261"><text:s text:c="15"/>int len,</text:p>
      <text:p text:style-name="P261"><text:s text:c="15"/>int am,</text:p>
      <text:p text:style-name="P261"><text:s text:c="15"/>int ds,</text:p>
      <text:p text:style-name="P261"><text:s text:c="15"/>int swap)</text:p>
      <text:p text:style-name="P194"/>
      <text:p text:style-name="P246"><text:tab/></text:p>
      <text:p text:style-name="P183">Description</text:p>
      <text:p text:style-name="P228">That function allows to move data from a buffer allocated in the application space to an ALTHEA 7910 physical resource. <text:span text:style-name="T23">Data alignment on the VME bus is adjusted to cope with the requested data size.</text:span></text:p>
      <text:p text:style-name="P232">CPU cycles associated to an entry in the PCI MEM mapper (BAR2) is used to perform the data transfer.</text:p>
      <text:p text:style-name="P246"/>
      <text:p text:style-name="P183">Parameters</text:p>
      <text:p text:style-name="P205"/>
      <table:table table:name="Table6" table:style-name="Table6">
        <table:table-column table:style-name="Table6.A"/>
        <table:table-column table:style-name="Table6.B"/>
        <table:table-column table:style-name="Table6.C"/>
        <table:table-row>
          <table:table-cell table:style-name="Table6.A1" office:value-type="string">
            <text:p text:style-name="P133"/>
          </table:table-cell>
          <table:table-cell table:style-name="Table6.B1" office:value-type="string">
            <text:p text:style-name="P77"><text:span text:style-name="T81">vme</text:span>_addr</text:p>
          </table:table-cell>
          <table:table-cell table:style-name="Table6.C1" office:value-type="string">
            <text:p text:style-name="P109"><text:span text:style-name="T81">VME</text:span> address</text:p>
          </table:table-cell>
        </table:table-row>
        <table:table-row>
          <table:table-cell table:style-name="Table6.A1" office:value-type="string">
            <text:p text:style-name="P133"/>
          </table:table-cell>
          <table:table-cell table:style-name="Table6.B1" office:value-type="string">
            <text:p text:style-name="P77">buf</text:p>
          </table:table-cell>
          <table:table-cell table:style-name="Table6.C1" office:value-type="string">
            <text:p text:style-name="P133">User buffer</text:p>
          </table:table-cell>
        </table:table-row>
        <table:table-row>
          <table:table-cell table:style-name="Table6.A1" office:value-type="string">
            <text:p text:style-name="P133"/>
          </table:table-cell>
          <table:table-cell table:style-name="Table6.B1" office:value-type="string">
            <text:p text:style-name="P77">len </text:p>
          </table:table-cell>
          <table:table-cell table:style-name="Table6.C1" office:value-type="string">
            <text:p text:style-name="P133">Transfer size in byte (if 0 → single transfer)</text:p>
          </table:table-cell>
        </table:table-row>
        <table:table-row>
          <table:table-cell table:style-name="Table6.A1" office:value-type="string">
            <text:p text:style-name="P133"/>
          </table:table-cell>
          <table:table-cell table:style-name="Table6.B1" office:value-type="string">
            <text:p text:style-name="P77">am</text:p>
          </table:table-cell>
          <table:table-cell table:style-name="Table6.C1" office:value-type="string">
            <text:p text:style-name="P133">VME Address Modifier</text:p>
          </table:table-cell>
        </table:table-row>
        <table:table-row>
          <table:table-cell table:style-name="Table6.A1" office:value-type="string">
            <text:p text:style-name="P133"/>
          </table:table-cell>
          <table:table-cell table:style-name="Table6.B1" office:value-type="string">
            <text:p text:style-name="P77">ds</text:p>
          </table:table-cell>
          <table:table-cell table:style-name="Table6.C1" office:value-type="string">
            <text:p text:style-name="P133">Data to be used for the transfers</text:p>
            <text:p text:style-name="P337"><text:span text:style-name="T55">RDWR_SIZE_BYTE</text:span> <text:s/>→ 8 bit access (byte)</text:p>
            <text:p text:style-name="P337"><text:span text:style-name="T55">RDWR_SIZE_SHORT</text:span> → 16 bit access (short)</text:p>
            <text:p text:style-name="P337"><text:span text:style-name="T55">RDWR_SIZE_INT</text:span> <text:s text:c="2"/>→ 32 bit access (int)</text:p>
            <text:p text:style-name="P337"><text:span text:style-name="T55">RDWR_SIZE_</text:span><text:span text:style-name="T56">DBL </text:span><text:s text:c="2"/>→ 64 bit access (long)</text:p>
          </table:table-cell>
        </table:table-row>
        <table:table-row>
          <table:table-cell table:style-name="Table6.A1" office:value-type="string">
            <text:p text:style-name="P133"/>
          </table:table-cell>
          <table:table-cell table:style-name="Table6.B1" office:value-type="string">
            <text:p text:style-name="P77">swap</text:p>
          </table:table-cell>
          <table:table-cell table:style-name="Table6.C1" office:value-type="string">
            <text:p text:style-name="P133">Hardware swapping</text:p>
            <text:p text:style-name="P357">RDWR_SWAP_NO <text:s text:c="2"/>→ <text:span text:style-name="T21">no swapping</text:span></text:p>
            <text:p text:style-name="P357">RDWR_SWAP_AUTO → <text:span text:style-name="T21">automatic swapping</text:span></text:p>
            <text:p text:style-name="P357">RDWR_SWAP_DS <text:s text:c="2"/>→ <text:span text:style-name="T21">double word swapping</text:span></text:p>
            <text:p text:style-name="P357">RDWR_SWAP_QS <text:s text:c="2"/>→ <text:span text:style-name="T21">quad word swapping</text:span></text:p>
          </table:table-cell>
        </table:table-row>
      </table:table>
      <text:p text:style-name="P246"/>
      <text:p text:style-name="P246"/>
      <text:p text:style-name="P183">Return</text:p>
      <table:table table:name="Table36" table:style-name="Table36">
        <table:table-column table:style-name="Table36.A"/>
        <table:table-column table:style-name="Table36.B"/>
        <table:table-column table:style-name="Table36.C"/>
        <table:table-row>
          <table:table-cell table:style-name="Table36.A1" office:value-type="string">
            <text:p text:style-name="P133"/>
          </table:table-cell>
          <table:table-cell table:style-name="Table36.B1" office:value-type="float" office:value="0">
            <text:p text:style-name="P71">0</text:p>
          </table:table-cell>
          <table:table-cell table:style-name="Table36.C2" office:value-type="string">
            <text:p text:style-name="P133">Data transfer successful</text:p>
          </table:table-cell>
        </table:table-row>
        <table:table-row>
          <table:table-cell table:style-name="Table36.A1" office:value-type="string">
            <text:p text:style-name="P47"/>
          </table:table-cell>
          <table:table-cell table:style-name="Table36.B2" office:value-type="string">
            <text:p text:style-name="P55">&lt; 0</text:p>
          </table:table-cell>
          <table:table-cell table:style-name="Table36.C2" office:value-type="string">
            <text:p text:style-name="P85">See ioctl() error codes</text:p>
          </table:table-cell>
        </table:table-row>
      </table:table>
      <text:p text:style-name="P367"><text:soft-page-break/></text:p>
      <text:p text:style-name="P289"/>
      <text:h text:style-name="Heading_20_4" text:outline-level="4">Reading data from VME</text:h>
      <text:p text:style-name="P148">Prototype</text:p>
      <text:p text:style-name="P159"/>
      <text:p text:style-name="P159"/>
      <text:p text:style-name="P270">#include &lt;altulib.h&gt;</text:p>
      <text:p text:style-name="P261">#include &lt;altioctl.h&gt;</text:p>
      <text:p text:style-name="P261"/>
      <text:p text:style-name="P261">int</text:p>
      <text:p text:style-name="P261">alt_vme_read( u<text:span text:style-name="T81">int</text:span> vme_addr,</text:p>
      <text:p text:style-name="P261"><text:s text:c="14"/>char *buf,</text:p>
      <text:p text:style-name="P261"><text:s text:c="14"/>int len,</text:p>
      <text:p text:style-name="P261"><text:s text:c="14"/>int am,</text:p>
      <text:p text:style-name="P261"><text:s text:c="14"/>int ds,</text:p>
      <text:p text:style-name="P261"><text:s text:c="14"/>int swap)</text:p>
      <text:p text:style-name="P194"/>
      <text:p text:style-name="P246"><text:tab/></text:p>
      <text:p text:style-name="P183">Description</text:p>
      <text:p text:style-name="P228">That function allows to move data from an IO resource hosted on the VME bus to a buffer allocated in the application space. <text:span text:style-name="T23">Data alignment on the VME bus is adjusted to cope with the requested data size.</text:span></text:p>
      <text:p text:style-name="P232">CPU cycles associated to an entry in the PCI MEM mapper (BAR2) is used to perform the data transfer.</text:p>
      <text:p text:style-name="P246"/>
      <text:p text:style-name="P183">Parameters</text:p>
      <text:p text:style-name="P205"/>
      <table:table table:name="Table43" table:style-name="Table43">
        <table:table-column table:style-name="Table43.A"/>
        <table:table-column table:style-name="Table43.B"/>
        <table:table-column table:style-name="Table43.C"/>
        <table:table-row>
          <table:table-cell table:style-name="Table43.A1" office:value-type="string">
            <text:p text:style-name="P133"/>
          </table:table-cell>
          <table:table-cell table:style-name="Table43.B1" office:value-type="string">
            <text:p text:style-name="P77">vm<text:span text:style-name="T81">e</text:span>_addr</text:p>
          </table:table-cell>
          <table:table-cell table:style-name="Table43.C1" office:value-type="string">
            <text:p text:style-name="P109">VME address</text:p>
          </table:table-cell>
        </table:table-row>
        <table:table-row>
          <table:table-cell table:style-name="Table43.A1" office:value-type="string">
            <text:p text:style-name="P133"/>
          </table:table-cell>
          <table:table-cell table:style-name="Table43.B1" office:value-type="string">
            <text:p text:style-name="P77">buf</text:p>
          </table:table-cell>
          <table:table-cell table:style-name="Table43.C1" office:value-type="string">
            <text:p text:style-name="P133">User buffer</text:p>
          </table:table-cell>
        </table:table-row>
        <table:table-row>
          <table:table-cell table:style-name="Table43.A1" office:value-type="string">
            <text:p text:style-name="P133"/>
          </table:table-cell>
          <table:table-cell table:style-name="Table43.B1" office:value-type="string">
            <text:p text:style-name="P77">len </text:p>
          </table:table-cell>
          <table:table-cell table:style-name="Table43.C1" office:value-type="string">
            <text:p text:style-name="P133">Transfer size in byte (if 0 → single transfer)</text:p>
          </table:table-cell>
        </table:table-row>
        <table:table-row>
          <table:table-cell table:style-name="Table43.A1" office:value-type="string">
            <text:p text:style-name="P133"/>
          </table:table-cell>
          <table:table-cell table:style-name="Table43.B1" office:value-type="string">
            <text:p text:style-name="P77">am</text:p>
          </table:table-cell>
          <table:table-cell table:style-name="Table43.C1" office:value-type="string">
            <text:p text:style-name="P133">VME Address Modifier</text:p>
          </table:table-cell>
        </table:table-row>
        <table:table-row>
          <table:table-cell table:style-name="Table43.A1" office:value-type="string">
            <text:p text:style-name="P133"/>
          </table:table-cell>
          <table:table-cell table:style-name="Table43.B1" office:value-type="string">
            <text:p text:style-name="P77">ds</text:p>
          </table:table-cell>
          <table:table-cell table:style-name="Table43.C1" office:value-type="string">
            <text:p text:style-name="P133">Data to be used for the transfers</text:p>
            <text:p text:style-name="P337"><text:span text:style-name="T55">RDWR_SIZE_BYTE</text:span> <text:s/>→ 8 bit access (byte)</text:p>
            <text:p text:style-name="P337"><text:span text:style-name="T55">RDWR_SIZE_SHORT</text:span> → 16 bit access (short)</text:p>
            <text:p text:style-name="P337"><text:span text:style-name="T55">RDWR_SIZE_INT</text:span> <text:s text:c="2"/>→ 32 bit access (int)</text:p>
            <text:p text:style-name="P337"><text:span text:style-name="T55">RDWR_SIZE_</text:span><text:span text:style-name="T56">DBL <text:s/></text:span><text:s/>→ 64 bit access (long)</text:p>
          </table:table-cell>
        </table:table-row>
        <table:table-row>
          <table:table-cell table:style-name="Table43.A1" office:value-type="string">
            <text:p text:style-name="P133"/>
          </table:table-cell>
          <table:table-cell table:style-name="Table43.B1" office:value-type="string">
            <text:p text:style-name="P77">swap</text:p>
          </table:table-cell>
          <table:table-cell table:style-name="Table43.C1" office:value-type="string">
            <text:p text:style-name="P133">Hardware swapping</text:p>
            <text:p text:style-name="P357">RDWR_SWAP_NO <text:s text:c="2"/>→ <text:span text:style-name="T21">no swapping</text:span></text:p>
            <text:p text:style-name="P357">RDWR_SWAP_AUTO → <text:span text:style-name="T21">automatic swapping</text:span></text:p>
            <text:p text:style-name="P357">RDWR_SWAP_DS <text:s text:c="2"/>→ <text:span text:style-name="T21">double word swapping</text:span></text:p>
            <text:p text:style-name="P357">RDWR_SWAP_QS <text:s text:c="2"/>→ <text:span text:style-name="T21">quad word swapping</text:span></text:p>
          </table:table-cell>
        </table:table-row>
      </table:table>
      <text:p text:style-name="P246"/>
      <text:p text:style-name="P246"/>
      <text:p text:style-name="P183">Return</text:p>
      <table:table table:name="Table44" table:style-name="Table44">
        <table:table-column table:style-name="Table44.A"/>
        <table:table-column table:style-name="Table44.B"/>
        <table:table-column table:style-name="Table44.C"/>
        <table:table-row>
          <table:table-cell table:style-name="Table44.A1" office:value-type="string">
            <text:p text:style-name="P133"/>
          </table:table-cell>
          <table:table-cell table:style-name="Table44.B1" office:value-type="float" office:value="0">
            <text:p text:style-name="P75">0</text:p>
          </table:table-cell>
          <table:table-cell table:style-name="Table44.C2" office:value-type="string">
            <text:p text:style-name="P133">Data transfer successful</text:p>
          </table:table-cell>
        </table:table-row>
        <table:table-row>
          <table:table-cell table:style-name="Table44.A1" office:value-type="string">
            <text:p text:style-name="P47"/>
          </table:table-cell>
          <table:table-cell table:style-name="Table44.B2" office:value-type="string">
            <text:p text:style-name="P61">&lt; 0</text:p>
          </table:table-cell>
          <table:table-cell table:style-name="Table44.C2" office:value-type="string">
            <text:p text:style-name="P85">See ioctl() error codes</text:p>
          </table:table-cell>
        </table:table-row>
      </table:table>
      <text:p text:style-name="P367"/>
      <text:p text:style-name="P289"/>
      <text:h text:style-name="Heading_20_3" text:outline-level="3"><text:soft-page-break/>VME Interrupt Generation</text:h>
      <text:h text:style-name="Heading_20_4" text:outline-level="4">Setting an <text:span text:style-name="T103">I</text:span>nterrupt</text:h>
      <text:p text:style-name="P141">Prototype</text:p>
      <text:p text:style-name="FunctionStart"/>
      <text:p text:style-name="P250">#include &lt;altulib.h&gt;</text:p>
      <text:p text:style-name="P187"/>
      <text:p text:style-name="P250">int</text:p>
      <text:p text:style-name="P250">alt_vme_igen_set( int level, int vector)</text:p>
      <text:p text:style-name="P210"><text:tab/></text:p>
      <text:p text:style-name="P175">Description</text:p>
      <text:p text:style-name="FunctionDescription">The function <text:span text:style-name="T35">alt_vme_igen_set() </text:span><text:span text:style-name="T23">activates the VME IRQ line at the level specified by the </text:span><text:span text:style-name="T35">level</text:span><text:span text:style-name="T23"> parameter (from 1 to 7)</text:span>. If the interrupt generator logic is already pulling an IRQ line, an error is returned.</text:p>
      <text:p text:style-name="FunctionDescription">When the IRQ is acknowledged by the interrupt handle<text:span text:style-name="T94">r</text:span>, bit 0-7 of the <text:span text:style-name="T35">vector</text:span> parameter are provided.</text:p>
      <text:p text:style-name="FunctionDescription"/>
      <text:p text:style-name="P175">Parameters</text:p>
      <table:table table:name="Table80" table:style-name="Table80">
        <table:table-column table:style-name="Table80.A"/>
        <table:table-column table:style-name="Table80.B"/>
        <table:table-column table:style-name="Table80.C"/>
        <table:table-row>
          <table:table-cell table:style-name="Table80.A1" office:value-type="string">
            <text:p text:style-name="FunctionParameters"/>
          </table:table-cell>
          <table:table-cell table:style-name="Table80.B1" office:value-type="string">
            <text:p text:style-name="FunctionParameters">level</text:p>
          </table:table-cell>
          <table:table-cell table:style-name="Table80.C1" office:value-type="string">
            <text:p text:style-name="P99">interrupt level</text:p>
          </table:table-cell>
        </table:table-row>
        <table:table-row>
          <table:table-cell table:style-name="Table80.A1" office:value-type="string">
            <text:p text:style-name="FunctionParameters"/>
          </table:table-cell>
          <table:table-cell table:style-name="Table80.B1" office:value-type="string">
            <text:p text:style-name="FunctionParameters">vector</text:p>
          </table:table-cell>
          <table:table-cell table:style-name="Table80.C1" office:value-type="string">
            <text:p text:style-name="P99">interrupt vector</text:p>
          </table:table-cell>
        </table:table-row>
      </table:table>
      <text:p text:style-name="FunctionHeading"/>
      <text:p text:style-name="FunctionDescription"/>
      <text:p text:style-name="P175">Return</text:p>
      <table:table table:name="Table81" table:style-name="Table81">
        <table:table-column table:style-name="Table81.A"/>
        <table:table-column table:style-name="Table81.B"/>
        <table:table-column table:style-name="Table81.C"/>
        <table:table-row>
          <table:table-cell table:style-name="Table81.A1" office:value-type="string">
            <text:p text:style-name="FunctionParameters"/>
          </table:table-cell>
          <table:table-cell table:style-name="Table81.B1" office:value-type="float" office:value="0">
            <text:p text:style-name="FunctionParameters">0</text:p>
          </table:table-cell>
          <table:table-cell table:style-name="Table81.C2" office:value-type="string">
            <text:p text:style-name="P99">If OK</text:p>
          </table:table-cell>
        </table:table-row>
        <table:table-row>
          <table:table-cell table:style-name="Table81.A1" office:value-type="string">
            <text:p text:style-name="FunctionParameters"/>
          </table:table-cell>
          <table:table-cell table:style-name="Table81.B2" office:value-type="string">
            <text:p text:style-name="FunctionParameters">-EBUSY</text:p>
          </table:table-cell>
          <table:table-cell table:style-name="Table81.C2" office:value-type="string">
            <text:p text:style-name="P99">If interrupt already pending</text:p>
          </table:table-cell>
        </table:table-row>
      </table:table>
      <text:p text:style-name="FunctionEnd"/>
      <text:p text:style-name="Paragraph"/>
      <text:p text:style-name="Paragraph"/>
      <text:h text:style-name="Heading_20_4" text:outline-level="4">Getting <text:span text:style-name="T94">I</text:span>nterrupt <text:span text:style-name="T94">S</text:span>tatus</text:h>
      <text:p text:style-name="P141">Prototype</text:p>
      <text:p text:style-name="FunctionStart"/>
      <text:p text:style-name="P250">#include &lt;altulib.h&gt;</text:p>
      <text:p text:style-name="P187"/>
      <text:p text:style-name="P250">int</text:p>
      <text:p text:style-name="P250">alt_vme_igen_get_csr()</text:p>
      <text:p text:style-name="P210"><text:tab/></text:p>
      <text:p text:style-name="P175">Description</text:p>
      <text:p text:style-name="P218">The function <text:span text:style-name="T35">alt_vme_igen_get_csr()</text:span> returns the current value of the interrupt generator register.</text:p>
      <text:p text:style-name="P218"/>
      <text:p text:style-name="FunctionDescription"/>
      <text:p text:style-name="P175">Parameters</text:p>
      <table:table table:name="Table82" table:style-name="Table82">
        <table:table-column table:style-name="Table82.A"/>
        <table:table-column table:style-name="Table82.B"/>
        <table:table-column table:style-name="Table82.C"/>
        <table:table-row>
          <table:table-cell table:style-name="Table82.A1" office:value-type="string">
            <text:p text:style-name="FunctionParameters"/>
          </table:table-cell>
          <table:table-cell table:style-name="Table82.B1" office:value-type="string">
            <text:p text:style-name="FunctionParameters">none</text:p>
          </table:table-cell>
          <table:table-cell table:style-name="Table82.C1" office:value-type="string">
            <text:p text:style-name="P99"/>
          </table:table-cell>
        </table:table-row>
      </table:table>
      <text:p text:style-name="FunctionHeading"/>
      <text:p text:style-name="FunctionDescription"/>
      <text:p text:style-name="P175">Return</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FunctionParameters"/>
          </table:table-cell>
          <table:table-cell table:style-name="Table83.B1" office:value-type="string">
            <text:p text:style-name="FunctionParameters">igen</text:p>
          </table:table-cell>
          <table:table-cell table:style-name="Table83.C1" table:number-columns-spanned="2" office:value-type="string">
            <text:p text:style-name="P99">Current value of interrupt generator register</text:p>
          </table:table-cell>
          <table:covered-table-cell/>
        </table:table-row>
        <text:soft-page-break/>
        <table:table-row>
          <table:table-cell table:style-name="Table83.A1" office:value-type="string">
            <text:p text:style-name="FunctionParameters"/>
          </table:table-cell>
          <table:table-cell table:style-name="Table83.B1" office:value-type="string">
            <text:p text:style-name="FunctionParameters"/>
          </table:table-cell>
          <table:table-cell table:style-name="Table83.B1" office:value-type="string">
            <text:p text:style-name="P140">Bit 0:7</text:p>
          </table:table-cell>
          <table:table-cell table:style-name="Table83.C1" office:value-type="string">
            <text:p text:style-name="P99">Interrupt vector</text:p>
          </table:table-cell>
        </table:table-row>
        <table:table-row>
          <table:table-cell table:style-name="Table83.A1" office:value-type="string">
            <text:p text:style-name="FunctionParameters"/>
          </table:table-cell>
          <table:table-cell table:style-name="Table83.B1" office:value-type="string">
            <text:p text:style-name="FunctionParameters"/>
          </table:table-cell>
          <table:table-cell table:style-name="Table83.B1" office:value-type="string">
            <text:p text:style-name="P140">Bit 8:10</text:p>
          </table:table-cell>
          <table:table-cell table:style-name="Table83.C1" office:value-type="string">
            <text:p text:style-name="P99">Interrupt level</text:p>
          </table:table-cell>
        </table:table-row>
        <table:table-row>
          <table:table-cell table:style-name="Table83.A1" office:value-type="string">
            <text:p text:style-name="FunctionParameters"/>
          </table:table-cell>
          <table:table-cell table:style-name="Table83.B1" office:value-type="string">
            <text:p text:style-name="FunctionParameters"/>
          </table:table-cell>
          <table:table-cell table:style-name="Table83.B1" office:value-type="string">
            <text:p text:style-name="P140">Bit 11</text:p>
          </table:table-cell>
          <table:table-cell table:style-name="Table83.C1" office:value-type="string">
            <text:p text:style-name="P99">Interrupt pending flag</text:p>
          </table:table-cell>
        </table:table-row>
        <table:table-row>
          <table:table-cell table:style-name="Table83.A1" office:value-type="string">
            <text:p text:style-name="FunctionParameters"/>
          </table:table-cell>
          <table:table-cell table:style-name="Table83.B1" office:value-type="string">
            <text:p text:style-name="FunctionParameters"/>
          </table:table-cell>
          <table:table-cell table:style-name="Table83.B1" office:value-type="string">
            <text:p text:style-name="P140">Bit 25:31</text:p>
          </table:table-cell>
          <table:table-cell table:style-name="Table83.C1" office:value-type="string">
            <text:p text:style-name="P99">Current state if IRQ lines (direct status from bus)</text:p>
          </table:table-cell>
        </table:table-row>
      </table:table>
      <text:p text:style-name="FunctionEnd"/>
      <text:p text:style-name="Paragraph"/>
      <text:p text:style-name="Paragraph"/>
      <text:h text:style-name="P391" text:outline-level="4"><text:span text:style-name="T94">Clearing</text:span> <text:span text:style-name="T94">I</text:span>nterrupt <text:span text:style-name="T94">Generator</text:span></text:h>
      <text:p text:style-name="FunctionStart">Prototype</text:p>
      <text:p text:style-name="P152"/>
      <text:p text:style-name="P253">#include &lt;altulib.h&gt;</text:p>
      <text:p text:style-name="P188"/>
      <text:p text:style-name="P253">int</text:p>
      <text:p text:style-name="P253">alt_vme_igen_<text:span text:style-name="T95">clear</text:span>()</text:p>
      <text:p text:style-name="P211"><text:tab/></text:p>
      <text:p text:style-name="P176">Description</text:p>
      <text:p text:style-name="P219">The function <text:span text:style-name="T35">alt_vme_igen_</text:span><text:span text:style-name="T39">clear</text:span><text:span text:style-name="T35">()</text:span> re<text:span text:style-name="T95">sets the interrupt generator logic</text:span>.</text:p>
      <text:p text:style-name="P220"/>
      <text:p text:style-name="P239"/>
      <text:p text:style-name="P176">Parameters</text:p>
      <table:table table:name="Table28" table:style-name="Table28">
        <table:table-column table:style-name="Table28.A"/>
        <table:table-column table:style-name="Table28.B"/>
        <table:table-column table:style-name="Table28.C"/>
        <table:table-row>
          <table:table-cell table:style-name="Table28.A1" office:value-type="string">
            <text:p text:style-name="P115"/>
          </table:table-cell>
          <table:table-cell table:style-name="Table28.B1" office:value-type="string">
            <text:p text:style-name="P115">none</text:p>
          </table:table-cell>
          <table:table-cell table:style-name="Table28.C1" office:value-type="string">
            <text:p text:style-name="P100"/>
          </table:table-cell>
        </table:table-row>
      </table:table>
      <text:p text:style-name="P198"/>
      <text:p text:style-name="P239"/>
      <text:p text:style-name="P176">Return</text:p>
      <table:table table:name="Table31" table:style-name="Table31">
        <table:table-column table:style-name="Table31.A"/>
        <table:table-column table:style-name="Table31.B"/>
        <table:table-column table:style-name="Table31.C"/>
        <table:table-row>
          <table:table-cell table:style-name="Table31.A1" office:value-type="string">
            <text:p text:style-name="P115"/>
          </table:table-cell>
          <table:table-cell table:style-name="Table31.B1" office:value-type="string">
            <text:p text:style-name="P116">0</text:p>
          </table:table-cell>
          <table:table-cell table:style-name="Table31.C1" office:value-type="string">
            <text:p text:style-name="P100"><text:s/><text:span text:style-name="T95">If clear operation successful</text:span></text:p>
          </table:table-cell>
        </table:table-row>
        <table:table-row>
          <table:table-cell table:style-name="Table31.A1" office:value-type="string">
            <text:p text:style-name="P115"/>
          </table:table-cell>
          <table:table-cell table:style-name="Table31.B1" office:value-type="string">
            <text:p text:style-name="P116">&lt; 0</text:p>
          </table:table-cell>
          <table:table-cell table:style-name="Table31.C1" office:value-type="string">
            <text:p text:style-name="P340">If operation not permitted</text:p>
          </table:table-cell>
        </table:table-row>
      </table:table>
      <text:p text:style-name="P360"/>
      <text:p text:style-name="P164"/>
      <text:p text:style-name="P164"/>
      <text:p text:style-name="P359"/>
      <text:h text:style-name="Heading_20_3" text:outline-level="3">VME Interrupt Handling</text:h>
      <text:h text:style-name="P389" text:outline-level="4">VME <text:span text:style-name="T98">I</text:span>nterrupt <text:span text:style-name="T98">A</text:span>llocate</text:h>
      <text:p text:style-name="P142">Prototype</text:p>
      <text:p text:style-name="P153"/>
      <text:p text:style-name="P254">#include &lt;altulib.h&gt;</text:p>
      <text:p text:style-name="P189"/>
      <text:p text:style-name="P254">struct alt_ioctl_vme_irq</text:p>
      <text:p text:style-name="P254">alt_vme_irq_alloc( uint is)</text:p>
      <text:p text:style-name="P212"><text:soft-page-break/><text:tab/></text:p>
      <text:p text:style-name="P177">Description</text:p>
      <text:p text:style-name="P221">The function <text:span text:style-name="T35">alt_vme_irq_alloc)</text:span> allocates a control structure to allow the application to wait on a set of VME interrupts.</text:p>
      <text:p text:style-name="P221">That function takes as argument a bit set representing the interrupt sources to be managed by the application.</text:p>
      <text:p text:style-name="P221">If one of the interrupt source in the set is already manage by another application, the function returns an error.</text:p>
      <text:p text:style-name="P221">The function returns a pointer to the <text:span text:style-name="T35">alt_ioctl_vme_irq</text:span><text:span text:style-name="T55"> </text:span>control structure. That pointer shall be given as argument to other VME interrupt control functions</text:p>
      <text:p text:style-name="P240"/>
      <text:p text:style-name="P177">Parameters</text:p>
      <table:table table:name="Table52" table:style-name="Table52">
        <table:table-column table:style-name="Table52.A"/>
        <table:table-column table:style-name="Table52.B"/>
        <table:table-column table:style-name="Table52.C"/>
        <table:table-row>
          <table:table-cell table:style-name="Table52.A1" office:value-type="string">
            <text:p text:style-name="P117"/>
          </table:table-cell>
          <table:table-cell table:style-name="Table52.B1" office:value-type="string">
            <text:p text:style-name="P117">is</text:p>
          </table:table-cell>
          <table:table-cell table:style-name="Table52.C1" office:value-type="string">
            <text:p text:style-name="P101">interrupt set</text:p>
          </table:table-cell>
        </table:table-row>
      </table:table>
      <text:p text:style-name="P199"/>
      <text:p text:style-name="P240"/>
      <text:p text:style-name="P177">Return</text:p>
      <table:table table:name="Table53" table:style-name="Table53">
        <table:table-column table:style-name="Table53.A"/>
        <table:table-column table:style-name="Table53.B"/>
        <table:table-column table:style-name="Table53.C"/>
        <table:table-row>
          <table:table-cell table:style-name="Table53.A1" office:value-type="string">
            <text:p text:style-name="P117"/>
          </table:table-cell>
          <table:table-cell table:style-name="Table53.B1" office:value-type="string">
            <text:p text:style-name="P117">irq</text:p>
          </table:table-cell>
          <table:table-cell table:style-name="Table53.C1" office:value-type="string">
            <text:p text:style-name="P101">pointer to the allocated control structure (fields shall not be directly modified by the application)</text:p>
          </table:table-cell>
        </table:table-row>
        <table:table-row>
          <table:table-cell table:style-name="Table53.A1" office:value-type="string">
            <text:p text:style-name="P117"/>
          </table:table-cell>
          <table:table-cell table:style-name="Table53.B1" office:value-type="string">
            <text:p text:style-name="P118">NULL</text:p>
          </table:table-cell>
          <table:table-cell table:style-name="Table53.C1" office:value-type="string">
            <text:p text:style-name="P102">If error</text:p>
          </table:table-cell>
        </table:table-row>
      </table:table>
      <text:p text:style-name="P361"/>
      <text:p text:style-name="P165"/>
      <text:p text:style-name="P165"/>
      <text:h text:style-name="P389" text:outline-level="4">VME <text:span text:style-name="T98">I</text:span>nterrupt <text:span text:style-name="T98">F</text:span>ree</text:h>
      <text:p text:style-name="P142">Prototype</text:p>
      <text:p text:style-name="P153"/>
      <text:p text:style-name="P254">#include &lt;altulib.h&gt;</text:p>
      <text:p text:style-name="P189"/>
      <text:p text:style-name="P254">int </text:p>
      <text:p text:style-name="P254">alt_vme_irq_free( struct alt_ioctl_vme_irq *<text:span text:style-name="T96">irq</text:span>)</text:p>
      <text:p text:style-name="P212"><text:tab/></text:p>
      <text:p text:style-name="P177">Description</text:p>
      <text:p text:style-name="P221">The function <text:span text:style-name="T35">alt_vme_irq_free()</text:span> frees a data structure previously allocated by <text:span text:style-name="T35">alt_vme_irq_alloc(). </text:span><text:span text:style-name="T23">The corresponding interrupt set is deactivated. Interrupts sources are disabled and made available for other applications.</text:span></text:p>
      <text:p text:style-name="P221">That function takes as argument a pointer to the allocated data structure.</text:p>
      <text:p text:style-name="P221">If the data structure contains invalid parameters, the function returns an error.</text:p>
      <text:p text:style-name="P222">After that call the memory pointed by <text:span text:style-name="T35">irq</text:span> is given back to the OS</text:p>
      <text:p text:style-name="P240"/>
      <text:p text:style-name="P177">Parameters</text:p>
      <table:table table:name="Table54" table:style-name="Table54">
        <table:table-column table:style-name="Table54.A"/>
        <table:table-column table:style-name="Table54.B"/>
        <table:table-column table:style-name="Table54.C"/>
        <table:table-row>
          <table:table-cell table:style-name="Table54.A1" office:value-type="string">
            <text:p text:style-name="P117"/>
          </table:table-cell>
          <table:table-cell table:style-name="Table54.B1" office:value-type="string">
            <text:p text:style-name="P117">irq</text:p>
          </table:table-cell>
          <table:table-cell table:style-name="Table54.C1" office:value-type="string">
            <text:p text:style-name="P101">pointer to the allocated control structure </text:p>
          </table:table-cell>
        </table:table-row>
      </table:table>
      <text:p text:style-name="P199"/>
      <text:p text:style-name="P240"/>
      <text:p text:style-name="P177">Return</text:p>
      <table:table table:name="Table55" table:style-name="Table55">
        <table:table-column table:style-name="Table55.A"/>
        <table:table-column table:style-name="Table55.B"/>
        <table:table-column table:style-name="Table55.C"/>
        <table:table-row>
          <table:table-cell table:style-name="Table55.A1" office:value-type="string">
            <text:p text:style-name="P117"/>
          </table:table-cell>
          <table:table-cell table:style-name="Table55.B1" office:value-type="float" office:value="0">
            <text:p text:style-name="P124">0</text:p>
          </table:table-cell>
          <table:table-cell table:style-name="Table55.C2" office:value-type="string">
            <text:p text:style-name="P101">if OK</text:p>
          </table:table-cell>
        </table:table-row>
        <table:table-row>
          <table:table-cell table:style-name="Table55.A1" office:value-type="string">
            <text:p text:style-name="P117"/>
          </table:table-cell>
          <table:table-cell table:style-name="Table55.B2" office:value-type="string">
            <text:p text:style-name="P119">&lt; 0</text:p>
          </table:table-cell>
          <table:table-cell table:style-name="Table55.C2" office:value-type="string">
            <text:p text:style-name="P117">if data structure does not contain valid parameters</text:p>
          </table:table-cell>
        </table:table-row>
      </table:table>
      <text:p text:style-name="P361"/>
      <text:p text:style-name="P165"/>
      <text:p text:style-name="P165"/>
      <text:h text:style-name="P389" text:outline-level="4"><text:soft-page-break/>VME <text:span text:style-name="T98">I</text:span>nterrupt <text:span text:style-name="T98">A</text:span>rm</text:h>
      <text:p text:style-name="P142">Prototype</text:p>
      <text:p text:style-name="P153"/>
      <text:p text:style-name="P254">#include &lt;altulib.h&gt;</text:p>
      <text:p text:style-name="P189"/>
      <text:p text:style-name="P254">int </text:p>
      <text:p text:style-name="P254">alt_vme_irq_arm( struct alt_ioctl_vme_irq *irq)</text:p>
      <text:p text:style-name="P212"><text:tab/></text:p>
      <text:p text:style-name="P177">Description</text:p>
      <text:p text:style-name="P221">The function <text:span text:style-name="T35">alt_vme_irq_arm()</text:span> takes as argument a pointer to a control structure previously allocated by <text:span text:style-name="T35">alt_vme_irq_alloc(). </text:span><text:span text:style-name="T23">The corresponding interrupt set is activated. Interrupts sources are enabled. </text:span></text:p>
      <text:p text:style-name="P221"/>
      <text:p text:style-name="P240"/>
      <text:p text:style-name="P177">Parameters</text:p>
      <table:table table:name="Table56" table:style-name="Table56">
        <table:table-column table:style-name="Table56.A"/>
        <table:table-column table:style-name="Table56.B"/>
        <table:table-column table:style-name="Table56.C"/>
        <table:table-row>
          <table:table-cell table:style-name="Table56.A1" office:value-type="string">
            <text:p text:style-name="P117"/>
          </table:table-cell>
          <table:table-cell table:style-name="Table56.B1" office:value-type="string">
            <text:p text:style-name="P117">irq</text:p>
          </table:table-cell>
          <table:table-cell table:style-name="Table56.C1" office:value-type="string">
            <text:p text:style-name="P101">pointer to the allocated control structure</text:p>
          </table:table-cell>
        </table:table-row>
      </table:table>
      <text:p text:style-name="P199"/>
      <text:p text:style-name="P240"/>
      <text:p text:style-name="P177">Return</text:p>
      <table:table table:name="Table57" table:style-name="Table57">
        <table:table-column table:style-name="Table57.A"/>
        <table:table-column table:style-name="Table57.B"/>
        <table:table-column table:style-name="Table57.C"/>
        <table:table-row>
          <table:table-cell table:style-name="Table57.A1" office:value-type="string">
            <text:p text:style-name="P117"/>
          </table:table-cell>
          <table:table-cell table:style-name="Table57.B1" office:value-type="float" office:value="0">
            <text:p text:style-name="P124">0</text:p>
          </table:table-cell>
          <table:table-cell table:style-name="Table57.C2" office:value-type="string">
            <text:p text:style-name="P101">if OK</text:p>
          </table:table-cell>
        </table:table-row>
        <table:table-row>
          <table:table-cell table:style-name="Table57.A1" office:value-type="string">
            <text:p text:style-name="P117"/>
          </table:table-cell>
          <table:table-cell table:style-name="Table57.B2" office:value-type="string">
            <text:p text:style-name="P121">&lt; 0</text:p>
          </table:table-cell>
          <table:table-cell table:style-name="Table57.C2" office:value-type="string">
            <text:p text:style-name="P117">if data structure does not contain valid parameters</text:p>
          </table:table-cell>
        </table:table-row>
      </table:table>
      <text:p text:style-name="P361"/>
      <text:p text:style-name="P165"/>
      <text:p text:style-name="P166"/>
      <text:h text:style-name="Heading_20_4" text:outline-level="4">VME <text:span text:style-name="T98">I</text:span>nterrupt <text:span text:style-name="T98">Clear</text:span></text:h>
      <text:p text:style-name="P143">Prototype</text:p>
      <text:p text:style-name="P154"/>
      <text:p text:style-name="P255">#include &lt;altulib.h&gt;</text:p>
      <text:p text:style-name="P190"/>
      <text:p text:style-name="P255">int </text:p>
      <text:p text:style-name="P255">alt_vme_irq_<text:span text:style-name="T97">clear</text:span>( struct alt_ioctl_vme_irq *irq)</text:p>
      <text:p text:style-name="P213"><text:tab/></text:p>
      <text:p text:style-name="P178">Description</text:p>
      <text:p text:style-name="P223">The function <text:span text:style-name="T35">alt_vme_irq_</text:span><text:span text:style-name="T40">clear</text:span><text:span text:style-name="T35">()</text:span> takes as argument a pointer to a control structure previously allocated by <text:span text:style-name="T35">alt_vme_irq_alloc(). </text:span><text:span text:style-name="T23">The corresponding interrupt set is </text:span><text:span text:style-name="T30">de</text:span><text:span text:style-name="T23">activated </text:span><text:span text:style-name="T30">an</text:span><text:span text:style-name="T23"> </text:span><text:span text:style-name="T30">i</text:span><text:span text:style-name="T23">nterrupts sources are </text:span><text:span text:style-name="T30">dis</text:span><text:span text:style-name="T23">abled.</text:span></text:p>
      <text:p text:style-name="P223"><text:span text:style-name="T30">That function can only be called when the interrupt set has been armed.</text:span><text:span text:style-name="T23"> </text:span></text:p>
      <text:p text:style-name="P223"/>
      <text:p text:style-name="P241"/>
      <text:p text:style-name="P178">Parameters</text:p>
      <table:table table:name="Table32" table:style-name="Table32">
        <table:table-column table:style-name="Table32.A"/>
        <table:table-column table:style-name="Table32.B"/>
        <table:table-column table:style-name="Table32.C"/>
        <table:table-row>
          <table:table-cell table:style-name="Table32.A1" office:value-type="string">
            <text:p text:style-name="P123"/>
          </table:table-cell>
          <table:table-cell table:style-name="Table32.B1" office:value-type="string">
            <text:p text:style-name="P123">irq</text:p>
          </table:table-cell>
          <table:table-cell table:style-name="Table32.C1" office:value-type="string">
            <text:p text:style-name="P103">pointer to the allocated control structure</text:p>
          </table:table-cell>
        </table:table-row>
      </table:table>
      <text:p text:style-name="P200"/>
      <text:p text:style-name="P241"/>
      <text:p text:style-name="P178">Return</text:p>
      <table:table table:name="Table33" table:style-name="Table33">
        <table:table-column table:style-name="Table33.A"/>
        <table:table-column table:style-name="Table33.B"/>
        <table:table-column table:style-name="Table33.C"/>
        <table:table-row>
          <table:table-cell table:style-name="Table33.A1" office:value-type="string">
            <text:p text:style-name="P123"/>
          </table:table-cell>
          <table:table-cell table:style-name="Table33.B1" office:value-type="float" office:value="0">
            <text:p text:style-name="P123">0</text:p>
          </table:table-cell>
          <table:table-cell table:style-name="Table33.C2" office:value-type="string">
            <text:p text:style-name="P103">if OK</text:p>
          </table:table-cell>
        </table:table-row>
        <table:table-row>
          <table:table-cell table:style-name="Table33.A1" office:value-type="string">
            <text:p text:style-name="P123"/>
          </table:table-cell>
          <table:table-cell table:style-name="Table33.B2" office:value-type="string">
            <text:p text:style-name="P120">&lt; 0</text:p>
          </table:table-cell>
          <table:table-cell table:style-name="Table33.C2" office:value-type="string">
            <text:p text:style-name="P123">if data structure does not contain valid parameters <text:span text:style-name="T97">or interrupt set not armed</text:span></text:p>
          </table:table-cell>
        </table:table-row>
      </table:table>
      <text:p text:style-name="P362"><text:soft-page-break/></text:p>
      <text:p text:style-name="P166"/>
      <text:p text:style-name="P165"/>
      <text:h text:style-name="P389" text:outline-level="4">VME <text:span text:style-name="T98">I</text:span>nterrupt <text:span text:style-name="T98">W</text:span>ait</text:h>
      <text:p text:style-name="P142">Prototype</text:p>
      <text:p text:style-name="P153"/>
      <text:p text:style-name="P254">#include &lt;altulib.h&gt;</text:p>
      <text:p text:style-name="P189"/>
      <text:p text:style-name="P254">int </text:p>
      <text:p text:style-name="P254">alt_vme_irq_wait( struct alt_ioctl_vme_irq *irq, uint tmo, uint *vector)</text:p>
      <text:p text:style-name="P212"><text:tab/></text:p>
      <text:p text:style-name="P177">Description</text:p>
      <text:p text:style-name="P221">The function <text:span text:style-name="T35">alt_vme_irq_wait()</text:span> returns when an interrupt belonging to the set associated to <text:span text:style-name="T35">irq</text:span> has fired.</text:p>
      <text:p text:style-name="P221">If <text:span text:style-name="T35">tmo</text:span> is non 0, the function return after <text:span text:style-name="T35">tmo</text:span> msec if no interrupt sources has fired. In this case <text:span text:style-name="T35">vector</text:span> is loaded with 0xffffffff.</text:p>
      <text:p text:style-name="P223">If one of the 7 VME IRQ has fired, the VME IACK cycle is generated and the interrupt vector is loaded in the 32 bit integer pointed by vector.</text:p>
      <text:p text:style-name="P223"><text:span text:style-name="T30">That function can only be called when the interrupt set has been armed.</text:span><text:span text:style-name="T23"> </text:span></text:p>
      <text:p text:style-name="P221"/>
      <text:p text:style-name="P240"/>
      <text:p text:style-name="P177">Parameters</text:p>
      <table:table table:name="Table58" table:style-name="Table58">
        <table:table-column table:style-name="Table58.A"/>
        <table:table-column table:style-name="Table58.B"/>
        <table:table-column table:style-name="Table58.C"/>
        <table:table-row>
          <table:table-cell table:style-name="Table58.A1" office:value-type="string">
            <text:p text:style-name="P117"/>
          </table:table-cell>
          <table:table-cell table:style-name="Table58.B1" office:value-type="string">
            <text:p text:style-name="P117">irq</text:p>
          </table:table-cell>
          <table:table-cell table:style-name="Table58.C1" office:value-type="string">
            <text:p text:style-name="P101">pointer to the allocated control structure</text:p>
          </table:table-cell>
        </table:table-row>
        <table:table-row>
          <table:table-cell table:style-name="Table58.A1" office:value-type="string">
            <text:p text:style-name="P117"/>
          </table:table-cell>
          <table:table-cell table:style-name="Table58.B1" office:value-type="string">
            <text:p text:style-name="P117">tmo</text:p>
          </table:table-cell>
          <table:table-cell table:style-name="Table58.C1" office:value-type="string">
            <text:p text:style-name="P101">timeout in msec</text:p>
          </table:table-cell>
        </table:table-row>
        <table:table-row>
          <table:table-cell table:style-name="Table58.A1" office:value-type="string">
            <text:p text:style-name="P117"/>
          </table:table-cell>
          <table:table-cell table:style-name="Table58.B1" office:value-type="string">
            <text:p text:style-name="P117">vector</text:p>
          </table:table-cell>
          <table:table-cell table:style-name="Table58.C1" office:value-type="string">
            <text:p text:style-name="P101">pointer to a 32 bit integer to hold VME IVEC</text:p>
          </table:table-cell>
        </table:table-row>
      </table:table>
      <text:p text:style-name="P199"/>
      <text:p text:style-name="P240"/>
      <text:p text:style-name="P177">Return</text:p>
      <table:table table:name="Table59" table:style-name="Table59">
        <table:table-column table:style-name="Table59.A"/>
        <table:table-column table:style-name="Table59.B"/>
        <table:table-column table:style-name="Table59.C"/>
        <table:table-row>
          <table:table-cell table:style-name="Table59.A1" office:value-type="string">
            <text:p text:style-name="P117"/>
          </table:table-cell>
          <table:table-cell table:style-name="Table59.B1" office:value-type="float" office:value="0">
            <text:p text:style-name="P117">0</text:p>
          </table:table-cell>
          <table:table-cell table:style-name="Table59.C2" office:value-type="string">
            <text:p text:style-name="P101">if OK</text:p>
          </table:table-cell>
        </table:table-row>
        <table:table-row>
          <table:table-cell table:style-name="Table59.A1" office:value-type="string">
            <text:p text:style-name="P117"/>
          </table:table-cell>
          <table:table-cell table:style-name="Table59.B2" office:value-type="string">
            <text:p text:style-name="P120">&lt; 0</text:p>
          </table:table-cell>
          <table:table-cell table:style-name="Table59.C2" office:value-type="string">
            <text:p text:style-name="P117">if data structure does not contain valid parameters</text:p>
          </table:table-cell>
        </table:table-row>
      </table:table>
      <text:p text:style-name="P361"/>
      <text:p text:style-name="P165"/>
      <text:p text:style-name="P165"/>
      <text:h text:style-name="P389" text:outline-level="4">VME <text:span text:style-name="T98">I</text:span>nterrupt <text:span text:style-name="T98">A</text:span>rm<text:span text:style-name="T98">W</text:span>ait</text:h>
      <text:p text:style-name="P142">Prototype</text:p>
      <text:p text:style-name="P153"/>
      <text:p text:style-name="P254">#include &lt;altulib.h&gt;</text:p>
      <text:p text:style-name="P189"/>
      <text:p text:style-name="P254">int </text:p>
      <text:p text:style-name="P254">alt_vme_irq_armwait( struct alt_ioctl_vme_irq *irq, uint tmo, uint *vector)</text:p>
      <text:p text:style-name="P212"><text:soft-page-break/><text:tab/></text:p>
      <text:p text:style-name="P177">Description</text:p>
      <text:p text:style-name="P221">The function <text:span text:style-name="T35">alt_vme_irq_armwait()</text:span> takes as argument a pointer to a control structure previously allocated by <text:span text:style-name="T35">alt_vme_irq_allocate(). </text:span><text:span text:style-name="T23">The corresponding interrupt set is activated and interrupts sources are enabled. </text:span></text:p>
      <text:p text:style-name="P231">The function return when one of the interrupt belonging to the set has fired.</text:p>
      <text:p text:style-name="P221">If <text:span text:style-name="T35">tmo</text:span> is non 0, the function return after <text:span text:style-name="T35">tmo</text:span> msec if no interrupt sources has fired. In this case <text:span text:style-name="T35">vector</text:span> is loaded with 0xffffffff.</text:p>
      <text:p text:style-name="P221">If one of the 7 VME IRQ has fired, the VME IACK cycle is generated and the interrupt vector is loaded in the 32 bit integer pointed by vector.</text:p>
      <text:p text:style-name="P240"/>
      <text:p text:style-name="P177">Parameters</text:p>
      <table:table table:name="Table60" table:style-name="Table60">
        <table:table-column table:style-name="Table60.A"/>
        <table:table-column table:style-name="Table60.B"/>
        <table:table-column table:style-name="Table60.C"/>
        <table:table-row>
          <table:table-cell table:style-name="Table60.A1" office:value-type="string">
            <text:p text:style-name="P117"/>
          </table:table-cell>
          <table:table-cell table:style-name="Table60.B1" office:value-type="string">
            <text:p text:style-name="P117">irq</text:p>
          </table:table-cell>
          <table:table-cell table:style-name="Table60.C1" office:value-type="string">
            <text:p text:style-name="P101">pointer to the allocated control structure (fields shall not be directly modified by the application)</text:p>
          </table:table-cell>
        </table:table-row>
        <table:table-row>
          <table:table-cell table:style-name="Table60.A1" office:value-type="string">
            <text:p text:style-name="P117"/>
          </table:table-cell>
          <table:table-cell table:style-name="Table60.B1" office:value-type="string">
            <text:p text:style-name="P117">tmo</text:p>
          </table:table-cell>
          <table:table-cell table:style-name="Table60.C1" office:value-type="string">
            <text:p text:style-name="P101">timeout in msec</text:p>
          </table:table-cell>
        </table:table-row>
        <table:table-row>
          <table:table-cell table:style-name="Table60.A1" office:value-type="string">
            <text:p text:style-name="P117"/>
          </table:table-cell>
          <table:table-cell table:style-name="Table60.B1" office:value-type="string">
            <text:p text:style-name="P117">vector</text:p>
          </table:table-cell>
          <table:table-cell table:style-name="Table60.C1" office:value-type="string">
            <text:p text:style-name="P101">pointer to a 32 bit integer to hold VME IVEC</text:p>
          </table:table-cell>
        </table:table-row>
      </table:table>
      <text:p text:style-name="P199"/>
      <text:p text:style-name="P240"/>
      <text:p text:style-name="P177">Return</text:p>
      <table:table table:name="Table61" table:style-name="Table61">
        <table:table-column table:style-name="Table61.A"/>
        <table:table-column table:style-name="Table61.B"/>
        <table:table-column table:style-name="Table61.C"/>
        <table:table-row>
          <table:table-cell table:style-name="Table61.A1" office:value-type="string">
            <text:p text:style-name="P117"/>
          </table:table-cell>
          <table:table-cell table:style-name="Table61.B1" office:value-type="float" office:value="0">
            <text:p text:style-name="P117">0</text:p>
          </table:table-cell>
          <table:table-cell table:style-name="Table61.C2" office:value-type="string">
            <text:p text:style-name="P101">if OK</text:p>
          </table:table-cell>
        </table:table-row>
        <table:table-row>
          <table:table-cell table:style-name="Table61.A1" office:value-type="string">
            <text:p text:style-name="P117"/>
          </table:table-cell>
          <table:table-cell table:style-name="Table61.B2" office:value-type="string">
            <text:p text:style-name="P125">&lt; 0</text:p>
          </table:table-cell>
          <table:table-cell table:style-name="Table61.C2" office:value-type="string">
            <text:p text:style-name="P117">if data structure does not contain valid parameters</text:p>
          </table:table-cell>
        </table:table-row>
      </table:table>
      <text:p text:style-name="P361"/>
      <text:h text:style-name="P390" text:outline-level="4">Rese<text:span text:style-name="T112">t</text:span>ting VME Interrupt <text:span text:style-name="T112">M</text:span>echanism</text:h>
      <text:p text:style-name="P144">Prototype</text:p>
      <text:p text:style-name="P155"/>
      <text:p text:style-name="P256">#include &lt;altulib.h&gt;</text:p>
      <text:p text:style-name="P191"/>
      <text:p text:style-name="P256">int </text:p>
      <text:p text:style-name="P256">alt_vme_irq_<text:span text:style-name="T99">reset</text:span>( )</text:p>
      <text:p text:style-name="P214"><text:tab/></text:p>
      <text:p text:style-name="P179">Description</text:p>
      <text:p text:style-name="P224">The function <text:span text:style-name="T35">alt_vme_irq_</text:span><text:span text:style-name="T41">reset</text:span><text:span text:style-name="T35">()</text:span> takes <text:span text:style-name="T99">no</text:span> argument, <text:span text:style-name="T99">clears all allocated interrupt sets and frees them.</text:span></text:p>
      <text:p text:style-name="P233">All active interrupt handlers are wakeup before being released.</text:p>
      <text:p text:style-name="P225"><text:span text:style-name="T31">This call shall only be used in last resort to reset an out of control situation.</text:span><text:span text:style-name="T23"> </text:span></text:p>
      <text:p text:style-name="P224"/>
      <text:p text:style-name="P242"/>
      <text:p text:style-name="P179">Parameters</text:p>
      <table:table table:name="Table34" table:style-name="Table34">
        <table:table-column table:style-name="Table34.A"/>
        <table:table-column table:style-name="Table34.B"/>
        <table:table-column table:style-name="Table34.C"/>
        <table:table-row>
          <table:table-cell table:style-name="Table34.A1" office:value-type="string">
            <text:p text:style-name="P126"/>
          </table:table-cell>
          <table:table-cell table:style-name="Table34.B1" office:value-type="string">
            <text:p text:style-name="P127">none</text:p>
          </table:table-cell>
          <table:table-cell table:style-name="Table34.C1" office:value-type="string">
            <text:p text:style-name="P104"/>
          </table:table-cell>
        </table:table-row>
      </table:table>
      <text:p text:style-name="P201"/>
      <text:p text:style-name="P242"/>
      <text:p text:style-name="P179">Return</text:p>
      <table:table table:name="Table35" table:style-name="Table35">
        <table:table-column table:style-name="Table35.A"/>
        <table:table-column table:style-name="Table35.B"/>
        <table:table-column table:style-name="Table35.C"/>
        <table:table-row>
          <table:table-cell table:style-name="Table35.A1" office:value-type="string">
            <text:p text:style-name="P126"/>
          </table:table-cell>
          <table:table-cell table:style-name="Table35.B1" office:value-type="float" office:value="0">
            <text:p text:style-name="P126">0</text:p>
          </table:table-cell>
          <table:table-cell table:style-name="Table35.C2" office:value-type="string">
            <text:p text:style-name="P104">if OK</text:p>
          </table:table-cell>
        </table:table-row>
        <table:table-row>
          <table:table-cell table:style-name="Table35.A1" office:value-type="string">
            <text:p text:style-name="P126"/>
          </table:table-cell>
          <table:table-cell table:style-name="Table35.B2" office:value-type="string">
            <text:p text:style-name="P122">&lt; 0</text:p>
          </table:table-cell>
          <table:table-cell table:style-name="Table35.C2" office:value-type="string">
            <text:p text:style-name="P126">if <text:span text:style-name="T99">operation not permitted</text:span></text:p>
          </table:table-cell>
        </table:table-row>
      </table:table>
      <text:p text:style-name="P363"/>
      <text:p text:style-name="P288"/>
      <text:p text:style-name="P287"/>
      <text:h text:style-name="Heading_20_2" text:outline-level="2"><text:soft-page-break/>Kernel Buffers</text:h>
      <text:p text:style-name="P170">Buffer suitable for DMA access shall be allocated using special kernel function to make sure they are locked in memory and visible from the PCI Express. This operation is done by the device driver using the ALT_IOCTL_BUF_ALLOC ioctl() command.</text:p>
      <text:p text:style-name="P170">Once a buffer has been allocated, its kernel address can be used to map it in user's space using the /dev/kmem device. That operation can only be done in superuser mode.</text:p>
      <text:h text:style-name="P397" text:outline-level="3">Allocating a <text:span text:style-name="T115">B</text:span>uffer in <text:span text:style-name="T115">S</text:span>ystem <text:span text:style-name="T115">M</text:span>emory <text:span text:style-name="T115">S</text:span>uitable for DMA</text:h>
      <text:p text:style-name="P149">Prototype</text:p>
      <text:p text:style-name="P160"/>
      <text:p text:style-name="P262">#include &lt;altulib.h&gt;</text:p>
      <text:p text:style-name="P262">#include &lt;altioctl.h&gt;</text:p>
      <text:p text:style-name="P262"/>
      <text:p text:style-name="P262">void *</text:p>
      <text:p text:style-name="P267">alt_<text:span text:style-name="T113">k</text:span>buf_alloc( struct alt_ioctl_<text:span text:style-name="T113">k</text:span>buf_<text:span text:style-name="T113">req</text:span> *buf_p)</text:p>
      <text:p text:style-name="P247"><text:tab/></text:p>
      <text:p text:style-name="P184">Description</text:p>
      <text:p text:style-name="P247"><text:span text:style-name="T3">That function updates the </text:span><text:span text:style-name="T12">alt_ioctl_</text:span><text:span text:style-name="T15">k</text:span><text:span text:style-name="T12">buf_</text:span><text:span text:style-name="T15">req</text:span><text:span text:style-name="T3"> data structure with the parameters of the buffer allocated by the kernel in system memory. </text:span><text:span text:style-name="T7">This call is operatin</text:span><text:span text:style-name="T8">g</text:span><text:span text:style-name="T7"> system dependant.</text:span></text:p>
      <text:p text:style-name="P247"/>
      <text:p text:style-name="P184">Parameters</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134"/>
          </table:table-cell>
          <table:table-cell table:style-name="Table45.B1" office:value-type="string">
            <text:p text:style-name="P78">buf_p</text:p>
          </table:table-cell>
          <table:table-cell table:style-name="Table45.C1" table:number-columns-spanned="2" office:value-type="string">
            <text:p text:style-name="P134">pointer to a <text:s/><text:span text:style-name="T35">alt_ioctl_</text:span><text:span text:style-name="T42">k</text:span><text:span text:style-name="T35">buf_</text:span><text:span text:style-name="T42">req</text:span><text:span text:style-name="T35"> </text:span><text:span text:style-name="T23">data structure.</text:span></text:p>
          </table:table-cell>
          <table:covered-table-cell/>
        </table:table-row>
        <table:table-row>
          <table:table-cell table:style-name="Table45.A1" office:value-type="string">
            <text:p text:style-name="P48"/>
          </table:table-cell>
          <table:table-cell table:style-name="Table45.B1" office:value-type="string">
            <text:p text:style-name="P48"/>
          </table:table-cell>
          <table:table-cell table:style-name="Table45.B1" office:value-type="string">
            <text:p text:style-name="P78">buf_p-&gt;size</text:p>
          </table:table-cell>
          <table:table-cell table:style-name="Table45.C1" office:value-type="string">
            <text:p text:style-name="P90">Size of the buffer to be allocated</text:p>
          </table:table-cell>
        </table:table-row>
      </table:table>
      <text:p text:style-name="P247"/>
      <text:p text:style-name="P247"/>
      <text:p text:style-name="P184">Return</text:p>
      <text:p text:style-name="P206"/>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34"/>
          </table:table-cell>
          <table:table-cell table:style-name="Table46.B1" office:value-type="string">
            <text:p text:style-name="P79">0</text:p>
          </table:table-cell>
          <table:table-cell table:style-name="Table46.C1" table:number-columns-spanned="2" office:value-type="string">
            <text:p text:style-name="P134"><text:span text:style-name="T35">alt_ioctl_</text:span><text:span text:style-name="T42">k</text:span><text:span text:style-name="T35">buf_</text:span><text:span text:style-name="T42">req</text:span><text:span text:style-name="T35"> </text:span><text:span text:style-name="T23">data structure </text:span><text:span text:style-name="T33">updated with the <text:s/></text:span><text:span text:style-name="T18">parameters of the buffer allocated</text:span></text:p>
          </table:table-cell>
          <table:covered-table-cell/>
        </table:table-row>
        <table:table-row>
          <table:table-cell table:style-name="Table46.A1" office:value-type="string">
            <text:p text:style-name="P48"/>
          </table:table-cell>
          <table:table-cell table:style-name="Table46.B1" office:value-type="string">
            <text:p text:style-name="P48"/>
          </table:table-cell>
          <table:table-cell table:style-name="Table46.B1" office:value-type="string">
            <text:p text:style-name="P78">buf_p-&gt;k_<text:span text:style-name="T113">base</text:span></text:p>
          </table:table-cell>
          <table:table-cell table:style-name="Table46.C1" office:value-type="string">
            <text:p text:style-name="P90">Buffer kernel <text:span text:style-name="T113">base </text:span>address (suitable for subsequent call to mmap() function using /dev/kmem device)</text:p>
          </table:table-cell>
        </table:table-row>
        <table:table-row>
          <table:table-cell table:style-name="Table46.A1" office:value-type="string">
            <text:p text:style-name="P48"/>
          </table:table-cell>
          <table:table-cell table:style-name="Table46.B1" office:value-type="string">
            <text:p text:style-name="P48"/>
          </table:table-cell>
          <table:table-cell table:style-name="Table46.B1" office:value-type="string">
            <text:p text:style-name="P94">buf_p-&gt;b_<text:span text:style-name="T113">base</text:span></text:p>
          </table:table-cell>
          <table:table-cell table:style-name="Table46.C1" office:value-type="string">
            <text:p text:style-name="P90">Buffer bus <text:span text:style-name="T113">base </text:span>address (suitable for DMA parameters)</text:p>
          </table:table-cell>
        </table:table-row>
        <table:table-row>
          <table:table-cell table:style-name="Table46.A1" office:value-type="string">
            <text:p text:style-name="P48"/>
          </table:table-cell>
          <table:table-cell table:style-name="Table46.B1" office:value-type="string">
            <text:p text:style-name="P62">NULL</text:p>
          </table:table-cell>
          <table:table-cell table:style-name="Table46.C1" table:number-columns-spanned="2" office:value-type="string">
            <text:p text:style-name="P86">Buffer was not allocated</text:p>
          </table:table-cell>
          <table:covered-table-cell/>
        </table:table-row>
      </table:table>
      <text:p text:style-name="P368"/>
      <text:p text:style-name="P170"/>
      <text:h text:style-name="P397" text:outline-level="3">Freeing an <text:span text:style-name="T115">A</text:span>llocated <text:span text:style-name="T115">B</text:span>uffer</text:h>
      <text:p text:style-name="P170"/>
      <text:p text:style-name="P149">Prototype</text:p>
      <text:p text:style-name="P160"/>
      <text:p text:style-name="P262">#include &lt;altulib.h&gt;</text:p>
      <text:p text:style-name="P262">#include &lt;altioctl.h&gt;</text:p>
      <text:p text:style-name="P262"><text:soft-page-break/></text:p>
      <text:p text:style-name="P262">int</text:p>
      <text:p text:style-name="P267">alt_<text:span text:style-name="T113">k</text:span>buf_free( struct alt_ioctl_<text:span text:style-name="T113">k</text:span>buf_<text:span text:style-name="T113">req</text:span> *buf_p)</text:p>
      <text:p text:style-name="P247"><text:tab/></text:p>
      <text:p text:style-name="P184">Description</text:p>
      <text:p text:style-name="P247"><text:span text:style-name="T3">That function free a buffer previously allocated by a call to </text:span><text:span text:style-name="T12">alt_</text:span><text:span text:style-name="T15">k</text:span><text:span text:style-name="T12">buf_alloc()</text:span><text:span text:style-name="T3">. </text:span><text:span text:style-name="T7">This call is operation system dependant.</text:span></text:p>
      <text:p text:style-name="P247"/>
      <text:p text:style-name="P184">Parameters</text:p>
      <text:p text:style-name="P206"/>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134"/>
          </table:table-cell>
          <table:table-cell table:style-name="Table47.B1" office:value-type="string">
            <text:p text:style-name="P78">buf_p</text:p>
          </table:table-cell>
          <table:table-cell table:style-name="Table47.C1" table:number-columns-spanned="2" office:value-type="string">
            <text:p text:style-name="P134">pointer to a <text:s/><text:span text:style-name="T35">alt_ioctl_buf </text:span><text:span text:style-name="T23">data structure initialized with the buffer parameters.</text:span></text:p>
          </table:table-cell>
          <table:covered-table-cell/>
        </table:table-row>
        <table:table-row>
          <table:table-cell table:style-name="Table47.A1" office:value-type="string">
            <text:p text:style-name="P48"/>
          </table:table-cell>
          <table:table-cell table:style-name="Table47.B1" office:value-type="string">
            <text:p text:style-name="P48"/>
          </table:table-cell>
          <table:table-cell table:style-name="Table47.B1" office:value-type="string">
            <text:p text:style-name="P78">buf_p-&gt;k_<text:span text:style-name="T114">base</text:span></text:p>
          </table:table-cell>
          <table:table-cell table:style-name="Table47.C1" office:value-type="string">
            <text:p text:style-name="P90">Kernel <text:span text:style-name="T114">base </text:span>address (as returned by <text:span text:style-name="T35">alt_buf_alloc()</text:span>) of <text:s/>the buffer to be freed</text:p>
          </table:table-cell>
        </table:table-row>
        <table:table-row>
          <table:table-cell table:style-name="Table47.A1" office:value-type="string">
            <text:p text:style-name="P48"/>
          </table:table-cell>
          <table:table-cell table:style-name="Table47.B1" office:value-type="string">
            <text:p text:style-name="P48"/>
          </table:table-cell>
          <table:table-cell table:style-name="Table47.B1" office:value-type="string">
            <text:p text:style-name="P94">buf_p-&gt;b_<text:span text:style-name="T114">base</text:span></text:p>
          </table:table-cell>
          <table:table-cell table:style-name="Table47.C1" office:value-type="string">
            <text:p text:style-name="P90"><text:span text:style-name="T114">B</text:span>us <text:span text:style-name="T114">base </text:span>address (as returned by <text:span text:style-name="T35">alt_buf_alloc()</text:span>) of <text:s/>the buffer to be freed</text:p>
          </table:table-cell>
        </table:table-row>
        <table:table-row>
          <table:table-cell table:style-name="Table47.A1" office:value-type="string">
            <text:p text:style-name="P48"/>
          </table:table-cell>
          <table:table-cell table:style-name="Table47.B1" office:value-type="string">
            <text:p text:style-name="P48"/>
          </table:table-cell>
          <table:table-cell table:style-name="Table47.B1" office:value-type="string">
            <text:p text:style-name="P94">buf_p-&gt;size</text:p>
          </table:table-cell>
          <table:table-cell table:style-name="Table47.C1" office:value-type="string">
            <text:p text:style-name="P90">Size (as returned by <text:span text:style-name="T35">alt_buf_alloc()</text:span>) of <text:s/>the buffer to be freed</text:p>
          </table:table-cell>
        </table:table-row>
      </table:table>
      <text:p text:style-name="P247"/>
      <text:p text:style-name="P247"/>
      <text:p text:style-name="P184">Return</text:p>
      <table:table table:name="Table48" table:style-name="Table48">
        <table:table-column table:style-name="Table48.A"/>
        <table:table-column table:style-name="Table48.B"/>
        <table:table-column table:style-name="Table48.C"/>
        <table:table-row>
          <table:table-cell table:style-name="Table48.A1" office:value-type="string">
            <text:p text:style-name="P134"/>
          </table:table-cell>
          <table:table-cell table:style-name="Table48.B1" office:value-type="float" office:value="0">
            <text:p text:style-name="P72">0</text:p>
          </table:table-cell>
          <table:table-cell table:style-name="Table48.C2" office:value-type="string">
            <text:p text:style-name="P134">Buffer successfully freed</text:p>
          </table:table-cell>
        </table:table-row>
        <table:table-row>
          <table:table-cell table:style-name="Table48.A1" office:value-type="string">
            <text:p text:style-name="P48"/>
          </table:table-cell>
          <table:table-cell table:style-name="Table48.B2" office:value-type="string">
            <text:p text:style-name="P60">&lt; 0</text:p>
          </table:table-cell>
          <table:table-cell table:style-name="Table48.C2" office:value-type="string">
            <text:p text:style-name="P86">Invalid buffer parameters</text:p>
          </table:table-cell>
        </table:table-row>
      </table:table>
      <text:p text:style-name="P368"/>
      <text:p text:style-name="P170"/>
      <text:h text:style-name="P398" text:outline-level="3">Reading from a Kernel Buffer</text:h>
      <text:p text:style-name="P150">Prototype</text:p>
      <text:p text:style-name="P161"/>
      <text:p text:style-name="P161"/>
      <text:p text:style-name="P271">#include &lt;altulib.h&gt;</text:p>
      <text:p text:style-name="P263">#include &lt;altioctl.h&gt;</text:p>
      <text:p text:style-name="P263"/>
      <text:p text:style-name="P263">int</text:p>
      <text:p text:style-name="P263">alt_<text:span text:style-name="T116">kbuf</text:span>_<text:span text:style-name="T116">read</text:span>( <text:span text:style-name="T116">void</text:span>_*<text:span text:style-name="T116">k_</text:span>addr,</text:p>
      <text:p text:style-name="P263"><text:s text:c="15"/>char *buf,</text:p>
      <text:p text:style-name="P263"><text:s text:c="15"/><text:span text:style-name="T116">u</text:span>int <text:span text:style-name="T116">size)</text:span></text:p>
      <text:p text:style-name="P248"><text:tab/></text:p>
      <text:p text:style-name="P185">Description</text:p>
      <text:p text:style-name="P229">That function allows to move data from a <text:span text:style-name="T116">kernel buffer suitable for DMA access to </text:span>a buffer allocated in the application space. </text:p>
      <text:p text:style-name="P248"/>
      <text:p text:style-name="P185">Parameters</text:p>
      <text:p text:style-name="P207"/>
      <table:table table:name="Table49" table:style-name="Table49">
        <table:table-column table:style-name="Table49.A"/>
        <table:table-column table:style-name="Table49.B"/>
        <table:table-column table:style-name="Table49.C"/>
        <table:table-row>
          <table:table-cell table:style-name="Table49.A1" office:value-type="string">
            <text:p text:style-name="P135"/>
          </table:table-cell>
          <table:table-cell table:style-name="Table49.B1" office:value-type="string">
            <text:p text:style-name="P80"><text:span text:style-name="T116">k</text:span>_addr</text:p>
          </table:table-cell>
          <table:table-cell table:style-name="Table49.C1" office:value-type="string">
            <text:p text:style-name="P110"><text:span text:style-name="T116">Kernel buffer </text:span>address </text:p>
          </table:table-cell>
        </table:table-row>
        <table:table-row>
          <table:table-cell table:style-name="Table49.A1" office:value-type="string">
            <text:p text:style-name="P135"/>
          </table:table-cell>
          <table:table-cell table:style-name="Table49.B1" office:value-type="string">
            <text:p text:style-name="P80">buf</text:p>
          </table:table-cell>
          <table:table-cell table:style-name="Table49.C1" office:value-type="string">
            <text:p text:style-name="P135"><text:span text:style-name="T117">Pointer to the u</text:span>ser buffer</text:p>
          </table:table-cell>
        </table:table-row>
        <table:table-row>
          <table:table-cell table:style-name="Table49.A1" office:value-type="string">
            <text:p text:style-name="P135"/>
          </table:table-cell>
          <table:table-cell table:style-name="Table49.B1" office:value-type="string">
            <text:p text:style-name="P80"><text:span text:style-name="T116">size</text:span> </text:p>
          </table:table-cell>
          <table:table-cell table:style-name="Table49.C1" office:value-type="string">
            <text:p text:style-name="P136">Number of bytes to read</text:p>
          </table:table-cell>
        </table:table-row>
      </table:table>
      <text:p text:style-name="P248"><text:soft-page-break/></text:p>
      <text:p text:style-name="P248"/>
      <text:p text:style-name="P185">Return</text:p>
      <table:table table:name="Table50" table:style-name="Table50">
        <table:table-column table:style-name="Table50.A"/>
        <table:table-column table:style-name="Table50.B"/>
        <table:table-column table:style-name="Table50.C"/>
        <table:table-row>
          <table:table-cell table:style-name="Table50.A1" office:value-type="string">
            <text:p text:style-name="P135"/>
          </table:table-cell>
          <table:table-cell table:style-name="Table50.B1" office:value-type="float" office:value="0">
            <text:p text:style-name="P73">0</text:p>
          </table:table-cell>
          <table:table-cell table:style-name="Table50.C2" office:value-type="string">
            <text:p text:style-name="P135">Data transfer successful</text:p>
          </table:table-cell>
        </table:table-row>
        <table:table-row>
          <table:table-cell table:style-name="Table50.A1" office:value-type="string">
            <text:p text:style-name="P49"/>
          </table:table-cell>
          <table:table-cell table:style-name="Table50.B2" office:value-type="string">
            <text:p text:style-name="P56">&lt; 0</text:p>
          </table:table-cell>
          <table:table-cell table:style-name="Table50.C2" office:value-type="string">
            <text:p text:style-name="P87">See ioctl() error codes</text:p>
          </table:table-cell>
        </table:table-row>
      </table:table>
      <text:p text:style-name="P369"/>
      <text:p text:style-name="P290"/>
      <text:p text:style-name="P171"/>
      <text:h text:style-name="P398" text:outline-level="3">Writing to a Kernel Buffer</text:h>
      <text:p text:style-name="P150">Prototype</text:p>
      <text:p text:style-name="P161"/>
      <text:p text:style-name="P161"/>
      <text:p text:style-name="P271">#include &lt;altulib.h&gt;</text:p>
      <text:p text:style-name="P263">#include &lt;altioctl.h&gt;</text:p>
      <text:p text:style-name="P263"/>
      <text:p text:style-name="P263">int</text:p>
      <text:p text:style-name="P263">alt_<text:span text:style-name="T116">kbuf</text:span>_write( <text:span text:style-name="T116">void</text:span>_*<text:span text:style-name="T116">k_</text:span>addr,</text:p>
      <text:p text:style-name="P263"><text:s text:c="16"/>char *buf,</text:p>
      <text:p text:style-name="P263"><text:s text:c="16"/><text:span text:style-name="T116">u</text:span>int <text:span text:style-name="T116">size)</text:span></text:p>
      <text:p text:style-name="P263"/>
      <text:p text:style-name="P195"/>
      <text:p text:style-name="P248"><text:tab/></text:p>
      <text:p text:style-name="P185">Description</text:p>
      <text:p text:style-name="P229">That function allows to move data from a buffer allocated in the application space to a <text:span text:style-name="T116">kernel buffer suitable for DMA access</text:span>. </text:p>
      <text:p text:style-name="P248"/>
      <text:p text:style-name="P185">Parameters</text:p>
      <text:p text:style-name="P207"/>
      <table:table table:name="Table51" table:style-name="Table51">
        <table:table-column table:style-name="Table51.A"/>
        <table:table-column table:style-name="Table51.B"/>
        <table:table-column table:style-name="Table51.C"/>
        <table:table-row>
          <table:table-cell table:style-name="Table51.A1" office:value-type="string">
            <text:p text:style-name="P135"/>
          </table:table-cell>
          <table:table-cell table:style-name="Table51.B1" office:value-type="string">
            <text:p text:style-name="P80"><text:span text:style-name="T116">k</text:span>_addr</text:p>
          </table:table-cell>
          <table:table-cell table:style-name="Table51.C1" office:value-type="string">
            <text:p text:style-name="P110"><text:span text:style-name="T116">Kernel buffer </text:span>address</text:p>
          </table:table-cell>
        </table:table-row>
        <table:table-row>
          <table:table-cell table:style-name="Table51.A1" office:value-type="string">
            <text:p text:style-name="P135"/>
          </table:table-cell>
          <table:table-cell table:style-name="Table51.B1" office:value-type="string">
            <text:p text:style-name="P80">buf</text:p>
          </table:table-cell>
          <table:table-cell table:style-name="Table51.C1" office:value-type="string">
            <text:p text:style-name="P137"><text:span text:style-name="T117">Pointer to the u</text:span>ser buffer</text:p>
          </table:table-cell>
        </table:table-row>
        <table:table-row>
          <table:table-cell table:style-name="Table51.A1" office:value-type="string">
            <text:p text:style-name="P135"/>
          </table:table-cell>
          <table:table-cell table:style-name="Table51.B1" office:value-type="string">
            <text:p text:style-name="P80"><text:span text:style-name="T116">size</text:span> </text:p>
          </table:table-cell>
          <table:table-cell table:style-name="Table51.C1" office:value-type="string">
            <text:p text:style-name="P136">Number of bytes to be written</text:p>
          </table:table-cell>
        </table:table-row>
      </table:table>
      <text:p text:style-name="P248"/>
      <text:p text:style-name="P248"/>
      <text:p text:style-name="P185">Return</text:p>
      <table:table table:name="Table62" table:style-name="Table62">
        <table:table-column table:style-name="Table62.A"/>
        <table:table-column table:style-name="Table62.B"/>
        <table:table-column table:style-name="Table62.C"/>
        <table:table-row>
          <table:table-cell table:style-name="Table62.A1" office:value-type="string">
            <text:p text:style-name="P135"/>
          </table:table-cell>
          <table:table-cell table:style-name="Table62.B1" office:value-type="float" office:value="0">
            <text:p text:style-name="P73">0</text:p>
          </table:table-cell>
          <table:table-cell table:style-name="Table62.C2" office:value-type="string">
            <text:p text:style-name="P135">Data transfer successful</text:p>
          </table:table-cell>
        </table:table-row>
        <table:table-row>
          <table:table-cell table:style-name="Table62.A1" office:value-type="string">
            <text:p text:style-name="P49"/>
          </table:table-cell>
          <table:table-cell table:style-name="Table62.B2" office:value-type="string">
            <text:p text:style-name="P56">&lt; 0</text:p>
          </table:table-cell>
          <table:table-cell table:style-name="Table62.C2" office:value-type="string">
            <text:p text:style-name="P87">See ioctl() error codes</text:p>
          </table:table-cell>
        </table:table-row>
      </table:table>
      <text:p text:style-name="P369"/>
      <text:p text:style-name="P290"/>
      <text:h text:style-name="Heading_20_2" text:outline-level="2"><text:soft-page-break/>DMA Transfer</text:h>
      <text:h text:style-name="Heading_20_3" text:outline-level="3">Performing a DMA <text:span text:style-name="T104">T</text:span>ransfer</text:h>
      <text:p text:style-name="P145">Prototype</text:p>
      <text:p text:style-name="P156"/>
      <text:p text:style-name="P257">#include &lt;altulib.h&gt;</text:p>
      <text:p text:style-name="P257">#include &lt;altioctl.h&gt;</text:p>
      <text:p text:style-name="P257"/>
      <text:p text:style-name="P257">int</text:p>
      <text:p text:style-name="P266">alt_dma_move( struct alt_ioctl_dma_req *req_p)</text:p>
      <text:p text:style-name="P243"><text:tab/></text:p>
      <text:p text:style-name="P180">Description</text:p>
      <text:p text:style-name="P237"><text:span text:style-name="T3">This is the generic function to </text:span><text:span text:style-name="T11">perform DMA transfers. Transfer parameters shall be loaded in the </text:span><text:span text:style-name="T12">alt_ioctl_dma_req</text:span><text:span text:style-name="T11"> data structure</text:span><text:span text:style-name="T3">.</text:span></text:p>
      <text:p text:style-name="P234">Data transfer is performed between two different spaces. <text:span text:style-name="T110">The</text:span> address parameters are address offset within the specified space.</text:p>
      <text:p text:style-name="P234">When performing data transfer on buses such VME or PCIe, blocks are divided in packets whose size depend on the characteristics of the bus or the target device. The maximum packet size to be used by the DMA engine shall be defined in the size parameters. By default it is 128 bytes</text:p>
      <text:p text:style-name="P243"/>
      <text:p text:style-name="P180">Parameters</text:p>
      <text:p text:style-name="P202"/>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128"/>
          </table:table-cell>
          <table:table-cell table:style-name="Table41.B1" office:value-type="string">
            <text:p text:style-name="P76">req_p</text:p>
          </table:table-cell>
          <table:table-cell table:style-name="Table41.C1" table:number-columns-spanned="2" office:value-type="string">
            <text:p text:style-name="P128">pointer to a <text:s/><text:span text:style-name="T35">alt_ioctl_dma_req </text:span><text:span text:style-name="T23">data structure initialized with the transfer parameters.</text:span></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76">req_p-&gt;<text:span text:style-name="T105">des</text:span>_addr</text:p>
          </table:table-cell>
          <table:table-cell table:style-name="Table41.C1" office:value-type="string">
            <text:p text:style-name="P89">DMA transfer destination address</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des_space</text:p>
          </table:table-cell>
          <table:table-cell table:style-name="Table41.C1" office:value-type="string">
            <text:p text:style-name="P89">DMA transfer destination spac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1">DMA_SPACE_PCIE → PCI Express</text:p>
            <text:p text:style-name="P341">DMA_SPACE_VME <text:s/>→ VME bus</text:p>
            <text:p text:style-name="P341">DMA_SPACE_SHM <text:s/>→ shared memory</text:p>
            <text:p text:style-name="P341">DMA_SPACE_<text:span text:style-name="T108">USR</text:span> <text:s/>→ <text:span text:style-name="T108">USR space</text:span></text:p>
            <text:p text:style-name="P341">DMA_SPACE_WS <text:s text:c="2"/>→ 16 bit byte swapping (OR with DMA_SPACE_XXX)</text:p>
            <text:p text:style-name="P341">DMA_SPACE_DS <text:s text:c="2"/>→ 32 bit byte swapping (OR with DMA_SPACE_XXX)</text:p>
            <text:p text:style-name="P341">DMA_SPACE_QS <text:s text:c="2"/>→ 64 bit byte swapping (OR with DMA_SPACE_XXX)</text:p>
            <text:p text:style-name="P341">DMA_VME_A16 <text:s text:c="3"/>→ VME A32 single transfer</text:p>
            <text:p text:style-name="P341">DMA_VME_A24 <text:s text:c="3"/>→ VME A32 single transfer</text:p>
            <text:p text:style-name="P341">DMA_VME_A32 <text:s text:c="3"/>→ VME A32 single transfer</text:p>
            <text:p text:style-name="P341">DMA_VME_BLT <text:s text:c="3"/>→ VME block transfer</text:p>
            <text:p text:style-name="P341">DMA_VME_MBLT <text:s text:c="2"/>→ VME MBLT</text:p>
            <text:p text:style-name="P341">DMA_VME_2eVME <text:s/>→ VME 2eVME</text:p>
            <text:p text:style-name="P341">DMA_VME_2eFAST → VME 2eVME fast</text:p>
            <text:p text:style-name="P341">DMA_VME_2e160 <text:s/>→ VME 2eSST 160 MBytes/sec</text:p>
            <text:p text:style-name="P341">DMA_VME_2e233 <text:s/>→ VME 2eSST 233 MBytes/sec</text:p>
            <text:p text:style-name="P341">DMA_VME_2e320 <text:s/>→ VME 2eSST 320 MBytes/sec</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des_mode</text:p>
          </table:table-cell>
          <table:table-cell table:style-name="Table41.C1" office:value-type="string">
            <text:p text:style-name="P89">DMA transfer destination mod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1">DMA_PCIE_TC0 → PCI Express Traffic Class 0</text:p>
            <text:p text:style-name="P341">DMA_PCIE_TC1 → PCI Express Traffic Class 1</text:p>
            <text:p text:style-name="P341">DMA_PCIE_TC2 → PCI Express Traffic Class 2</text:p>
            <text:p text:style-name="P341">DMA_PCIE_TC3 → PCI Express Traffic Class 3</text:p>
            <text:p text:style-name="P341"><text:soft-page-break/>DMA_PCIE_TC4 → PCI Express Traffic Class 4</text:p>
            <text:p text:style-name="P341">DMA_PCIE_TC5 → PCI Express Traffic Class 5</text:p>
            <text:p text:style-name="P341">DMA_PCIE_TC6 → PCI Express Traffic Class 6</text:p>
            <text:p text:style-name="P341">DMA_PCIE_TC7 → PCI Express Traffic Class 7</text:p>
            <text:p text:style-name="P341">DMA_PCIE_RR1 → PCI Express 1 outstanding request</text:p>
            <text:p text:style-name="P341">DMA_PCIE_RR2 → PCI Express 2 outstanding request</text:p>
            <text:p text:style-name="P341">DMA_PCIE_RR3 → PCI Express 3 outstanding request</text:p>
            <text:p text:style-name="P341">DMA_VME_SWAP → big/little endian byte swapping</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src_addr</text:p>
          </table:table-cell>
          <table:table-cell table:style-name="Table41.C1" office:value-type="string">
            <text:p text:style-name="P89">DMA transfer source address</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src_space</text:p>
          </table:table-cell>
          <table:table-cell table:style-name="Table41.C1" office:value-type="string">
            <text:p text:style-name="P89">DMA transfer source spac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src_mode</text:p>
          </table:table-cell>
          <table:table-cell table:style-name="Table41.C1" office:value-type="string">
            <text:p text:style-name="P89">DMA transfer source mod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size</text:p>
          </table:table-cell>
          <table:table-cell table:style-name="Table41.C1" office:value-type="string">
            <text:p text:style-name="P89">Bits 23:0 encode the DMA transfer size (in bytes). Bits 31:30 encode the max packet size used by the DMA engin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2">DMA_SIZE_PKT_128 <text:s text:c="2"/>→ maximum DMA packet size 128 Bytes</text:p>
            <text:p text:style-name="P342">DMA_SIZE_PKT_256 <text:s text:c="2"/>→ maximum DMA packet size 256 Bytes</text:p>
            <text:p text:style-name="P342">DMA_SIZE_PKT_512 <text:s text:c="2"/>→ maximum DMA packet size 512 Bytes</text:p>
            <text:p text:style-name="P342"><text:span text:style-name="T23">DMA_SIZE_PKT_1k <text:s text:c="3"/>→ maximum DMA packet size 1 KBytes</text:span> </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start_mode</text:p>
          </table:table-cell>
          <table:table-cell table:style-name="Table41.C1" office:value-type="string">
            <text:p text:style-name="P89">DMA starting mod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3">DMA_START_CHAN<text:span text:style-name="T106">(chan)</text:span> → use DMA channel <text:span text:style-name="T106">chan (0 or 1)</text:span></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intr_mode</text:p>
          </table:table-cell>
          <table:table-cell table:style-name="Table41.C1" office:value-type="string">
            <text:p text:style-name="P89">Interrupt mod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3">DMA_INTR_ENA <text:s text:c="3"/>→ enable interrupt</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wait_mode</text:p>
          </table:table-cell>
          <table:table-cell table:style-name="Table41.C1" office:value-type="string">
            <text:p text:style-name="P89">Wait mode</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4">DMA_WAIT_INTR <text:s text:c="4"/>→ wait for interrupt</text:p>
            <text:p text:style-name="P345">DMA_WAIT_1MS <text:s text:c="5"/>→ set 1 msec scale</text:p>
            <text:p text:style-name="P345">DMA_WAIT_10MS <text:s text:c="4"/>→ set 10 msec scale</text:p>
            <text:p text:style-name="P345">DMA_WAIT_100MS <text:s text:c="3"/>→ set 100 msec scale</text:p>
            <text:p text:style-name="P345">DMA_WAIT_1S <text:s text:c="6"/>→ set 1 sec scale</text:p>
            <text:p text:style-name="P345">DMA_WAIT_10S <text:s text:c="5"/>→ set 10 sec scale</text:p>
            <text:p text:style-name="P346"><text:span text:style-name="T55">DMA_WAIT_100S <text:s text:c="4"/>→ set 100 sec scale</text:span> <text:s/></text:p>
          </table:table-cell>
          <table:covered-table-cell/>
        </table:table-row>
        <table:table-row>
          <table:table-cell table:style-name="Table41.A1" office:value-type="string">
            <text:p text:style-name="P46"/>
          </table:table-cell>
          <table:table-cell table:style-name="Table41.B1" office:value-type="string">
            <text:p text:style-name="P46"/>
          </table:table-cell>
          <table:table-cell table:style-name="Table41.B1" office:value-type="string">
            <text:p text:style-name="P93">req_p-&gt;dma_status</text:p>
          </table:table-cell>
          <table:table-cell table:style-name="Table41.C1" office:value-type="string">
            <text:p text:style-name="P347">DMA current status updated by the driver. <text:span text:style-name="T23">If a DMA interrupt has been detected, bit 31:16 hods the interrupt source identifier</text:span></text:p>
          </table:table-cell>
        </table:table-row>
        <table:table-row>
          <table:table-cell table:style-name="Table41.A1" office:value-type="string">
            <text:p text:style-name="P46"/>
          </table:table-cell>
          <table:table-cell table:style-name="Table41.B1" office:value-type="string">
            <text:p text:style-name="P46"/>
          </table:table-cell>
          <table:table-cell table:style-name="Table41.C1" table:number-columns-spanned="2" office:value-type="string">
            <text:p text:style-name="P342">DMA_STATUS_RUN_RD0 <text:s text:c="2"/>→ set when DMA read engine #0 is started</text:p>
            <text:p text:style-name="P342">DMA_STATUS_RUN_RD1 <text:s text:c="2"/>→ set when DMA read engine #1 is started</text:p>
            <text:p text:style-name="P342">DMA_STATUS_RUN_WR0 <text:s text:c="2"/>→ set when DMA write engine #0 is started</text:p>
            <text:p text:style-name="P342">DMA_STATUS_RUN_WR1 <text:s text:c="2"/>→ set when DMA write engine #1 is started</text:p>
            <text:p text:style-name="P342">DMA_STATUS_DONE <text:s text:c="5"/>→ set when the DMA interrupt is detected</text:p>
            <text:p text:style-name="P342">DMA_STATUS_WAITING <text:s text:c="2"/>→ set when the driver start waiting </text:p>
            <text:p text:style-name="P342">DMA_STATUS_ENDED <text:s text:c="4"/>→ set when the driver finish waiting </text:p>
            <text:p text:style-name="P342">DMA_STATUS_ERR <text:s text:c="6"/>→ set if an error has been detected</text:p>
            <text:p text:style-name="P342">DMA_STATUS_TMO <text:s text:c="6"/>→ set if a timeout has been detected</text:p>
          </table:table-cell>
          <table:covered-table-cell/>
        </table:table-row>
      </table:table>
      <text:p text:style-name="P243"/>
      <text:p text:style-name="P243"/>
      <text:p text:style-name="P180">Return</text:p>
      <table:table table:name="Table42" table:style-name="Table42">
        <table:table-column table:style-name="Table42.A"/>
        <table:table-column table:style-name="Table42.B"/>
        <table:table-column table:style-name="Table42.C"/>
        <table:table-row>
          <table:table-cell table:style-name="Table42.A1" office:value-type="string">
            <text:p text:style-name="P112"/>
          </table:table-cell>
          <table:table-cell table:style-name="Table42.B1" office:value-type="float" office:value="0">
            <text:p text:style-name="P113">0</text:p>
          </table:table-cell>
          <table:table-cell table:style-name="Table42.C2" office:value-type="string">
            <text:p text:style-name="P128">DMA transfer ended</text:p>
          </table:table-cell>
        </table:table-row>
        <table:table-row>
          <table:table-cell table:style-name="Table42.A1" office:value-type="string">
            <text:p text:style-name="P58"/>
          </table:table-cell>
          <table:table-cell table:style-name="Table42.B2" office:value-type="string">
            <text:p text:style-name="P59">&lt; 0</text:p>
          </table:table-cell>
          <table:table-cell table:style-name="Table42.C2" office:value-type="string">
            <text:p text:style-name="P84">Invalid transfer parameters</text:p>
          </table:table-cell>
        </table:table-row>
      </table:table>
      <text:p text:style-name="P364"><text:soft-page-break/></text:p>
      <text:p text:style-name="P167"/>
      <text:p text:style-name="P168"/>
      <text:h text:style-name="P399" text:outline-level="3">Getting the <text:span text:style-name="T111">S</text:span>tatus of a DMA <text:span text:style-name="T111">T</text:span>ransfer</text:h>
      <text:p text:style-name="P146">Prototype</text:p>
      <text:p text:style-name="P157"/>
      <text:p text:style-name="P258">#include &lt;altulib.h&gt;</text:p>
      <text:p text:style-name="P192"/>
      <text:p text:style-name="P258">int</text:p>
      <text:p text:style-name="P258">alt_dma_status( struct alt_ioctl_dma_sts *sts)</text:p>
      <text:p text:style-name="P215"><text:tab/></text:p>
      <text:p text:style-name="P181">Description</text:p>
      <text:p text:style-name="P226">That function fills <text:span text:style-name="T35">alt_ioctl_dma_sts</text:span> data structure with the current status of a DMA controller. Basically that data structure contains the current value o<text:span text:style-name="T107">f</text:span> the 2*4 hardware registers controlling the DMA engine (refer to hardware description of the DMA controller).</text:p>
      <text:p text:style-name="P244"/>
      <text:p text:style-name="P181">Parameters</text:p>
      <table:table table:name="Table70" table:style-name="Table70">
        <table:table-column table:style-name="Table70.A"/>
        <table:table-column table:style-name="Table70.B"/>
        <table:table-column table:style-name="Table70.C"/>
        <table:table-row>
          <table:table-cell table:style-name="Table70.A1" office:value-type="string">
            <text:p text:style-name="P129"/>
          </table:table-cell>
          <table:table-cell table:style-name="Table70.B1" office:value-type="string">
            <text:p text:style-name="P130">sts</text:p>
          </table:table-cell>
          <table:table-cell table:style-name="Table70.C1" office:value-type="string">
            <text:p text:style-name="P105">Pointer to a alt_ioctl_dma_sts data structure</text:p>
          </table:table-cell>
        </table:table-row>
        <table:table-row>
          <table:table-cell table:style-name="Table70.A1" office:value-type="string">
            <text:p text:style-name="P129"/>
          </table:table-cell>
          <table:table-cell table:style-name="Table70.B1" office:value-type="string">
            <text:p text:style-name="P129"/>
          </table:table-cell>
          <table:table-cell table:style-name="Table70.C1" office:value-type="string">
            <text:p text:style-name="P105"><text:span text:style-name="T107"><text:s text:c="5"/>sts-&gt;dma.chan <text:s text:c="3"/>→ </text:span>DMA channel index (0 or 1)</text:p>
          </table:table-cell>
        </table:table-row>
      </table:table>
      <text:p text:style-name="P203"/>
      <text:p text:style-name="P244"/>
      <text:p text:style-name="P181">Retur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129"/>
          </table:table-cell>
          <table:table-cell table:style-name="Table71.B1" office:value-type="float" office:value="0">
            <text:p text:style-name="P129">0</text:p>
          </table:table-cell>
          <table:table-cell table:style-name="Table71.C1" table:number-columns-spanned="2" office:value-type="string">
            <text:p text:style-name="P106">sts data structure filled with current value of DMA HW registers</text:p>
          </table:table-cell>
          <table:covered-table-cell/>
        </table:table-row>
        <table:table-row>
          <table:table-cell table:style-name="Table71.A1" office:value-type="string">
            <text:p text:style-name="P129"/>
          </table:table-cell>
          <table:table-cell table:style-name="Table71.B1">
            <text:p text:style-name="P129"/>
          </table:table-cell>
          <table:table-cell table:style-name="Table71.C4" office:value-type="string">
            <text:p text:style-name="P350">sts-&gt;dma.status</text:p>
          </table:table-cell>
          <table:table-cell table:style-name="Table71.D4" office:value-type="string">
            <text:p text:style-name="P106">Current status of DMA transfer</text:p>
          </table:table-cell>
        </table:table-row>
        <table:table-row>
          <table:table-cell table:style-name="Table71.A1" office:value-type="string">
            <text:p text:style-name="P129"/>
          </table:table-cell>
          <table:table-cell table:style-name="Table71.B1">
            <text:p text:style-name="P129"/>
          </table:table-cell>
          <table:table-cell table:style-name="Table71.C4" office:value-type="string">
            <text:p text:style-name="P350">sts-&gt;dma.state</text:p>
          </table:table-cell>
          <table:table-cell table:style-name="Table71.D4" office:value-type="string">
            <text:p text:style-name="P352">DMA channel current state</text:p>
            <text:p text:style-name="P351">DMA_STATE_IDLE <text:s text:c="5"/></text:p>
            <text:p text:style-name="P351">DMA_STATE_ALLOCATED</text:p>
            <text:p text:style-name="P351">DMA_STATE_STARTED <text:s text:c="2"/></text:p>
            <text:p text:style-name="P351">DMA_STATE_WAITING <text:s text:c="2"/></text:p>
            <text:p text:style-name="P351">DMA_STATE_DONE <text:s text:c="8"/></text:p>
          </table:table-cell>
        </table:table-row>
        <table:table-row>
          <table:table-cell table:style-name="Table71.A1" office:value-type="string">
            <text:p text:style-name="P129"/>
          </table:table-cell>
          <table:table-cell table:style-name="Table71.B1">
            <text:p text:style-name="P129"/>
          </table:table-cell>
          <table:table-cell table:style-name="Table71.C4" office:value-type="string">
            <text:p text:style-name="P350">sts-&gt;rd_csr</text:p>
          </table:table-cell>
          <table:table-cell table:style-name="Table71.D4" office:value-type="string">
            <text:p text:style-name="P106">Read engine CSR</text:p>
          </table:table-cell>
        </table:table-row>
        <table:table-row>
          <table:table-cell table:style-name="Table71.A1" office:value-type="string">
            <text:p text:style-name="P129"/>
          </table:table-cell>
          <table:table-cell table:style-name="Table71.B1">
            <text:p text:style-name="P129"/>
          </table:table-cell>
          <table:table-cell table:style-name="Table71.C5" office:value-type="string">
            <text:p text:style-name="P350">sts-&gt;rd_ndes</text:p>
          </table:table-cell>
          <table:table-cell table:style-name="Table71.D5" office:value-type="string">
            <text:p text:style-name="P106">Read engine next descriptor address</text:p>
          </table:table-cell>
        </table:table-row>
        <table:table-row>
          <table:table-cell table:style-name="Table71.A1" office:value-type="string">
            <text:p text:style-name="P129"/>
          </table:table-cell>
          <table:table-cell table:style-name="Table71.B1">
            <text:p text:style-name="P129"/>
          </table:table-cell>
          <table:table-cell table:style-name="Table71.C6" office:value-type="string">
            <text:p text:style-name="P350">sts-&gt;rd_cdes</text:p>
          </table:table-cell>
          <table:table-cell table:style-name="Table71.D6" office:value-type="string">
            <text:p text:style-name="P106">Read engine current descriptor address</text:p>
          </table:table-cell>
        </table:table-row>
        <table:table-row>
          <table:table-cell table:style-name="Table71.A1" office:value-type="string">
            <text:p text:style-name="P129"/>
          </table:table-cell>
          <table:table-cell table:style-name="Table71.B1">
            <text:p text:style-name="P129"/>
          </table:table-cell>
          <table:table-cell table:style-name="Table71.C7" office:value-type="string">
            <text:p text:style-name="P350">sts-&gt;rd_cnt</text:p>
          </table:table-cell>
          <table:table-cell table:style-name="Table71.D7" office:value-type="string">
            <text:p text:style-name="P106">Read engine word counter &amp; HW status</text:p>
          </table:table-cell>
        </table:table-row>
        <table:table-row>
          <table:table-cell table:style-name="Table71.A1" office:value-type="string">
            <text:p text:style-name="P129"/>
          </table:table-cell>
          <table:table-cell table:style-name="Table71.B1">
            <text:p text:style-name="P129"/>
          </table:table-cell>
          <table:table-cell table:style-name="Table71.C8" office:value-type="string">
            <text:p text:style-name="P350">sts-&gt;wr_csr</text:p>
          </table:table-cell>
          <table:table-cell table:style-name="Table71.D8" office:value-type="string">
            <text:p text:style-name="P106">Write engine CSR</text:p>
          </table:table-cell>
        </table:table-row>
        <table:table-row>
          <table:table-cell table:style-name="Table71.A1" office:value-type="string">
            <text:p text:style-name="P129"/>
          </table:table-cell>
          <table:table-cell table:style-name="Table71.B1">
            <text:p text:style-name="P129"/>
          </table:table-cell>
          <table:table-cell table:style-name="Table71.C9" office:value-type="string">
            <text:p text:style-name="P350">sts-&gt;wr_ndes</text:p>
          </table:table-cell>
          <table:table-cell table:style-name="Table71.D9" office:value-type="string">
            <text:p text:style-name="P106">Write engine next descriptor address</text:p>
          </table:table-cell>
        </table:table-row>
        <table:table-row>
          <table:table-cell table:style-name="Table71.A1" office:value-type="string">
            <text:p text:style-name="P129"/>
          </table:table-cell>
          <table:table-cell table:style-name="Table71.B1">
            <text:p text:style-name="P129"/>
          </table:table-cell>
          <table:table-cell table:style-name="Table71.C10" office:value-type="string">
            <text:p text:style-name="P350">sts-&gt;wr_cdes</text:p>
          </table:table-cell>
          <table:table-cell table:style-name="Table71.D10" office:value-type="string">
            <text:p text:style-name="P106">Write engine current descriptor address</text:p>
          </table:table-cell>
        </table:table-row>
        <table:table-row>
          <table:table-cell table:style-name="Table71.A1" office:value-type="string">
            <text:p text:style-name="P129"/>
          </table:table-cell>
          <table:table-cell table:style-name="Table71.B1">
            <text:p text:style-name="P129"/>
          </table:table-cell>
          <table:table-cell table:style-name="Table71.C11" office:value-type="string">
            <text:p text:style-name="P350">sts-&gt;wr_cnt</text:p>
          </table:table-cell>
          <table:table-cell table:style-name="Table71.D11" office:value-type="string">
            <text:p text:style-name="P106">Write engine word counter &amp; HW status</text:p>
          </table:table-cell>
        </table:table-row>
        <table:table-row>
          <table:table-cell table:style-name="Table71.A1" office:value-type="string">
            <text:p text:style-name="P129"/>
          </table:table-cell>
          <table:table-cell table:style-name="Table71.B12" office:value-type="string">
            <text:p text:style-name="P129">&lt; 0</text:p>
          </table:table-cell>
          <table:table-cell table:style-name="Table71.C12" table:number-columns-spanned="2" office:value-type="string">
            <text:p text:style-name="P105">If error</text:p>
          </table:table-cell>
          <table:covered-table-cell/>
        </table:table-row>
      </table:table>
      <text:p text:style-name="P365"/>
      <text:p text:style-name="P168"/>
      <text:h text:style-name="P399" text:outline-level="3"><text:soft-page-break/>Wait for a DMA <text:span text:style-name="T111">T</text:span>ransfer to <text:span text:style-name="T111">C</text:span>omplete</text:h>
      <text:p text:style-name="P146">Prototype</text:p>
      <text:p text:style-name="P157"/>
      <text:p text:style-name="P258">#include &lt;altulib.h&gt;</text:p>
      <text:p text:style-name="P192"/>
      <text:p text:style-name="P258">int</text:p>
      <text:p text:style-name="P259">alt_dma_wait( <text:span text:style-name="T9">struct alt_ioctl_dma_req *req_p</text:span><text:span text:style-name="T10">)</text:span></text:p>
      <text:p text:style-name="P258"><text:s/></text:p>
      <text:p text:style-name="P215"><text:tab/></text:p>
      <text:p text:style-name="P181">Description</text:p>
      <text:p text:style-name="P226">That function <text:span text:style-name="T109">can be called after a alt_dma_move() has been issued. It takes as parameters a pointer to the request structure used for that call.</text:span>.</text:p>
      <text:p text:style-name="P244"/>
      <text:p text:style-name="P181">Parameters</text:p>
      <table:table table:name="Table37" table:style-name="Table37">
        <table:table-column table:style-name="Table37.A"/>
        <table:table-column table:style-name="Table37.B"/>
        <table:table-column table:style-name="Table37.C"/>
        <table:table-row>
          <table:table-cell table:style-name="Table37.A1" office:value-type="string">
            <text:p text:style-name="P129"/>
          </table:table-cell>
          <table:table-cell table:style-name="Table37.B1" office:value-type="string">
            <text:p text:style-name="P131">req_p</text:p>
          </table:table-cell>
          <table:table-cell table:style-name="Table37.C1" office:value-type="string">
            <text:p text:style-name="P107">Pointer to the <text:s/><text:span text:style-name="T12">alt_ioctl_dma_req </text:span><text:span text:style-name="T3">data structure used for the </text:span><text:span text:style-name="T12">alt_dma_move().</text:span></text:p>
            <text:p text:style-name="P138">The req_p-&gt;wait_mode shall be set with the wait parameters:</text:p>
          </table:table-cell>
        </table:table-row>
        <table:table-row>
          <table:table-cell table:style-name="Table37.A1" office:value-type="string">
            <text:p text:style-name="P129"/>
          </table:table-cell>
          <table:table-cell table:style-name="Table37.B1" office:value-type="string">
            <text:p text:style-name="P129"/>
          </table:table-cell>
          <table:table-cell table:style-name="Table37.C1" office:value-type="string">
            <text:p text:style-name="P353"><text:s text:c="2"/>DMA_WAIT_INTR <text:s text:c="4"/>→ wait for interrupt</text:p>
            <text:p text:style-name="P348"><text:s text:c="2"/>DMA_WAIT_1MS <text:s text:c="5"/>→ set 1 msec scale</text:p>
            <text:p text:style-name="P348"><text:s text:c="2"/>DMA_W<text:span text:style-name="T109">A</text:span>IT_10MS <text:s text:c="4"/>→ set 10 msec scale</text:p>
            <text:p text:style-name="P348"><text:s text:c="2"/>DMA_WAIT_100MS <text:s text:c="3"/>→ set 100 msec scale</text:p>
            <text:p text:style-name="P348"><text:s text:c="2"/>DMA_WAIT_1S <text:s text:c="6"/>→ set 1 sec scale</text:p>
            <text:p text:style-name="P348"><text:s text:c="2"/>DMA_WAIT_10S <text:s text:c="5"/>→ set 10 sec scale</text:p>
            <text:p text:style-name="P349"><text:span text:style-name="T55"><text:s text:c="2"/>DMA_WAIT_100S <text:s text:c="4"/>→ set 100 sec scale</text:span> <text:s/></text:p>
          </table:table-cell>
        </table:table-row>
      </table:table>
      <text:p text:style-name="P203"/>
      <text:p text:style-name="P244"/>
      <text:p text:style-name="P181">Return</text:p>
      <table:table table:name="Table38" table:style-name="Table38">
        <table:table-column table:style-name="Table38.A"/>
        <table:table-column table:style-name="Table38.B"/>
        <table:table-column table:style-name="Table38.C"/>
        <table:table-row>
          <table:table-cell table:style-name="Table38.A1" office:value-type="string">
            <text:p text:style-name="P129"/>
          </table:table-cell>
          <table:table-cell table:style-name="Table38.B1" office:value-type="float" office:value="0">
            <text:p text:style-name="P129">0</text:p>
          </table:table-cell>
          <table:table-cell table:style-name="Table38.C2" office:value-type="string">
            <text:p text:style-name="P105">If OK</text:p>
          </table:table-cell>
        </table:table-row>
        <table:table-row>
          <table:table-cell table:style-name="Table38.A1" office:value-type="string">
            <text:p text:style-name="P129"/>
          </table:table-cell>
          <table:table-cell table:style-name="Table38.B2" office:value-type="string">
            <text:p text:style-name="P129">&lt; 0</text:p>
          </table:table-cell>
          <table:table-cell table:style-name="Table38.C2" office:value-type="string">
            <text:p text:style-name="P105">If error</text:p>
          </table:table-cell>
        </table:table-row>
      </table:table>
      <text:p text:style-name="P365"/>
      <text:p text:style-name="P20"/>
      <text:h text:style-name="P399" text:outline-level="3">Allocate/Free DMA <text:span text:style-name="T111">C</text:span>hannel</text:h>
      <text:p text:style-name="P146">Prototype</text:p>
      <text:p text:style-name="P157"/>
      <text:p text:style-name="P258">#include &lt;altulib.h&gt;</text:p>
      <text:p text:style-name="P192"/>
      <text:p text:style-name="P258">int</text:p>
      <text:p text:style-name="P258">alt_dma_alloc( int chan)</text:p>
      <text:p text:style-name="P258">alt_dma_free( int chan)</text:p>
      <text:p text:style-name="P215"><text:soft-page-break/><text:tab/></text:p>
      <text:p text:style-name="P181">Description</text:p>
      <text:p text:style-name="P226">That function allocates/free a DMA channel to/from the current task. In order for a task to use a DMA channel, the channel shall be free or already allocated to that task.</text:p>
      <text:p text:style-name="P226">When a task owns a channel it shall explicitly fee it. When a task exits, all channels allocated to that task are freed.</text:p>
      <text:p text:style-name="P244"/>
      <text:p text:style-name="P181">Parameters</text:p>
      <table:table table:name="Table86" table:style-name="Table86">
        <table:table-column table:style-name="Table86.A"/>
        <table:table-column table:style-name="Table86.B"/>
        <table:table-column table:style-name="Table86.C"/>
        <table:table-row>
          <table:table-cell table:style-name="Table86.A1" office:value-type="string">
            <text:p text:style-name="P129"/>
          </table:table-cell>
          <table:table-cell table:style-name="Table86.B1" office:value-type="string">
            <text:p text:style-name="P129">chan</text:p>
          </table:table-cell>
          <table:table-cell table:style-name="Table86.C1" office:value-type="string">
            <text:p text:style-name="P105">DMA channel index (0 or 1)</text:p>
          </table:table-cell>
        </table:table-row>
      </table:table>
      <text:p text:style-name="P203"/>
      <text:p text:style-name="P244"/>
      <text:p text:style-name="P181">Return</text:p>
      <table:table table:name="Table87" table:style-name="Table87">
        <table:table-column table:style-name="Table87.A"/>
        <table:table-column table:style-name="Table87.B"/>
        <table:table-column table:style-name="Table87.C"/>
        <table:table-row>
          <table:table-cell table:style-name="Table87.A1" office:value-type="string">
            <text:p text:style-name="P129"/>
          </table:table-cell>
          <table:table-cell table:style-name="Table87.B1" office:value-type="float" office:value="0">
            <text:p text:style-name="P129">0</text:p>
          </table:table-cell>
          <table:table-cell table:style-name="Table87.C2" office:value-type="string">
            <text:p text:style-name="P105">If OK</text:p>
          </table:table-cell>
        </table:table-row>
        <table:table-row>
          <table:table-cell table:style-name="Table87.A1" office:value-type="string">
            <text:p text:style-name="P129"/>
          </table:table-cell>
          <table:table-cell table:style-name="Table87.B2" office:value-type="string">
            <text:p text:style-name="P129">&lt; 0</text:p>
          </table:table-cell>
          <table:table-cell table:style-name="Table87.C2" office:value-type="string">
            <text:p text:style-name="P105">If error</text:p>
          </table:table-cell>
        </table:table-row>
      </table:table>
      <text:p text:style-name="P365"/>
      <text:p text:style-name="P168"/>
      <text:p text:style-name="P21"/>
      <text:h text:style-name="P400" text:outline-level="3"><text:span text:style-name="T110">Resetting a</text:span> DMA channel</text:h>
      <text:p text:style-name="P147">Prototype</text:p>
      <text:p text:style-name="P158"/>
      <text:p text:style-name="P260">#include &lt;altulib.h&gt;</text:p>
      <text:p text:style-name="P193"/>
      <text:p text:style-name="P260">int</text:p>
      <text:p text:style-name="P260">alt_dma_<text:span text:style-name="T110">clear</text:span>( int chan)</text:p>
      <text:p text:style-name="P216"><text:tab/></text:p>
      <text:p text:style-name="P182">Description</text:p>
      <text:p text:style-name="P227">That function <text:span text:style-name="T110">resets</text:span> a DMA channel <text:span text:style-name="T110">back in the idle state</text:span></text:p>
      <text:p text:style-name="P245"/>
      <text:p text:style-name="P182">Parameters</text:p>
      <table:table table:name="Table39" table:style-name="Table39">
        <table:table-column table:style-name="Table39.A"/>
        <table:table-column table:style-name="Table39.B"/>
        <table:table-column table:style-name="Table39.C"/>
        <table:table-row>
          <table:table-cell table:style-name="Table39.A1" office:value-type="string">
            <text:p text:style-name="P132"/>
          </table:table-cell>
          <table:table-cell table:style-name="Table39.B1" office:value-type="string">
            <text:p text:style-name="P132">chan</text:p>
          </table:table-cell>
          <table:table-cell table:style-name="Table39.C1" office:value-type="string">
            <text:p text:style-name="P108">DMA channel index (0 or 1)</text:p>
          </table:table-cell>
        </table:table-row>
      </table:table>
      <text:p text:style-name="P204"/>
      <text:p text:style-name="P245"/>
      <text:p text:style-name="P182">Return</text:p>
      <table:table table:name="Table40" table:style-name="Table40">
        <table:table-column table:style-name="Table40.A"/>
        <table:table-column table:style-name="Table40.B"/>
        <table:table-column table:style-name="Table40.C"/>
        <table:table-row>
          <table:table-cell table:style-name="Table40.A1" office:value-type="string">
            <text:p text:style-name="P132"/>
          </table:table-cell>
          <table:table-cell table:style-name="Table40.B1" office:value-type="float" office:value="0">
            <text:p text:style-name="P132">0</text:p>
          </table:table-cell>
          <table:table-cell table:style-name="Table40.C2" office:value-type="string">
            <text:p text:style-name="P108">If OK</text:p>
          </table:table-cell>
        </table:table-row>
        <table:table-row>
          <table:table-cell table:style-name="Table40.A1" office:value-type="string">
            <text:p text:style-name="P132"/>
          </table:table-cell>
          <table:table-cell table:style-name="Table40.B2" office:value-type="string">
            <text:p text:style-name="P132">&lt; 0</text:p>
          </table:table-cell>
          <table:table-cell table:style-name="Table40.C2" office:value-type="string">
            <text:p text:style-name="P108">If error</text:p>
          </table:table-cell>
        </table:table-row>
      </table:table>
      <text:p text:style-name="P366"/>
      <text:p text:style-name="P172"/>
      <text:p text:style-name="P172"/>
      <text:p text:style-name="P173"/>
      <text:h text:style-name="P394" text:outline-level="2"><text:bookmark-start text:name="__RefHeading__9916_355716146"/>ALTHEA7910 <text:span text:style-name="T150">Global T</text:span>imer<text:bookmark-end text:name="__RefHeading__9916_355716146"/></text:h>
      <text:p text:style-name="Text_20_body_20_indent_5f_2">The ALTHEA7910 FPGA implements a local timer driven by one of the following synchronization sources:</text:p>
      <text:list xml:id="list3225821617042541604" text:style-name="L10">
        <text:list-item>
          <text:p text:style-name="P408">a 1 KHz local clock</text:p>
        </text:list-item>
        <text:list-item>
          <text:p text:style-name="P408">VME SYSFAIL</text:p>
        </text:list-item>
        <text:list-item>
          <text:p text:style-name="P408"><text:soft-page-break/>VME IRQ1</text:p>
        </text:list-item>
        <text:list-item>
          <text:p text:style-name="P408">VME IRQ2</text:p>
        </text:list-item>
      </text:list>
      <text:p text:style-name="Text_20_body_20_indent_5f_2">The main counter is incremented by the selected synchronization source giving the main tick. The occurrence of the tick can generate an interrupt to the local host.</text:p>
      <text:p text:style-name="Text_20_body_20_indent_5f_2">A free running micro timer driven by a local clock (programmable frequency from 1 MHz to 125 MHz) is reset to 0 at each occurrence of the the main tick .</text:p>
      <text:p text:style-name="Text_20_body_20_indent_5f_2">When the main counter is read, the current value of the micro timer is catch <text:s/>in order to provide an accurate (up to 8 nsec resolution) timing measurement. </text:p>
      <text:h text:style-name="P401" text:outline-level="3">Starting <text:span text:style-name="T150">ALTHEA</text:span> <text:span text:style-name="T150">T</text:span>imer</text:h>
      <text:p text:style-name="P173"/>
      <text:p text:style-name="P151">Prototype</text:p>
      <text:p text:style-name="P162"/>
      <text:p text:style-name="P264">#include &lt;altulib.h&gt;</text:p>
      <text:p text:style-name="P196"/>
      <text:p text:style-name="P264">int</text:p>
      <text:p text:style-name="P264">alt_timer_start( int mode,</text:p>
      <text:p text:style-name="P264"><text:tab/><text:tab/><text:tab/> <text:s text:c="4"/>int msec)</text:p>
      <text:p text:style-name="P217"><text:tab/></text:p>
      <text:p text:style-name="P186">Description</text:p>
      <text:p text:style-name="P249"><text:span text:style-name="T3">Start the ALTHEA7910 local timer in an operating mode defined by the </text:span><text:span text:style-name="T11">mode</text:span><text:span text:style-name="T3"> parameter. The main counter is preloaded with the value of </text:span><text:span text:style-name="T11">msec</text:span><text:span text:style-name="T3"> parameter.</text:span></text:p>
      <text:p text:style-name="P249"/>
      <text:p text:style-name="P186">Parameters</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39"/>
          </table:table-cell>
          <table:table-cell table:style-name="Table64.B1" office:value-type="string">
            <text:p text:style-name="P81">mode</text:p>
          </table:table-cell>
          <table:table-cell table:style-name="Table64.C1" table:number-columns-spanned="2" office:value-type="string">
            <text:p text:style-name="P111">Timer mode of operation. Allow to set the synchronization source, frequency and output mode.</text:p>
          </table:table-cell>
          <table:covered-table-cell/>
        </table:table-row>
        <table:table-row>
          <table:table-cell table:style-name="Table64.A1" office:value-type="string">
            <text:p text:style-name="P50"/>
          </table:table-cell>
          <table:table-cell table:style-name="Table64.B1" office:value-type="string">
            <text:p text:style-name="P50"/>
          </table:table-cell>
          <table:table-cell table:style-name="Table64.B1" office:value-type="string">
            <text:p text:style-name="P372">TMR_FREQ_1MHZ</text:p>
            <text:p text:style-name="P372">TMR_FREQ_5MHZ</text:p>
            <text:p text:style-name="P372">TMR_FREQ_25MHZ</text:p>
            <text:p text:style-name="P372">TMR_FREQ_100MHZ</text:p>
            <text:p text:style-name="P372">TMR_SRC_LOC</text:p>
            <text:p text:style-name="P372">TMR_SRC_SYSFAIL</text:p>
            <text:p text:style-name="P372">TMR_SRC_IRQ1</text:p>
            <text:p text:style-name="P372">TMR_SRC_IRQ2</text:p>
            <text:p text:style-name="P372">TMR_OUT_SYSFAIL</text:p>
            <text:p text:style-name="P372">TMR_OUT_IRQ1</text:p>
            <text:p text:style-name="P372">TMR_OUT_IRQ2</text:p>
          </table:table-cell>
          <table:table-cell table:style-name="Table64.C1" office:value-type="string">
            <text:p text:style-name="P91">→ micro timer frequency set to 1 MHz</text:p>
            <text:p text:style-name="P91">→ micro timer frequency set to 5 MHz</text:p>
            <text:p text:style-name="P91">→ micro timer frequency set to 25 MHz</text:p>
            <text:p text:style-name="P91">→ micro timer frequency set to 100 MHz</text:p>
            <text:p text:style-name="P91">→ main timer sync source is 1 KHz local clock</text:p>
            <text:p text:style-name="P91">→ main timer sync source is VME SYSFAIL</text:p>
            <text:p text:style-name="P91">→ main timer sync source is VME IRQ1</text:p>
            <text:p text:style-name="P91">→ main timer sync source is VME IRQ2</text:p>
            <text:p text:style-name="P91">→ timer output drives VME SYSFAIL</text:p>
            <text:p text:style-name="P91">→ timer output drives VME IRQ1</text:p>
            <text:p text:style-name="P91">→ timer output drives VME IRQ2</text:p>
          </table:table-cell>
        </table:table-row>
        <table:table-row>
          <table:table-cell table:style-name="Table64.A1" office:value-type="string">
            <text:p text:style-name="P50"/>
          </table:table-cell>
          <table:table-cell table:style-name="Table64.B1" office:value-type="string">
            <text:p text:style-name="P50">msec</text:p>
          </table:table-cell>
          <table:table-cell table:style-name="Table64.C1" table:number-columns-spanned="2" office:value-type="string">
            <text:p text:style-name="P95">Main timer initial value</text:p>
          </table:table-cell>
          <table:covered-table-cell/>
        </table:table-row>
      </table:table>
      <text:p text:style-name="P208"/>
      <text:p text:style-name="P249"/>
      <text:p text:style-name="P186">Return</text:p>
      <text:p text:style-name="P249">0<text:tab/><text:tab/>if OK</text:p>
      <text:p text:style-name="P249">&lt; 0 <text:tab/>if error</text:p>
      <text:p text:style-name="P370"/>
      <text:p text:style-name="P173"/>
      <text:h text:style-name="P401" text:outline-level="3">Stopping <text:span text:style-name="T150">ALTHEA T</text:span>imer</text:h>
      <text:p text:style-name="P173"/>
      <text:p text:style-name="P151"><text:soft-page-break/>Prototype</text:p>
      <text:p text:style-name="P162"/>
      <text:p text:style-name="P264">#include &lt;altulib.h&gt;</text:p>
      <text:p text:style-name="P196"/>
      <text:p text:style-name="P264">void</text:p>
      <text:p text:style-name="P264">alt_timer_stop( void)</text:p>
      <text:p text:style-name="P217"><text:tab/></text:p>
      <text:p text:style-name="P186">Description</text:p>
      <text:p text:style-name="P230">Stop the ALTHEA7910 local timer. </text:p>
      <text:p text:style-name="P249"/>
      <text:p text:style-name="P186">Parameters</text:p>
      <text:p text:style-name="P249">None</text:p>
      <text:p text:style-name="P249"/>
      <text:p text:style-name="P186">Return</text:p>
      <text:p text:style-name="P249">None</text:p>
      <text:p text:style-name="P370"/>
      <text:p text:style-name="P173"/>
      <text:h text:style-name="P401" text:outline-level="3">Restarting <text:span text:style-name="T150">ALTHEA T</text:span>imer</text:h>
      <text:p text:style-name="P173"/>
      <text:p text:style-name="P151">Prototype</text:p>
      <text:p text:style-name="P162"/>
      <text:p text:style-name="P264">#include &lt;altulib.h&gt;</text:p>
      <text:p text:style-name="P196"/>
      <text:p text:style-name="P264">void</text:p>
      <text:p text:style-name="P264">alt_timer_restart( void)</text:p>
      <text:p text:style-name="P217"><text:tab/></text:p>
      <text:p text:style-name="P186">Description</text:p>
      <text:p text:style-name="P230">Restart the ALTHEA7910 local timer after a stop operation. </text:p>
      <text:p text:style-name="P249"/>
      <text:p text:style-name="P186">Parameters</text:p>
      <text:p text:style-name="P249">None</text:p>
      <text:p text:style-name="P249"/>
      <text:p text:style-name="P186">Return</text:p>
      <text:p text:style-name="P249">None</text:p>
      <text:p text:style-name="P370"/>
      <text:p text:style-name="P173"/>
      <text:h text:style-name="P401" text:outline-level="3">Reading <text:span text:style-name="T150">ALTHEA T</text:span>imer</text:h>
      <text:p text:style-name="P173"/>
      <text:p text:style-name="P151">Prototype</text:p>
      <text:p text:style-name="P162"/>
      <text:p text:style-name="P264">#include &lt;altulib.h&gt;</text:p>
      <text:p text:style-name="P196"/>
      <text:p text:style-name="P264">int</text:p>
      <text:p text:style-name="P264">alt_timer_read( struct alt_time *tm_p)</text:p>
      <text:p text:style-name="P217"><text:soft-page-break/><text:tab/></text:p>
      <text:p text:style-name="P186">Description</text:p>
      <text:p text:style-name="P230">Read the ALTHEA7910 local timer current value. The current value of the two counters (msec and usec) are returned in the time and utime fields of the alt_time data structure.</text:p>
      <text:p text:style-name="P249"/>
      <text:p text:style-name="P186">Parameters</text:p>
      <table:table table:name="Table65" table:style-name="Table65">
        <table:table-column table:style-name="Table65.A"/>
        <table:table-column table:style-name="Table65.B"/>
        <table:table-column table:style-name="Table65.C"/>
        <table:table-row>
          <table:table-cell table:style-name="Table65.A1" office:value-type="string">
            <text:p text:style-name="P139"/>
          </table:table-cell>
          <table:table-cell table:style-name="Table65.B1" office:value-type="string">
            <text:p text:style-name="P139">tm_p</text:p>
          </table:table-cell>
          <table:table-cell table:style-name="Table65.C1" office:value-type="string">
            <text:p text:style-name="P111">Pointer to a alt_time data structure</text:p>
          </table:table-cell>
        </table:table-row>
      </table:table>
      <text:p text:style-name="P208"/>
      <text:p text:style-name="P249"/>
      <text:p text:style-name="P186">Return</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P139"/>
          </table:table-cell>
          <table:table-cell table:style-name="Table66.B1" office:value-type="string">
            <text:p text:style-name="P139">time</text:p>
          </table:table-cell>
          <table:table-cell table:style-name="Table66.C1" table:number-columns-spanned="2" office:value-type="string">
            <text:p text:style-name="P139"><text:span text:style-name="T23">The alt_time data structure pointed by parameter </text:span><text:span text:style-name="T59">tm_p</text:span><text:span text:style-name="T23"> has been updated with the current value of timer counters. The current value of the main counter is returned.</text:span></text:p>
          </table:table-cell>
          <table:covered-table-cell/>
        </table:table-row>
        <table:table-row>
          <table:table-cell table:style-name="Table66.A1" office:value-type="string">
            <text:p text:style-name="P50"/>
          </table:table-cell>
          <table:table-cell table:style-name="Table66.B1" office:value-type="string">
            <text:p text:style-name="P139"/>
          </table:table-cell>
          <table:table-cell table:style-name="Table66.B1" office:value-type="string">
            <text:p text:style-name="P139">tm_p-&gt;<text:span text:style-name="T149">msec</text:span></text:p>
          </table:table-cell>
          <table:table-cell table:style-name="Table66.C1" office:value-type="string">
            <text:p text:style-name="P139">Current value of the main counter</text:p>
          </table:table-cell>
        </table:table-row>
        <table:table-row>
          <table:table-cell table:style-name="Table66.A1" office:value-type="string">
            <text:p text:style-name="P50"/>
          </table:table-cell>
          <table:table-cell table:style-name="Table66.B1" office:value-type="string">
            <text:p text:style-name="P139"/>
          </table:table-cell>
          <table:table-cell table:style-name="Table66.B1" office:value-type="string">
            <text:p text:style-name="P139">tm_p-&gt;u<text:span text:style-name="T149">sec</text:span></text:p>
          </table:table-cell>
          <table:table-cell table:style-name="Table66.C1" office:value-type="string">
            <text:p text:style-name="P139">Current value of the micro counter</text:p>
          </table:table-cell>
        </table:table-row>
      </table:table>
      <text:p text:style-name="P370"/>
      <text:p text:style-name="P173"/>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6" svg:font-family="'Century Gothic'" style:font-adornments="Normal"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l-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203cm" draw:distance="0.203cm"/>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2" draw:display-name="Dashed (var) 2" draw:style="rect" draw:dots1="1" draw:dots1-length="0.029cm" draw:dots2="1" draw:dots2-length="0.029cm" draw:distance="0.029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start" style:justify-single-word="false" fo:text-indent="0cm" style:auto-text-indent="false" style:text-autospace="none"/>
      <style:text-properties fo:color="#000000" style:font-name="Times New Roman" fo:font-family="'Times New Roman', Times" style:font-family-generic="swiss" fo:font-size="12pt" style:font-name-asian="Times New Roman" style:font-family-asian="'Times New Roman', Times" style:font-family-generic-asian="swiss" style:font-size-asian="12pt" style:font-name-complex="Times New Roman" style:font-family-complex="'Times New Roman', Times"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349cm" fo:margin-right="0cm" fo:margin-top="0cm" fo:margin-bottom="0.101cm" loext:contextual-spacing="false" fo:text-align="justify" style:justify-single-word="false" fo:text-indent="0cm" style:auto-text-indent="false"/>
      <style:text-properties style:font-name="Century Gothic" fo:font-family="'Century Gothic'"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2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fo:margin-left="0.3cm" fo:margin-right="0cm" fo:margin-top="0cm" fo:margin-bottom="0.4cm" loext:contextual-spacing="false" fo:text-indent="0cm" style:auto-text-indent="false" style:page-number="auto" fo:background-color="transparent" style:shadow="none">
        <style:tab-stops/>
        <style:background-image/>
      </style:paragraph-properties>
      <style:text-properties fo:color="#29166f" style:font-name="Century Gothic2" fo:font-family="'Century Gothic'" style:font-style-name="Gras" style:font-family-generic="swiss" style:font-pitch="variable"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fo:margin-left="0.7cm" fo:margin-right="0cm" fo:margin-top="0.199cm" fo:margin-bottom="0.4cm" loext:contextual-spacing="false" fo:text-indent="0cm" style:auto-text-indent="false" style:page-number="auto" fo:background-color="transparent" style:shadow="none">
        <style:tab-stops/>
        <style:background-image/>
      </style:paragraph-properties>
      <style:text-properties fo:color="#29166f" style:font-name="Century Gothic2" fo:font-family="'Century Gothic'" style:font-style-name="Gras"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fo:margin-left="1.3cm" fo:margin-right="0cm" fo:margin-top="0.199cm" fo:margin-bottom="0.4cm" loext:contextual-spacing="false" fo:text-indent="0cm" style:auto-text-indent="false" style:page-number="auto"/>
      <style:text-properties fo:color="#29166f" style:font-name="Century Gothic2" fo:font-family="'Century Gothic'" style:font-style-name="Gras" style:font-family-generic="swiss"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fo:margin-left="1.3cm" fo:margin-right="0cm" fo:margin-top="0.199cm" fo:margin-bottom="0.4cm" loext:contextual-spacing="false" fo:text-indent="0cm" style:auto-text-indent="false" style:page-number="auto" style:shadow="none">
        <style:tab-stops/>
      </style:paragraph-properties>
      <style:text-properties fo:color="#29166f" style:font-name="Century Gothic1" fo:font-family="'Century Gothic'" style:font-style-name="Italique gras" style:font-family-generic="swiss"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family-generic="swiss" style:font-pitch="variable" fo:font-size="10pt" style:font-name-complex="Tahoma1" style:font-family-complex="Tahoma"/>
    </style:style>
    <style:style style:name="List_20_1_20_Start" style:display-name="List 1 Start" style:family="paragraph" style:parent-style-name="List" style:class="list">
      <style:paragraph-properties fo:margin-left="1.499cm" fo:margin-right="0.25cm" fo:margin-top="0cm" fo:margin-bottom="0cm" loext:contextual-spacing="false" fo:text-indent="0cm" style:auto-text-indent="false"/>
      <style:text-properties style:font-name="Nimbus Sans L" fo:font-family="'Nimbus Sans L'" style:font-pitch="variable"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1.499cm" fo:margin-right="0cm" fo:margin-top="0cm" fo:margin-bottom="0.21cm" loext:contextual-spacing="false" fo:text-indent="0cm" style:auto-text-indent="false"/>
      <style:text-properties style:font-name="Nimbus Sans L" fo:font-family="'Nimbus Sans L'" style:font-pitch="variable" fo:font-size="10pt" style:font-size-asian="10pt" style:font-size-complex="10pt"/>
    </style:style>
    <style:style style:name="List_20_1_20_Cont." style:display-name="List 1 Cont." style:family="paragraph" style:parent-style-name="List" style:class="list">
      <style:paragraph-properties fo:margin-left="1.499cm" fo:margin-right="0cm" fo:margin-top="0cm" fo:margin-bottom="0cm" loext:contextual-spacing="false" fo:text-indent="0cm" style:auto-text-indent="false"/>
      <style:text-properties style:font-name="Nimbus Sans L" fo:font-family="'Nimbus Sans L'" style:font-pitch="variable"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entury Gothic" fo:font-family="'Century Gothic'"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text-properties style:font-name="Century Gothic" fo:font-family="'Century Gothic'" style:font-style-name="Normal" style:font-family-generic="swiss" style:font-pitch="variab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Century Gothic3" fo:font-family="'Century Gothic'" style:font-style-name="Italique" style:font-family-generic="swiss" style:font-pitch="variable" fo:font-size="10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master-page-name="">
      <style:paragraph-properties fo:margin-top="0.31cm" fo:margin-bottom="0.31cm" loext:contextual-spacing="false" fo:text-align="center" style:justify-single-word="false" style:page-number="auto" fo:background-color="transparent" style:shadow="none">
        <style:tab-stops/>
        <style:background-image/>
      </style:paragraph-properties>
      <style:text-properties style:font-name="Century Gothic3" fo:font-family="'Century Gothic'" style:font-style-name="Italique" style:font-family-generic="swiss" style:font-pitch="variable"/>
    </style:style>
    <style:style style:name="Table" style:family="paragraph" style:parent-style-name="Caption" style:class="extra">
      <style:paragraph-properties fo:margin-top="0.101cm" fo:margin-bottom="0.101cm" loext:contextual-spacing="false"/>
      <style:text-properties style:font-name="Century Gothic3" fo:font-family="'Century Gothic'" style:font-style-name="Italique" style:font-family-generic="swiss" style:font-pitch="variable"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fo:font-family="'Century Gothic'" style:font-style-name="Italique" style:font-family-generic="swiss" style:font-pitch="variable"/>
    </style:style>
    <style:style style:name="Index" style:family="paragraph" style:parent-style-name="Standard" style:class="index">
      <style:paragraph-properties text:number-lines="false" text:line-number="0"/>
      <style:text-properties style:font-name="Arial" fo:font-family="Arial" style:font-family-generic="swiss" style:font-pitch="variable" fo:font-size="10pt"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ext-properties style:font-name="Century Gothic2" fo:font-family="'Century Gothic'" style:font-style-name="Gras"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shadow="none">
        <style:tab-stops>
          <style:tab-stop style:position="16.999cm" style:type="right" style:leader-style="dotted" style:leader-text="."/>
        </style:tab-stops>
      </style:paragraph-properties>
      <style:text-properties style:font-name="Century Gothic2" fo:font-family="'Century Gothic'" style:font-style-name="Gras" style:font-family-generic="swiss" style:font-pitch="variable" fo:font-weight="bold"/>
    </style:style>
    <style:style style:name="Contents_20_2" style:display-name="Contents 2" style:family="paragraph" style:parent-style-name="Index" style:class="index" style:master-page-name="">
      <style:paragraph-properties fo:margin-left="0.3cm" fo:margin-right="0cm" fo:margin-top="0.101cm" fo:margin-bottom="0cm" loext:contextual-spacing="false" fo:text-indent="0cm" style:auto-text-indent="false" style:page-number="auto" style:shadow="none">
        <style:tab-stops>
          <style:tab-stop style:position="16.499cm" style:type="right" style:leader-style="dotted" style:leader-text="."/>
        </style:tab-stops>
      </style:paragraph-properties>
      <style:text-properties style:font-name="Century Gothic" fo:font-family="'Century Gothic'" style:font-style-name="Normal" style:font-family-generic="swiss" style:font-pitch="variable"/>
    </style:style>
    <style:style style:name="Contents_20_3" style:display-name="Contents 3" style:family="paragraph" style:parent-style-name="Index" style:class="index">
      <style:paragraph-properties fo:margin-left="0.797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Century Gothic" fo:font-family="'Century Gothic'"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text-properties style:font-name="Century Gothic" fo:font-family="'Century Gothic'" style:font-style-name="Norm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Century Gothic2" fo:font-family="'Century Gothic'" style:font-style-name="Gras" style:font-family-generic="swis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049cm" fo:margin-bottom="0.101cm" loext:contextual-spacing="false" fo:text-indent="0cm" style:auto-text-indent="false" style:page-number="auto">
        <style:tab-stops>
          <style:tab-stop style:position="17cm" style:type="right" style:leader-style="dotted" style:leader-text="."/>
        </style:tab-stops>
      </style:paragraph-properties>
      <style:text-properties style:font-name="Century Gothic" fo:font-family="'Century Gothic'" style:font-style-name="Normal" style:font-family-generic="swiss" style:font-pitch="variable"/>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Century Gothic2" fo:font-family="'Century Gothic'" style:font-style-name="Gras"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1cm" fo:margin-bottom="0cm" loext:contextual-spacing="false" fo:text-indent="0cm" style:auto-text-indent="false">
        <style:tab-stops>
          <style:tab-stop style:position="16.999cm" style:type="right" style:leader-style="dotted" style:leader-text="."/>
        </style:tab-stops>
      </style:paragraph-properties>
      <style:text-properties style:font-name="Century Gothic" fo:font-family="'Century Gothic'" style:font-style-name="Normal" style:font-family-generic="swiss"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fo:margin-left="1.499cm" fo:margin-right="0cm" fo:margin-top="0cm" fo:margin-bottom="0cm" loext:contextual-spacing="false" fo:text-align="justify" style:justify-single-word="false" fo:text-indent="0cm" style:auto-text-indent="false"/>
      <style:text-properties style:font-name="Thorndale" fo:font-family="Thorndale" style:font-style-name="Regular" style:font-family-generic="roman" style:font-pitch="variable" fo:font-size="9pt" style:font-size-asian="10pt" style:font-size-complex="10pt"/>
    </style:style>
    <style:style style:name="Timing" style:family="paragraph" style:parent-style-name="Text_20_body_20_indent" style:class="text" style:master-page-name="">
      <style:paragraph-properties fo:margin-left="0cm" fo:margin-right="0cm" fo:margin-top="0cm" fo:margin-bottom="0cm" loext:contextual-spacing="false" fo:line-height="100%" fo:text-indent="0cm" style:auto-text-indent="false" style:page-number="auto" fo:background-color="transparent" style:shadow="none">
        <style:tab-stops/>
        <style:background-image/>
      </style:paragraph-properties>
      <style:text-properties style:font-name="Courier New" fo:font-family="'Courier New'" style:font-style-name="Regular" style:font-family-generic="modern" style:font-pitch="fixed" fo:font-size="8pt"/>
    </style:style>
    <style:style style:name="Text_20_body_20_indent_5f_1" style:display-name="Text body indent_1" style:family="paragraph" style:parent-style-name="Text_20_body_20_indent" style:class="text" style:master-page-name="">
      <style:paragraph-properties fo:margin-left="0.951cm" fo:margin-right="0cm" fo:margin-top="0cm" fo:margin-bottom="0.199cm" loext:contextual-spacing="false" fo:text-align="justify" style:justify-single-word="false" fo:text-indent="0cm" style:auto-text-indent="false" style:page-number="auto" style:shadow="none"/>
      <style:text-properties fo:color="#000000" style:font-name="Century Gothic" fo:font-family="'Century Gothic'" style:font-style-name="Normal" style:font-family-generic="swiss" style:font-pitch="variable"/>
    </style:style>
    <style:style style:name="Text_20_body_20_indent_5f_2" style:display-name="Text body indent_2" style:family="paragraph" style:parent-style-name="Text_20_body_20_indent_5f_1" style:class="text" style:master-page-name="">
      <style:paragraph-properties fo:margin-left="1.499cm" fo:margin-right="0cm" fo:margin-top="0cm" fo:margin-bottom="0.199cm" loext:contextual-spacing="false" fo:text-indent="0cm" style:auto-text-indent="false" style:page-number="auto"/>
      <style:text-properties style:font-name="Century Gothic" fo:font-family="'Century Gothic'" style:font-style-name="Normal" style:font-family-generic="swiss" style:font-pitch="variable"/>
    </style:style>
    <style:style style:name="courrier_5f_new" style:display-name="courrier_new" style:family="paragraph" style:parent-style-name="Heading_20_9" style:default-outline-level="" style:list-style-name="" style:class="text" style:master-page-name="">
      <style:paragraph-properties fo:margin-top="0.03cm" fo:margin-bottom="0.03cm" loext:contextual-spacing="false" fo:line-height="100%" style:page-number="auto"/>
      <style:text-properties style:font-name="Courier New1" fo:font-family="'Courier New'" style:font-style-name="Bold" style:font-family-generic="modern" style:font-pitch="fixed" fo:font-size="90%" fo:font-weight="normal"/>
    </style:style>
    <style:style style:name="Q_5f_Rule_5f_Number" style:display-name="Q_Rule_Number" style:family="paragraph" style:next-style-name="Q_5f_Rule_5f_Title" style:class="text" style:master-page-name="">
      <style:paragraph-properties fo:margin-left="0.801cm" fo:margin-right="0cm" fo:margin-top="0cm" fo:margin-bottom="0cm" loext:contextual-spacing="false" fo:text-indent="0cm" style:auto-text-indent="false" style:page-number="auto"/>
      <style:text-properties fo:color="#333366" style:font-name="Arial1" fo:font-family="Arial" style:font-style-name="Bold" style:font-family-generic="swiss" style:font-pitch="variable"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fo:margin-top="0cm" fo:margin-bottom="0.109cm" loext:contextual-spacing="false"/>
      <style:text-properties style:font-name="Arial2" fo:font-family="Arial" style:font-style-name="Regular" style:font-family-generic="swiss" style:font-pitch="variable" fo:font-size="9pt"/>
    </style:style>
    <style:style style:name="Feature_20_List_20_1" style:display-name="Feature List 1" style:family="paragraph" style:parent-style-name="Text_20_body">
      <style:paragraph-properties fo:margin-left="0cm" fo:margin-right="0cm" fo:margin-top="0cm" fo:margin-bottom="0cm" loext:contextual-spacing="false" fo:text-indent="0cm" style:auto-text-indent="false"/>
      <style:text-properties style:font-name="Albany" fo:font-family="Albany" style:font-style-name="Regular" style:font-family-generic="swiss" style:font-pitch="variable"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fo:padding="0.049cm" fo:border="0.06pt solid #000000" style:shadow="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1.427cm" fo:margin-right="0cm" fo:margin-top="0.199cm" fo:margin-bottom="0.4cm" loext:contextual-spacing="false" fo:text-indent="0cm"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Century Gothic" fo:font-family="'Century Gothic'"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Century Gothic" fo:font-family="'Century Gothic'" style:font-style-name="Normal" style:font-family-generic="swiss"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unctionPrototype" style:family="paragraph" style:parent-style-name="Preformatted_20_Text" style:class="text">
      <style:paragraph-properties fo:margin-left="1.499cm" fo:margin-right="0cm" fo:text-indent="0cm" style:auto-text-indent="false" fo:background-color="#ecf3ff" fo:padding-left="0.75cm" fo:padding-right="0.25cm" fo:padding-top="0.25cm" fo:padding-bottom="0.25cm"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fo:margin-left="1.499cm" fo:margin-right="0cm" fo:margin-top="0.199cm" fo:margin-bottom="0cm" loext:contextual-spacing="false" fo:text-indent="0cm" style:auto-text-indent="false" fo:background-color="#ecf3ff" fo:padding="0.25cm"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fo:margin-top="0cm" fo:margin-bottom="0cm" loext:contextual-spacing="false" fo:line-height="100%" fo:background-color="#ecf3ff" fo:padding="0.25cm"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fo:margin-top="0cm" fo:margin-bottom="0.199cm" loext:contextual-spacing="false" fo:background-color="#ecf3ff" fo:padding="0.25cm"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fo:margin-top="0cm" fo:margin-bottom="0cm" loext:contextual-spacing="false" fo:background-color="#ecf3ff" fo:padding-left="0.75cm" fo:padding-right="0.25cm" fo:padding-top="0.25cm" fo:padding-bottom="0.25cm"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family="'Courier 10 Pitch'" style:font-pitch="fixed" fo:font-size="9pt" style:font-size-asian="9pt" style:font-size-complex="9pt"/>
    </style:style>
    <style:style style:name="List_20_Start" style:display-name="List Start" style:family="paragraph" style:parent-style-name="Paragraph" style:next-style-name="List_20_Continue" style:list-style-name="List_20_1">
      <style:paragraph-properties fo:margin-left="0.25cm" fo:margin-right="0cm" fo:margin-top="0cm" fo:margin-bottom="0cm" loext:contextual-spacing="false" fo:text-indent="1.27cm"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fo:margin-left="0.25cm" fo:margin-right="0cm" fo:margin-top="0cm" fo:margin-bottom="0cm" loext:contextual-spacing="false" fo:text-indent="1.27cm"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fo:margin-left="0.25cm" fo:margin-right="0cm" fo:margin-top="0cm" fo:margin-bottom="0.101cm" loext:contextual-spacing="false" fo:text-indent="1.27cm"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Start" style:display-name="Preformatted Start" style:family="paragraph" style:parent-style-name="Preformatted_20_Text">
      <style:paragraph-properties fo:margin-left="1.427cm" fo:margin-right="0cm" fo:margin-top="0cm" fo:margin-bottom="0cm" loext:contextual-spacing="false" fo:text-indent="0cm" style:auto-text-indent="false" fo:background-color="transparent" fo:padding="0.25cm"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fo:margin-top="0cm" fo:margin-bottom="0.199cm" loext: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3" fo:font-family="'Courier New'" style:font-family-generic="modern" style:font-name-complex="Courier New3" style:font-family-complex="'Courier New'" style:font-family-generic-complex="modern"/>
    </style:style>
    <style:style style:name="WW8Num30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3" fo:font-family="'Courier New'" style:font-family-generic="modern" style:font-name-complex="Courier New3" style:font-family-complex="'Courier New'" style:font-family-generic-complex="modern"/>
    </style:style>
    <style:style style:name="WW8Num26z2" style:family="text">
      <style:text-properties style:font-name="Wingdings" fo:font-family="Wingdings"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5cm" fo:margin-left="0.2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cm" fo:margin-left="0.2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549cm" fo:margin-left="0.2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949cm" fo:margin-left="0.2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1.349cm" fo:margin-left="0.2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1.75cm" fo:margin-left="0.2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2.148cm" fo:margin-left="0.2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2.549cm" fo:margin-left="0.2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2.949cm" fo:margin-left="0.2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3.35cm" fo:margin-left="0.25cm"/>
        </style:list-level-properties>
        <style:text-properties style:font-name="OpenSymbol1"/>
      </text:list-level-style-bullet>
    </text:list-style>
    <text:list-style style:name="WW8Num30" text:consecutive-numbering="true">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2"/>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2"/>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2"/>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2"/>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2"/>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2"/>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1.826cm"/>
    </style:style>
    <style:style style:name="Table12.A1" style:family="table-cell">
      <style:table-cell-properties fo:padding="0.097cm" fo:border-left="none" fo:border-right="none" fo:border-top="none" fo:border-bottom="0.5pt solid #000080"/>
    </style:style>
    <style:style style:name="Table12.B1" style:family="table-cell">
      <style:table-cell-properties style:vertical-align="middle" fo:padding="0.097cm"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97cm" fo:border-left="none" fo:border-right="none" fo:border-top="0.5pt solid #000080" fo:border-bottom="none"/>
    </style:style>
    <style:style style:name="Table13.B1" style:family="table-cell">
      <style:table-cell-properties fo:background-color="transparent" fo:padding="0.097cm" fo:border-left="none" fo:border-right="none" fo:border-top="0.5pt solid #000080" fo:border-bottom="none">
        <style:background-image/>
      </style:table-cell-properties>
    </style:style>
    <style:style style:name="Tableau2" style:family="table">
      <style:table-properties style:width="16.999cm" table:align="margins" fo:keep-with-next="always" style:may-break-between-rows="false"/>
    </style:style>
    <style:style style:name="Tableau2.A" style:family="table-column">
      <style:table-column-properties style:column-width="3.567cm" style:rel-column-width="13750*"/>
    </style:style>
    <style:style style:name="Tableau2.B" style:family="table-column">
      <style:table-column-properties style:column-width="13.432cm" style:rel-column-width="51785*"/>
    </style:style>
    <style:style style:name="Tableau2.1" style:family="table-row">
      <style:table-row-properties style:min-row-height="1.826cm"/>
    </style:style>
    <style:style style:name="Tableau2.A1" style:family="table-cell">
      <style:table-cell-properties fo:padding="0.097cm" fo:border-left="none" fo:border-right="none" fo:border-top="none" fo:border-bottom="0.5pt solid #000080"/>
    </style:style>
    <style:style style:name="Tableau2.B1" style:family="table-cell">
      <style:table-cell-properties style:vertical-align="middle" fo:padding="0.097cm" fo:border-left="none" fo:border-right="none" fo:border-top="none" fo:border-bottom="0.5pt solid #000080"/>
    </style:style>
    <style:style style:name="Tableau5" style:family="table">
      <style:table-properties style:width="16.999cm" table:align="margins" fo:keep-with-next="always"/>
    </style:style>
    <style:style style:name="Tableau5.A" style:family="table-column">
      <style:table-column-properties style:column-width="5.226cm" style:rel-column-width="20149*"/>
    </style:style>
    <style:style style:name="Tableau5.B" style:family="table-column">
      <style:table-column-properties style:column-width="6.586cm" style:rel-column-width="25392*"/>
    </style:style>
    <style:style style:name="Tableau5.C" style:family="table-column">
      <style:table-column-properties style:column-width="5.186cm" style:rel-column-width="19994*"/>
    </style:style>
    <style:style style:name="Tableau5.A1" style:family="table-cell">
      <style:table-cell-properties fo:padding="0.097cm" fo:border-left="none" fo:border-right="none" fo:border-top="0.5pt solid #000080" fo:border-bottom="none"/>
    </style:style>
    <style:style style:name="Tableau5.B1" style:family="table-cell">
      <style:table-cell-properties fo:background-color="transparent" fo:padding="0.097cm" fo:border-left="none" fo:border-right="none" fo:border-top="0.5pt solid #000080" fo:border-bottom="none">
        <style:background-image/>
      </style:table-cell-properties>
    </style:style>
    <style:style style:name="Tableau7" style:family="table">
      <style:table-properties style:width="17cm" table:align="margins" fo:keep-with-next="always" style:may-break-between-rows="false"/>
    </style:style>
    <style:style style:name="Tableau7.A" style:family="table-column">
      <style:table-column-properties style:column-width="3.568cm" style:rel-column-width="13757*"/>
    </style:style>
    <style:style style:name="Tableau7.B" style:family="table-column">
      <style:table-column-properties style:column-width="13.432cm" style:rel-column-width="51778*"/>
    </style:style>
    <style:style style:name="Tableau7.1" style:family="table-row">
      <style:table-row-properties style:min-row-height="1.826cm"/>
    </style:style>
    <style:style style:name="Tableau7.A1" style:family="table-cell">
      <style:table-cell-properties fo:padding="0.097cm" fo:border-left="none" fo:border-right="none" fo:border-top="none" fo:border-bottom="0.5pt solid #000080"/>
    </style:style>
    <style:style style:name="Tableau7.B1" style:family="table-cell">
      <style:table-cell-properties style:vertical-align="middle" fo:padding="0.097cm" fo:border-left="none" fo:border-right="none" fo:border-top="none" fo:border-bottom="0.5pt solid #000080"/>
    </style:style>
    <style:style style:name="Tableau6" style:family="table">
      <style:table-properties style:width="17cm" table:align="margins" fo:keep-with-next="always"/>
    </style:style>
    <style:style style:name="Tableau6.A" style:family="table-column">
      <style:table-column-properties style:column-width="5.226cm" style:rel-column-width="20149*"/>
    </style:style>
    <style:style style:name="Tableau6.B" style:family="table-column">
      <style:table-column-properties style:column-width="6.586cm" style:rel-column-width="25392*"/>
    </style:style>
    <style:style style:name="Tableau6.C" style:family="table-column">
      <style:table-column-properties style:column-width="5.186cm" style:rel-column-width="19994*"/>
    </style:style>
    <style:style style:name="Tableau6.A1" style:family="table-cell">
      <style:table-cell-properties fo:padding="0.097cm" fo:border-left="none" fo:border-right="none" fo:border-top="0.5pt solid #000080" fo:border-bottom="none"/>
    </style:style>
    <style:style style:name="Tableau6.B1" style:family="table-cell">
      <style:table-cell-properties fo:background-color="transparent" fo:padding="0.097cm"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Standard">
      <style:text-properties fo:font-size="2pt" style:font-size-asian="2pt" style:font-size-complex="2pt"/>
    </style:style>
    <style:style style:name="MP6"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956cm" fo:margin-left="0cm" fo:margin-right="0cm" fo:margin-bottom="0.099cm" style:shadow="none" style:dynamic-spacing="false"/>
      </style:header-style>
      <style:footer-style>
        <style:header-footer-properties svg:height="0.75cm" fo:margin-left="0cm" fo:margin-right="0cm" fo:margin-top="0.099cm" style:dynamic-spacing="fals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3.373cm" svg:height="1.572cm"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6-03-17T16:03:37.903388128">Mar 17, 2016</text:date></text:span><text:span text:style-name="MT1"> </text:span></text:p>
              </table:table-cell>
              <table:table-cell table:style-name="Table13.B1" office:value-type="string">
                <text:p text:style-name="MP3">Page <text:page-number text:select-page="current">0</text:page-number> of <text:page-count>72</text:page-count></text:p>
              </table:table-cell>
              <table:table-cell table:style-name="Table13.A1" office:value-type="string">
                <text:p text:style-name="MP4"><text:file-name text:display="name">AltheaAPI</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3.373cm" svg:height="1.572cm" draw:z-index="35"><draw:image xlink:href="Pictures/1000000000000306000001693450829B.jpg" xlink:type="simple" xlink:show="embed" xlink:actuate="onLoad"/></draw:frame></text:p>
              </table:table-cell>
              <table:table-cell table:style-name="Tableau2.B1" office:value-type="string">
                <text:p text:style-name="MP1">ALTHEA 7910 API</text:p>
              </table:table-cell>
            </table:table-row>
          </table:table-header-rows>
        </table:table>
        <text:p text:style-name="MP5"/>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6-03-17T16:03:37.906294343">17 Mar 2016</text:date></text:span><text:span text:style-name="MT1"> </text:span></text:p>
              </table:table-cell>
              <table:table-cell table:style-name="Tableau5.B1" office:value-type="string">
                <text:p text:style-name="MP3">Page <text:page-number text:select-page="current">71</text:page-number> of <text:page-count>72</text:page-count></text:p>
              </table:table-cell>
              <table:table-cell table:style-name="Tableau5.A1" office:value-type="string">
                <text:p text:style-name="MP4"><text:file-name text:display="name">AltheaAPI</text:file-name></text:p>
              </table:table-cell>
            </table:table-row>
          </table:table-header-rows>
        </table:table>
        <text:p text:style-name="MP5"/>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1" draw:name="images3" text:anchor-type="paragraph" svg:width="3.373cm" svg:height="1.572cm" draw:z-index="70"><draw:image xlink:href="Pictures/1000000000000306000001693450829B.jpg" xlink:type="simple" xlink:show="embed" xlink:actuate="onLoad"/></draw:frame></text:p>
              </table:table-cell>
              <table:table-cell table:style-name="Tableau7.B1" office:value-type="string">
                <text:p text:style-name="MP1">ALTHEA 7910 API</text:p>
              </table:table-cell>
            </table:table-row>
          </table:table-header-rows>
        </table:table>
        <text:p text:style-name="MP5"/>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6"><text:file-name text:display="name">AltheaAPI</text:file-name></text:p>
              </table:table-cell>
              <table:table-cell table:style-name="Tableau6.B1" office:value-type="string">
                <text:p text:style-name="MP3">Page <text:page-number text:select-page="current">72</text:page-number> of <text:page-count>72</text:page-count></text:p>
              </table:table-cell>
              <table:table-cell table:style-name="Tableau6.A1" office:value-type="string">
                <text:p text:style-name="MP4">version <text:user-defined style:data-style-name="N0" text:name="Version">0.0.2</text:user-defined> / <text:date style:data-style-name="N75" text:date-value="2016-03-17T16:03:37.915490129">17 Mar 2016</text:date> </text:p>
              </table:table-cell>
            </table:table-row>
          </table:table-header-rows>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dc:title>ALTHEA 7910 API</dc:title>
    <dc:subject>ALTHEA 7910 API</dc:subject>
    <meta:creation-date>2015-04-15T14:09:10.81</meta:creation-date>
    <meta:editing-cycles>827</meta:editing-cycles>
    <meta:editing-duration>P68DT2H35M24S</meta:editing-duration>
    <meta:initial-creator>Ralph Hoffmann</meta:initial-creator>
    <dc:date>2016-03-17T16:03:37.792471807</dc:date>
    <dc:creator>Jean-Francois Gilot</dc:creator>
    <meta:document-statistic meta:table-count="83" meta:image-count="3" meta:object-count="1" meta:page-count="72" meta:paragraph-count="2156" meta:word-count="12695" meta:character-count="84447" meta:non-whitespace-character-count="71740"/>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0.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8080" draw:textarea-horizontal-align="justify" draw:textarea-vertical-align="middle" draw:auto-grow-height="false"/>
    </style:style>
    <style:style style:name="gr2" style:family="graphic" style:parent-style-name="standard">
      <style:graphic-properties svg:stroke-width="0.2cm" svg:stroke-color="#008080" draw:marker-start-width="0.5cm" draw:marker-end="Arrowheads_20_1" draw:marker-end-width="0.6cm" draw:textarea-horizontal-align="center" draw:textarea-vertical-align="middle" fo:padding-top="0.225cm" fo:padding-bottom="0.225cm" fo:padding-left="0.35cm" fo:padding-right="0.35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solid" draw:fill-color="#e6e6ff" draw:textarea-horizontal-align="justify" draw:textarea-vertical-align="middle" draw:auto-grow-height="false"/>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align="center" fo:text-indent="0cm"/>
      <style:text-properties fo:font-family="'Century Gothic'" style:font-family-generic="swiss" style:font-pitch="variable"/>
    </style:style>
    <style:style style:name="P4" style:family="paragraph">
      <style:paragraph-properties fo:margin-left="0cm" fo:margin-right="0cm" fo:text-align="center" fo:text-indent="0cm"/>
      <style:text-properties fo:font-family="'Century Gothic'" style:font-family-generic="swiss" style:font-pitch="variable" fo:font-size="10pt" style:font-size-asian="10pt" style:font-size-complex="10pt"/>
    </style:style>
    <style:style style:name="P5" style:family="paragraph">
      <style:paragraph-properties fo:margin-left="0cm" fo:margin-right="0cm" fo:text-align="center" fo:text-indent="0cm"/>
      <style:text-properties fo:font-family="'Century Gothic'" style:font-family-generic="swiss" style:font-pitch="variable" fo:font-size="9pt" style:font-size-asian="9pt" style:font-size-complex="9pt"/>
    </style:style>
    <style:style style:name="P6" style:family="paragraph">
      <style:paragraph-properties fo:margin-left="0cm" fo:margin-right="0cm" fo:text-align="center" fo:text-indent="0cm"/>
      <style:text-properties fo:font-family="'Century Gothic'" style:font-family-generic="swiss" style:font-pitch="variable" fo:font-size="12pt" style:font-size-asian="12pt" style:font-size-complex="12pt"/>
    </style:style>
    <style:style style:name="T1" style:family="text">
      <style:text-properties fo:font-family="'Century Gothic'" style:font-family-generic="swiss" style:font-pitch="variable" fo:font-size="10pt" style:font-size-asian="10pt" style:font-size-complex="10pt"/>
    </style:style>
    <style:style style:name="T2" style:family="text">
      <style:text-properties fo:font-family="'Century Gothic'" style:font-family-generic="swiss"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05cm" svg:height="0.8cm" svg:x="6.55cm" svg:y="3.9cm">
          <text:p/>
          <draw:enhanced-geometry svg:viewBox="0 0 21600 21600" draw:type="rectangle" draw:enhanced-path="M 0 0 L 21600 0 21600 21600 0 21600 0 0 Z N"/>
        </draw:custom-shape>
        <draw:custom-shape draw:style-name="gr1" draw:text-style-name="P1" xml:id="id2" draw:id="id2" draw:layer="layout" svg:width="1.05cm" svg:height="0.8cm" svg:x="6.55cm" svg:y="5.8cm">
          <text:p/>
          <draw:enhanced-geometry svg:viewBox="0 0 21600 21600" draw:type="rectangle" draw:enhanced-path="M 0 0 L 21600 0 21600 21600 0 21600 0 0 Z N"/>
        </draw:custom-shape>
        <draw:connector draw:style-name="gr2" draw:text-style-name="P2" draw:layer="layout" svg:x1="7.075cm" svg:y1="4.7cm" svg:x2="7.075cm" svg:y2="5.8cm" draw:start-shape="id1" draw:start-glue-point="2" draw:end-shape="id2" draw:end-glue-point="0" svg:d="M7075 4700v1100">
          <text:p/>
        </draw:connector>
        <draw:custom-shape draw:style-name="gr1" draw:text-style-name="P1" draw:layer="layout" svg:width="1.05cm" svg:height="0.8cm" svg:x="6.55cm" svg:y="5.8cm">
          <text:p/>
          <draw:enhanced-geometry svg:viewBox="0 0 21600 21600" draw:type="rectangle" draw:enhanced-path="M 0 0 L 21600 0 21600 21600 0 21600 0 0 Z N"/>
        </draw:custom-shape>
        <draw:custom-shape draw:style-name="gr1" draw:text-style-name="P1" xml:id="id3" draw:id="id3" draw:layer="layout" svg:width="1.05cm" svg:height="0.8cm" svg:x="4.45cm" svg:y="2cm">
          <text:p/>
          <draw:enhanced-geometry svg:viewBox="0 0 21600 21600" draw:type="rectangle" draw:enhanced-path="M 0 0 L 21600 0 21600 21600 0 21600 0 0 Z N"/>
        </draw:custom-shape>
        <draw:custom-shape draw:style-name="gr1" draw:text-style-name="P1" xml:id="id4" draw:id="id4" draw:layer="layout" svg:width="1.05cm" svg:height="0.8cm" svg:x="4.45cm" svg:y="3.9cm">
          <text:p/>
          <draw:enhanced-geometry svg:viewBox="0 0 21600 21600" draw:type="rectangle" draw:enhanced-path="M 0 0 L 21600 0 21600 21600 0 21600 0 0 Z N"/>
        </draw:custom-shape>
        <draw:connector draw:style-name="gr2" draw:text-style-name="P2" draw:layer="layout" svg:x1="4.975cm" svg:y1="2.8cm" svg:x2="4.975cm" svg:y2="3.9cm" draw:start-shape="id3" draw:start-glue-point="2" draw:end-shape="id4" draw:end-glue-point="0" svg:d="M4975 2800v1100">
          <text:p/>
        </draw:connector>
        <draw:custom-shape draw:style-name="gr1" draw:text-style-name="P1" xml:id="id5" draw:id="id5" draw:layer="layout" svg:width="1.05cm" svg:height="0.8cm" svg:x="2.45cm" svg:y="2cm">
          <text:p/>
          <draw:enhanced-geometry svg:viewBox="0 0 21600 21600" draw:type="rectangle" draw:enhanced-path="M 0 0 L 21600 0 21600 21600 0 21600 0 0 Z N"/>
        </draw:custom-shape>
        <draw:custom-shape draw:style-name="gr1" draw:text-style-name="P1" xml:id="id6" draw:id="id6" draw:layer="layout" svg:width="1.05cm" svg:height="0.8cm" svg:x="2.45cm" svg:y="3.9cm">
          <text:p/>
          <draw:enhanced-geometry svg:viewBox="0 0 21600 21600" draw:type="rectangle" draw:enhanced-path="M 0 0 L 21600 0 21600 21600 0 21600 0 0 Z N"/>
        </draw:custom-shape>
        <draw:connector draw:style-name="gr2" draw:text-style-name="P2" draw:layer="layout" svg:x1="2.975cm" svg:y1="2.8cm" svg:x2="2.975cm" svg:y2="3.9cm" draw:start-shape="id5" draw:start-glue-point="2" draw:end-shape="id6" draw:end-glue-point="0" svg:d="M2975 2800v1100">
          <text:p/>
        </draw:connector>
        <draw:custom-shape draw:style-name="gr1" draw:text-style-name="P1" xml:id="id7" draw:id="id7" draw:layer="layout" svg:width="1.05cm" svg:height="0.8cm" svg:x="7.35cm" svg:y="2cm">
          <text:p/>
          <draw:enhanced-geometry svg:viewBox="0 0 21600 21600" draw:type="rectangle" draw:enhanced-path="M 0 0 L 21600 0 21600 21600 0 21600 0 0 Z N"/>
        </draw:custom-shape>
        <draw:custom-shape draw:style-name="gr1" draw:text-style-name="P1" xml:id="id8" draw:id="id8" draw:layer="layout" svg:width="1.05cm" svg:height="0.8cm" svg:x="7.35cm" svg:y="3.9cm">
          <text:p/>
          <draw:enhanced-geometry svg:viewBox="0 0 21600 21600" draw:type="rectangle" draw:enhanced-path="M 0 0 L 21600 0 21600 21600 0 21600 0 0 Z N"/>
        </draw:custom-shape>
        <draw:connector draw:style-name="gr2" draw:text-style-name="P2" draw:layer="layout" svg:x1="7.875cm" svg:y1="2.8cm" svg:x2="7.875cm" svg:y2="3.9cm" draw:start-shape="id7" draw:start-glue-point="2" draw:end-shape="id8" draw:end-glue-point="0" svg:d="M7875 2800v1100">
          <text:p/>
        </draw:connector>
        <draw:custom-shape draw:style-name="gr1" draw:text-style-name="P1" xml:id="id9" draw:id="id9" draw:layer="layout" svg:width="1.05cm" svg:height="0.8cm" svg:x="8.45cm" svg:y="3.9cm">
          <text:p/>
          <draw:enhanced-geometry svg:viewBox="0 0 21600 21600" draw:type="rectangle" draw:enhanced-path="M 0 0 L 21600 0 21600 21600 0 21600 0 0 Z N"/>
        </draw:custom-shape>
        <draw:custom-shape draw:style-name="gr1" draw:text-style-name="P1" xml:id="id10" draw:id="id10" draw:layer="layout" svg:width="1.05cm" svg:height="0.8cm" svg:x="8.45cm" svg:y="5.8cm">
          <text:p/>
          <draw:enhanced-geometry svg:viewBox="0 0 21600 21600" draw:type="rectangle" draw:enhanced-path="M 0 0 L 21600 0 21600 21600 0 21600 0 0 Z N"/>
        </draw:custom-shape>
        <draw:connector draw:style-name="gr2" draw:text-style-name="P2" draw:layer="layout" svg:x1="8.975cm" svg:y1="4.7cm" svg:x2="8.975cm" svg:y2="5.8cm" draw:start-shape="id9" draw:start-glue-point="2" draw:end-shape="id10" draw:end-glue-point="0" svg:d="M8975 4700v1100">
          <text:p/>
        </draw:connector>
        <draw:custom-shape draw:style-name="gr1" draw:text-style-name="P1" xml:id="id11" draw:id="id11" draw:layer="layout" svg:width="1.05cm" svg:height="0.8cm" svg:x="3.65cm" svg:y="3.9cm">
          <text:p/>
          <draw:enhanced-geometry svg:viewBox="0 0 21600 21600" draw:type="rectangle" draw:enhanced-path="M 0 0 L 21600 0 21600 21600 0 21600 0 0 Z N"/>
        </draw:custom-shape>
        <draw:custom-shape draw:style-name="gr1" draw:text-style-name="P1" xml:id="id12" draw:id="id12" draw:layer="layout" svg:width="1.05cm" svg:height="0.8cm" svg:x="4.45cm" svg:y="5.8cm">
          <text:p/>
          <draw:enhanced-geometry svg:viewBox="0 0 21600 21600" draw:type="rectangle" draw:enhanced-path="M 0 0 L 21600 0 21600 21600 0 21600 0 0 Z N"/>
        </draw:custom-shape>
        <draw:connector draw:style-name="gr2" draw:text-style-name="P2" draw:layer="layout" svg:x1="4.175cm" svg:y1="4.7cm" svg:x2="4.175cm" svg:y2="5.8cm" draw:start-shape="id11" draw:start-glue-point="2" svg:d="M4175 4700v1100">
          <text:p/>
        </draw:connector>
        <draw:custom-shape draw:style-name="gr1" draw:text-style-name="P1" draw:layer="layout" svg:width="1.05cm" svg:height="0.8cm" svg:x="3.65cm" svg:y="5.8cm">
          <text:p/>
          <draw:enhanced-geometry svg:viewBox="0 0 21600 21600" draw:type="rectangle" draw:enhanced-path="M 0 0 L 21600 0 21600 21600 0 21600 0 0 Z N"/>
        </draw:custom-shape>
        <draw:custom-shape draw:style-name="gr1" draw:text-style-name="P1" xml:id="id13" draw:id="id13" draw:layer="layout" svg:width="1.05cm" svg:height="0.8cm" svg:x="4.45cm" svg:y="7.7cm">
          <text:p/>
          <draw:enhanced-geometry svg:viewBox="0 0 21600 21600" draw:type="rectangle" draw:enhanced-path="M 0 0 L 21600 0 21600 21600 0 21600 0 0 Z N"/>
        </draw:custom-shape>
        <draw:connector draw:style-name="gr2" draw:text-style-name="P2" draw:layer="layout" svg:x1="4.975cm" svg:y1="6.6cm" svg:x2="4.975cm" svg:y2="7.7cm" draw:start-shape="id12" draw:start-glue-point="2" draw:end-shape="id13" draw:end-glue-point="0" svg:d="M4975 6600v1100">
          <text:p/>
        </draw:connector>
        <draw:custom-shape draw:style-name="gr1" draw:text-style-name="P1" xml:id="id14" draw:id="id14" draw:layer="layout" svg:width="1.05cm" svg:height="0.8cm" svg:x="8.45cm" svg:y="5.8cm">
          <text:p/>
          <draw:enhanced-geometry svg:viewBox="0 0 21600 21600" draw:type="rectangle" draw:enhanced-path="M 0 0 L 21600 0 21600 21600 0 21600 0 0 Z N"/>
        </draw:custom-shape>
        <draw:custom-shape draw:style-name="gr1" draw:text-style-name="P1" xml:id="id15" draw:id="id15" draw:layer="layout" svg:width="1.05cm" svg:height="0.8cm" svg:x="8.45cm" svg:y="7.7cm">
          <text:p/>
          <draw:enhanced-geometry svg:viewBox="0 0 21600 21600" draw:type="rectangle" draw:enhanced-path="M 0 0 L 21600 0 21600 21600 0 21600 0 0 Z N"/>
        </draw:custom-shape>
        <draw:connector draw:style-name="gr2" draw:text-style-name="P2" draw:layer="layout" svg:x1="8.975cm" svg:y1="6.6cm" svg:x2="8.975cm" svg:y2="7.7cm" draw:start-shape="id14" draw:start-glue-point="2" draw:end-shape="id15" draw:end-glue-point="0" svg:d="M8975 6600v1100">
          <text:p/>
        </draw:connector>
        <draw:custom-shape draw:style-name="gr3" draw:text-style-name="P4" draw:layer="layout" svg:width="2cm" svg:height="0.8cm" svg:x="2cm" svg:y="2cm">
          <text:p text:style-name="P3"><text:span text:style-name="T1">AltMon</text:span></text:p>
          <draw:enhanced-geometry svg:viewBox="0 0 21600 21600" draw:type="rectangle" draw:enhanced-path="M 0 0 L 21600 0 21600 21600 0 21600 0 0 Z N"/>
        </draw:custom-shape>
        <draw:custom-shape draw:style-name="gr3" draw:text-style-name="P5" draw:layer="layout" svg:width="4cm" svg:height="0.8cm" svg:x="2cm" svg:y="3.9cm">
          <text:p text:style-name="P5"><text:span text:style-name="T2">ALTHEA 7910</text:span></text:p>
          <text:p text:style-name="P5"><text:span text:style-name="T2">User Library</text:span></text:p>
          <draw:enhanced-geometry svg:viewBox="0 0 21600 21600" draw:type="rectangle" draw:enhanced-path="M 0 0 L 21600 0 21600 21600 0 21600 0 0 Z N"/>
        </draw:custom-shape>
        <draw:custom-shape draw:style-name="gr3" draw:text-style-name="P6" draw:layer="layout" svg:width="6cm" svg:height="0.8cm" svg:x="4cm" svg:y="2cm">
          <text:p text:style-name="P3"><text:span text:style-name="T1">User A</text:span><text:span text:style-name="T1">pplication</text:span></text:p>
          <draw:enhanced-geometry svg:viewBox="0 0 21600 21600" draw:type="rectangle" draw:enhanced-path="M 0 0 L 21600 0 21600 21600 0 21600 0 0 Z N"/>
        </draw:custom-shape>
        <draw:custom-shape draw:style-name="gr4" draw:text-style-name="P5" draw:layer="layout" svg:width="6cm" svg:height="0.8cm" svg:x="2cm" svg:y="5.8cm">
          <text:p text:style-name="P5"><text:span text:style-name="T2">ALTHEA 7910 Device Driver</text:span></text:p>
          <draw:enhanced-geometry svg:viewBox="0 0 21600 21600" draw:type="rectangle" draw:enhanced-path="M 0 0 L 21600 0 21600 21600 0 21600 0 0 Z N"/>
        </draw:custom-shape>
        <draw:custom-shape draw:style-name="gr3" draw:text-style-name="P5" draw:layer="layout" svg:width="4cm" svg:height="0.8cm" svg:x="6cm" svg:y="3.9cm">
          <text:p text:style-name="P5"><text:span text:style-name="T2">User</text:span></text:p>
          <text:p text:style-name="P5"><text:span text:style-name="T2">Library</text:span></text:p>
          <draw:enhanced-geometry svg:viewBox="0 0 21600 21600" draw:type="rectangle" draw:enhanced-path="M 0 0 L 21600 0 21600 21600 0 21600 0 0 Z N"/>
        </draw:custom-shape>
        <draw:custom-shape draw:style-name="gr4" draw:text-style-name="P4" draw:layer="layout" svg:width="8cm" svg:height="0.8cm" svg:x="2cm" svg:y="7.7cm">
          <text:p text:style-name="P3"><text:span text:style-name="T1">ALTHEA 7910 Kernel Library</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2.2cm" svg:height="0.8cm" svg:x="7.8cm" svg:y="5.8cm">
          <text:p text:style-name="P5"><text:span text:style-name="T2">User</text:span></text:p>
          <text:p text:style-name="P5"><text:span text:style-name="T2">Device Driver</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131 902" svg:d="M564 0l-564 902h1131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